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use-regular-expressions="false" table:use-wildcards="true"/>
      <table:table table:name="osu_bw_1_socke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5.6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b ID:</text:p>
          </table:table-cell>
          <table:table-cell office:value-type="float" office:value="31339" calcext:value-type="float">
            <text:p>31339</text:p>
          </table:table-cell>
          <table:table-cell office:value-type="float" office:value="31340" calcext:value-type="float">
            <text:p>31340</text:p>
          </table:table-cell>
          <table:table-cell office:value-type="float" office:value="31341" calcext:value-type="float">
            <text:p>31341</text:p>
          </table:table-cell>
          <table:table-cell office:value-type="float" office:value="31342" calcext:value-type="float">
            <text:p>31342</text:p>
          </table:table-cell>
          <table:table-cell office:value-type="float" office:value="31343" calcext:value-type="float">
            <text:p>31343</text:p>
          </table:table-cell>
          <table:table-cell office:value-type="float" office:value="31344" calcext:value-type="float">
            <text:p>31344</text:p>
          </table:table-cell>
          <table:table-cell office:value-type="float" office:value="31345" calcext:value-type="float">
            <text:p>31345</text:p>
          </table:table-cell>
          <table:table-cell office:value-type="float" office:value="31346" calcext:value-type="float">
            <text:p>31346</text:p>
          </table:table-cell>
          <table:table-cell office:value-type="float" office:value="31347" calcext:value-type="float">
            <text:p>31347</text:p>
          </table:table-cell>
          <table:table-cell office:value-type="float" office:value="31348" calcext:value-type="float">
            <text:p>31348</text:p>
          </table:table-cell>
          <table:table-cell office:value-type="float" office:value="31349" calcext:value-type="float">
            <text:p>31349</text:p>
          </table:table-cell>
          <table:table-cell office:value-type="float" office:value="31742" calcext:value-type="float">
            <text:p>31742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andwid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Bytes)</text:p>
          </table:table-cell>
          <table:table-cell office:value-type="string" calcext:value-type="string">
            <text:p>(MB/s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4.34" calcext:value-type="float">
            <text:p>4.34</text:p>
          </table:table-cell>
          <table:table-cell office:value-type="float" office:value="0.14" calcext:value-type="float">
            <text:p>0.14</text:p>
          </table:table-cell>
          <table:table-cell office:value-type="float" office:value="3.93" calcext:value-type="float">
            <text:p>3.93</text:p>
          </table:table-cell>
          <table:table-cell table:number-columns-repeated="2" office:value-type="float" office:value="4.29" calcext:value-type="float">
            <text:p>4.29</text:p>
          </table:table-cell>
          <table:table-cell office:value-type="float" office:value="4.09" calcext:value-type="float">
            <text:p>4.09</text:p>
          </table:table-cell>
          <table:table-cell office:value-type="float" office:value="4.12" calcext:value-type="float">
            <text:p>4.12</text:p>
          </table:table-cell>
          <table:table-cell table:number-columns-repeated="2" office:value-type="float" office:value="4.3" calcext:value-type="float">
            <text:p>4.3</text:p>
          </table:table-cell>
          <table:table-cell office:value-type="float" office:value="4.23" calcext:value-type="float">
            <text:p>4.23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  <table:table-cell office:value-type="float" office:value="0.29" calcext:value-type="float">
            <text:p>0.29</text:p>
          </table:table-cell>
          <table:table-cell office:value-type="float" office:value="8.6" calcext:value-type="float">
            <text:p>8.6</text:p>
          </table:table-cell>
          <table:table-cell office:value-type="float" office:value="8.64" calcext:value-type="float">
            <text:p>8.64</text:p>
          </table:table-cell>
          <table:table-cell office:value-type="float" office:value="8.61" calcext:value-type="float">
            <text:p>8.61</text:p>
          </table:table-cell>
          <table:table-cell office:value-type="float" office:value="8.48" calcext:value-type="float">
            <text:p>8.48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83" calcext:value-type="float">
            <text:p>0.83</text:p>
          </table:table-cell>
          <table:table-cell office:value-type="float" office:value="8.36" calcext:value-type="float">
            <text:p>8.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26" calcext:value-type="float">
            <text:p>0.26</text:p>
          </table:table-cell>
          <table:table-cell office:value-type="float" office:value="17.38" calcext:value-type="float">
            <text:p>17.38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6.88" calcext:value-type="float">
            <text:p>16.88</text:p>
          </table:table-cell>
          <table:table-cell office:value-type="float" office:value="0.03" calcext:value-type="float">
            <text:p>0.03</text:p>
          </table:table-cell>
          <table:table-cell office:value-type="float" office:value="17.52" calcext:value-type="float">
            <text:p>17.52</text:p>
          </table:table-cell>
          <table:table-cell office:value-type="float" office:value="17.36" calcext:value-type="float">
            <text:p>17.36</text:p>
          </table:table-cell>
          <table:table-cell office:value-type="float" office:value="0.18" calcext:value-type="float">
            <text:p>0.18</text:p>
          </table:table-cell>
          <table:table-cell office:value-type="float" office:value="16.56" calcext:value-type="float">
            <text:p>16.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4" calcext:value-type="float">
            <text:p>0.64</text:p>
          </table:table-cell>
          <table:table-cell office:value-type="float" office:value="0.59" calcext:value-type="float">
            <text:p>0.59</text:p>
          </table:table-cell>
          <table:table-cell office:value-type="float" office:value="34.75" calcext:value-type="float">
            <text:p>34.75</text:p>
          </table:table-cell>
          <table:table-cell office:value-type="float" office:value="34.65" calcext:value-type="float">
            <text:p>34.65</text:p>
          </table:table-cell>
          <table:table-cell office:value-type="float" office:value="34.74" calcext:value-type="float">
            <text:p>34.74</text:p>
          </table:table-cell>
          <table:table-cell office:value-type="float" office:value="34.77" calcext:value-type="float">
            <text:p>34.77</text:p>
          </table:table-cell>
          <table:table-cell office:value-type="float" office:value="33.36" calcext:value-type="float">
            <text:p>33.36</text:p>
          </table:table-cell>
          <table:table-cell office:value-type="float" office:value="0.28" calcext:value-type="float">
            <text:p>0.28</text:p>
          </table:table-cell>
          <table:table-cell office:value-type="float" office:value="4.9" calcext:value-type="float">
            <text:p>4.9</text:p>
          </table:table-cell>
          <table:table-cell office:value-type="float" office:value="4.89" calcext:value-type="float">
            <text:p>4.89</text:p>
          </table:table-cell>
          <table:table-cell office:value-type="float" office:value="34.06" calcext:value-type="float">
            <text:p>34.06</text:p>
          </table:table-cell>
          <table:table-cell office:value-type="float" office:value="32.99" calcext:value-type="float">
            <text:p>32.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29" calcext:value-type="float">
            <text:p>2.29</text:p>
          </table:table-cell>
          <table:table-cell office:value-type="float" office:value="1.17" calcext:value-type="float">
            <text:p>1.17</text:p>
          </table:table-cell>
          <table:table-cell office:value-type="float" office:value="61.14" calcext:value-type="float">
            <text:p>61.14</text:p>
          </table:table-cell>
          <table:table-cell office:value-type="float" office:value="61.4" calcext:value-type="float">
            <text:p>61.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9.12" calcext:value-type="float">
            <text:p>59.12</text:p>
          </table:table-cell>
          <table:table-cell office:value-type="float" office:value="60.16" calcext:value-type="float">
            <text:p>60.16</text:p>
          </table:table-cell>
          <table:table-cell office:value-type="float" office:value="59.66" calcext:value-type="float">
            <text:p>59.66</text:p>
          </table:table-cell>
          <table:table-cell office:value-type="float" office:value="61.7" calcext:value-type="float">
            <text:p>61.7</text:p>
          </table:table-cell>
          <table:table-cell office:value-type="float" office:value="1.2" calcext:value-type="float">
            <text:p>1.2</text:p>
          </table:table-cell>
          <table:table-cell office:value-type="float" office:value="59.22" calcext:value-type="float">
            <text:p>59.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69" calcext:value-type="float">
            <text:p>4.69</text:p>
          </table:table-cell>
          <table:table-cell office:value-type="float" office:value="4.59" calcext:value-type="float">
            <text:p>4.59</text:p>
          </table:table-cell>
          <table:table-cell office:value-type="float" office:value="3.43" calcext:value-type="float">
            <text:p>3.43</text:p>
          </table:table-cell>
          <table:table-cell office:value-type="float" office:value="0.93" calcext:value-type="float">
            <text:p>0.93</text:p>
          </table:table-cell>
          <table:table-cell office:value-type="float" office:value="122.77" calcext:value-type="float">
            <text:p>122.77</text:p>
          </table:table-cell>
          <table:table-cell office:value-type="float" office:value="122.96" calcext:value-type="float">
            <text:p>122.96</text:p>
          </table:table-cell>
          <table:table-cell office:value-type="float" office:value="121.75" calcext:value-type="float">
            <text:p>121.75</text:p>
          </table:table-cell>
          <table:table-cell office:value-type="float" office:value="0.2" calcext:value-type="float">
            <text:p>0.2</text:p>
          </table:table-cell>
          <table:table-cell office:value-type="float" office:value="7.4" calcext:value-type="float">
            <text:p>7.4</text:p>
          </table:table-cell>
          <table:table-cell office:value-type="float" office:value="9.46" calcext:value-type="float">
            <text:p>9.46</text:p>
          </table:table-cell>
          <table:table-cell office:value-type="float" office:value="3.38" calcext:value-type="float">
            <text:p>3.38</text:p>
          </table:table-cell>
          <table:table-cell office:value-type="float" office:value="119.89" calcext:value-type="float">
            <text:p>119.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.31" calcext:value-type="float">
            <text:p>9.31</text:p>
          </table:table-cell>
          <table:table-cell office:value-type="float" office:value="0.83" calcext:value-type="float">
            <text:p>0.83</text:p>
          </table:table-cell>
          <table:table-cell office:value-type="float" office:value="209.88" calcext:value-type="float">
            <text:p>209.88</text:p>
          </table:table-cell>
          <table:table-cell office:value-type="float" office:value="210.64" calcext:value-type="float">
            <text:p>210.64</text:p>
          </table:table-cell>
          <table:table-cell office:value-type="float" office:value="4.66" calcext:value-type="float">
            <text:p>4.66</text:p>
          </table:table-cell>
          <table:table-cell office:value-type="float" office:value="0.12" calcext:value-type="float">
            <text:p>0.12</text:p>
          </table:table-cell>
          <table:table-cell office:value-type="float" office:value="0.41" calcext:value-type="float">
            <text:p>0.41</text:p>
          </table:table-cell>
          <table:table-cell office:value-type="float" office:value="11.08" calcext:value-type="float">
            <text:p>11.08</text:p>
          </table:table-cell>
          <table:table-cell office:value-type="float" office:value="208.53" calcext:value-type="float">
            <text:p>208.53</text:p>
          </table:table-cell>
          <table:table-cell office:value-type="float" office:value="31.6" calcext:value-type="float">
            <text:p>31.6</text:p>
          </table:table-cell>
          <table:table-cell office:value-type="float" office:value="15.19" calcext:value-type="float">
            <text:p>15.19</text:p>
          </table:table-cell>
          <table:table-cell office:value-type="float" office:value="204.06" calcext:value-type="float">
            <text:p>204.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.49" calcext:value-type="float">
            <text:p>18.49</text:p>
          </table:table-cell>
          <table:table-cell office:value-type="float" office:value="5.38" calcext:value-type="float">
            <text:p>5.38</text:p>
          </table:table-cell>
          <table:table-cell office:value-type="float" office:value="1.77" calcext:value-type="float">
            <text:p>1.77</text:p>
          </table:table-cell>
          <table:table-cell office:value-type="float" office:value="6.24" calcext:value-type="float">
            <text:p>6.24</text:p>
          </table:table-cell>
          <table:table-cell office:value-type="float" office:value="9.28" calcext:value-type="float">
            <text:p>9.28</text:p>
          </table:table-cell>
          <table:table-cell office:value-type="float" office:value="355.44" calcext:value-type="float">
            <text:p>355.44</text:p>
          </table:table-cell>
          <table:table-cell office:value-type="float" office:value="18.49" calcext:value-type="float">
            <text:p>18.49</text:p>
          </table:table-cell>
          <table:table-cell office:value-type="float" office:value="356.77" calcext:value-type="float">
            <text:p>356.77</text:p>
          </table:table-cell>
          <table:table-cell office:value-type="float" office:value="357.48" calcext:value-type="float">
            <text:p>357.48</text:p>
          </table:table-cell>
          <table:table-cell office:value-type="float" office:value="23.18" calcext:value-type="float">
            <text:p>23.18</text:p>
          </table:table-cell>
          <table:table-cell office:value-type="float" office:value="4.11" calcext:value-type="float">
            <text:p>4.11</text:p>
          </table:table-cell>
          <table:table-cell office:value-type="float" office:value="343.14" calcext:value-type="float">
            <text:p>343.1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19" calcext:value-type="float">
            <text:p>2.19</text:p>
          </table:table-cell>
          <table:table-cell office:value-type="float" office:value="616.36" calcext:value-type="float">
            <text:p>616.36</text:p>
          </table:table-cell>
          <table:table-cell office:value-type="float" office:value="1.63" calcext:value-type="float">
            <text:p>1.63</text:p>
          </table:table-cell>
          <table:table-cell office:value-type="float" office:value="0.91" calcext:value-type="float">
            <text:p>0.91</text:p>
          </table:table-cell>
          <table:table-cell office:value-type="float" office:value="12.44" calcext:value-type="float">
            <text:p>12.44</text:p>
          </table:table-cell>
          <table:table-cell office:value-type="float" office:value="1.07" calcext:value-type="float">
            <text:p>1.07</text:p>
          </table:table-cell>
          <table:table-cell office:value-type="float" office:value="36.64" calcext:value-type="float">
            <text:p>36.64</text:p>
          </table:table-cell>
          <table:table-cell office:value-type="float" office:value="612.05" calcext:value-type="float">
            <text:p>612.05</text:p>
          </table:table-cell>
          <table:table-cell office:value-type="float" office:value="20.83" calcext:value-type="float">
            <text:p>20.83</text:p>
          </table:table-cell>
          <table:table-cell office:value-type="float" office:value="61.4" calcext:value-type="float">
            <text:p>61.4</text:p>
          </table:table-cell>
          <table:table-cell office:value-type="float" office:value="20.3" calcext:value-type="float">
            <text:p>20.3</text:p>
          </table:table-cell>
          <table:table-cell office:value-type="float" office:value="584.55" calcext:value-type="float">
            <text:p>584.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17" calcext:value-type="float">
            <text:p>4.17</text:p>
          </table:table-cell>
          <table:table-cell office:value-type="float" office:value="1357.76" calcext:value-type="float">
            <text:p>1357.76</text:p>
          </table:table-cell>
          <table:table-cell office:value-type="float" office:value="4.16" calcext:value-type="float">
            <text:p>4.16</text:p>
          </table:table-cell>
          <table:table-cell office:value-type="float" office:value="2.16" calcext:value-type="float">
            <text:p>2.16</text:p>
          </table:table-cell>
          <table:table-cell office:value-type="float" office:value="18.79" calcext:value-type="float">
            <text:p>18.79</text:p>
          </table:table-cell>
          <table:table-cell office:value-type="float" office:value="37.06" calcext:value-type="float">
            <text:p>37.06</text:p>
          </table:table-cell>
          <table:table-cell office:value-type="float" office:value="1.38" calcext:value-type="float">
            <text:p>1.38</text:p>
          </table:table-cell>
          <table:table-cell office:value-type="float" office:value="5.32" calcext:value-type="float">
            <text:p>5.32</text:p>
          </table:table-cell>
          <table:table-cell office:value-type="float" office:value="61.31" calcext:value-type="float">
            <text:p>61.31</text:p>
          </table:table-cell>
          <table:table-cell office:value-type="float" office:value="22.54" calcext:value-type="float">
            <text:p>22.54</text:p>
          </table:table-cell>
          <table:table-cell office:value-type="float" office:value="60.19" calcext:value-type="float">
            <text:p>60.19</text:p>
          </table:table-cell>
          <table:table-cell office:value-type="float" office:value="1280.91" calcext:value-type="float">
            <text:p>1280.9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.48" calcext:value-type="float">
            <text:p>10.48</text:p>
          </table:table-cell>
          <table:table-cell office:value-type="float" office:value="153.85" calcext:value-type="float">
            <text:p>153.85</text:p>
          </table:table-cell>
          <table:table-cell office:value-type="float" office:value="7.51" calcext:value-type="float">
            <text:p>7.51</text:p>
          </table:table-cell>
          <table:table-cell office:value-type="float" office:value="74.77" calcext:value-type="float">
            <text:p>74.77</text:p>
          </table:table-cell>
          <table:table-cell office:value-type="float" office:value="49.76" calcext:value-type="float">
            <text:p>49.76</text:p>
          </table:table-cell>
          <table:table-cell office:value-type="float" office:value="2474.61" calcext:value-type="float">
            <text:p>2474.61</text:p>
          </table:table-cell>
          <table:table-cell office:value-type="float" office:value="45.96" calcext:value-type="float">
            <text:p>45.96</text:p>
          </table:table-cell>
          <table:table-cell office:value-type="float" office:value="169.57" calcext:value-type="float">
            <text:p>169.57</text:p>
          </table:table-cell>
          <table:table-cell office:value-type="float" office:value="333.34" calcext:value-type="float">
            <text:p>333.34</text:p>
          </table:table-cell>
          <table:table-cell office:value-type="float" office:value="81.23" calcext:value-type="float">
            <text:p>81.23</text:p>
          </table:table-cell>
          <table:table-cell office:value-type="float" office:value="119.9" calcext:value-type="float">
            <text:p>119.9</text:p>
          </table:table-cell>
          <table:table-cell office:value-type="float" office:value="2349.34" calcext:value-type="float">
            <text:p>2349.3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7.28" calcext:value-type="float">
            <text:p>107.28</text:p>
          </table:table-cell>
          <table:table-cell office:value-type="float" office:value="297.38" calcext:value-type="float">
            <text:p>297.38</text:p>
          </table:table-cell>
          <table:table-cell office:value-type="float" office:value="8.59" calcext:value-type="float">
            <text:p>8.59</text:p>
          </table:table-cell>
          <table:table-cell office:value-type="float" office:value="8.81" calcext:value-type="float">
            <text:p>8.81</text:p>
          </table:table-cell>
          <table:table-cell office:value-type="float" office:value="99.88" calcext:value-type="float">
            <text:p>99.88</text:p>
          </table:table-cell>
          <table:table-cell office:value-type="float" office:value="297.11" calcext:value-type="float">
            <text:p>297.11</text:p>
          </table:table-cell>
          <table:table-cell office:value-type="float" office:value="4165.01" calcext:value-type="float">
            <text:p>4165.01</text:p>
          </table:table-cell>
          <table:table-cell office:value-type="float" office:value="4160.74" calcext:value-type="float">
            <text:p>4160.74</text:p>
          </table:table-cell>
          <table:table-cell office:value-type="float" office:value="4172.15" calcext:value-type="float">
            <text:p>4172.15</text:p>
          </table:table-cell>
          <table:table-cell office:value-type="float" office:value="161.48" calcext:value-type="float">
            <text:p>161.48</text:p>
          </table:table-cell>
          <table:table-cell office:value-type="float" office:value="161.57" calcext:value-type="float">
            <text:p>161.57</text:p>
          </table:table-cell>
          <table:table-cell office:value-type="float" office:value="4034.76" calcext:value-type="float">
            <text:p>4034.7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0.86" calcext:value-type="float">
            <text:p>200.86</text:p>
          </table:table-cell>
          <table:table-cell office:value-type="float" office:value="41.34" calcext:value-type="float">
            <text:p>41.34</text:p>
          </table:table-cell>
          <table:table-cell office:value-type="float" office:value="37.65" calcext:value-type="float">
            <text:p>37.65</text:p>
          </table:table-cell>
          <table:table-cell office:value-type="float" office:value="34.75" calcext:value-type="float">
            <text:p>34.75</text:p>
          </table:table-cell>
          <table:table-cell office:value-type="float" office:value="27.32" calcext:value-type="float">
            <text:p>27.32</text:p>
          </table:table-cell>
          <table:table-cell office:value-type="float" office:value="282.81" calcext:value-type="float">
            <text:p>282.81</text:p>
          </table:table-cell>
          <table:table-cell office:value-type="float" office:value="20.82" calcext:value-type="float">
            <text:p>20.82</text:p>
          </table:table-cell>
          <table:table-cell office:value-type="float" office:value="32.54" calcext:value-type="float">
            <text:p>32.54</text:p>
          </table:table-cell>
          <table:table-cell office:value-type="float" office:value="52.77" calcext:value-type="float">
            <text:p>52.77</text:p>
          </table:table-cell>
          <table:table-cell office:value-type="float" office:value="97.45" calcext:value-type="float">
            <text:p>97.45</text:p>
          </table:table-cell>
          <table:table-cell office:value-type="float" office:value="97.22" calcext:value-type="float">
            <text:p>97.22</text:p>
          </table:table-cell>
          <table:table-cell office:value-type="float" office:value="1552.4" calcext:value-type="float">
            <text:p>1552.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94.31" calcext:value-type="float">
            <text:p>294.31</text:p>
          </table:table-cell>
          <table:table-cell office:value-type="float" office:value="79.08" calcext:value-type="float">
            <text:p>79.08</text:p>
          </table:table-cell>
          <table:table-cell office:value-type="float" office:value="121.73" calcext:value-type="float">
            <text:p>121.73</text:p>
          </table:table-cell>
          <table:table-cell office:value-type="float" office:value="44.12" calcext:value-type="float">
            <text:p>44.12</text:p>
          </table:table-cell>
          <table:table-cell office:value-type="float" office:value="294.93" calcext:value-type="float">
            <text:p>294.93</text:p>
          </table:table-cell>
          <table:table-cell office:value-type="float" office:value="112.01" calcext:value-type="float">
            <text:p>112.01</text:p>
          </table:table-cell>
          <table:table-cell office:value-type="float" office:value="389.87" calcext:value-type="float">
            <text:p>389.87</text:p>
          </table:table-cell>
          <table:table-cell office:value-type="float" office:value="394.41" calcext:value-type="float">
            <text:p>394.41</text:p>
          </table:table-cell>
          <table:table-cell office:value-type="float" office:value="162.31" calcext:value-type="float">
            <text:p>162.31</text:p>
          </table:table-cell>
          <table:table-cell office:value-type="float" office:value="217.49" calcext:value-type="float">
            <text:p>217.49</text:p>
          </table:table-cell>
          <table:table-cell office:value-type="float" office:value="218.73" calcext:value-type="float">
            <text:p>218.73</text:p>
          </table:table-cell>
          <table:table-cell office:value-type="float" office:value="2340.13" calcext:value-type="float">
            <text:p>2340.1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73.32" calcext:value-type="float">
            <text:p>73.32</text:p>
          </table:table-cell>
          <table:table-cell office:value-type="float" office:value="41.01" calcext:value-type="float">
            <text:p>41.01</text:p>
          </table:table-cell>
          <table:table-cell office:value-type="float" office:value="85.98" calcext:value-type="float">
            <text:p>85.98</text:p>
          </table:table-cell>
          <table:table-cell office:value-type="float" office:value="32.22" calcext:value-type="float">
            <text:p>32.22</text:p>
          </table:table-cell>
          <table:table-cell office:value-type="float" office:value="247.99" calcext:value-type="float">
            <text:p>247.99</text:p>
          </table:table-cell>
          <table:table-cell office:value-type="float" office:value="3124.08" calcext:value-type="float">
            <text:p>3124.08</text:p>
          </table:table-cell>
          <table:table-cell office:value-type="float" office:value="413.97" calcext:value-type="float">
            <text:p>413.97</text:p>
          </table:table-cell>
          <table:table-cell office:value-type="float" office:value="440.06" calcext:value-type="float">
            <text:p>440.06</text:p>
          </table:table-cell>
          <table:table-cell office:value-type="float" office:value="383.57" calcext:value-type="float">
            <text:p>383.57</text:p>
          </table:table-cell>
          <table:table-cell office:value-type="float" office:value="236.56" calcext:value-type="float">
            <text:p>236.56</text:p>
          </table:table-cell>
          <table:table-cell office:value-type="float" office:value="277.13" calcext:value-type="float">
            <text:p>277.13</text:p>
          </table:table-cell>
          <table:table-cell office:value-type="float" office:value="3109.89" calcext:value-type="float">
            <text:p>3109.8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32.32" calcext:value-type="float">
            <text:p>432.32</text:p>
          </table:table-cell>
          <table:table-cell office:value-type="float" office:value="105.38" calcext:value-type="float">
            <text:p>105.38</text:p>
          </table:table-cell>
          <table:table-cell office:value-type="float" office:value="181.58" calcext:value-type="float">
            <text:p>181.58</text:p>
          </table:table-cell>
          <table:table-cell office:value-type="float" office:value="47.29" calcext:value-type="float">
            <text:p>47.29</text:p>
          </table:table-cell>
          <table:table-cell office:value-type="float" office:value="106.72" calcext:value-type="float">
            <text:p>106.72</text:p>
          </table:table-cell>
          <table:table-cell office:value-type="float" office:value="49.6" calcext:value-type="float">
            <text:p>49.6</text:p>
          </table:table-cell>
          <table:table-cell office:value-type="float" office:value="47.13" calcext:value-type="float">
            <text:p>47.13</text:p>
          </table:table-cell>
          <table:table-cell office:value-type="float" office:value="49.58" calcext:value-type="float">
            <text:p>49.58</text:p>
          </table:table-cell>
          <table:table-cell office:value-type="float" office:value="260.53" calcext:value-type="float">
            <text:p>260.53</text:p>
          </table:table-cell>
          <table:table-cell office:value-type="float" office:value="310.66" calcext:value-type="float">
            <text:p>310.66</text:p>
          </table:table-cell>
          <table:table-cell office:value-type="float" office:value="157.39" calcext:value-type="float">
            <text:p>157.39</text:p>
          </table:table-cell>
          <table:table-cell office:value-type="float" office:value="4134.9" calcext:value-type="float">
            <text:p>4134.9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79.56" calcext:value-type="float">
            <text:p>579.56</text:p>
          </table:table-cell>
          <table:table-cell office:value-type="float" office:value="95.32" calcext:value-type="float">
            <text:p>95.32</text:p>
          </table:table-cell>
          <table:table-cell office:value-type="float" office:value="934.94" calcext:value-type="float">
            <text:p>934.94</text:p>
          </table:table-cell>
          <table:table-cell office:value-type="float" office:value="461.88" calcext:value-type="float">
            <text:p>461.88</text:p>
          </table:table-cell>
          <table:table-cell office:value-type="float" office:value="356.98" calcext:value-type="float">
            <text:p>356.98</text:p>
          </table:table-cell>
          <table:table-cell office:value-type="float" office:value="147.03" calcext:value-type="float">
            <text:p>147.03</text:p>
          </table:table-cell>
          <table:table-cell office:value-type="float" office:value="135.74" calcext:value-type="float">
            <text:p>135.74</text:p>
          </table:table-cell>
          <table:table-cell office:value-type="float" office:value="474.73" calcext:value-type="float">
            <text:p>474.73</text:p>
          </table:table-cell>
          <table:table-cell office:value-type="float" office:value="1071.27" calcext:value-type="float">
            <text:p>1071.27</text:p>
          </table:table-cell>
          <table:table-cell office:value-type="float" office:value="390.17" calcext:value-type="float">
            <text:p>390.17</text:p>
          </table:table-cell>
          <table:table-cell office:value-type="float" office:value="299.31" calcext:value-type="float">
            <text:p>299.31</text:p>
          </table:table-cell>
          <table:table-cell office:value-type="float" office:value="4947.18" calcext:value-type="float">
            <text:p>4947.1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06.8" calcext:value-type="float">
            <text:p>506.8</text:p>
          </table:table-cell>
          <table:table-cell office:value-type="float" office:value="1211.23" calcext:value-type="float">
            <text:p>1211.23</text:p>
          </table:table-cell>
          <table:table-cell office:value-type="float" office:value="630.64" calcext:value-type="float">
            <text:p>630.64</text:p>
          </table:table-cell>
          <table:table-cell office:value-type="float" office:value="192.17" calcext:value-type="float">
            <text:p>192.17</text:p>
          </table:table-cell>
          <table:table-cell office:value-type="float" office:value="193.73" calcext:value-type="float">
            <text:p>193.73</text:p>
          </table:table-cell>
          <table:table-cell office:value-type="float" office:value="317.71" calcext:value-type="float">
            <text:p>317.71</text:p>
          </table:table-cell>
          <table:table-cell office:value-type="float" office:value="953.28" calcext:value-type="float">
            <text:p>953.28</text:p>
          </table:table-cell>
          <table:table-cell office:value-type="float" office:value="355.82" calcext:value-type="float">
            <text:p>355.82</text:p>
          </table:table-cell>
          <table:table-cell office:value-type="float" office:value="1252.35" calcext:value-type="float">
            <text:p>1252.35</text:p>
          </table:table-cell>
          <table:table-cell office:value-type="float" office:value="313.01" calcext:value-type="float">
            <text:p>313.01</text:p>
          </table:table-cell>
          <table:table-cell office:value-type="float" office:value="1029.31" calcext:value-type="float">
            <text:p>1029.31</text:p>
          </table:table-cell>
          <table:table-cell office:value-type="float" office:value="5561.32" calcext:value-type="float">
            <text:p>5561.3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88.34" calcext:value-type="float">
            <text:p>388.34</text:p>
          </table:table-cell>
          <table:table-cell office:value-type="float" office:value="387.45" calcext:value-type="float">
            <text:p>387.45</text:p>
          </table:table-cell>
          <table:table-cell office:value-type="float" office:value="746.42" calcext:value-type="float">
            <text:p>746.42</text:p>
          </table:table-cell>
          <table:table-cell office:value-type="float" office:value="377.87" calcext:value-type="float">
            <text:p>377.87</text:p>
          </table:table-cell>
          <table:table-cell office:value-type="float" office:value="425.28" calcext:value-type="float">
            <text:p>425.28</text:p>
          </table:table-cell>
          <table:table-cell office:value-type="float" office:value="380.9" calcext:value-type="float">
            <text:p>380.9</text:p>
          </table:table-cell>
          <table:table-cell office:value-type="float" office:value="456" calcext:value-type="float">
            <text:p>456</text:p>
          </table:table-cell>
          <table:table-cell office:value-type="float" office:value="638.99" calcext:value-type="float">
            <text:p>638.99</text:p>
          </table:table-cell>
          <table:table-cell office:value-type="float" office:value="853.43" calcext:value-type="float">
            <text:p>853.43</text:p>
          </table:table-cell>
          <table:table-cell office:value-type="float" office:value="1137.4" calcext:value-type="float">
            <text:p>1137.4</text:p>
          </table:table-cell>
          <table:table-cell office:value-type="float" office:value="627.17" calcext:value-type="float">
            <text:p>627.17</text:p>
          </table:table-cell>
          <table:table-cell office:value-type="float" office:value="5912.09" calcext:value-type="float">
            <text:p>5912.09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943.69" calcext:value-type="float">
            <text:p>943.69</text:p>
          </table:table-cell>
          <table:table-cell office:value-type="float" office:value="749.76" calcext:value-type="float">
            <text:p>749.76</text:p>
          </table:table-cell>
          <table:table-cell office:value-type="float" office:value="890.06" calcext:value-type="float">
            <text:p>890.06</text:p>
          </table:table-cell>
          <table:table-cell office:value-type="float" office:value="1100.98" calcext:value-type="float">
            <text:p>1100.98</text:p>
          </table:table-cell>
          <table:table-cell office:value-type="float" office:value="1516.75" calcext:value-type="float">
            <text:p>1516.75</text:p>
          </table:table-cell>
          <table:table-cell office:value-type="float" office:value="766.07" calcext:value-type="float">
            <text:p>766.07</text:p>
          </table:table-cell>
          <table:table-cell office:value-type="float" office:value="1514.33" calcext:value-type="float">
            <text:p>1514.33</text:p>
          </table:table-cell>
          <table:table-cell office:value-type="float" office:value="759.96" calcext:value-type="float">
            <text:p>759.96</text:p>
          </table:table-cell>
          <table:table-cell office:value-type="float" office:value="1851.37" calcext:value-type="float">
            <text:p>1851.37</text:p>
          </table:table-cell>
          <table:table-cell office:value-type="float" office:value="1359.91" calcext:value-type="float">
            <text:p>1359.91</text:p>
          </table:table-cell>
          <table:table-cell office:value-type="float" office:value="1573.45" calcext:value-type="float">
            <text:p>1573.45</text:p>
          </table:table-cell>
          <table:table-cell office:value-type="float" office:value="6041.45" calcext:value-type="float">
            <text:p>6041.4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57.3" calcext:value-type="float">
            <text:p>957.3</text:p>
          </table:table-cell>
          <table:table-cell office:value-type="float" office:value="1449.75" calcext:value-type="float">
            <text:p>1449.75</text:p>
          </table:table-cell>
          <table:table-cell office:value-type="float" office:value="755.74" calcext:value-type="float">
            <text:p>755.74</text:p>
          </table:table-cell>
          <table:table-cell office:value-type="float" office:value="973.07" calcext:value-type="float">
            <text:p>973.07</text:p>
          </table:table-cell>
          <table:table-cell office:value-type="float" office:value="812.15" calcext:value-type="float">
            <text:p>812.15</text:p>
          </table:table-cell>
          <table:table-cell office:value-type="float" office:value="1423.7" calcext:value-type="float">
            <text:p>1423.7</text:p>
          </table:table-cell>
          <table:table-cell office:value-type="float" office:value="872.98" calcext:value-type="float">
            <text:p>872.98</text:p>
          </table:table-cell>
          <table:table-cell office:value-type="float" office:value="1295.51" calcext:value-type="float">
            <text:p>1295.51</text:p>
          </table:table-cell>
          <table:table-cell office:value-type="float" office:value="1460.33" calcext:value-type="float">
            <text:p>1460.33</text:p>
          </table:table-cell>
          <table:table-cell office:value-type="float" office:value="1429.97" calcext:value-type="float">
            <text:p>1429.97</text:p>
          </table:table-cell>
          <table:table-cell office:value-type="float" office:value="1723.64" calcext:value-type="float">
            <text:p>1723.64</text:p>
          </table:table-cell>
          <table:table-cell office:value-type="float" office:value="5774.29" calcext:value-type="float">
            <text:p>5774.29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184.69" calcext:value-type="float">
            <text:p>1184.69</text:p>
          </table:table-cell>
          <table:table-cell office:value-type="float" office:value="1115.52" calcext:value-type="float">
            <text:p>1115.52</text:p>
          </table:table-cell>
          <table:table-cell office:value-type="float" office:value="1125.06" calcext:value-type="float">
            <text:p>1125.06</text:p>
          </table:table-cell>
          <table:table-cell office:value-type="float" office:value="1024.04" calcext:value-type="float">
            <text:p>1024.04</text:p>
          </table:table-cell>
          <table:table-cell office:value-type="float" office:value="1169.39" calcext:value-type="float">
            <text:p>1169.39</text:p>
          </table:table-cell>
          <table:table-cell office:value-type="float" office:value="1067.33" calcext:value-type="float">
            <text:p>1067.33</text:p>
          </table:table-cell>
          <table:table-cell office:value-type="float" office:value="1180.9" calcext:value-type="float">
            <text:p>1180.9</text:p>
          </table:table-cell>
          <table:table-cell office:value-type="float" office:value="1180.4" calcext:value-type="float">
            <text:p>1180.4</text:p>
          </table:table-cell>
          <table:table-cell office:value-type="float" office:value="1409.86" calcext:value-type="float">
            <text:p>1409.86</text:p>
          </table:table-cell>
          <table:table-cell office:value-type="float" office:value="1633.8" calcext:value-type="float">
            <text:p>1633.8</text:p>
          </table:table-cell>
          <table:table-cell office:value-type="float" office:value="1338.81" calcext:value-type="float">
            <text:p>1338.81</text:p>
          </table:table-cell>
          <table:table-cell office:value-type="float" office:value="5639.38" calcext:value-type="float">
            <text:p>5639.38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380.06" calcext:value-type="float">
            <text:p>380.06</text:p>
          </table:table-cell>
          <table:table-cell office:value-type="float" office:value="393.62" calcext:value-type="float">
            <text:p>393.62</text:p>
          </table:table-cell>
          <table:table-cell office:value-type="float" office:value="438.14" calcext:value-type="float">
            <text:p>438.14</text:p>
          </table:table-cell>
          <table:table-cell office:value-type="float" office:value="511.4" calcext:value-type="float">
            <text:p>511.4</text:p>
          </table:table-cell>
          <table:table-cell office:value-type="float" office:value="387.57" calcext:value-type="float">
            <text:p>387.57</text:p>
          </table:table-cell>
          <table:table-cell office:value-type="float" office:value="446.96" calcext:value-type="float">
            <text:p>446.96</text:p>
          </table:table-cell>
          <table:table-cell office:value-type="float" office:value="420.46" calcext:value-type="float">
            <text:p>420.46</text:p>
          </table:table-cell>
          <table:table-cell office:value-type="float" office:value="385.71" calcext:value-type="float">
            <text:p>385.71</text:p>
          </table:table-cell>
          <table:table-cell office:value-type="float" office:value="511.16" calcext:value-type="float">
            <text:p>511.16</text:p>
          </table:table-cell>
          <table:table-cell office:value-type="float" office:value="525.12" calcext:value-type="float">
            <text:p>525.12</text:p>
          </table:table-cell>
          <table:table-cell office:value-type="float" office:value="532.57" calcext:value-type="float">
            <text:p>532.57</text:p>
          </table:table-cell>
          <table:table-cell office:value-type="float" office:value="1607.13" calcext:value-type="float">
            <text:p>1607.13</text:p>
          </table:table-cell>
        </table:table-row>
      </table:table>
      <table:table table:name="osu_bw_2_socket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5.6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b ID:</text:p>
          </table:table-cell>
          <table:table-cell office:value-type="float" office:value="31375" calcext:value-type="float">
            <text:p>31375</text:p>
          </table:table-cell>
          <table:table-cell office:value-type="float" office:value="31377" calcext:value-type="float">
            <text:p>31377</text:p>
          </table:table-cell>
          <table:table-cell office:value-type="float" office:value="31379" calcext:value-type="float">
            <text:p>31379</text:p>
          </table:table-cell>
          <table:table-cell office:value-type="float" office:value="31381" calcext:value-type="float">
            <text:p>31381</text:p>
          </table:table-cell>
          <table:table-cell office:value-type="float" office:value="31383" calcext:value-type="float">
            <text:p>31383</text:p>
          </table:table-cell>
          <table:table-cell office:value-type="float" office:value="31385" calcext:value-type="float">
            <text:p>31385</text:p>
          </table:table-cell>
          <table:table-cell office:value-type="float" office:value="31387" calcext:value-type="float">
            <text:p>31387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andwid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Bytes)</text:p>
          </table:table-cell>
          <table:table-cell office:value-type="string" calcext:value-type="string">
            <text:p>(MB/s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8" calcext:value-type="float">
            <text:p>4.28</text:p>
          </table:table-cell>
          <table:table-cell office:value-type="float" office:value="4.12" calcext:value-type="float">
            <text:p>4.12</text:p>
          </table:table-cell>
          <table:table-cell office:value-type="float" office:value="4.23" calcext:value-type="float">
            <text:p>4.23</text:p>
          </table:table-cell>
          <table:table-cell office:value-type="float" office:value="4.27" calcext:value-type="float">
            <text:p>4.27</text:p>
          </table:table-cell>
          <table:table-cell office:value-type="float" office:value="4.32" calcext:value-type="float">
            <text:p>4.32</text:p>
          </table:table-cell>
          <table:table-cell office:value-type="float" office:value="4.28" calcext:value-type="float">
            <text:p>4.28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62" calcext:value-type="float">
            <text:p>8.62</text:p>
          </table:table-cell>
          <table:table-cell office:value-type="float" office:value="8.34" calcext:value-type="float">
            <text:p>8.34</text:p>
          </table:table-cell>
          <table:table-cell office:value-type="float" office:value="8.56" calcext:value-type="float">
            <text:p>8.56</text:p>
          </table:table-cell>
          <table:table-cell office:value-type="float" office:value="8.59" calcext:value-type="float">
            <text:p>8.59</text:p>
          </table:table-cell>
          <table:table-cell table:number-columns-repeated="2" office:value-type="float" office:value="8.69" calcext:value-type="float">
            <text:p>8.69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35" calcext:value-type="float">
            <text:p>17.35</text:p>
          </table:table-cell>
          <table:table-cell office:value-type="float" office:value="16.74" calcext:value-type="float">
            <text:p>16.74</text:p>
          </table:table-cell>
          <table:table-cell office:value-type="float" office:value="17.24" calcext:value-type="float">
            <text:p>17.24</text:p>
          </table:table-cell>
          <table:table-cell office:value-type="float" office:value="17.3" calcext:value-type="float">
            <text:p>17.3</text:p>
          </table:table-cell>
          <table:table-cell office:value-type="float" office:value="17.46" calcext:value-type="float">
            <text:p>17.46</text:p>
          </table:table-cell>
          <table:table-cell office:value-type="float" office:value="17.36" calcext:value-type="float">
            <text:p>17.36</text:p>
          </table:table-cell>
          <table:table-cell office:value-type="float" office:value="17.05" calcext:value-type="float">
            <text:p>17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.43" calcext:value-type="float">
            <text:p>34.43</text:p>
          </table:table-cell>
          <table:table-cell office:value-type="float" office:value="33.15" calcext:value-type="float">
            <text:p>33.15</text:p>
          </table:table-cell>
          <table:table-cell office:value-type="float" office:value="34.18" calcext:value-type="float">
            <text:p>34.18</text:p>
          </table:table-cell>
          <table:table-cell office:value-type="float" office:value="34.45" calcext:value-type="float">
            <text:p>34.45</text:p>
          </table:table-cell>
          <table:table-cell office:value-type="float" office:value="34.95" calcext:value-type="float">
            <text:p>34.95</text:p>
          </table:table-cell>
          <table:table-cell office:value-type="float" office:value="34.24" calcext:value-type="float">
            <text:p>34.24</text:p>
          </table:table-cell>
          <table:table-cell office:value-type="float" office:value="34.29" calcext:value-type="float">
            <text:p>34.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.37" calcext:value-type="float">
            <text:p>60.37</text:p>
          </table:table-cell>
          <table:table-cell office:value-type="float" office:value="59.1" calcext:value-type="float">
            <text:p>59.1</text:p>
          </table:table-cell>
          <table:table-cell office:value-type="float" office:value="60.43" calcext:value-type="float">
            <text:p>60.43</text:p>
          </table:table-cell>
          <table:table-cell office:value-type="float" office:value="60.26" calcext:value-type="float">
            <text:p>60.26</text:p>
          </table:table-cell>
          <table:table-cell office:value-type="float" office:value="60.86" calcext:value-type="float">
            <text:p>60.86</text:p>
          </table:table-cell>
          <table:table-cell office:value-type="float" office:value="61.24" calcext:value-type="float">
            <text:p>61.24</text:p>
          </table:table-cell>
          <table:table-cell office:value-type="float" office:value="60.32" calcext:value-type="float">
            <text:p>60.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2.32" calcext:value-type="float">
            <text:p>122.32</text:p>
          </table:table-cell>
          <table:table-cell office:value-type="float" office:value="120.01" calcext:value-type="float">
            <text:p>120.01</text:p>
          </table:table-cell>
          <table:table-cell office:value-type="float" office:value="121.88" calcext:value-type="float">
            <text:p>121.88</text:p>
          </table:table-cell>
          <table:table-cell office:value-type="float" office:value="122.37" calcext:value-type="float">
            <text:p>122.37</text:p>
          </table:table-cell>
          <table:table-cell office:value-type="float" office:value="124.18" calcext:value-type="float">
            <text:p>124.18</text:p>
          </table:table-cell>
          <table:table-cell office:value-type="float" office:value="123.93" calcext:value-type="float">
            <text:p>123.93</text:p>
          </table:table-cell>
          <table:table-cell office:value-type="float" office:value="121.42" calcext:value-type="float">
            <text:p>121.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7.69" calcext:value-type="float">
            <text:p>207.69</text:p>
          </table:table-cell>
          <table:table-cell office:value-type="float" office:value="203.36" calcext:value-type="float">
            <text:p>203.36</text:p>
          </table:table-cell>
          <table:table-cell office:value-type="float" office:value="206.11" calcext:value-type="float">
            <text:p>206.11</text:p>
          </table:table-cell>
          <table:table-cell office:value-type="float" office:value="204.7" calcext:value-type="float">
            <text:p>204.7</text:p>
          </table:table-cell>
          <table:table-cell office:value-type="float" office:value="207.78" calcext:value-type="float">
            <text:p>207.78</text:p>
          </table:table-cell>
          <table:table-cell office:value-type="float" office:value="208.88" calcext:value-type="float">
            <text:p>208.88</text:p>
          </table:table-cell>
          <table:table-cell office:value-type="float" office:value="205.49" calcext:value-type="float">
            <text:p>205.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2.37" calcext:value-type="float">
            <text:p>352.37</text:p>
          </table:table-cell>
          <table:table-cell office:value-type="float" office:value="355.16" calcext:value-type="float">
            <text:p>355.16</text:p>
          </table:table-cell>
          <table:table-cell office:value-type="float" office:value="351.83" calcext:value-type="float">
            <text:p>351.83</text:p>
          </table:table-cell>
          <table:table-cell office:value-type="float" office:value="353.53" calcext:value-type="float">
            <text:p>353.53</text:p>
          </table:table-cell>
          <table:table-cell office:value-type="float" office:value="359.28" calcext:value-type="float">
            <text:p>359.28</text:p>
          </table:table-cell>
          <table:table-cell office:value-type="float" office:value="356.99" calcext:value-type="float">
            <text:p>356.99</text:p>
          </table:table-cell>
          <table:table-cell office:value-type="float" office:value="347.13" calcext:value-type="float">
            <text:p>347.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04.79" calcext:value-type="float">
            <text:p>604.79</text:p>
          </table:table-cell>
          <table:table-cell office:value-type="float" office:value="612.5" calcext:value-type="float">
            <text:p>612.5</text:p>
          </table:table-cell>
          <table:table-cell office:value-type="float" office:value="598.05" calcext:value-type="float">
            <text:p>598.05</text:p>
          </table:table-cell>
          <table:table-cell office:value-type="float" office:value="610.63" calcext:value-type="float">
            <text:p>610.63</text:p>
          </table:table-cell>
          <table:table-cell office:value-type="float" office:value="614.54" calcext:value-type="float">
            <text:p>614.54</text:p>
          </table:table-cell>
          <table:table-cell office:value-type="float" office:value="612.9" calcext:value-type="float">
            <text:p>612.9</text:p>
          </table:table-cell>
          <table:table-cell office:value-type="float" office:value="595.76" calcext:value-type="float">
            <text:p>595.7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58.24" calcext:value-type="float">
            <text:p>1358.24</text:p>
          </table:table-cell>
          <table:table-cell office:value-type="float" office:value="1343.77" calcext:value-type="float">
            <text:p>1343.77</text:p>
          </table:table-cell>
          <table:table-cell office:value-type="float" office:value="1317.65" calcext:value-type="float">
            <text:p>1317.65</text:p>
          </table:table-cell>
          <table:table-cell office:value-type="float" office:value="1343.67" calcext:value-type="float">
            <text:p>1343.67</text:p>
          </table:table-cell>
          <table:table-cell office:value-type="float" office:value="1355.88" calcext:value-type="float">
            <text:p>1355.88</text:p>
          </table:table-cell>
          <table:table-cell office:value-type="float" office:value="1353.21" calcext:value-type="float">
            <text:p>1353.21</text:p>
          </table:table-cell>
          <table:table-cell office:value-type="float" office:value="1313.93" calcext:value-type="float">
            <text:p>1313.9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02.15" calcext:value-type="float">
            <text:p>2502.15</text:p>
          </table:table-cell>
          <table:table-cell office:value-type="float" office:value="2480.77" calcext:value-type="float">
            <text:p>2480.77</text:p>
          </table:table-cell>
          <table:table-cell office:value-type="float" office:value="2441.23" calcext:value-type="float">
            <text:p>2441.23</text:p>
          </table:table-cell>
          <table:table-cell office:value-type="float" office:value="2502.95" calcext:value-type="float">
            <text:p>2502.95</text:p>
          </table:table-cell>
          <table:table-cell office:value-type="float" office:value="2510.79" calcext:value-type="float">
            <text:p>2510.79</text:p>
          </table:table-cell>
          <table:table-cell office:value-type="float" office:value="2498.28" calcext:value-type="float">
            <text:p>2498.28</text:p>
          </table:table-cell>
          <table:table-cell office:value-type="float" office:value="2430.41" calcext:value-type="float">
            <text:p>2430.4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162.66" calcext:value-type="float">
            <text:p>4162.66</text:p>
          </table:table-cell>
          <table:table-cell office:value-type="float" office:value="4182.75" calcext:value-type="float">
            <text:p>4182.75</text:p>
          </table:table-cell>
          <table:table-cell office:value-type="float" office:value="4113.86" calcext:value-type="float">
            <text:p>4113.86</text:p>
          </table:table-cell>
          <table:table-cell office:value-type="float" office:value="4208.11" calcext:value-type="float">
            <text:p>4208.11</text:p>
          </table:table-cell>
          <table:table-cell office:value-type="float" office:value="4212.92" calcext:value-type="float">
            <text:p>4212.92</text:p>
          </table:table-cell>
          <table:table-cell office:value-type="float" office:value="4200.36" calcext:value-type="float">
            <text:p>4200.36</text:p>
          </table:table-cell>
          <table:table-cell office:value-type="float" office:value="4125.1" calcext:value-type="float">
            <text:p>4125.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555.15" calcext:value-type="float">
            <text:p>1555.15</text:p>
          </table:table-cell>
          <table:table-cell office:value-type="float" office:value="1555.42" calcext:value-type="float">
            <text:p>1555.42</text:p>
          </table:table-cell>
          <table:table-cell office:value-type="float" office:value="1534.17" calcext:value-type="float">
            <text:p>1534.17</text:p>
          </table:table-cell>
          <table:table-cell office:value-type="float" office:value="1545.1" calcext:value-type="float">
            <text:p>1545.1</text:p>
          </table:table-cell>
          <table:table-cell office:value-type="float" office:value="1559.2" calcext:value-type="float">
            <text:p>1559.2</text:p>
          </table:table-cell>
          <table:table-cell office:value-type="float" office:value="1486.92" calcext:value-type="float">
            <text:p>1486.92</text:p>
          </table:table-cell>
          <table:table-cell office:value-type="float" office:value="1525.82" calcext:value-type="float">
            <text:p>1525.8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396.74" calcext:value-type="float">
            <text:p>2396.74</text:p>
          </table:table-cell>
          <table:table-cell office:value-type="float" office:value="2324.12" calcext:value-type="float">
            <text:p>2324.12</text:p>
          </table:table-cell>
          <table:table-cell office:value-type="float" office:value="2381.7" calcext:value-type="float">
            <text:p>2381.7</text:p>
          </table:table-cell>
          <table:table-cell office:value-type="float" office:value="2385.52" calcext:value-type="float">
            <text:p>2385.52</text:p>
          </table:table-cell>
          <table:table-cell office:value-type="float" office:value="2408.41" calcext:value-type="float">
            <text:p>2408.41</text:p>
          </table:table-cell>
          <table:table-cell office:value-type="float" office:value="2309.93" calcext:value-type="float">
            <text:p>2309.93</text:p>
          </table:table-cell>
          <table:table-cell office:value-type="float" office:value="2353.51" calcext:value-type="float">
            <text:p>2353.5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086.69" calcext:value-type="float">
            <text:p>3086.69</text:p>
          </table:table-cell>
          <table:table-cell office:value-type="float" office:value="3088.64" calcext:value-type="float">
            <text:p>3088.64</text:p>
          </table:table-cell>
          <table:table-cell office:value-type="float" office:value="3083.54" calcext:value-type="float">
            <text:p>3083.54</text:p>
          </table:table-cell>
          <table:table-cell office:value-type="float" office:value="3109.68" calcext:value-type="float">
            <text:p>3109.68</text:p>
          </table:table-cell>
          <table:table-cell office:value-type="float" office:value="3087.8" calcext:value-type="float">
            <text:p>3087.8</text:p>
          </table:table-cell>
          <table:table-cell office:value-type="float" office:value="3051.1" calcext:value-type="float">
            <text:p>3051.1</text:p>
          </table:table-cell>
          <table:table-cell office:value-type="float" office:value="3072.18" calcext:value-type="float">
            <text:p>3072.1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128.02" calcext:value-type="float">
            <text:p>4128.02</text:p>
          </table:table-cell>
          <table:table-cell office:value-type="float" office:value="4116.58" calcext:value-type="float">
            <text:p>4116.58</text:p>
          </table:table-cell>
          <table:table-cell office:value-type="float" office:value="4122.77" calcext:value-type="float">
            <text:p>4122.77</text:p>
          </table:table-cell>
          <table:table-cell office:value-type="float" office:value="4136.24" calcext:value-type="float">
            <text:p>4136.24</text:p>
          </table:table-cell>
          <table:table-cell office:value-type="float" office:value="4107.99" calcext:value-type="float">
            <text:p>4107.99</text:p>
          </table:table-cell>
          <table:table-cell office:value-type="float" office:value="4090.41" calcext:value-type="float">
            <text:p>4090.41</text:p>
          </table:table-cell>
          <table:table-cell office:value-type="float" office:value="4079.97" calcext:value-type="float">
            <text:p>4079.97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955.64" calcext:value-type="float">
            <text:p>4955.64</text:p>
          </table:table-cell>
          <table:table-cell office:value-type="float" office:value="4950.78" calcext:value-type="float">
            <text:p>4950.78</text:p>
          </table:table-cell>
          <table:table-cell office:value-type="float" office:value="4946.5" calcext:value-type="float">
            <text:p>4946.5</text:p>
          </table:table-cell>
          <table:table-cell office:value-type="float" office:value="4961.06" calcext:value-type="float">
            <text:p>4961.06</text:p>
          </table:table-cell>
          <table:table-cell office:value-type="float" office:value="4912.25" calcext:value-type="float">
            <text:p>4912.25</text:p>
          </table:table-cell>
          <table:table-cell office:value-type="float" office:value="4950.19" calcext:value-type="float">
            <text:p>4950.19</text:p>
          </table:table-cell>
          <table:table-cell office:value-type="float" office:value="4919.96" calcext:value-type="float">
            <text:p>4919.9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558.41" calcext:value-type="float">
            <text:p>5558.41</text:p>
          </table:table-cell>
          <table:table-cell office:value-type="float" office:value="5563.73" calcext:value-type="float">
            <text:p>5563.73</text:p>
          </table:table-cell>
          <table:table-cell office:value-type="float" office:value="5531.2" calcext:value-type="float">
            <text:p>5531.2</text:p>
          </table:table-cell>
          <table:table-cell office:value-type="float" office:value="5545.61" calcext:value-type="float">
            <text:p>5545.61</text:p>
          </table:table-cell>
          <table:table-cell office:value-type="float" office:value="5531.24" calcext:value-type="float">
            <text:p>5531.24</text:p>
          </table:table-cell>
          <table:table-cell office:value-type="float" office:value="5538.24" calcext:value-type="float">
            <text:p>5538.24</text:p>
          </table:table-cell>
          <table:table-cell office:value-type="float" office:value="5491.07" calcext:value-type="float">
            <text:p>5491.07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917.62" calcext:value-type="float">
            <text:p>5917.62</text:p>
          </table:table-cell>
          <table:table-cell office:value-type="float" office:value="5924.55" calcext:value-type="float">
            <text:p>5924.55</text:p>
          </table:table-cell>
          <table:table-cell office:value-type="float" office:value="5890.34" calcext:value-type="float">
            <text:p>5890.34</text:p>
          </table:table-cell>
          <table:table-cell office:value-type="float" office:value="5926.37" calcext:value-type="float">
            <text:p>5926.37</text:p>
          </table:table-cell>
          <table:table-cell office:value-type="float" office:value="5907.98" calcext:value-type="float">
            <text:p>5907.98</text:p>
          </table:table-cell>
          <table:table-cell office:value-type="float" office:value="5910.8" calcext:value-type="float">
            <text:p>5910.8</text:p>
          </table:table-cell>
          <table:table-cell office:value-type="float" office:value="5888.5" calcext:value-type="float">
            <text:p>5888.5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5867.93" calcext:value-type="float">
            <text:p>5867.93</text:p>
          </table:table-cell>
          <table:table-cell office:value-type="float" office:value="6112.94" calcext:value-type="float">
            <text:p>6112.94</text:p>
          </table:table-cell>
          <table:table-cell office:value-type="float" office:value="6087.12" calcext:value-type="float">
            <text:p>6087.12</text:p>
          </table:table-cell>
          <table:table-cell office:value-type="float" office:value="6103.23" calcext:value-type="float">
            <text:p>6103.23</text:p>
          </table:table-cell>
          <table:table-cell office:value-type="float" office:value="6112.39" calcext:value-type="float">
            <text:p>6112.39</text:p>
          </table:table-cell>
          <table:table-cell office:value-type="float" office:value="6096.83" calcext:value-type="float">
            <text:p>6096.83</text:p>
          </table:table-cell>
          <table:table-cell office:value-type="float" office:value="6074.07" calcext:value-type="float">
            <text:p>6074.0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5693.28" calcext:value-type="float">
            <text:p>5693.28</text:p>
          </table:table-cell>
          <table:table-cell office:value-type="float" office:value="5841.49" calcext:value-type="float">
            <text:p>5841.49</text:p>
          </table:table-cell>
          <table:table-cell office:value-type="float" office:value="5842.23" calcext:value-type="float">
            <text:p>5842.23</text:p>
          </table:table-cell>
          <table:table-cell office:value-type="float" office:value="6198.41" calcext:value-type="float">
            <text:p>6198.41</text:p>
          </table:table-cell>
          <table:table-cell office:value-type="float" office:value="6173.19" calcext:value-type="float">
            <text:p>6173.19</text:p>
          </table:table-cell>
          <table:table-cell office:value-type="float" office:value="5966.05" calcext:value-type="float">
            <text:p>5966.05</text:p>
          </table:table-cell>
          <table:table-cell office:value-type="float" office:value="5941.71" calcext:value-type="float">
            <text:p>5941.7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5604.73" calcext:value-type="float">
            <text:p>5604.73</text:p>
          </table:table-cell>
          <table:table-cell office:value-type="float" office:value="5667.05" calcext:value-type="float">
            <text:p>5667.05</text:p>
          </table:table-cell>
          <table:table-cell office:value-type="float" office:value="5671.26" calcext:value-type="float">
            <text:p>5671.26</text:p>
          </table:table-cell>
          <table:table-cell office:value-type="float" office:value="5951.44" calcext:value-type="float">
            <text:p>5951.44</text:p>
          </table:table-cell>
          <table:table-cell office:value-type="float" office:value="5815.49" calcext:value-type="float">
            <text:p>5815.49</text:p>
          </table:table-cell>
          <table:table-cell office:value-type="float" office:value="5717.03" calcext:value-type="float">
            <text:p>5717.03</text:p>
          </table:table-cell>
          <table:table-cell office:value-type="float" office:value="5695.07" calcext:value-type="float">
            <text:p>5695.0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612.68" calcext:value-type="float">
            <text:p>1612.68</text:p>
          </table:table-cell>
          <table:table-cell office:value-type="float" office:value="1606.78" calcext:value-type="float">
            <text:p>1606.78</text:p>
          </table:table-cell>
          <table:table-cell office:value-type="float" office:value="1607.84" calcext:value-type="float">
            <text:p>1607.84</text:p>
          </table:table-cell>
          <table:table-cell office:value-type="float" office:value="1626.06" calcext:value-type="float">
            <text:p>1626.06</text:p>
          </table:table-cell>
          <table:table-cell office:value-type="float" office:value="1607.88" calcext:value-type="float">
            <text:p>1607.88</text:p>
          </table:table-cell>
          <table:table-cell office:value-type="float" office:value="1610.9" calcext:value-type="float">
            <text:p>1610.9</text:p>
          </table:table-cell>
          <table:table-cell office:value-type="float" office:value="1605.84" calcext:value-type="float">
            <text:p>1605.84</text:p>
          </table:table-cell>
        </table:table-row>
      </table:table>
      <table:table table:name="osu_bw_2_sockets_no_hyperthreading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5.6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b ID:</text:p>
          </table:table-cell>
          <table:table-cell office:value-type="float" office:value="31704" calcext:value-type="float">
            <text:p>31704</text:p>
          </table:table-cell>
          <table:table-cell office:value-type="float" office:value="31706" calcext:value-type="float">
            <text:p>31706</text:p>
          </table:table-cell>
          <table:table-cell office:value-type="float" office:value="31708" calcext:value-type="float">
            <text:p>31708</text:p>
          </table:table-cell>
          <table:table-cell office:value-type="float" office:value="31710" calcext:value-type="float">
            <text:p>31710</text:p>
          </table:table-cell>
          <table:table-cell office:value-type="float" office:value="31712" calcext:value-type="float">
            <text:p>31712</text:p>
          </table:table-cell>
          <table:table-cell office:value-type="float" office:value="31714" calcext:value-type="float">
            <text:p>31714</text:p>
          </table:table-cell>
          <table:table-cell office:value-type="float" office:value="31716" calcext:value-type="float">
            <text:p>31716</text:p>
          </table:table-cell>
          <table:table-cell office:value-type="float" office:value="31718" calcext:value-type="float">
            <text:p>31718</text:p>
          </table:table-cell>
          <table:table-cell office:value-type="float" office:value="31720" calcext:value-type="float">
            <text:p>31720</text:p>
          </table:table-cell>
          <table:table-cell office:value-type="float" office:value="31722" calcext:value-type="float">
            <text:p>31722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andwid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Bytes)</text:p>
          </table:table-cell>
          <table:table-cell office:value-type="string" calcext:value-type="string">
            <text:p>(MB/s)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2" calcext:value-type="float">
            <text:p>4.22</text:p>
          </table:table-cell>
          <table:table-cell office:value-type="float" office:value="4.27" calcext:value-type="float">
            <text:p>4.27</text:p>
          </table:table-cell>
          <table:table-cell office:value-type="float" office:value="4.24" calcext:value-type="float">
            <text:p>4.24</text:p>
          </table:table-cell>
          <table:table-cell office:value-type="float" office:value="4.17" calcext:value-type="float">
            <text:p>4.17</text:p>
          </table:table-cell>
          <table:table-cell office:value-type="float" office:value="4.26" calcext:value-type="float">
            <text:p>4.26</text:p>
          </table:table-cell>
          <table:table-cell office:value-type="float" office:value="4.09" calcext:value-type="float">
            <text:p>4.09</text:p>
          </table:table-cell>
          <table:table-cell office:value-type="float" office:value="4.28" calcext:value-type="float">
            <text:p>4.28</text:p>
          </table:table-cell>
          <table:table-cell office:value-type="float" office:value="4.29" calcext:value-type="float">
            <text:p>4.29</text:p>
          </table:table-cell>
          <table:table-cell office:value-type="float" office:value="4.21" calcext:value-type="float">
            <text:p>4.21</text:p>
          </table:table-cell>
          <table:table-cell office:value-type="float" office:value="4.29" calcext:value-type="float">
            <text:p>4.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office:value-type="float" office:value="8.65" calcext:value-type="float">
            <text:p>8.65</text:p>
          </table:table-cell>
          <table:table-cell office:value-type="float" office:value="8.51" calcext:value-type="float">
            <text:p>8.51</text:p>
          </table:table-cell>
          <table:table-cell office:value-type="float" office:value="8.47" calcext:value-type="float">
            <text:p>8.47</text:p>
          </table:table-cell>
          <table:table-cell office:value-type="float" office:value="8.56" calcext:value-type="float">
            <text:p>8.56</text:p>
          </table:table-cell>
          <table:table-cell office:value-type="float" office:value="8.22" calcext:value-type="float">
            <text:p>8.22</text:p>
          </table:table-cell>
          <table:table-cell office:value-type="float" office:value="8.6" calcext:value-type="float">
            <text:p>8.6</text:p>
          </table:table-cell>
          <table:table-cell office:value-type="float" office:value="8.7" calcext:value-type="float">
            <text:p>8.7</text:p>
          </table:table-cell>
          <table:table-cell office:value-type="float" office:value="8.43" calcext:value-type="float">
            <text:p>8.4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12" calcext:value-type="float">
            <text:p>17.12</text:p>
          </table:table-cell>
          <table:table-cell office:value-type="float" office:value="17.38" calcext:value-type="float">
            <text:p>17.38</text:p>
          </table:table-cell>
          <table:table-cell office:value-type="float" office:value="17.11" calcext:value-type="float">
            <text:p>17.11</text:p>
          </table:table-cell>
          <table:table-cell office:value-type="float" office:value="16.97" calcext:value-type="float">
            <text:p>16.97</text:p>
          </table:table-cell>
          <table:table-cell office:value-type="float" office:value="17.23" calcext:value-type="float">
            <text:p>17.23</text:p>
          </table:table-cell>
          <table:table-cell office:value-type="float" office:value="16.45" calcext:value-type="float">
            <text:p>16.45</text:p>
          </table:table-cell>
          <table:table-cell office:value-type="float" office:value="17.23" calcext:value-type="float">
            <text:p>17.23</text:p>
          </table:table-cell>
          <table:table-cell office:value-type="float" office:value="17.25" calcext:value-type="float">
            <text:p>17.25</text:p>
          </table:table-cell>
          <table:table-cell office:value-type="float" office:value="17.01" calcext:value-type="float">
            <text:p>17.01</text:p>
          </table:table-cell>
          <table:table-cell office:value-type="float" office:value="17.23" calcext:value-type="float">
            <text:p>17.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.74" calcext:value-type="float">
            <text:p>33.74</text:p>
          </table:table-cell>
          <table:table-cell office:value-type="float" office:value="34.51" calcext:value-type="float">
            <text:p>34.51</text:p>
          </table:table-cell>
          <table:table-cell office:value-type="float" office:value="34.17" calcext:value-type="float">
            <text:p>34.17</text:p>
          </table:table-cell>
          <table:table-cell office:value-type="float" office:value="33.5" calcext:value-type="float">
            <text:p>33.5</text:p>
          </table:table-cell>
          <table:table-cell office:value-type="float" office:value="34.31" calcext:value-type="float">
            <text:p>34.31</text:p>
          </table:table-cell>
          <table:table-cell office:value-type="float" office:value="33.03" calcext:value-type="float">
            <text:p>33.03</text:p>
          </table:table-cell>
          <table:table-cell office:value-type="float" office:value="34.49" calcext:value-type="float">
            <text:p>34.49</text:p>
          </table:table-cell>
          <table:table-cell office:value-type="float" office:value="34.3" calcext:value-type="float">
            <text:p>34.3</text:p>
          </table:table-cell>
          <table:table-cell office:value-type="float" office:value="33.88" calcext:value-type="float">
            <text:p>33.88</text:p>
          </table:table-cell>
          <table:table-cell office:value-type="float" office:value="34.56" calcext:value-type="float">
            <text:p>34.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.05" calcext:value-type="float">
            <text:p>60.05</text:p>
          </table:table-cell>
          <table:table-cell office:value-type="float" office:value="60.61" calcext:value-type="float">
            <text:p>60.61</text:p>
          </table:table-cell>
          <table:table-cell office:value-type="float" office:value="58.99" calcext:value-type="float">
            <text:p>58.99</text:p>
          </table:table-cell>
          <table:table-cell office:value-type="float" office:value="59.42" calcext:value-type="float">
            <text:p>59.42</text:p>
          </table:table-cell>
          <table:table-cell office:value-type="float" office:value="59.54" calcext:value-type="float">
            <text:p>59.54</text:p>
          </table:table-cell>
          <table:table-cell office:value-type="float" office:value="58.34" calcext:value-type="float">
            <text:p>58.34</text:p>
          </table:table-cell>
          <table:table-cell office:value-type="float" office:value="60.47" calcext:value-type="float">
            <text:p>60.47</text:p>
          </table:table-cell>
          <table:table-cell office:value-type="float" office:value="60.66" calcext:value-type="float">
            <text:p>60.66</text:p>
          </table:table-cell>
          <table:table-cell office:value-type="float" office:value="58.94" calcext:value-type="float">
            <text:p>58.94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1.17" calcext:value-type="float">
            <text:p>121.17</text:p>
          </table:table-cell>
          <table:table-cell office:value-type="float" office:value="123.1" calcext:value-type="float">
            <text:p>123.1</text:p>
          </table:table-cell>
          <table:table-cell office:value-type="float" office:value="122.06" calcext:value-type="float">
            <text:p>122.06</text:p>
          </table:table-cell>
          <table:table-cell office:value-type="float" office:value="120.78" calcext:value-type="float">
            <text:p>120.78</text:p>
          </table:table-cell>
          <table:table-cell office:value-type="float" office:value="123.18" calcext:value-type="float">
            <text:p>123.18</text:p>
          </table:table-cell>
          <table:table-cell office:value-type="float" office:value="118.96" calcext:value-type="float">
            <text:p>118.96</text:p>
          </table:table-cell>
          <table:table-cell office:value-type="float" office:value="122.93" calcext:value-type="float">
            <text:p>122.93</text:p>
          </table:table-cell>
          <table:table-cell office:value-type="float" office:value="123.14" calcext:value-type="float">
            <text:p>123.14</text:p>
          </table:table-cell>
          <table:table-cell office:value-type="float" office:value="120.8" calcext:value-type="float">
            <text:p>120.8</text:p>
          </table:table-cell>
          <table:table-cell office:value-type="float" office:value="123.29" calcext:value-type="float">
            <text:p>123.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5.69" calcext:value-type="float">
            <text:p>205.69</text:p>
          </table:table-cell>
          <table:table-cell office:value-type="float" office:value="207.62" calcext:value-type="float">
            <text:p>207.62</text:p>
          </table:table-cell>
          <table:table-cell office:value-type="float" office:value="205.56" calcext:value-type="float">
            <text:p>205.56</text:p>
          </table:table-cell>
          <table:table-cell office:value-type="float" office:value="203.93" calcext:value-type="float">
            <text:p>203.93</text:p>
          </table:table-cell>
          <table:table-cell office:value-type="float" office:value="208.38" calcext:value-type="float">
            <text:p>208.38</text:p>
          </table:table-cell>
          <table:table-cell office:value-type="float" office:value="199.65" calcext:value-type="float">
            <text:p>199.65</text:p>
          </table:table-cell>
          <table:table-cell office:value-type="float" office:value="207.97" calcext:value-type="float">
            <text:p>207.97</text:p>
          </table:table-cell>
          <table:table-cell office:value-type="float" office:value="207.17" calcext:value-type="float">
            <text:p>207.17</text:p>
          </table:table-cell>
          <table:table-cell office:value-type="float" office:value="205.91" calcext:value-type="float">
            <text:p>205.91</text:p>
          </table:table-cell>
          <table:table-cell office:value-type="float" office:value="208.72" calcext:value-type="float">
            <text:p>208.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0.81" calcext:value-type="float">
            <text:p>350.81</text:p>
          </table:table-cell>
          <table:table-cell office:value-type="float" office:value="352.2" calcext:value-type="float">
            <text:p>352.2</text:p>
          </table:table-cell>
          <table:table-cell office:value-type="float" office:value="355.86" calcext:value-type="float">
            <text:p>355.86</text:p>
          </table:table-cell>
          <table:table-cell office:value-type="float" office:value="346.16" calcext:value-type="float">
            <text:p>346.16</text:p>
          </table:table-cell>
          <table:table-cell office:value-type="float" office:value="356.05" calcext:value-type="float">
            <text:p>356.05</text:p>
          </table:table-cell>
          <table:table-cell office:value-type="float" office:value="348.81" calcext:value-type="float">
            <text:p>348.81</text:p>
          </table:table-cell>
          <table:table-cell office:value-type="float" office:value="356.02" calcext:value-type="float">
            <text:p>356.02</text:p>
          </table:table-cell>
          <table:table-cell office:value-type="float" office:value="354.41" calcext:value-type="float">
            <text:p>354.41</text:p>
          </table:table-cell>
          <table:table-cell office:value-type="float" office:value="352.53" calcext:value-type="float">
            <text:p>352.53</text:p>
          </table:table-cell>
          <table:table-cell office:value-type="float" office:value="352.4" calcext:value-type="float">
            <text:p>352.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06.31" calcext:value-type="float">
            <text:p>606.31</text:p>
          </table:table-cell>
          <table:table-cell office:value-type="float" office:value="609.12" calcext:value-type="float">
            <text:p>609.12</text:p>
          </table:table-cell>
          <table:table-cell office:value-type="float" office:value="605.85" calcext:value-type="float">
            <text:p>605.85</text:p>
          </table:table-cell>
          <table:table-cell office:value-type="float" office:value="601.53" calcext:value-type="float">
            <text:p>601.53</text:p>
          </table:table-cell>
          <table:table-cell office:value-type="float" office:value="608.35" calcext:value-type="float">
            <text:p>608.35</text:p>
          </table:table-cell>
          <table:table-cell office:value-type="float" office:value="601.44" calcext:value-type="float">
            <text:p>601.44</text:p>
          </table:table-cell>
          <table:table-cell office:value-type="float" office:value="608.41" calcext:value-type="float">
            <text:p>608.41</text:p>
          </table:table-cell>
          <table:table-cell office:value-type="float" office:value="613.45" calcext:value-type="float">
            <text:p>613.45</text:p>
          </table:table-cell>
          <table:table-cell office:value-type="float" office:value="606.17" calcext:value-type="float">
            <text:p>606.17</text:p>
          </table:table-cell>
          <table:table-cell office:value-type="float" office:value="47.22" calcext:value-type="float">
            <text:p>47.2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35.76" calcext:value-type="float">
            <text:p>1335.76</text:p>
          </table:table-cell>
          <table:table-cell office:value-type="float" office:value="1337.9" calcext:value-type="float">
            <text:p>1337.9</text:p>
          </table:table-cell>
          <table:table-cell office:value-type="float" office:value="1334.27" calcext:value-type="float">
            <text:p>1334.27</text:p>
          </table:table-cell>
          <table:table-cell office:value-type="float" office:value="1329.18" calcext:value-type="float">
            <text:p>1329.18</text:p>
          </table:table-cell>
          <table:table-cell office:value-type="float" office:value="1340.6" calcext:value-type="float">
            <text:p>1340.6</text:p>
          </table:table-cell>
          <table:table-cell office:value-type="float" office:value="1330.51" calcext:value-type="float">
            <text:p>1330.51</text:p>
          </table:table-cell>
          <table:table-cell office:value-type="float" office:value="1348.39" calcext:value-type="float">
            <text:p>1348.39</text:p>
          </table:table-cell>
          <table:table-cell office:value-type="float" office:value="1354.03" calcext:value-type="float">
            <text:p>1354.03</text:p>
          </table:table-cell>
          <table:table-cell office:value-type="float" office:value="1318.76" calcext:value-type="float">
            <text:p>1318.76</text:p>
          </table:table-cell>
          <table:table-cell office:value-type="float" office:value="212.12" calcext:value-type="float">
            <text:p>212.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447.18" calcext:value-type="float">
            <text:p>2447.18</text:p>
          </table:table-cell>
          <table:table-cell office:value-type="float" office:value="2474.66" calcext:value-type="float">
            <text:p>2474.66</text:p>
          </table:table-cell>
          <table:table-cell office:value-type="float" office:value="2473.13" calcext:value-type="float">
            <text:p>2473.13</text:p>
          </table:table-cell>
          <table:table-cell office:value-type="float" office:value="2461.66" calcext:value-type="float">
            <text:p>2461.66</text:p>
          </table:table-cell>
          <table:table-cell office:value-type="float" office:value="2480.31" calcext:value-type="float">
            <text:p>2480.31</text:p>
          </table:table-cell>
          <table:table-cell office:value-type="float" office:value="2457.7" calcext:value-type="float">
            <text:p>2457.7</text:p>
          </table:table-cell>
          <table:table-cell office:value-type="float" office:value="2478.5" calcext:value-type="float">
            <text:p>2478.5</text:p>
          </table:table-cell>
          <table:table-cell office:value-type="float" office:value="2484.75" calcext:value-type="float">
            <text:p>2484.75</text:p>
          </table:table-cell>
          <table:table-cell office:value-type="float" office:value="2429.1" calcext:value-type="float">
            <text:p>2429.1</text:p>
          </table:table-cell>
          <table:table-cell office:value-type="float" office:value="2445.07" calcext:value-type="float">
            <text:p>2445.0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146.1" calcext:value-type="float">
            <text:p>4146.1</text:p>
          </table:table-cell>
          <table:table-cell office:value-type="float" office:value="4191.13" calcext:value-type="float">
            <text:p>4191.13</text:p>
          </table:table-cell>
          <table:table-cell office:value-type="float" office:value="4167.99" calcext:value-type="float">
            <text:p>4167.99</text:p>
          </table:table-cell>
          <table:table-cell office:value-type="float" office:value="4157.33" calcext:value-type="float">
            <text:p>4157.33</text:p>
          </table:table-cell>
          <table:table-cell office:value-type="float" office:value="4163.2" calcext:value-type="float">
            <text:p>4163.2</text:p>
          </table:table-cell>
          <table:table-cell office:value-type="float" office:value="4156.92" calcext:value-type="float">
            <text:p>4156.92</text:p>
          </table:table-cell>
          <table:table-cell office:value-type="float" office:value="4148.96" calcext:value-type="float">
            <text:p>4148.96</text:p>
          </table:table-cell>
          <table:table-cell office:value-type="float" office:value="4212.35" calcext:value-type="float">
            <text:p>4212.35</text:p>
          </table:table-cell>
          <table:table-cell office:value-type="float" office:value="4089.59" calcext:value-type="float">
            <text:p>4089.59</text:p>
          </table:table-cell>
          <table:table-cell office:value-type="float" office:value="4138.92" calcext:value-type="float">
            <text:p>4138.9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552.07" calcext:value-type="float">
            <text:p>1552.07</text:p>
          </table:table-cell>
          <table:table-cell office:value-type="float" office:value="1583.13" calcext:value-type="float">
            <text:p>1583.13</text:p>
          </table:table-cell>
          <table:table-cell office:value-type="float" office:value="1534.92" calcext:value-type="float">
            <text:p>1534.92</text:p>
          </table:table-cell>
          <table:table-cell office:value-type="float" office:value="1541.99" calcext:value-type="float">
            <text:p>1541.99</text:p>
          </table:table-cell>
          <table:table-cell office:value-type="float" office:value="1580.5" calcext:value-type="float">
            <text:p>1580.5</text:p>
          </table:table-cell>
          <table:table-cell office:value-type="float" office:value="1536.05" calcext:value-type="float">
            <text:p>1536.05</text:p>
          </table:table-cell>
          <table:table-cell office:value-type="float" office:value="1537.39" calcext:value-type="float">
            <text:p>1537.39</text:p>
          </table:table-cell>
          <table:table-cell office:value-type="float" office:value="1536.55" calcext:value-type="float">
            <text:p>1536.55</text:p>
          </table:table-cell>
          <table:table-cell office:value-type="float" office:value="1521.33" calcext:value-type="float">
            <text:p>1521.33</text:p>
          </table:table-cell>
          <table:table-cell office:value-type="float" office:value="798.13" calcext:value-type="float">
            <text:p>798.1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369.42" calcext:value-type="float">
            <text:p>2369.42</text:p>
          </table:table-cell>
          <table:table-cell office:value-type="float" office:value="2417.12" calcext:value-type="float">
            <text:p>2417.12</text:p>
          </table:table-cell>
          <table:table-cell office:value-type="float" office:value="2416.12" calcext:value-type="float">
            <text:p>2416.12</text:p>
          </table:table-cell>
          <table:table-cell office:value-type="float" office:value="2391.47" calcext:value-type="float">
            <text:p>2391.47</text:p>
          </table:table-cell>
          <table:table-cell office:value-type="float" office:value="2392.98" calcext:value-type="float">
            <text:p>2392.98</text:p>
          </table:table-cell>
          <table:table-cell office:value-type="float" office:value="2384.55" calcext:value-type="float">
            <text:p>2384.55</text:p>
          </table:table-cell>
          <table:table-cell office:value-type="float" office:value="2387.48" calcext:value-type="float">
            <text:p>2387.48</text:p>
          </table:table-cell>
          <table:table-cell office:value-type="float" office:value="2384.53" calcext:value-type="float">
            <text:p>2384.53</text:p>
          </table:table-cell>
          <table:table-cell office:value-type="float" office:value="2358.62" calcext:value-type="float">
            <text:p>2358.62</text:p>
          </table:table-cell>
          <table:table-cell office:value-type="float" office:value="417.11" calcext:value-type="float">
            <text:p>417.1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116.12" calcext:value-type="float">
            <text:p>3116.12</text:p>
          </table:table-cell>
          <table:table-cell office:value-type="float" office:value="3119.53" calcext:value-type="float">
            <text:p>3119.53</text:p>
          </table:table-cell>
          <table:table-cell office:value-type="float" office:value="3132.12" calcext:value-type="float">
            <text:p>3132.12</text:p>
          </table:table-cell>
          <table:table-cell office:value-type="float" office:value="3110.76" calcext:value-type="float">
            <text:p>3110.76</text:p>
          </table:table-cell>
          <table:table-cell office:value-type="float" office:value="3107.74" calcext:value-type="float">
            <text:p>3107.74</text:p>
          </table:table-cell>
          <table:table-cell office:value-type="float" office:value="3120.49" calcext:value-type="float">
            <text:p>3120.49</text:p>
          </table:table-cell>
          <table:table-cell office:value-type="float" office:value="3058.69" calcext:value-type="float">
            <text:p>3058.69</text:p>
          </table:table-cell>
          <table:table-cell office:value-type="float" office:value="3112.09" calcext:value-type="float">
            <text:p>3112.09</text:p>
          </table:table-cell>
          <table:table-cell office:value-type="float" office:value="3102.1" calcext:value-type="float">
            <text:p>3102.1</text:p>
          </table:table-cell>
          <table:table-cell office:value-type="float" office:value="3111.41" calcext:value-type="float">
            <text:p>3111.4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142.84" calcext:value-type="float">
            <text:p>4142.84</text:p>
          </table:table-cell>
          <table:table-cell office:value-type="float" office:value="4127.87" calcext:value-type="float">
            <text:p>4127.87</text:p>
          </table:table-cell>
          <table:table-cell office:value-type="float" office:value="4149.04" calcext:value-type="float">
            <text:p>4149.04</text:p>
          </table:table-cell>
          <table:table-cell office:value-type="float" office:value="4135.5" calcext:value-type="float">
            <text:p>4135.5</text:p>
          </table:table-cell>
          <table:table-cell office:value-type="float" office:value="4147.56" calcext:value-type="float">
            <text:p>4147.56</text:p>
          </table:table-cell>
          <table:table-cell office:value-type="float" office:value="4154.87" calcext:value-type="float">
            <text:p>4154.87</text:p>
          </table:table-cell>
          <table:table-cell office:value-type="float" office:value="4107.4" calcext:value-type="float">
            <text:p>4107.4</text:p>
          </table:table-cell>
          <table:table-cell office:value-type="float" office:value="4130.53" calcext:value-type="float">
            <text:p>4130.53</text:p>
          </table:table-cell>
          <table:table-cell office:value-type="float" office:value="4103.69" calcext:value-type="float">
            <text:p>4103.69</text:p>
          </table:table-cell>
          <table:table-cell office:value-type="float" office:value="809.39" calcext:value-type="float">
            <text:p>809.39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960.87" calcext:value-type="float">
            <text:p>4960.87</text:p>
          </table:table-cell>
          <table:table-cell office:value-type="float" office:value="4966.34" calcext:value-type="float">
            <text:p>4966.34</text:p>
          </table:table-cell>
          <table:table-cell office:value-type="float" office:value="4949.64" calcext:value-type="float">
            <text:p>4949.64</text:p>
          </table:table-cell>
          <table:table-cell office:value-type="float" office:value="4951.83" calcext:value-type="float">
            <text:p>4951.83</text:p>
          </table:table-cell>
          <table:table-cell office:value-type="float" office:value="4975.3" calcext:value-type="float">
            <text:p>4975.3</text:p>
          </table:table-cell>
          <table:table-cell office:value-type="float" office:value="4976.31" calcext:value-type="float">
            <text:p>4976.31</text:p>
          </table:table-cell>
          <table:table-cell office:value-type="float" office:value="4943.33" calcext:value-type="float">
            <text:p>4943.33</text:p>
          </table:table-cell>
          <table:table-cell office:value-type="float" office:value="4943.42" calcext:value-type="float">
            <text:p>4943.42</text:p>
          </table:table-cell>
          <table:table-cell office:value-type="float" office:value="4952.04" calcext:value-type="float">
            <text:p>4952.04</text:p>
          </table:table-cell>
          <table:table-cell office:value-type="float" office:value="1116.72" calcext:value-type="float">
            <text:p>1116.7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523.92" calcext:value-type="float">
            <text:p>5523.92</text:p>
          </table:table-cell>
          <table:table-cell office:value-type="float" office:value="5560.69" calcext:value-type="float">
            <text:p>5560.69</text:p>
          </table:table-cell>
          <table:table-cell office:value-type="float" office:value="5555.82" calcext:value-type="float">
            <text:p>5555.82</text:p>
          </table:table-cell>
          <table:table-cell office:value-type="float" office:value="5543.62" calcext:value-type="float">
            <text:p>5543.62</text:p>
          </table:table-cell>
          <table:table-cell office:value-type="float" office:value="5563.27" calcext:value-type="float">
            <text:p>5563.27</text:p>
          </table:table-cell>
          <table:table-cell office:value-type="float" office:value="5549.62" calcext:value-type="float">
            <text:p>5549.62</text:p>
          </table:table-cell>
          <table:table-cell office:value-type="float" office:value="5560.48" calcext:value-type="float">
            <text:p>5560.48</text:p>
          </table:table-cell>
          <table:table-cell office:value-type="float" office:value="5519.46" calcext:value-type="float">
            <text:p>5519.46</text:p>
          </table:table-cell>
          <table:table-cell office:value-type="float" office:value="5546.08" calcext:value-type="float">
            <text:p>5546.08</text:p>
          </table:table-cell>
          <table:table-cell office:value-type="float" office:value="1071.85" calcext:value-type="float">
            <text:p>1071.8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891.01" calcext:value-type="float">
            <text:p>5891.01</text:p>
          </table:table-cell>
          <table:table-cell office:value-type="float" office:value="5918.56" calcext:value-type="float">
            <text:p>5918.56</text:p>
          </table:table-cell>
          <table:table-cell office:value-type="float" office:value="5912.96" calcext:value-type="float">
            <text:p>5912.96</text:p>
          </table:table-cell>
          <table:table-cell office:value-type="float" office:value="5886.74" calcext:value-type="float">
            <text:p>5886.74</text:p>
          </table:table-cell>
          <table:table-cell office:value-type="float" office:value="5915.98" calcext:value-type="float">
            <text:p>5915.98</text:p>
          </table:table-cell>
          <table:table-cell office:value-type="float" office:value="5927.57" calcext:value-type="float">
            <text:p>5927.57</text:p>
          </table:table-cell>
          <table:table-cell office:value-type="float" office:value="5915.04" calcext:value-type="float">
            <text:p>5915.04</text:p>
          </table:table-cell>
          <table:table-cell office:value-type="float" office:value="5856.36" calcext:value-type="float">
            <text:p>5856.36</text:p>
          </table:table-cell>
          <table:table-cell office:value-type="float" office:value="5916.18" calcext:value-type="float">
            <text:p>5916.18</text:p>
          </table:table-cell>
          <table:table-cell office:value-type="float" office:value="1118.34" calcext:value-type="float">
            <text:p>1118.34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074.55" calcext:value-type="float">
            <text:p>6074.55</text:p>
          </table:table-cell>
          <table:table-cell office:value-type="float" office:value="6091.9" calcext:value-type="float">
            <text:p>6091.9</text:p>
          </table:table-cell>
          <table:table-cell office:value-type="float" office:value="5873.35" calcext:value-type="float">
            <text:p>5873.35</text:p>
          </table:table-cell>
          <table:table-cell office:value-type="float" office:value="5970.5" calcext:value-type="float">
            <text:p>5970.5</text:p>
          </table:table-cell>
          <table:table-cell office:value-type="float" office:value="6104.01" calcext:value-type="float">
            <text:p>6104.01</text:p>
          </table:table-cell>
          <table:table-cell office:value-type="float" office:value="6091.96" calcext:value-type="float">
            <text:p>6091.96</text:p>
          </table:table-cell>
          <table:table-cell office:value-type="float" office:value="6108.9" calcext:value-type="float">
            <text:p>6108.9</text:p>
          </table:table-cell>
          <table:table-cell office:value-type="float" office:value="6068.87" calcext:value-type="float">
            <text:p>6068.87</text:p>
          </table:table-cell>
          <table:table-cell office:value-type="float" office:value="6110.14" calcext:value-type="float">
            <text:p>6110.14</text:p>
          </table:table-cell>
          <table:table-cell office:value-type="float" office:value="1997.01" calcext:value-type="float">
            <text:p>1997.0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150.99" calcext:value-type="float">
            <text:p>6150.99</text:p>
          </table:table-cell>
          <table:table-cell office:value-type="float" office:value="6197.13" calcext:value-type="float">
            <text:p>6197.13</text:p>
          </table:table-cell>
          <table:table-cell office:value-type="float" office:value="5698.08" calcext:value-type="float">
            <text:p>5698.08</text:p>
          </table:table-cell>
          <table:table-cell office:value-type="float" office:value="5733.26" calcext:value-type="float">
            <text:p>5733.26</text:p>
          </table:table-cell>
          <table:table-cell office:value-type="float" office:value="5989.78" calcext:value-type="float">
            <text:p>5989.78</text:p>
          </table:table-cell>
          <table:table-cell office:value-type="float" office:value="5848.93" calcext:value-type="float">
            <text:p>5848.93</text:p>
          </table:table-cell>
          <table:table-cell office:value-type="float" office:value="6213.73" calcext:value-type="float">
            <text:p>6213.73</text:p>
          </table:table-cell>
          <table:table-cell office:value-type="float" office:value="5846.59" calcext:value-type="float">
            <text:p>5846.59</text:p>
          </table:table-cell>
          <table:table-cell office:value-type="float" office:value="6213.7" calcext:value-type="float">
            <text:p>6213.7</text:p>
          </table:table-cell>
          <table:table-cell office:value-type="float" office:value="2678.77" calcext:value-type="float">
            <text:p>2678.77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5914.4" calcext:value-type="float">
            <text:p>5914.4</text:p>
          </table:table-cell>
          <table:table-cell office:value-type="float" office:value="5947.02" calcext:value-type="float">
            <text:p>5947.02</text:p>
          </table:table-cell>
          <table:table-cell office:value-type="float" office:value="5604.06" calcext:value-type="float">
            <text:p>5604.06</text:p>
          </table:table-cell>
          <table:table-cell office:value-type="float" office:value="5621.96" calcext:value-type="float">
            <text:p>5621.96</text:p>
          </table:table-cell>
          <table:table-cell office:value-type="float" office:value="5734.23" calcext:value-type="float">
            <text:p>5734.23</text:p>
          </table:table-cell>
          <table:table-cell office:value-type="float" office:value="5672.1" calcext:value-type="float">
            <text:p>5672.1</text:p>
          </table:table-cell>
          <table:table-cell office:value-type="float" office:value="6069.48" calcext:value-type="float">
            <text:p>6069.48</text:p>
          </table:table-cell>
          <table:table-cell office:value-type="float" office:value="5675.84" calcext:value-type="float">
            <text:p>5675.84</text:p>
          </table:table-cell>
          <table:table-cell office:value-type="float" office:value="5973.93" calcext:value-type="float">
            <text:p>5973.93</text:p>
          </table:table-cell>
          <table:table-cell office:value-type="float" office:value="2551.54" calcext:value-type="float">
            <text:p>2551.5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606.49" calcext:value-type="float">
            <text:p>1606.49</text:p>
          </table:table-cell>
          <table:table-cell office:value-type="float" office:value="1602.08" calcext:value-type="float">
            <text:p>1602.08</text:p>
          </table:table-cell>
          <table:table-cell office:value-type="float" office:value="1605.9" calcext:value-type="float">
            <text:p>1605.9</text:p>
          </table:table-cell>
          <table:table-cell office:value-type="float" office:value="1611.86" calcext:value-type="float">
            <text:p>1611.86</text:p>
          </table:table-cell>
          <table:table-cell office:value-type="float" office:value="1614.67" calcext:value-type="float">
            <text:p>1614.67</text:p>
          </table:table-cell>
          <table:table-cell office:value-type="float" office:value="1635.33" calcext:value-type="float">
            <text:p>1635.33</text:p>
          </table:table-cell>
          <table:table-cell office:value-type="float" office:value="1617.12" calcext:value-type="float">
            <text:p>1617.12</text:p>
          </table:table-cell>
          <table:table-cell office:value-type="float" office:value="1605.71" calcext:value-type="float">
            <text:p>1605.71</text:p>
          </table:table-cell>
          <table:table-cell office:value-type="float" office:value="1701.37" calcext:value-type="float">
            <text:p>1701.37</text:p>
          </table:table-cell>
          <table:table-cell office:value-type="float" office:value="751.33" calcext:value-type="float">
            <text:p>751.33</text:p>
          </table:table-cell>
        </table:table-row>
      </table:table>
      <table:table table:name="osu_bw_2_node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5.6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 ID:</text:p>
          </table:table-cell>
          <table:table-cell office:value-type="float" office:value="31328" calcext:value-type="float">
            <text:p>31328</text:p>
          </table:table-cell>
          <table:table-cell office:value-type="float" office:value="31329" calcext:value-type="float">
            <text:p>31329</text:p>
          </table:table-cell>
          <table:table-cell office:value-type="float" office:value="31330" calcext:value-type="float">
            <text:p>31330</text:p>
          </table:table-cell>
          <table:table-cell office:value-type="float" office:value="31331" calcext:value-type="float">
            <text:p>31331</text:p>
          </table:table-cell>
          <table:table-cell office:value-type="float" office:value="31332" calcext:value-type="float">
            <text:p>31332</text:p>
          </table:table-cell>
          <table:table-cell office:value-type="float" office:value="31333" calcext:value-type="float">
            <text:p>31333</text:p>
          </table:table-cell>
          <table:table-cell office:value-type="float" office:value="31334" calcext:value-type="float">
            <text:p>31334</text:p>
          </table:table-cell>
          <table:table-cell office:value-type="float" office:value="31335" calcext:value-type="float">
            <text:p>31335</text:p>
          </table:table-cell>
          <table:table-cell office:value-type="float" office:value="31336" calcext:value-type="float">
            <text:p>31336</text:p>
          </table:table-cell>
          <table:table-cell office:value-type="float" office:value="31337" calcext:value-type="float">
            <text:p>31337</text:p>
          </table:table-cell>
          <table:table-cell office:value-type="float" office:value="31338" calcext:value-type="float">
            <text:p>31338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andwid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Bytes)</text:p>
          </table:table-cell>
          <table:table-cell office:value-type="string" calcext:value-type="string">
            <text:p>(MB/s)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63" calcext:value-type="float">
            <text:p>0.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63" calcext:value-type="float">
            <text:p>0.63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2" calcext:value-type="float">
            <text:p>2.52</text:p>
          </table:table-cell>
          <table:table-cell office:value-type="float" office:value="2.53" calcext:value-type="float">
            <text:p>2.53</text:p>
          </table:table-cell>
          <table:table-cell office:value-type="float" office:value="0.14" calcext:value-type="float">
            <text:p>0.14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.28" calcext:value-type="float">
            <text:p>0.28</text:p>
          </table:table-cell>
          <table:table-cell office:value-type="float" office:value="0.01" calcext:value-type="float">
            <text:p>0.01</text:p>
          </table:table-cell>
          <table:table-cell office:value-type="float" office:value="2.52" calcext:value-type="float">
            <text:p>2.5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09" calcext:value-type="float">
            <text:p>5.09</text:p>
          </table:table-cell>
          <table:table-cell office:value-type="float" office:value="5.08" calcext:value-type="float">
            <text:p>5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54" calcext:value-type="float">
            <text:p>0.54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29" calcext:value-type="float">
            <text:p>0.29</text:p>
          </table:table-cell>
          <table:table-cell office:value-type="float" office:value="5.11" calcext:value-type="float">
            <text:p>5.1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26" calcext:value-type="float">
            <text:p>10.26</text:p>
          </table:table-cell>
          <table:table-cell office:value-type="float" office:value="10.24" calcext:value-type="float">
            <text:p>10.24</text:p>
          </table:table-cell>
          <table:table-cell office:value-type="float" office:value="0.38" calcext:value-type="float">
            <text:p>0.38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10.23" calcext:value-type="float">
            <text:p>10.23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.49" calcext:value-type="float">
            <text:p>20.49</text:p>
          </table:table-cell>
          <table:table-cell office:value-type="float" office:value="20.44" calcext:value-type="float">
            <text:p>20.44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.27" calcext:value-type="float">
            <text:p>2.27</text:p>
          </table:table-cell>
          <table:table-cell office:value-type="float" office:value="0.19" calcext:value-type="float">
            <text:p>0.19</text:p>
          </table:table-cell>
          <table:table-cell office:value-type="float" office:value="20.45" calcext:value-type="float">
            <text:p>20.45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.68" calcext:value-type="float">
            <text:p>40.68</text:p>
          </table:table-cell>
          <table:table-cell office:value-type="float" office:value="40.57" calcext:value-type="float">
            <text:p>40.57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61" calcext:value-type="float">
            <text:p>0.6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71" calcext:value-type="float">
            <text:p>0.71</text:p>
          </table:table-cell>
          <table:table-cell office:value-type="float" office:value="40.69" calcext:value-type="float">
            <text:p>40.69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77.47" calcext:value-type="float">
            <text:p>77.47</text:p>
          </table:table-cell>
          <table:table-cell office:value-type="float" office:value="9.22" calcext:value-type="float">
            <text:p>9.22</text:p>
          </table:table-cell>
          <table:table-cell office:value-type="float" office:value="1.58" calcext:value-type="float">
            <text:p>1.58</text:p>
          </table:table-cell>
          <table:table-cell office:value-type="float" office:value="0.52" calcext:value-type="float">
            <text:p>0.52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67" calcext:value-type="float">
            <text:p>0.67</text:p>
          </table:table-cell>
          <table:table-cell office:value-type="float" office:value="0.35" calcext:value-type="float">
            <text:p>0.35</text:p>
          </table:table-cell>
          <table:table-cell office:value-type="float" office:value="78.08" calcext:value-type="float">
            <text:p>78.08</text:p>
          </table:table-cell>
          <table:table-cell office:value-type="float" office:value="8.21" calcext:value-type="float">
            <text:p>8.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2.19" calcext:value-type="float">
            <text:p>152.19</text:p>
          </table:table-cell>
          <table:table-cell office:value-type="float" office:value="153.46" calcext:value-type="float">
            <text:p>153.46</text:p>
          </table:table-cell>
          <table:table-cell office:value-type="float" office:value="16.77" calcext:value-type="float">
            <text:p>16.77</text:p>
          </table:table-cell>
          <table:table-cell office:value-type="float" office:value="3.03" calcext:value-type="float">
            <text:p>3.03</text:p>
          </table:table-cell>
          <table:table-cell office:value-type="float" office:value="0.26" calcext:value-type="float">
            <text:p>0.26</text:p>
          </table:table-cell>
          <table:table-cell office:value-type="float" office:value="2.37" calcext:value-type="float">
            <text:p>2.37</text:p>
          </table:table-cell>
          <table:table-cell office:value-type="float" office:value="0.25" calcext:value-type="float">
            <text:p>0.25</text:p>
          </table:table-cell>
          <table:table-cell office:value-type="float" office:value="2.69" calcext:value-type="float">
            <text:p>2.69</text:p>
          </table:table-cell>
          <table:table-cell office:value-type="float" office:value="1.25" calcext:value-type="float">
            <text:p>1.25</text:p>
          </table:table-cell>
          <table:table-cell office:value-type="float" office:value="153.82" calcext:value-type="float">
            <text:p>153.82</text:p>
          </table:table-cell>
          <table:table-cell office:value-type="float" office:value="152.92" calcext:value-type="float">
            <text:p>152.9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96.3" calcext:value-type="float">
            <text:p>296.3</text:p>
          </table:table-cell>
          <table:table-cell office:value-type="float" office:value="293.19" calcext:value-type="float">
            <text:p>293.19</text:p>
          </table:table-cell>
          <table:table-cell office:value-type="float" office:value="8.83" calcext:value-type="float">
            <text:p>8.8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9.96" calcext:value-type="float">
            <text:p>19.96</text:p>
          </table:table-cell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  <table:table-cell office:value-type="float" office:value="37.15" calcext:value-type="float">
            <text:p>37.15</text:p>
          </table:table-cell>
          <table:table-cell office:value-type="float" office:value="296.21" calcext:value-type="float">
            <text:p>296.21</text:p>
          </table:table-cell>
          <table:table-cell office:value-type="float" office:value="99.66" calcext:value-type="float">
            <text:p>99.6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33.81" calcext:value-type="float">
            <text:p>533.81</text:p>
          </table:table-cell>
          <table:table-cell office:value-type="float" office:value="528.02" calcext:value-type="float">
            <text:p>528.02</text:p>
          </table:table-cell>
          <table:table-cell office:value-type="float" office:value="8.36" calcext:value-type="float">
            <text:p>8.36</text:p>
          </table:table-cell>
          <table:table-cell office:value-type="float" office:value="26.99" calcext:value-type="float">
            <text:p>26.99</text:p>
          </table:table-cell>
          <table:table-cell office:value-type="float" office:value="20.4" calcext:value-type="float">
            <text:p>20.4</text:p>
          </table:table-cell>
          <table:table-cell office:value-type="float" office:value="6.79" calcext:value-type="float">
            <text:p>6.79</text:p>
          </table:table-cell>
          <table:table-cell office:value-type="float" office:value="15.06" calcext:value-type="float">
            <text:p>15.06</text:p>
          </table:table-cell>
          <table:table-cell office:value-type="float" office:value="20.58" calcext:value-type="float">
            <text:p>20.58</text:p>
          </table:table-cell>
          <table:table-cell office:value-type="float" office:value="7.18" calcext:value-type="float">
            <text:p>7.18</text:p>
          </table:table-cell>
          <table:table-cell office:value-type="float" office:value="537.86" calcext:value-type="float">
            <text:p>537.86</text:p>
          </table:table-cell>
          <table:table-cell office:value-type="float" office:value="83.97" calcext:value-type="float">
            <text:p>83.9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53.52" calcext:value-type="float">
            <text:p>753.52</text:p>
          </table:table-cell>
          <table:table-cell office:value-type="float" office:value="745.47" calcext:value-type="float">
            <text:p>745.47</text:p>
          </table:table-cell>
          <table:table-cell office:value-type="float" office:value="75.04" calcext:value-type="float">
            <text:p>75.04</text:p>
          </table:table-cell>
          <table:table-cell office:value-type="float" office:value="153.42" calcext:value-type="float">
            <text:p>153.42</text:p>
          </table:table-cell>
          <table:table-cell office:value-type="float" office:value="9.4" calcext:value-type="float">
            <text:p>9.4</text:p>
          </table:table-cell>
          <table:table-cell office:value-type="float" office:value="9.74" calcext:value-type="float">
            <text:p>9.74</text:p>
          </table:table-cell>
          <table:table-cell office:value-type="float" office:value="35.47" calcext:value-type="float">
            <text:p>35.47</text:p>
          </table:table-cell>
          <table:table-cell office:value-type="float" office:value="2.31" calcext:value-type="float">
            <text:p>2.31</text:p>
          </table:table-cell>
          <table:table-cell office:value-type="float" office:value="155.3" calcext:value-type="float">
            <text:p>155.3</text:p>
          </table:table-cell>
          <table:table-cell office:value-type="float" office:value="753" calcext:value-type="float">
            <text:p>753</text:p>
          </table:table-cell>
          <table:table-cell office:value-type="float" office:value="108.21" calcext:value-type="float">
            <text:p>108.2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922.96" calcext:value-type="float">
            <text:p>922.96</text:p>
          </table:table-cell>
          <table:table-cell office:value-type="float" office:value="922.49" calcext:value-type="float">
            <text:p>922.49</text:p>
          </table:table-cell>
          <table:table-cell office:value-type="float" office:value="6.23" calcext:value-type="float">
            <text:p>6.23</text:p>
          </table:table-cell>
          <table:table-cell office:value-type="float" office:value="38.11" calcext:value-type="float">
            <text:p>38.11</text:p>
          </table:table-cell>
          <table:table-cell office:value-type="float" office:value="60.53" calcext:value-type="float">
            <text:p>60.53</text:p>
          </table:table-cell>
          <table:table-cell office:value-type="float" office:value="21.69" calcext:value-type="float">
            <text:p>21.69</text:p>
          </table:table-cell>
          <table:table-cell office:value-type="float" office:value="28.2" calcext:value-type="float">
            <text:p>28.2</text:p>
          </table:table-cell>
          <table:table-cell office:value-type="float" office:value="6.11" calcext:value-type="float">
            <text:p>6.11</text:p>
          </table:table-cell>
          <table:table-cell office:value-type="float" office:value="83.32" calcext:value-type="float">
            <text:p>83.32</text:p>
          </table:table-cell>
          <table:table-cell office:value-type="float" office:value="926.24" calcext:value-type="float">
            <text:p>926.24</text:p>
          </table:table-cell>
          <table:table-cell office:value-type="float" office:value="49.53" calcext:value-type="float">
            <text:p>49.5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062.58" calcext:value-type="float">
            <text:p>1062.58</text:p>
          </table:table-cell>
          <table:table-cell office:value-type="float" office:value="1065.08" calcext:value-type="float">
            <text:p>1065.08</text:p>
          </table:table-cell>
          <table:table-cell office:value-type="float" office:value="11.15" calcext:value-type="float">
            <text:p>11.15</text:p>
          </table:table-cell>
          <table:table-cell office:value-type="float" office:value="28.57" calcext:value-type="float">
            <text:p>28.57</text:p>
          </table:table-cell>
          <table:table-cell office:value-type="float" office:value="23.28" calcext:value-type="float">
            <text:p>23.28</text:p>
          </table:table-cell>
          <table:table-cell office:value-type="float" office:value="40.35" calcext:value-type="float">
            <text:p>40.35</text:p>
          </table:table-cell>
          <table:table-cell office:value-type="float" office:value="9.93" calcext:value-type="float">
            <text:p>9.93</text:p>
          </table:table-cell>
          <table:table-cell office:value-type="float" office:value="9.07" calcext:value-type="float">
            <text:p>9.07</text:p>
          </table:table-cell>
          <table:table-cell office:value-type="float" office:value="22.54" calcext:value-type="float">
            <text:p>22.54</text:p>
          </table:table-cell>
          <table:table-cell office:value-type="float" office:value="1064.07" calcext:value-type="float">
            <text:p>1064.07</text:p>
          </table:table-cell>
          <table:table-cell office:value-type="float" office:value="200.47" calcext:value-type="float">
            <text:p>200.4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109.88" calcext:value-type="float">
            <text:p>1109.88</text:p>
          </table:table-cell>
          <table:table-cell office:value-type="float" office:value="1105.96" calcext:value-type="float">
            <text:p>1105.96</text:p>
          </table:table-cell>
          <table:table-cell office:value-type="float" office:value="80.67" calcext:value-type="float">
            <text:p>80.67</text:p>
          </table:table-cell>
          <table:table-cell office:value-type="float" office:value="28.39" calcext:value-type="float">
            <text:p>28.39</text:p>
          </table:table-cell>
          <table:table-cell office:value-type="float" office:value="19.6" calcext:value-type="float">
            <text:p>19.6</text:p>
          </table:table-cell>
          <table:table-cell office:value-type="float" office:value="21.62" calcext:value-type="float">
            <text:p>21.62</text:p>
          </table:table-cell>
          <table:table-cell office:value-type="float" office:value="22.58" calcext:value-type="float">
            <text:p>22.58</text:p>
          </table:table-cell>
          <table:table-cell office:value-type="float" office:value="22.97" calcext:value-type="float">
            <text:p>22.97</text:p>
          </table:table-cell>
          <table:table-cell office:value-type="float" office:value="31.26" calcext:value-type="float">
            <text:p>31.26</text:p>
          </table:table-cell>
          <table:table-cell office:value-type="float" office:value="1110.03" calcext:value-type="float">
            <text:p>1110.03</text:p>
          </table:table-cell>
          <table:table-cell office:value-type="float" office:value="63.05" calcext:value-type="float">
            <text:p>63.0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302.11" calcext:value-type="float">
            <text:p>1302.11</text:p>
          </table:table-cell>
          <table:table-cell office:value-type="float" office:value="1305.93" calcext:value-type="float">
            <text:p>1305.93</text:p>
          </table:table-cell>
          <table:table-cell office:value-type="float" office:value="27.45" calcext:value-type="float">
            <text:p>27.45</text:p>
          </table:table-cell>
          <table:table-cell office:value-type="float" office:value="32.27" calcext:value-type="float">
            <text:p>32.27</text:p>
          </table:table-cell>
          <table:table-cell office:value-type="float" office:value="27.49" calcext:value-type="float">
            <text:p>27.49</text:p>
          </table:table-cell>
          <table:table-cell office:value-type="float" office:value="29.99" calcext:value-type="float">
            <text:p>29.99</text:p>
          </table:table-cell>
          <table:table-cell office:value-type="float" office:value="51.89" calcext:value-type="float">
            <text:p>51.89</text:p>
          </table:table-cell>
          <table:table-cell office:value-type="float" office:value="31.35" calcext:value-type="float">
            <text:p>31.35</text:p>
          </table:table-cell>
          <table:table-cell office:value-type="float" office:value="31.87" calcext:value-type="float">
            <text:p>31.87</text:p>
          </table:table-cell>
          <table:table-cell office:value-type="float" office:value="1306.47" calcext:value-type="float">
            <text:p>1306.47</text:p>
          </table:table-cell>
          <table:table-cell office:value-type="float" office:value="302.43" calcext:value-type="float">
            <text:p>302.43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422.71" calcext:value-type="float">
            <text:p>1422.71</text:p>
          </table:table-cell>
          <table:table-cell office:value-type="float" office:value="1423.41" calcext:value-type="float">
            <text:p>1423.41</text:p>
          </table:table-cell>
          <table:table-cell office:value-type="float" office:value="68.3" calcext:value-type="float">
            <text:p>68.3</text:p>
          </table:table-cell>
          <table:table-cell office:value-type="float" office:value="72.58" calcext:value-type="float">
            <text:p>72.58</text:p>
          </table:table-cell>
          <table:table-cell office:value-type="float" office:value="53.4" calcext:value-type="float">
            <text:p>53.4</text:p>
          </table:table-cell>
          <table:table-cell office:value-type="float" office:value="72.31" calcext:value-type="float">
            <text:p>72.31</text:p>
          </table:table-cell>
          <table:table-cell office:value-type="float" office:value="51.91" calcext:value-type="float">
            <text:p>51.91</text:p>
          </table:table-cell>
          <table:table-cell office:value-type="float" office:value="60.7" calcext:value-type="float">
            <text:p>60.7</text:p>
          </table:table-cell>
          <table:table-cell office:value-type="float" office:value="53.06" calcext:value-type="float">
            <text:p>53.06</text:p>
          </table:table-cell>
          <table:table-cell office:value-type="float" office:value="1423.25" calcext:value-type="float">
            <text:p>1423.25</text:p>
          </table:table-cell>
          <table:table-cell office:value-type="float" office:value="224.42" calcext:value-type="float">
            <text:p>224.4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483.21" calcext:value-type="float">
            <text:p>1483.21</text:p>
          </table:table-cell>
          <table:table-cell office:value-type="float" office:value="1483.65" calcext:value-type="float">
            <text:p>1483.65</text:p>
          </table:table-cell>
          <table:table-cell office:value-type="float" office:value="109.8" calcext:value-type="float">
            <text:p>109.8</text:p>
          </table:table-cell>
          <table:table-cell office:value-type="float" office:value="106.32" calcext:value-type="float">
            <text:p>106.32</text:p>
          </table:table-cell>
          <table:table-cell office:value-type="float" office:value="118.57" calcext:value-type="float">
            <text:p>118.57</text:p>
          </table:table-cell>
          <table:table-cell office:value-type="float" office:value="108.66" calcext:value-type="float">
            <text:p>108.66</text:p>
          </table:table-cell>
          <table:table-cell office:value-type="float" office:value="114.52" calcext:value-type="float">
            <text:p>114.52</text:p>
          </table:table-cell>
          <table:table-cell office:value-type="float" office:value="109.94" calcext:value-type="float">
            <text:p>109.94</text:p>
          </table:table-cell>
          <table:table-cell office:value-type="float" office:value="105.58" calcext:value-type="float">
            <text:p>105.58</text:p>
          </table:table-cell>
          <table:table-cell office:value-type="float" office:value="1486.15" calcext:value-type="float">
            <text:p>1486.15</text:p>
          </table:table-cell>
          <table:table-cell office:value-type="float" office:value="158.73" calcext:value-type="float">
            <text:p>158.7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502.19" calcext:value-type="float">
            <text:p>1502.19</text:p>
          </table:table-cell>
          <table:table-cell office:value-type="float" office:value="1470.88" calcext:value-type="float">
            <text:p>1470.88</text:p>
          </table:table-cell>
          <table:table-cell office:value-type="float" office:value="117.45" calcext:value-type="float">
            <text:p>117.45</text:p>
          </table:table-cell>
          <table:table-cell office:value-type="float" office:value="155.92" calcext:value-type="float">
            <text:p>155.92</text:p>
          </table:table-cell>
          <table:table-cell office:value-type="float" office:value="174.24" calcext:value-type="float">
            <text:p>174.24</text:p>
          </table:table-cell>
          <table:table-cell office:value-type="float" office:value="159.78" calcext:value-type="float">
            <text:p>159.78</text:p>
          </table:table-cell>
          <table:table-cell office:value-type="float" office:value="117.86" calcext:value-type="float">
            <text:p>117.86</text:p>
          </table:table-cell>
          <table:table-cell office:value-type="float" office:value="144.88" calcext:value-type="float">
            <text:p>144.88</text:p>
          </table:table-cell>
          <table:table-cell office:value-type="float" office:value="127.39" calcext:value-type="float">
            <text:p>127.39</text:p>
          </table:table-cell>
          <table:table-cell office:value-type="float" office:value="1456.6" calcext:value-type="float">
            <text:p>1456.6</text:p>
          </table:table-cell>
          <table:table-cell office:value-type="float" office:value="906.36" calcext:value-type="float">
            <text:p>906.3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520.01" calcext:value-type="float">
            <text:p>1520.01</text:p>
          </table:table-cell>
          <table:table-cell office:value-type="float" office:value="1470.04" calcext:value-type="float">
            <text:p>1470.04</text:p>
          </table:table-cell>
          <table:table-cell office:value-type="float" office:value="184.72" calcext:value-type="float">
            <text:p>184.72</text:p>
          </table:table-cell>
          <table:table-cell office:value-type="float" office:value="181.33" calcext:value-type="float">
            <text:p>181.33</text:p>
          </table:table-cell>
          <table:table-cell office:value-type="float" office:value="182.01" calcext:value-type="float">
            <text:p>182.01</text:p>
          </table:table-cell>
          <table:table-cell office:value-type="float" office:value="167.1" calcext:value-type="float">
            <text:p>167.1</text:p>
          </table:table-cell>
          <table:table-cell office:value-type="float" office:value="150.57" calcext:value-type="float">
            <text:p>150.57</text:p>
          </table:table-cell>
          <table:table-cell office:value-type="float" office:value="161.83" calcext:value-type="float">
            <text:p>161.83</text:p>
          </table:table-cell>
          <table:table-cell office:value-type="float" office:value="182.51" calcext:value-type="float">
            <text:p>182.51</text:p>
          </table:table-cell>
          <table:table-cell office:value-type="float" office:value="1479.23" calcext:value-type="float">
            <text:p>1479.23</text:p>
          </table:table-cell>
          <table:table-cell office:value-type="float" office:value="1505.25" calcext:value-type="float">
            <text:p>1505.2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528.5" calcext:value-type="float">
            <text:p>1528.5</text:p>
          </table:table-cell>
          <table:table-cell office:value-type="float" office:value="1424.29" calcext:value-type="float">
            <text:p>1424.29</text:p>
          </table:table-cell>
          <table:table-cell office:value-type="float" office:value="194.6" calcext:value-type="float">
            <text:p>194.6</text:p>
          </table:table-cell>
          <table:table-cell office:value-type="float" office:value="194.38" calcext:value-type="float">
            <text:p>194.38</text:p>
          </table:table-cell>
          <table:table-cell office:value-type="float" office:value="196.43" calcext:value-type="float">
            <text:p>196.43</text:p>
          </table:table-cell>
          <table:table-cell office:value-type="float" office:value="170.74" calcext:value-type="float">
            <text:p>170.74</text:p>
          </table:table-cell>
          <table:table-cell office:value-type="float" office:value="162.81" calcext:value-type="float">
            <text:p>162.81</text:p>
          </table:table-cell>
          <table:table-cell office:value-type="float" office:value="195.57" calcext:value-type="float">
            <text:p>195.57</text:p>
          </table:table-cell>
          <table:table-cell office:value-type="float" office:value="181.99" calcext:value-type="float">
            <text:p>181.99</text:p>
          </table:table-cell>
          <table:table-cell office:value-type="float" office:value="1508.7" calcext:value-type="float">
            <text:p>1508.7</text:p>
          </table:table-cell>
          <table:table-cell office:value-type="float" office:value="1506.98" calcext:value-type="float">
            <text:p>1506.98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535.49" calcext:value-type="float">
            <text:p>1535.49</text:p>
          </table:table-cell>
          <table:table-cell office:value-type="float" office:value="314.78" calcext:value-type="float">
            <text:p>314.78</text:p>
          </table:table-cell>
          <table:table-cell office:value-type="float" office:value="202.21" calcext:value-type="float">
            <text:p>202.21</text:p>
          </table:table-cell>
          <table:table-cell office:value-type="float" office:value="234.42" calcext:value-type="float">
            <text:p>234.42</text:p>
          </table:table-cell>
          <table:table-cell office:value-type="float" office:value="199.34" calcext:value-type="float">
            <text:p>199.34</text:p>
          </table:table-cell>
          <table:table-cell office:value-type="float" office:value="174.14" calcext:value-type="float">
            <text:p>174.14</text:p>
          </table:table-cell>
          <table:table-cell office:value-type="float" office:value="138.38" calcext:value-type="float">
            <text:p>138.38</text:p>
          </table:table-cell>
          <table:table-cell office:value-type="float" office:value="209.54" calcext:value-type="float">
            <text:p>209.54</text:p>
          </table:table-cell>
          <table:table-cell office:value-type="float" office:value="211.22" calcext:value-type="float">
            <text:p>211.22</text:p>
          </table:table-cell>
          <table:table-cell office:value-type="float" office:value="1466.88" calcext:value-type="float">
            <text:p>1466.88</text:p>
          </table:table-cell>
          <table:table-cell office:value-type="float" office:value="1537.36" calcext:value-type="float">
            <text:p>1537.3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537.95" calcext:value-type="float">
            <text:p>1537.95</text:p>
          </table:table-cell>
          <table:table-cell office:value-type="float" office:value="311.7" calcext:value-type="float">
            <text:p>311.7</text:p>
          </table:table-cell>
          <table:table-cell office:value-type="float" office:value="239.08" calcext:value-type="float">
            <text:p>239.08</text:p>
          </table:table-cell>
          <table:table-cell office:value-type="float" office:value="239.45" calcext:value-type="float">
            <text:p>239.45</text:p>
          </table:table-cell>
          <table:table-cell office:value-type="float" office:value="252.42" calcext:value-type="float">
            <text:p>252.42</text:p>
          </table:table-cell>
          <table:table-cell office:value-type="float" office:value="304.98" calcext:value-type="float">
            <text:p>304.98</text:p>
          </table:table-cell>
          <table:table-cell office:value-type="float" office:value="513.26" calcext:value-type="float">
            <text:p>513.26</text:p>
          </table:table-cell>
          <table:table-cell office:value-type="float" office:value="241.32" calcext:value-type="float">
            <text:p>241.32</text:p>
          </table:table-cell>
          <table:table-cell office:value-type="float" office:value="242.66" calcext:value-type="float">
            <text:p>242.66</text:p>
          </table:table-cell>
          <table:table-cell office:value-type="float" office:value="1250.55" calcext:value-type="float">
            <text:p>1250.55</text:p>
          </table:table-cell>
          <table:table-cell office:value-type="float" office:value="1539.82" calcext:value-type="float">
            <text:p>1539.82</text:p>
          </table:table-cell>
        </table:table-row>
      </table:table>
      <table:table table:name="osu_latency_1_socket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5.6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b ID:</text:p>
          </table:table-cell>
          <table:table-cell office:value-type="float" office:value="31307" calcext:value-type="float">
            <text:p>31307</text:p>
          </table:table-cell>
          <table:table-cell office:value-type="float" office:value="31308" calcext:value-type="float">
            <text:p>31308</text:p>
          </table:table-cell>
          <table:table-cell office:value-type="float" office:value="31309" calcext:value-type="float">
            <text:p>31309</text:p>
          </table:table-cell>
          <table:table-cell office:value-type="float" office:value="31310" calcext:value-type="float">
            <text:p>31310</text:p>
          </table:table-cell>
          <table:table-cell office:value-type="float" office:value="31311" calcext:value-type="float">
            <text:p>31311</text:p>
          </table:table-cell>
          <table:table-cell office:value-type="float" office:value="31312" calcext:value-type="float">
            <text:p>31312</text:p>
          </table:table-cell>
          <table:table-cell office:value-type="float" office:value="31313" calcext:value-type="float">
            <text:p>31313</text:p>
          </table:table-cell>
          <table:table-cell office:value-type="float" office:value="31314" calcext:value-type="float">
            <text:p>31314</text:p>
          </table:table-cell>
          <table:table-cell office:value-type="float" office:value="31315" calcext:value-type="float">
            <text:p>31315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Latenc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Bytes)</text:p>
          </table:table-cell>
          <table:table-cell office:value-type="string" calcext:value-type="string">
            <text:p>(us)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14.4" calcext:value-type="float">
            <text:p>14.4</text:p>
          </table:table-cell>
          <table:table-cell office:value-type="float" office:value="16.94" calcext:value-type="float">
            <text:p>16.94</text:p>
          </table:table-cell>
          <table:table-cell office:value-type="float" office:value="5.51" calcext:value-type="float">
            <text:p>5.51</text:p>
          </table:table-cell>
          <table:table-cell office:value-type="float" office:value="12.9" calcext:value-type="float">
            <text:p>12.9</text:p>
          </table:table-cell>
          <table:table-cell office:value-type="float" office:value="12.34" calcext:value-type="float">
            <text:p>12.34</text:p>
          </table:table-cell>
          <table:table-cell office:value-type="float" office:value="1.05" calcext:value-type="float">
            <text:p>1.05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7.35" calcext:value-type="float">
            <text:p>7.35</text:p>
          </table:table-cell>
          <table:table-cell office:value-type="float" office:value="4.17" calcext:value-type="float">
            <text:p>4.17</text:p>
          </table:table-cell>
          <table:table-cell office:value-type="float" office:value="4.19" calcext:value-type="float">
            <text:p>4.19</text:p>
          </table:table-cell>
          <table:table-cell office:value-type="float" office:value="17.39" calcext:value-type="float">
            <text:p>17.39</text:p>
          </table:table-cell>
          <table:table-cell office:value-type="float" office:value="61.35" calcext:value-type="float">
            <text:p>61.35</text:p>
          </table:table-cell>
          <table:table-cell office:value-type="float" office:value="7.33" calcext:value-type="float">
            <text:p>7.33</text:p>
          </table:table-cell>
          <table:table-cell office:value-type="float" office:value="57.47" calcext:value-type="float">
            <text:p>57.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236.74" calcext:value-type="float">
            <text:p>236.74</text:p>
          </table:table-cell>
          <table:table-cell office:value-type="float" office:value="38.82" calcext:value-type="float">
            <text:p>38.82</text:p>
          </table:table-cell>
          <table:table-cell office:value-type="float" office:value="0.48" calcext:value-type="float">
            <text:p>0.48</text:p>
          </table:table-cell>
          <table:table-cell office:value-type="float" office:value="48.79" calcext:value-type="float">
            <text:p>48.79</text:p>
          </table:table-cell>
          <table:table-cell office:value-type="float" office:value="18.4" calcext:value-type="float">
            <text:p>18.4</text:p>
          </table:table-cell>
          <table:table-cell office:value-type="float" office:value="1.37" calcext:value-type="float">
            <text:p>1.37</text:p>
          </table:table-cell>
          <table:table-cell office:value-type="float" office:value="10.47" calcext:value-type="float">
            <text:p>10.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6.9" calcext:value-type="float">
            <text:p>6.9</text:p>
          </table:table-cell>
          <table:table-cell office:value-type="float" office:value="6.47" calcext:value-type="float">
            <text:p>6.47</text:p>
          </table:table-cell>
          <table:table-cell office:value-type="float" office:value="4.38" calcext:value-type="float">
            <text:p>4.38</text:p>
          </table:table-cell>
          <table:table-cell office:value-type="float" office:value="9.19" calcext:value-type="float">
            <text:p>9.19</text:p>
          </table:table-cell>
          <table:table-cell office:value-type="float" office:value="9.4" calcext:value-type="float">
            <text:p>9.4</text:p>
          </table:table-cell>
          <table:table-cell office:value-type="float" office:value="2.17" calcext:value-type="float">
            <text:p>2.17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2.21" calcext:value-type="float">
            <text:p>2.21</text:p>
          </table:table-cell>
          <table:table-cell office:value-type="float" office:value="6.02" calcext:value-type="float">
            <text:p>6.02</text:p>
          </table:table-cell>
          <table:table-cell office:value-type="float" office:value="65.63" calcext:value-type="float">
            <text:p>65.63</text:p>
          </table:table-cell>
          <table:table-cell office:value-type="float" office:value="8.09" calcext:value-type="float">
            <text:p>8.09</text:p>
          </table:table-cell>
          <table:table-cell office:value-type="float" office:value="20.15" calcext:value-type="float">
            <text:p>20.15</text:p>
          </table:table-cell>
          <table:table-cell office:value-type="float" office:value="47.87" calcext:value-type="float">
            <text:p>47.87</text:p>
          </table:table-cell>
          <table:table-cell office:value-type="float" office:value="17.28" calcext:value-type="float">
            <text:p>17.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3.97" calcext:value-type="float">
            <text:p>3.97</text:p>
          </table:table-cell>
          <table:table-cell office:value-type="float" office:value="25.69" calcext:value-type="float">
            <text:p>25.69</text:p>
          </table:table-cell>
          <table:table-cell office:value-type="float" office:value="4.41" calcext:value-type="float">
            <text:p>4.41</text:p>
          </table:table-cell>
          <table:table-cell office:value-type="float" office:value="2.42" calcext:value-type="float">
            <text:p>2.42</text:p>
          </table:table-cell>
          <table:table-cell office:value-type="float" office:value="22.02" calcext:value-type="float">
            <text:p>22.02</text:p>
          </table:table-cell>
          <table:table-cell office:value-type="float" office:value="1.95" calcext:value-type="float">
            <text:p>1.95</text:p>
          </table:table-cell>
          <table:table-cell office:value-type="float" office:value="9.44" calcext:value-type="float">
            <text:p>9.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46.12" calcext:value-type="float">
            <text:p>46.12</text:p>
          </table:table-cell>
          <table:table-cell office:value-type="float" office:value="12.85" calcext:value-type="float">
            <text:p>12.85</text:p>
          </table:table-cell>
          <table:table-cell office:value-type="float" office:value="4.21" calcext:value-type="float">
            <text:p>4.21</text:p>
          </table:table-cell>
          <table:table-cell office:value-type="float" office:value="109.92" calcext:value-type="float">
            <text:p>109.92</text:p>
          </table:table-cell>
          <table:table-cell office:value-type="float" office:value="4.37" calcext:value-type="float">
            <text:p>4.37</text:p>
          </table:table-cell>
          <table:table-cell office:value-type="float" office:value="20.75" calcext:value-type="float">
            <text:p>20.75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2" calcext:value-type="float">
            <text:p>0.52</text:p>
          </table:table-cell>
          <table:table-cell office:value-type="float" office:value="0.55" calcext:value-type="float">
            <text:p>0.55</text:p>
          </table:table-cell>
          <table:table-cell office:value-type="float" office:value="101.02" calcext:value-type="float">
            <text:p>101.02</text:p>
          </table:table-cell>
          <table:table-cell office:value-type="float" office:value="6.54" calcext:value-type="float">
            <text:p>6.54</text:p>
          </table:table-cell>
          <table:table-cell office:value-type="float" office:value="81.35" calcext:value-type="float">
            <text:p>81.35</text:p>
          </table:table-cell>
          <table:table-cell office:value-type="float" office:value="11.01" calcext:value-type="float">
            <text:p>11.01</text:p>
          </table:table-cell>
          <table:table-cell office:value-type="float" office:value="2.47" calcext:value-type="float">
            <text:p>2.47</text:p>
          </table:table-cell>
          <table:table-cell office:value-type="float" office:value="12.09" calcext:value-type="float">
            <text:p>12.09</text:p>
          </table:table-cell>
          <table:table-cell office:value-type="float" office:value="78.29" calcext:value-type="float">
            <text:p>78.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office:value-type="float" office:value="13.36" calcext:value-type="float">
            <text:p>13.36</text:p>
          </table:table-cell>
          <table:table-cell office:value-type="float" office:value="8.46" calcext:value-type="float">
            <text:p>8.46</text:p>
          </table:table-cell>
          <table:table-cell office:value-type="float" office:value="68.18" calcext:value-type="float">
            <text:p>68.18</text:p>
          </table:table-cell>
          <table:table-cell office:value-type="float" office:value="72.39" calcext:value-type="float">
            <text:p>72.39</text:p>
          </table:table-cell>
          <table:table-cell office:value-type="float" office:value="1.59" calcext:value-type="float">
            <text:p>1.59</text:p>
          </table:table-cell>
          <table:table-cell office:value-type="float" office:value="12.07" calcext:value-type="float">
            <text:p>12.07</text:p>
          </table:table-cell>
          <table:table-cell office:value-type="float" office:value="34.66" calcext:value-type="float">
            <text:p>34.6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office:value-type="float" office:value="4.34" calcext:value-type="float">
            <text:p>4.34</text:p>
          </table:table-cell>
          <table:table-cell office:value-type="float" office:value="45.95" calcext:value-type="float">
            <text:p>45.95</text:p>
          </table:table-cell>
          <table:table-cell office:value-type="float" office:value="4.62" calcext:value-type="float">
            <text:p>4.62</text:p>
          </table:table-cell>
          <table:table-cell office:value-type="float" office:value="17.57" calcext:value-type="float">
            <text:p>17.57</text:p>
          </table:table-cell>
          <table:table-cell office:value-type="float" office:value="2.43" calcext:value-type="float">
            <text:p>2.43</text:p>
          </table:table-cell>
          <table:table-cell office:value-type="float" office:value="4.11" calcext:value-type="float">
            <text:p>4.11</text:p>
          </table:table-cell>
          <table:table-cell office:value-type="float" office:value="53.35" calcext:value-type="float">
            <text:p>53.3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131.62" calcext:value-type="float">
            <text:p>131.62</text:p>
          </table:table-cell>
          <table:table-cell office:value-type="float" office:value="6.23" calcext:value-type="float">
            <text:p>6.23</text:p>
          </table:table-cell>
          <table:table-cell office:value-type="float" office:value="122.86" calcext:value-type="float">
            <text:p>122.86</text:p>
          </table:table-cell>
          <table:table-cell office:value-type="float" office:value="2.52" calcext:value-type="float">
            <text:p>2.52</text:p>
          </table:table-cell>
          <table:table-cell office:value-type="float" office:value="8.11" calcext:value-type="float">
            <text:p>8.11</text:p>
          </table:table-cell>
          <table:table-cell office:value-type="float" office:value="31.03" calcext:value-type="float">
            <text:p>31.03</text:p>
          </table:table-cell>
          <table:table-cell office:value-type="float" office:value="63.11" calcext:value-type="float">
            <text:p>63.1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01" calcext:value-type="float">
            <text:p>1.01</text:p>
          </table:table-cell>
          <table:table-cell office:value-type="float" office:value="1.03" calcext:value-type="float">
            <text:p>1.03</text:p>
          </table:table-cell>
          <table:table-cell office:value-type="float" office:value="15.57" calcext:value-type="float">
            <text:p>15.57</text:p>
          </table:table-cell>
          <table:table-cell office:value-type="float" office:value="36.87" calcext:value-type="float">
            <text:p>36.87</text:p>
          </table:table-cell>
          <table:table-cell office:value-type="float" office:value="15.31" calcext:value-type="float">
            <text:p>15.31</text:p>
          </table:table-cell>
          <table:table-cell office:value-type="float" office:value="28.21" calcext:value-type="float">
            <text:p>28.21</text:p>
          </table:table-cell>
          <table:table-cell office:value-type="float" office:value="51.45" calcext:value-type="float">
            <text:p>51.45</text:p>
          </table:table-cell>
          <table:table-cell office:value-type="float" office:value="11.53" calcext:value-type="float">
            <text:p>11.53</text:p>
          </table:table-cell>
          <table:table-cell office:value-type="float" office:value="9.41" calcext:value-type="float">
            <text:p>9.4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.31" calcext:value-type="float">
            <text:p>1.31</text:p>
          </table:table-cell>
          <table:table-cell office:value-type="float" office:value="1.32" calcext:value-type="float">
            <text:p>1.32</text:p>
          </table:table-cell>
          <table:table-cell office:value-type="float" office:value="32.85" calcext:value-type="float">
            <text:p>32.85</text:p>
          </table:table-cell>
          <table:table-cell office:value-type="float" office:value="176.6" calcext:value-type="float">
            <text:p>176.6</text:p>
          </table:table-cell>
          <table:table-cell office:value-type="float" office:value="85.91" calcext:value-type="float">
            <text:p>85.91</text:p>
          </table:table-cell>
          <table:table-cell office:value-type="float" office:value="121.4" calcext:value-type="float">
            <text:p>121.4</text:p>
          </table:table-cell>
          <table:table-cell office:value-type="float" office:value="62.04" calcext:value-type="float">
            <text:p>62.04</text:p>
          </table:table-cell>
          <table:table-cell office:value-type="float" office:value="186.31" calcext:value-type="float">
            <text:p>186.31</text:p>
          </table:table-cell>
          <table:table-cell office:value-type="float" office:value="20.15" calcext:value-type="float">
            <text:p>20.1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.96" calcext:value-type="float">
            <text:p>3.96</text:p>
          </table:table-cell>
          <table:table-cell office:value-type="float" office:value="3.98" calcext:value-type="float">
            <text:p>3.98</text:p>
          </table:table-cell>
          <table:table-cell office:value-type="float" office:value="82.75" calcext:value-type="float">
            <text:p>82.75</text:p>
          </table:table-cell>
          <table:table-cell office:value-type="float" office:value="134.2" calcext:value-type="float">
            <text:p>134.2</text:p>
          </table:table-cell>
          <table:table-cell office:value-type="float" office:value="120.65" calcext:value-type="float">
            <text:p>120.65</text:p>
          </table:table-cell>
          <table:table-cell office:value-type="float" office:value="119.23" calcext:value-type="float">
            <text:p>119.23</text:p>
          </table:table-cell>
          <table:table-cell office:value-type="float" office:value="13.69" calcext:value-type="float">
            <text:p>13.69</text:p>
          </table:table-cell>
          <table:table-cell office:value-type="float" office:value="40.32" calcext:value-type="float">
            <text:p>40.32</text:p>
          </table:table-cell>
          <table:table-cell office:value-type="float" office:value="38.06" calcext:value-type="float">
            <text:p>38.0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.91" calcext:value-type="float">
            <text:p>4.91</text:p>
          </table:table-cell>
          <table:table-cell office:value-type="float" office:value="4.9" calcext:value-type="float">
            <text:p>4.9</text:p>
          </table:table-cell>
          <table:table-cell office:value-type="float" office:value="55.22" calcext:value-type="float">
            <text:p>55.22</text:p>
          </table:table-cell>
          <table:table-cell office:value-type="float" office:value="118.47" calcext:value-type="float">
            <text:p>118.47</text:p>
          </table:table-cell>
          <table:table-cell office:value-type="float" office:value="116.46" calcext:value-type="float">
            <text:p>116.46</text:p>
          </table:table-cell>
          <table:table-cell office:value-type="float" office:value="26.76" calcext:value-type="float">
            <text:p>26.76</text:p>
          </table:table-cell>
          <table:table-cell office:value-type="float" office:value="47.01" calcext:value-type="float">
            <text:p>47.01</text:p>
          </table:table-cell>
          <table:table-cell office:value-type="float" office:value="23.61" calcext:value-type="float">
            <text:p>23.61</text:p>
          </table:table-cell>
          <table:table-cell office:value-type="float" office:value="18.95" calcext:value-type="float">
            <text:p>18.9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.62" calcext:value-type="float">
            <text:p>6.62</text:p>
          </table:table-cell>
          <table:table-cell office:value-type="float" office:value="6.61" calcext:value-type="float">
            <text:p>6.61</text:p>
          </table:table-cell>
          <table:table-cell office:value-type="float" office:value="220.61" calcext:value-type="float">
            <text:p>220.61</text:p>
          </table:table-cell>
          <table:table-cell office:value-type="float" office:value="108.57" calcext:value-type="float">
            <text:p>108.57</text:p>
          </table:table-cell>
          <table:table-cell office:value-type="float" office:value="615.91" calcext:value-type="float">
            <text:p>615.91</text:p>
          </table:table-cell>
          <table:table-cell office:value-type="float" office:value="40.55" calcext:value-type="float">
            <text:p>40.55</text:p>
          </table:table-cell>
          <table:table-cell office:value-type="float" office:value="66.59" calcext:value-type="float">
            <text:p>66.59</text:p>
          </table:table-cell>
          <table:table-cell office:value-type="float" office:value="628.82" calcext:value-type="float">
            <text:p>628.82</text:p>
          </table:table-cell>
          <table:table-cell office:value-type="float" office:value="424.92" calcext:value-type="float">
            <text:p>424.9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number-columns-repeated="2" office:value-type="float" office:value="9.21" calcext:value-type="float">
            <text:p>9.21</text:p>
          </table:table-cell>
          <table:table-cell office:value-type="float" office:value="322.66" calcext:value-type="float">
            <text:p>322.66</text:p>
          </table:table-cell>
          <table:table-cell office:value-type="float" office:value="157.14" calcext:value-type="float">
            <text:p>157.14</text:p>
          </table:table-cell>
          <table:table-cell office:value-type="float" office:value="86.12" calcext:value-type="float">
            <text:p>86.12</text:p>
          </table:table-cell>
          <table:table-cell office:value-type="float" office:value="44.13" calcext:value-type="float">
            <text:p>44.13</text:p>
          </table:table-cell>
          <table:table-cell office:value-type="float" office:value="332.03" calcext:value-type="float">
            <text:p>332.03</text:p>
          </table:table-cell>
          <table:table-cell office:value-type="float" office:value="40.66" calcext:value-type="float">
            <text:p>40.66</text:p>
          </table:table-cell>
          <table:table-cell office:value-type="float" office:value="121.65" calcext:value-type="float">
            <text:p>121.65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4.64" calcext:value-type="float">
            <text:p>14.64</text:p>
          </table:table-cell>
          <table:table-cell office:value-type="float" office:value="14.58" calcext:value-type="float">
            <text:p>14.58</text:p>
          </table:table-cell>
          <table:table-cell office:value-type="float" office:value="382.12" calcext:value-type="float">
            <text:p>382.12</text:p>
          </table:table-cell>
          <table:table-cell office:value-type="float" office:value="82.97" calcext:value-type="float">
            <text:p>82.97</text:p>
          </table:table-cell>
          <table:table-cell office:value-type="float" office:value="87.43" calcext:value-type="float">
            <text:p>87.43</text:p>
          </table:table-cell>
          <table:table-cell office:value-type="float" office:value="196.88" calcext:value-type="float">
            <text:p>196.88</text:p>
          </table:table-cell>
          <table:table-cell office:value-type="float" office:value="161.45" calcext:value-type="float">
            <text:p>161.45</text:p>
          </table:table-cell>
          <table:table-cell office:value-type="float" office:value="132.96" calcext:value-type="float">
            <text:p>132.96</text:p>
          </table:table-cell>
          <table:table-cell office:value-type="float" office:value="178.89" calcext:value-type="float">
            <text:p>178.8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4.96" calcext:value-type="float">
            <text:p>24.96</text:p>
          </table:table-cell>
          <table:table-cell office:value-type="float" office:value="25.1" calcext:value-type="float">
            <text:p>25.1</text:p>
          </table:table-cell>
          <table:table-cell office:value-type="float" office:value="1982.52" calcext:value-type="float">
            <text:p>1982.52</text:p>
          </table:table-cell>
          <table:table-cell office:value-type="float" office:value="570.82" calcext:value-type="float">
            <text:p>570.82</text:p>
          </table:table-cell>
          <table:table-cell office:value-type="float" office:value="90.81" calcext:value-type="float">
            <text:p>90.81</text:p>
          </table:table-cell>
          <table:table-cell office:value-type="float" office:value="420.02" calcext:value-type="float">
            <text:p>420.02</text:p>
          </table:table-cell>
          <table:table-cell office:value-type="float" office:value="335.72" calcext:value-type="float">
            <text:p>335.72</text:p>
          </table:table-cell>
          <table:table-cell office:value-type="float" office:value="886.87" calcext:value-type="float">
            <text:p>886.87</text:p>
          </table:table-cell>
          <table:table-cell office:value-type="float" office:value="95.18" calcext:value-type="float">
            <text:p>95.18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5.76" calcext:value-type="float">
            <text:p>45.76</text:p>
          </table:table-cell>
          <table:table-cell office:value-type="float" office:value="45.86" calcext:value-type="float">
            <text:p>45.86</text:p>
          </table:table-cell>
          <table:table-cell office:value-type="float" office:value="383.31" calcext:value-type="float">
            <text:p>383.31</text:p>
          </table:table-cell>
          <table:table-cell office:value-type="float" office:value="528.06" calcext:value-type="float">
            <text:p>528.06</text:p>
          </table:table-cell>
          <table:table-cell office:value-type="float" office:value="264.99" calcext:value-type="float">
            <text:p>264.99</text:p>
          </table:table-cell>
          <table:table-cell office:value-type="float" office:value="1613.8" calcext:value-type="float">
            <text:p>1613.8</text:p>
          </table:table-cell>
          <table:table-cell office:value-type="float" office:value="928.57" calcext:value-type="float">
            <text:p>928.57</text:p>
          </table:table-cell>
          <table:table-cell office:value-type="float" office:value="149.99" calcext:value-type="float">
            <text:p>149.99</text:p>
          </table:table-cell>
          <table:table-cell office:value-type="float" office:value="162.43" calcext:value-type="float">
            <text:p>162.4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87.42" calcext:value-type="float">
            <text:p>87.42</text:p>
          </table:table-cell>
          <table:table-cell office:value-type="float" office:value="87.46" calcext:value-type="float">
            <text:p>87.46</text:p>
          </table:table-cell>
          <table:table-cell office:value-type="float" office:value="884.74" calcext:value-type="float">
            <text:p>884.74</text:p>
          </table:table-cell>
          <table:table-cell office:value-type="float" office:value="1897.74" calcext:value-type="float">
            <text:p>1897.74</text:p>
          </table:table-cell>
          <table:table-cell office:value-type="float" office:value="1422.1" calcext:value-type="float">
            <text:p>1422.1</text:p>
          </table:table-cell>
          <table:table-cell office:value-type="float" office:value="514.02" calcext:value-type="float">
            <text:p>514.02</text:p>
          </table:table-cell>
          <table:table-cell office:value-type="float" office:value="515.07" calcext:value-type="float">
            <text:p>515.07</text:p>
          </table:table-cell>
          <table:table-cell office:value-type="float" office:value="620.16" calcext:value-type="float">
            <text:p>620.16</text:p>
          </table:table-cell>
          <table:table-cell office:value-type="float" office:value="403.62" calcext:value-type="float">
            <text:p>403.6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76.91" calcext:value-type="float">
            <text:p>176.91</text:p>
          </table:table-cell>
          <table:table-cell office:value-type="float" office:value="173.76" calcext:value-type="float">
            <text:p>173.76</text:p>
          </table:table-cell>
          <table:table-cell office:value-type="float" office:value="2721" calcext:value-type="float">
            <text:p>2721</text:p>
          </table:table-cell>
          <table:table-cell office:value-type="float" office:value="1673.32" calcext:value-type="float">
            <text:p>1673.32</text:p>
          </table:table-cell>
          <table:table-cell office:value-type="float" office:value="2695.31" calcext:value-type="float">
            <text:p>2695.31</text:p>
          </table:table-cell>
          <table:table-cell office:value-type="float" office:value="5074.3" calcext:value-type="float">
            <text:p>5074.3</text:p>
          </table:table-cell>
          <table:table-cell office:value-type="float" office:value="1549.37" calcext:value-type="float">
            <text:p>1549.37</text:p>
          </table:table-cell>
          <table:table-cell office:value-type="float" office:value="3544.78" calcext:value-type="float">
            <text:p>3544.78</text:p>
          </table:table-cell>
          <table:table-cell office:value-type="float" office:value="2530.46" calcext:value-type="float">
            <text:p>2530.46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292.53" calcext:value-type="float">
            <text:p>1292.53</text:p>
          </table:table-cell>
          <table:table-cell office:value-type="float" office:value="1296.03" calcext:value-type="float">
            <text:p>1296.03</text:p>
          </table:table-cell>
          <table:table-cell office:value-type="float" office:value="14689.5" calcext:value-type="float">
            <text:p>14689.5</text:p>
          </table:table-cell>
          <table:table-cell office:value-type="float" office:value="14693.06" calcext:value-type="float">
            <text:p>14693.06</text:p>
          </table:table-cell>
          <table:table-cell office:value-type="float" office:value="15971.5" calcext:value-type="float">
            <text:p>15971.5</text:p>
          </table:table-cell>
          <table:table-cell office:value-type="float" office:value="16589.5" calcext:value-type="float">
            <text:p>16589.5</text:p>
          </table:table-cell>
          <table:table-cell office:value-type="float" office:value="9336.13" calcext:value-type="float">
            <text:p>9336.13</text:p>
          </table:table-cell>
          <table:table-cell office:value-type="float" office:value="8745.59" calcext:value-type="float">
            <text:p>8745.59</text:p>
          </table:table-cell>
          <table:table-cell office:value-type="float" office:value="9584.01" calcext:value-type="float">
            <text:p>9584.0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885.53" calcext:value-type="float">
            <text:p>2885.53</text:p>
          </table:table-cell>
          <table:table-cell office:value-type="float" office:value="2886.54" calcext:value-type="float">
            <text:p>2886.54</text:p>
          </table:table-cell>
          <table:table-cell office:value-type="float" office:value="17708.75" calcext:value-type="float">
            <text:p>17708.75</text:p>
          </table:table-cell>
          <table:table-cell office:value-type="float" office:value="19678.02" calcext:value-type="float">
            <text:p>19678.02</text:p>
          </table:table-cell>
          <table:table-cell office:value-type="float" office:value="18528.98" calcext:value-type="float">
            <text:p>18528.98</text:p>
          </table:table-cell>
          <table:table-cell office:value-type="float" office:value="16815.38" calcext:value-type="float">
            <text:p>16815.38</text:p>
          </table:table-cell>
          <table:table-cell office:value-type="float" office:value="12957.15" calcext:value-type="float">
            <text:p>12957.15</text:p>
          </table:table-cell>
          <table:table-cell office:value-type="float" office:value="11994.72" calcext:value-type="float">
            <text:p>11994.72</text:p>
          </table:table-cell>
          <table:table-cell office:value-type="float" office:value="12651.43" calcext:value-type="float">
            <text:p>12651.43</text:p>
          </table:table-cell>
        </table:table-row>
      </table:table>
      <table:table table:name="osu_latency_2_socket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5.6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b ID:</text:p>
          </table:table-cell>
          <table:table-cell office:value-type="float" office:value="31389" calcext:value-type="float">
            <text:p>31389</text:p>
          </table:table-cell>
          <table:table-cell office:value-type="float" office:value="31391" calcext:value-type="float">
            <text:p>31391</text:p>
          </table:table-cell>
          <table:table-cell office:value-type="float" office:value="31393" calcext:value-type="float">
            <text:p>31393</text:p>
          </table:table-cell>
          <table:table-cell office:value-type="float" office:value="31395" calcext:value-type="float">
            <text:p>31395</text:p>
          </table:table-cell>
          <table:table-cell office:value-type="float" office:value="31397" calcext:value-type="float">
            <text:p>31397</text:p>
          </table:table-cell>
          <table:table-cell office:value-type="float" office:value="31399" calcext:value-type="float">
            <text:p>31399</text:p>
          </table:table-cell>
          <table:table-cell office:value-type="float" office:value="31401" calcext:value-type="float">
            <text:p>3140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Laten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Bytes)</text:p>
          </table:table-cell>
          <table:table-cell office:value-type="string" calcext:value-type="string">
            <text:p>(us)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5" calcext:value-type="float">
            <text:p>0.55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57" calcext:value-type="float">
            <text:p>0.57</text:p>
          </table:table-cell>
          <table:table-cell office:value-type="float" office:value="0.61" calcext:value-type="float">
            <text:p>0.6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office:value-type="float" office:value="0.65" calcext:value-type="float">
            <text:p>0.6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02" calcext:value-type="float">
            <text:p>1.02</text:p>
          </table:table-cell>
          <table:table-cell office:value-type="float" office:value="1.01" calcext:value-type="float">
            <text:p>1.01</text:p>
          </table:table-cell>
          <table:table-cell office:value-type="float" office:value="1.02" calcext:value-type="float">
            <text:p>1.02</text:p>
          </table:table-cell>
          <table:table-cell office:value-type="float" office:value="1.01" calcext:value-type="float">
            <text:p>1.01</text:p>
          </table:table-cell>
          <table:table-cell office:value-type="float" office:value="1.04" calcext:value-type="float">
            <text:p>1.04</text:p>
          </table:table-cell>
          <table:table-cell office:value-type="float" office:value="1.02" calcext:value-type="float">
            <text:p>1.02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.31" calcext:value-type="float">
            <text:p>1.31</text:p>
          </table:table-cell>
          <table:table-cell office:value-type="float" office:value="1.3" calcext:value-type="float">
            <text:p>1.3</text:p>
          </table:table-cell>
          <table:table-cell office:value-type="float" office:value="1.31" calcext:value-type="float">
            <text:p>1.31</text:p>
          </table:table-cell>
          <table:table-cell office:value-type="float" office:value="1.3" calcext:value-type="float">
            <text:p>1.3</text:p>
          </table:table-cell>
          <table:table-cell office:value-type="float" office:value="1.32" calcext:value-type="float">
            <text:p>1.32</text:p>
          </table:table-cell>
          <table:table-cell office:value-type="float" office:value="1.31" calcext:value-type="float">
            <text:p>1.31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.97" calcext:value-type="float">
            <text:p>3.97</text:p>
          </table:table-cell>
          <table:table-cell office:value-type="float" office:value="3.95" calcext:value-type="float">
            <text:p>3.95</text:p>
          </table:table-cell>
          <table:table-cell table:number-columns-repeated="2"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office:value-type="float" office:value="3.98" calcext:value-type="float">
            <text:p>3.98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.91" calcext:value-type="float">
            <text:p>4.91</text:p>
          </table:table-cell>
          <table:table-cell office:value-type="float" office:value="4.9" calcext:value-type="float">
            <text:p>4.9</text:p>
          </table:table-cell>
          <table:table-cell office:value-type="float" office:value="4.85" calcext:value-type="float">
            <text:p>4.85</text:p>
          </table:table-cell>
          <table:table-cell office:value-type="float" office:value="4.9" calcext:value-type="float">
            <text:p>4.9</text:p>
          </table:table-cell>
          <table:table-cell office:value-type="float" office:value="4.95" calcext:value-type="float">
            <text:p>4.95</text:p>
          </table:table-cell>
          <table:table-cell office:value-type="float" office:value="4.85" calcext:value-type="float">
            <text:p>4.85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.67" calcext:value-type="float">
            <text:p>6.67</text:p>
          </table:table-cell>
          <table:table-cell office:value-type="float" office:value="6.62" calcext:value-type="float">
            <text:p>6.62</text:p>
          </table:table-cell>
          <table:table-cell office:value-type="float" office:value="6.56" calcext:value-type="float">
            <text:p>6.56</text:p>
          </table:table-cell>
          <table:table-cell office:value-type="float" office:value="6.6" calcext:value-type="float">
            <text:p>6.6</text:p>
          </table:table-cell>
          <table:table-cell office:value-type="float" office:value="6.67" calcext:value-type="float">
            <text:p>6.67</text:p>
          </table:table-cell>
          <table:table-cell office:value-type="float" office:value="6.59" calcext:value-type="float">
            <text:p>6.59</text:p>
          </table:table-cell>
          <table:table-cell office:value-type="float" office:value="6.79" calcext:value-type="float">
            <text:p>6.7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9.27" calcext:value-type="float">
            <text:p>9.27</text:p>
          </table:table-cell>
          <table:table-cell office:value-type="float" office:value="9.23" calcext:value-type="float">
            <text:p>9.23</text:p>
          </table:table-cell>
          <table:table-cell office:value-type="float" office:value="9.15" calcext:value-type="float">
            <text:p>9.15</text:p>
          </table:table-cell>
          <table:table-cell office:value-type="float" office:value="9.18" calcext:value-type="float">
            <text:p>9.18</text:p>
          </table:table-cell>
          <table:table-cell office:value-type="float" office:value="9.3" calcext:value-type="float">
            <text:p>9.3</text:p>
          </table:table-cell>
          <table:table-cell office:value-type="float" office:value="9.17" calcext:value-type="float">
            <text:p>9.17</text:p>
          </table:table-cell>
          <table:table-cell office:value-type="float" office:value="9.33" calcext:value-type="float">
            <text:p>9.33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4.59" calcext:value-type="float">
            <text:p>14.59</text:p>
          </table:table-cell>
          <table:table-cell office:value-type="float" office:value="14.63" calcext:value-type="float">
            <text:p>14.63</text:p>
          </table:table-cell>
          <table:table-cell office:value-type="float" office:value="14.47" calcext:value-type="float">
            <text:p>14.47</text:p>
          </table:table-cell>
          <table:table-cell office:value-type="float" office:value="14.53" calcext:value-type="float">
            <text:p>14.53</text:p>
          </table:table-cell>
          <table:table-cell office:value-type="float" office:value="14.66" calcext:value-type="float">
            <text:p>14.66</text:p>
          </table:table-cell>
          <table:table-cell office:value-type="float" office:value="14.5" calcext:value-type="float">
            <text:p>14.5</text:p>
          </table:table-cell>
          <table:table-cell office:value-type="float" office:value="14.73" calcext:value-type="float">
            <text:p>14.7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4.99" calcext:value-type="float">
            <text:p>24.99</text:p>
          </table:table-cell>
          <table:table-cell table:number-columns-repeated="2" office:value-type="float" office:value="25.12" calcext:value-type="float">
            <text:p>25.12</text:p>
          </table:table-cell>
          <table:table-cell office:value-type="float" office:value="25.17" calcext:value-type="float">
            <text:p>25.17</text:p>
          </table:table-cell>
          <table:table-cell office:value-type="float" office:value="25.3" calcext:value-type="float">
            <text:p>25.3</text:p>
          </table:table-cell>
          <table:table-cell office:value-type="float" office:value="25.04" calcext:value-type="float">
            <text:p>25.04</text:p>
          </table:table-cell>
          <table:table-cell office:value-type="float" office:value="25.46" calcext:value-type="float">
            <text:p>25.46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5.82" calcext:value-type="float">
            <text:p>45.82</text:p>
          </table:table-cell>
          <table:table-cell office:value-type="float" office:value="45.85" calcext:value-type="float">
            <text:p>45.85</text:p>
          </table:table-cell>
          <table:table-cell office:value-type="float" office:value="45.93" calcext:value-type="float">
            <text:p>45.93</text:p>
          </table:table-cell>
          <table:table-cell office:value-type="float" office:value="45.86" calcext:value-type="float">
            <text:p>45.86</text:p>
          </table:table-cell>
          <table:table-cell office:value-type="float" office:value="46.05" calcext:value-type="float">
            <text:p>46.05</text:p>
          </table:table-cell>
          <table:table-cell office:value-type="float" office:value="45.79" calcext:value-type="float">
            <text:p>45.7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89.44" calcext:value-type="float">
            <text:p>89.44</text:p>
          </table:table-cell>
          <table:table-cell office:value-type="float" office:value="87.52" calcext:value-type="float">
            <text:p>87.52</text:p>
          </table:table-cell>
          <table:table-cell office:value-type="float" office:value="87.59" calcext:value-type="float">
            <text:p>87.59</text:p>
          </table:table-cell>
          <table:table-cell office:value-type="float" office:value="87.73" calcext:value-type="float">
            <text:p>87.73</text:p>
          </table:table-cell>
          <table:table-cell office:value-type="float" office:value="87.88" calcext:value-type="float">
            <text:p>87.88</text:p>
          </table:table-cell>
          <table:table-cell office:value-type="float" office:value="87.4" calcext:value-type="float">
            <text:p>87.4</text:p>
          </table:table-cell>
          <table:table-cell office:value-type="float" office:value="90.43" calcext:value-type="float">
            <text:p>90.4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83.74" calcext:value-type="float">
            <text:p>183.74</text:p>
          </table:table-cell>
          <table:table-cell office:value-type="float" office:value="176.29" calcext:value-type="float">
            <text:p>176.29</text:p>
          </table:table-cell>
          <table:table-cell office:value-type="float" office:value="174.84" calcext:value-type="float">
            <text:p>174.84</text:p>
          </table:table-cell>
          <table:table-cell office:value-type="float" office:value="174.22" calcext:value-type="float">
            <text:p>174.22</text:p>
          </table:table-cell>
          <table:table-cell office:value-type="float" office:value="174.13" calcext:value-type="float">
            <text:p>174.13</text:p>
          </table:table-cell>
          <table:table-cell office:value-type="float" office:value="170.42" calcext:value-type="float">
            <text:p>170.42</text:p>
          </table:table-cell>
          <table:table-cell office:value-type="float" office:value="183.54" calcext:value-type="float">
            <text:p>183.54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303.41" calcext:value-type="float">
            <text:p>1303.41</text:p>
          </table:table-cell>
          <table:table-cell office:value-type="float" office:value="1295.62" calcext:value-type="float">
            <text:p>1295.62</text:p>
          </table:table-cell>
          <table:table-cell office:value-type="float" office:value="1294.45" calcext:value-type="float">
            <text:p>1294.45</text:p>
          </table:table-cell>
          <table:table-cell office:value-type="float" office:value="1297.54" calcext:value-type="float">
            <text:p>1297.54</text:p>
          </table:table-cell>
          <table:table-cell office:value-type="float" office:value="1259.06" calcext:value-type="float">
            <text:p>1259.06</text:p>
          </table:table-cell>
          <table:table-cell office:value-type="float" office:value="1277.75" calcext:value-type="float">
            <text:p>1277.75</text:p>
          </table:table-cell>
          <table:table-cell office:value-type="float" office:value="1306.75" calcext:value-type="float">
            <text:p>1306.75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896.1" calcext:value-type="float">
            <text:p>2896.1</text:p>
          </table:table-cell>
          <table:table-cell office:value-type="float" office:value="2895.19" calcext:value-type="float">
            <text:p>2895.19</text:p>
          </table:table-cell>
          <table:table-cell office:value-type="float" office:value="2886.93" calcext:value-type="float">
            <text:p>2886.93</text:p>
          </table:table-cell>
          <table:table-cell office:value-type="float" office:value="2899.44" calcext:value-type="float">
            <text:p>2899.44</text:p>
          </table:table-cell>
          <table:table-cell office:value-type="float" office:value="2882.79" calcext:value-type="float">
            <text:p>2882.79</text:p>
          </table:table-cell>
          <table:table-cell office:value-type="float" office:value="2879.85" calcext:value-type="float">
            <text:p>2879.85</text:p>
          </table:table-cell>
          <table:table-cell office:value-type="float" office:value="2910.04" calcext:value-type="float">
            <text:p>2910.04</text:p>
          </table:table-cell>
        </table:table-row>
      </table:table>
      <table:table table:name="osu_latency_2_sockets_no_hyperthreading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5.6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b ID:</text:p>
          </table:table-cell>
          <table:table-cell office:value-type="float" office:value="31656" calcext:value-type="float">
            <text:p>31656</text:p>
          </table:table-cell>
          <table:table-cell office:value-type="float" office:value="31658" calcext:value-type="float">
            <text:p>31658</text:p>
          </table:table-cell>
          <table:table-cell office:value-type="float" office:value="31660" calcext:value-type="float">
            <text:p>31660</text:p>
          </table:table-cell>
          <table:table-cell office:value-type="float" office:value="31664" calcext:value-type="float">
            <text:p>31664</text:p>
          </table:table-cell>
          <table:table-cell office:value-type="float" office:value="31666" calcext:value-type="float">
            <text:p>31666</text:p>
          </table:table-cell>
          <table:table-cell office:value-type="float" office:value="31668" calcext:value-type="float">
            <text:p>31668</text:p>
          </table:table-cell>
          <table:table-cell office:value-type="float" office:value="31670" calcext:value-type="float">
            <text:p>31670</text:p>
          </table:table-cell>
          <table:table-cell office:value-type="float" office:value="31674" calcext:value-type="float">
            <text:p>31674</text:p>
          </table:table-cell>
          <table:table-cell office:value-type="float" office:value="31677" calcext:value-type="float">
            <text:p>31677</text:p>
          </table:table-cell>
          <table:table-cell office:value-type="float" office:value="31680" calcext:value-type="float">
            <text:p>31680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Latenc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Bytes)</text:p>
          </table:table-cell>
          <table:table-cell office:value-type="string" calcext:value-type="string">
            <text:p>(us)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table:number-columns-repeated="6" office:value-type="float" office:value="0.41" calcext:value-type="float">
            <text:p>0.41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46" calcext:value-type="float">
            <text:p>0.46</text:p>
          </table:table-cell>
          <table:table-cell table:number-columns-repeated="3" office:value-type="float" office:value="0.45" calcext:value-type="float">
            <text:p>0.45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.51" calcext:value-type="float">
            <text:p>0.51</text:p>
          </table:table-cell>
          <table:table-cell table:number-columns-repeated="6"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.48" calcext:value-type="float">
            <text:p>0.48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table:number-columns-repeated="5" office:value-type="float" office:value="0.52" calcext:value-type="float">
            <text:p>0.52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9" calcext:value-type="float">
            <text:p>0.59</text:p>
          </table:table-cell>
          <table:table-cell office:value-type="float" office:value="0.56" calcext:value-type="float">
            <text:p>0.56</text:p>
          </table:table-cell>
          <table:table-cell table:number-columns-repeated="7"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3" calcext:value-type="float">
            <text:p>0.63</text:p>
          </table:table-cell>
          <table:table-cell office:value-type="float" office:value="0.61" calcext:value-type="float">
            <text:p>0.61</text:p>
          </table:table-cell>
          <table:table-cell table:number-columns-repeated="4"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table:number-columns-repeated="3" office:value-type="float" office:value="0.87" calcext:value-type="float">
            <text:p>0.87</text:p>
          </table:table-cell>
          <table:table-cell table:number-columns-repeated="4"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02" calcext:value-type="float">
            <text:p>1.02</text:p>
          </table:table-cell>
          <table:table-cell office:value-type="float" office:value="1.04" calcext:value-type="float">
            <text:p>1.04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1.02" calcext:value-type="float">
            <text:p>1.02</text:p>
          </table:table-cell>
          <table:table-cell office:value-type="float" office:value="1.01" calcext:value-type="float">
            <text:p>1.01</text:p>
          </table:table-cell>
          <table:table-cell table:number-columns-repeated="4"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.31" calcext:value-type="float">
            <text:p>1.31</text:p>
          </table:table-cell>
          <table:table-cell office:value-type="float" office:value="1.33" calcext:value-type="float">
            <text:p>1.33</text:p>
          </table:table-cell>
          <table:table-cell table:number-columns-repeated="4" office:value-type="float" office:value="1.31" calcext:value-type="float">
            <text:p>1.31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1.31" calcext:value-type="float">
            <text:p>1.31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.94" calcext:value-type="float">
            <text:p>3.94</text:p>
          </table:table-cell>
          <table:table-cell office:value-type="float" office:value="3.89" calcext:value-type="float">
            <text:p>3.89</text:p>
          </table:table-cell>
          <table:table-cell office:value-type="float" office:value="4.03" calcext:value-type="float">
            <text:p>4.03</text:p>
          </table:table-cell>
          <table:table-cell table:number-columns-repeated="3" office:value-type="float" office:value="3.93" calcext:value-type="float">
            <text:p>3.93</text:p>
          </table:table-cell>
          <table:table-cell office:value-type="float" office:value="4.02" calcext:value-type="float">
            <text:p>4.02</text:p>
          </table:table-cell>
          <table:table-cell office:value-type="float" office:value="3.9" calcext:value-type="float">
            <text:p>3.9</text:p>
          </table:table-cell>
          <table:table-cell office:value-type="float" office:value="3.97" calcext:value-type="float">
            <text:p>3.97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.82" calcext:value-type="float">
            <text:p>4.82</text:p>
          </table:table-cell>
          <table:table-cell office:value-type="float" office:value="4.85" calcext:value-type="float">
            <text:p>4.85</text:p>
          </table:table-cell>
          <table:table-cell office:value-type="float" office:value="4.88" calcext:value-type="float">
            <text:p>4.88</text:p>
          </table:table-cell>
          <table:table-cell office:value-type="float" office:value="4.91" calcext:value-type="float">
            <text:p>4.91</text:p>
          </table:table-cell>
          <table:table-cell office:value-type="float" office:value="4.9" calcext:value-type="float">
            <text:p>4.9</text:p>
          </table:table-cell>
          <table:table-cell office:value-type="float" office:value="4.86" calcext:value-type="float">
            <text:p>4.86</text:p>
          </table:table-cell>
          <table:table-cell table:number-columns-repeated="2" office:value-type="float" office:value="4.89" calcext:value-type="float">
            <text:p>4.89</text:p>
          </table:table-cell>
          <table:table-cell office:value-type="float" office:value="4.87" calcext:value-type="float">
            <text:p>4.87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.55" calcext:value-type="float">
            <text:p>6.55</text:p>
          </table:table-cell>
          <table:table-cell table:number-columns-repeated="2" office:value-type="float" office:value="6.61" calcext:value-type="float">
            <text:p>6.61</text:p>
          </table:table-cell>
          <table:table-cell office:value-type="float" office:value="6.62" calcext:value-type="float">
            <text:p>6.62</text:p>
          </table:table-cell>
          <table:table-cell office:value-type="float" office:value="6.6" calcext:value-type="float">
            <text:p>6.6</text:p>
          </table:table-cell>
          <table:table-cell office:value-type="float" office:value="6.61" calcext:value-type="float">
            <text:p>6.61</text:p>
          </table:table-cell>
          <table:table-cell office:value-type="float" office:value="6.65" calcext:value-type="float">
            <text:p>6.65</text:p>
          </table:table-cell>
          <table:table-cell table:number-columns-repeated="2" office:value-type="float" office:value="6.59" calcext:value-type="float">
            <text:p>6.59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9.13" calcext:value-type="float">
            <text:p>9.13</text:p>
          </table:table-cell>
          <table:table-cell office:value-type="float" office:value="9.2" calcext:value-type="float">
            <text:p>9.2</text:p>
          </table:table-cell>
          <table:table-cell office:value-type="float" office:value="9.23" calcext:value-type="float">
            <text:p>9.23</text:p>
          </table:table-cell>
          <table:table-cell office:value-type="float" office:value="9.21" calcext:value-type="float">
            <text:p>9.21</text:p>
          </table:table-cell>
          <table:table-cell office:value-type="float" office:value="9.2" calcext:value-type="float">
            <text:p>9.2</text:p>
          </table:table-cell>
          <table:table-cell office:value-type="float" office:value="9.23" calcext:value-type="float">
            <text:p>9.23</text:p>
          </table:table-cell>
          <table:table-cell office:value-type="float" office:value="9.27" calcext:value-type="float">
            <text:p>9.27</text:p>
          </table:table-cell>
          <table:table-cell office:value-type="float" office:value="9.2" calcext:value-type="float">
            <text:p>9.2</text:p>
          </table:table-cell>
          <table:table-cell office:value-type="float" office:value="9.23" calcext:value-type="float">
            <text:p>9.23</text:p>
          </table:table-cell>
          <table:table-cell office:value-type="float" office:value="9.28" calcext:value-type="float">
            <text:p>9.28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4.49" calcext:value-type="float">
            <text:p>14.49</text:p>
          </table:table-cell>
          <table:table-cell office:value-type="float" office:value="14.5" calcext:value-type="float">
            <text:p>14.5</text:p>
          </table:table-cell>
          <table:table-cell office:value-type="float" office:value="14.52" calcext:value-type="float">
            <text:p>14.52</text:p>
          </table:table-cell>
          <table:table-cell office:value-type="float" office:value="14.67" calcext:value-type="float">
            <text:p>14.67</text:p>
          </table:table-cell>
          <table:table-cell office:value-type="float" office:value="14.55" calcext:value-type="float">
            <text:p>14.55</text:p>
          </table:table-cell>
          <table:table-cell office:value-type="float" office:value="14.67" calcext:value-type="float">
            <text:p>14.67</text:p>
          </table:table-cell>
          <table:table-cell office:value-type="float" office:value="14.58" calcext:value-type="float">
            <text:p>14.58</text:p>
          </table:table-cell>
          <table:table-cell office:value-type="float" office:value="14.53" calcext:value-type="float">
            <text:p>14.53</text:p>
          </table:table-cell>
          <table:table-cell office:value-type="float" office:value="14.54" calcext:value-type="float">
            <text:p>14.54</text:p>
          </table:table-cell>
          <table:table-cell office:value-type="float" office:value="14.56" calcext:value-type="float">
            <text:p>14.5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4.85" calcext:value-type="float">
            <text:p>24.85</text:p>
          </table:table-cell>
          <table:table-cell office:value-type="float" office:value="24.87" calcext:value-type="float">
            <text:p>24.87</text:p>
          </table:table-cell>
          <table:table-cell office:value-type="float" office:value="25.04" calcext:value-type="float">
            <text:p>25.04</text:p>
          </table:table-cell>
          <table:table-cell office:value-type="float" office:value="25.11" calcext:value-type="float">
            <text:p>25.11</text:p>
          </table:table-cell>
          <table:table-cell office:value-type="float" office:value="24.96" calcext:value-type="float">
            <text:p>24.96</text:p>
          </table:table-cell>
          <table:table-cell office:value-type="float" office:value="25.08" calcext:value-type="float">
            <text:p>25.08</text:p>
          </table:table-cell>
          <table:table-cell office:value-type="float" office:value="25" calcext:value-type="float">
            <text:p>25</text:p>
          </table:table-cell>
          <table:table-cell office:value-type="float" office:value="24.91" calcext:value-type="float">
            <text:p>24.91</text:p>
          </table:table-cell>
          <table:table-cell office:value-type="float" office:value="24.96" calcext:value-type="float">
            <text:p>24.96</text:p>
          </table:table-cell>
          <table:table-cell office:value-type="float" office:value="25.01" calcext:value-type="float">
            <text:p>25.0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6.7" calcext:value-type="float">
            <text:p>46.7</text:p>
          </table:table-cell>
          <table:table-cell office:value-type="float" office:value="45.66" calcext:value-type="float">
            <text:p>45.66</text:p>
          </table:table-cell>
          <table:table-cell office:value-type="float" office:value="45.7" calcext:value-type="float">
            <text:p>45.7</text:p>
          </table:table-cell>
          <table:table-cell office:value-type="float" office:value="45.89" calcext:value-type="float">
            <text:p>45.89</text:p>
          </table:table-cell>
          <table:table-cell office:value-type="float" office:value="45.73" calcext:value-type="float">
            <text:p>45.73</text:p>
          </table:table-cell>
          <table:table-cell office:value-type="float" office:value="45.91" calcext:value-type="float">
            <text:p>45.91</text:p>
          </table:table-cell>
          <table:table-cell office:value-type="float" office:value="45.73" calcext:value-type="float">
            <text:p>45.73</text:p>
          </table:table-cell>
          <table:table-cell office:value-type="float" office:value="45.67" calcext:value-type="float">
            <text:p>45.67</text:p>
          </table:table-cell>
          <table:table-cell office:value-type="float" office:value="45.79" calcext:value-type="float">
            <text:p>45.79</text:p>
          </table:table-cell>
          <table:table-cell office:value-type="float" office:value="45.73" calcext:value-type="float">
            <text:p>45.7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91.33" calcext:value-type="float">
            <text:p>91.33</text:p>
          </table:table-cell>
          <table:table-cell office:value-type="float" office:value="87.26" calcext:value-type="float">
            <text:p>87.26</text:p>
          </table:table-cell>
          <table:table-cell office:value-type="float" office:value="87.39" calcext:value-type="float">
            <text:p>87.39</text:p>
          </table:table-cell>
          <table:table-cell office:value-type="float" office:value="87.54" calcext:value-type="float">
            <text:p>87.54</text:p>
          </table:table-cell>
          <table:table-cell office:value-type="float" office:value="87.47" calcext:value-type="float">
            <text:p>87.47</text:p>
          </table:table-cell>
          <table:table-cell office:value-type="float" office:value="87.67" calcext:value-type="float">
            <text:p>87.67</text:p>
          </table:table-cell>
          <table:table-cell office:value-type="float" office:value="88.27" calcext:value-type="float">
            <text:p>88.27</text:p>
          </table:table-cell>
          <table:table-cell office:value-type="float" office:value="87.18" calcext:value-type="float">
            <text:p>87.18</text:p>
          </table:table-cell>
          <table:table-cell office:value-type="float" office:value="87.45" calcext:value-type="float">
            <text:p>87.45</text:p>
          </table:table-cell>
          <table:table-cell office:value-type="float" office:value="87.36" calcext:value-type="float">
            <text:p>87.3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80.15" calcext:value-type="float">
            <text:p>180.15</text:p>
          </table:table-cell>
          <table:table-cell office:value-type="float" office:value="171.93" calcext:value-type="float">
            <text:p>171.93</text:p>
          </table:table-cell>
          <table:table-cell office:value-type="float" office:value="170.44" calcext:value-type="float">
            <text:p>170.44</text:p>
          </table:table-cell>
          <table:table-cell office:value-type="float" office:value="175.41" calcext:value-type="float">
            <text:p>175.41</text:p>
          </table:table-cell>
          <table:table-cell office:value-type="float" office:value="176.64" calcext:value-type="float">
            <text:p>176.64</text:p>
          </table:table-cell>
          <table:table-cell office:value-type="float" office:value="182.08" calcext:value-type="float">
            <text:p>182.08</text:p>
          </table:table-cell>
          <table:table-cell office:value-type="float" office:value="177.74" calcext:value-type="float">
            <text:p>177.74</text:p>
          </table:table-cell>
          <table:table-cell office:value-type="float" office:value="179.56" calcext:value-type="float">
            <text:p>179.56</text:p>
          </table:table-cell>
          <table:table-cell office:value-type="float" office:value="179.24" calcext:value-type="float">
            <text:p>179.24</text:p>
          </table:table-cell>
          <table:table-cell office:value-type="float" office:value="173.92" calcext:value-type="float">
            <text:p>173.9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284.6" calcext:value-type="float">
            <text:p>1284.6</text:p>
          </table:table-cell>
          <table:table-cell office:value-type="float" office:value="1256.7" calcext:value-type="float">
            <text:p>1256.7</text:p>
          </table:table-cell>
          <table:table-cell office:value-type="float" office:value="1253.62" calcext:value-type="float">
            <text:p>1253.62</text:p>
          </table:table-cell>
          <table:table-cell office:value-type="float" office:value="1277.58" calcext:value-type="float">
            <text:p>1277.58</text:p>
          </table:table-cell>
          <table:table-cell office:value-type="float" office:value="1278.97" calcext:value-type="float">
            <text:p>1278.97</text:p>
          </table:table-cell>
          <table:table-cell office:value-type="float" office:value="1300.4" calcext:value-type="float">
            <text:p>1300.4</text:p>
          </table:table-cell>
          <table:table-cell office:value-type="float" office:value="1297.11" calcext:value-type="float">
            <text:p>1297.11</text:p>
          </table:table-cell>
          <table:table-cell office:value-type="float" office:value="1290.58" calcext:value-type="float">
            <text:p>1290.58</text:p>
          </table:table-cell>
          <table:table-cell office:value-type="float" office:value="1291.41" calcext:value-type="float">
            <text:p>1291.41</text:p>
          </table:table-cell>
          <table:table-cell office:value-type="float" office:value="1278.94" calcext:value-type="float">
            <text:p>1278.9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894.55" calcext:value-type="float">
            <text:p>2894.55</text:p>
          </table:table-cell>
          <table:table-cell office:value-type="float" office:value="2886.7" calcext:value-type="float">
            <text:p>2886.7</text:p>
          </table:table-cell>
          <table:table-cell office:value-type="float" office:value="2883.5" calcext:value-type="float">
            <text:p>2883.5</text:p>
          </table:table-cell>
          <table:table-cell office:value-type="float" office:value="2893.99" calcext:value-type="float">
            <text:p>2893.99</text:p>
          </table:table-cell>
          <table:table-cell office:value-type="float" office:value="2890.91" calcext:value-type="float">
            <text:p>2890.91</text:p>
          </table:table-cell>
          <table:table-cell office:value-type="float" office:value="2899.5" calcext:value-type="float">
            <text:p>2899.5</text:p>
          </table:table-cell>
          <table:table-cell office:value-type="float" office:value="2893.65" calcext:value-type="float">
            <text:p>2893.65</text:p>
          </table:table-cell>
          <table:table-cell office:value-type="float" office:value="2892.61" calcext:value-type="float">
            <text:p>2892.61</text:p>
          </table:table-cell>
          <table:table-cell office:value-type="float" office:value="2893.7" calcext:value-type="float">
            <text:p>2893.7</text:p>
          </table:table-cell>
          <table:table-cell office:value-type="float" office:value="2888.38" calcext:value-type="float">
            <text:p>2888.38</text:p>
          </table:table-cell>
        </table:table-row>
      </table:table>
      <table:table table:name="osu_latency_2_nodes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5.6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b ID:</text:p>
          </table:table-cell>
          <table:table-cell office:value-type="float" office:value="31316" calcext:value-type="float">
            <text:p>31316</text:p>
          </table:table-cell>
          <table:table-cell office:value-type="float" office:value="31317" calcext:value-type="float">
            <text:p>31317</text:p>
          </table:table-cell>
          <table:table-cell office:value-type="float" office:value="31318" calcext:value-type="float">
            <text:p>31318</text:p>
          </table:table-cell>
          <table:table-cell office:value-type="float" office:value="31319" calcext:value-type="float">
            <text:p>31319</text:p>
          </table:table-cell>
          <table:table-cell office:value-type="float" office:value="31320" calcext:value-type="float">
            <text:p>31320</text:p>
          </table:table-cell>
          <table:table-cell office:value-type="float" office:value="31321" calcext:value-type="float">
            <text:p>31321</text:p>
          </table:table-cell>
          <table:table-cell office:value-type="float" office:value="31322" calcext:value-type="float">
            <text:p>31322</text:p>
          </table:table-cell>
          <table:table-cell office:value-type="float" office:value="31323" calcext:value-type="float">
            <text:p>31323</text:p>
          </table:table-cell>
          <table:table-cell office:value-type="float" office:value="31324" calcext:value-type="float">
            <text:p>31324</text:p>
          </table:table-cell>
          <table:table-cell office:value-type="float" office:value="31325" calcext:value-type="float">
            <text:p>31325</text:p>
          </table:table-cell>
          <table:table-cell office:value-type="float" office:value="31326" calcext:value-type="float">
            <text:p>31326</text:p>
          </table:table-cell>
          <table:table-cell office:value-type="float" office:value="31327" calcext:value-type="float">
            <text:p>31327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Latenc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Bytes)</text:p>
          </table:table-cell>
          <table:table-cell office:value-type="string" calcext:value-type="string">
            <text:p>(us)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.51" calcext:value-type="float">
            <text:p>3.51</text:p>
          </table:table-cell>
          <table:table-cell office:value-type="float" office:value="3.5" calcext:value-type="float">
            <text:p>3.5</text:p>
          </table:table-cell>
          <table:table-cell office:value-type="float" office:value="615.56" calcext:value-type="float">
            <text:p>615.56</text:p>
          </table:table-cell>
          <table:table-cell office:value-type="float" office:value="779.38" calcext:value-type="float">
            <text:p>779.38</text:p>
          </table:table-cell>
          <table:table-cell office:value-type="float" office:value="437.4" calcext:value-type="float">
            <text:p>437.4</text:p>
          </table:table-cell>
          <table:table-cell office:value-type="float" office:value="519.6" calcext:value-type="float">
            <text:p>519.6</text:p>
          </table:table-cell>
          <table:table-cell office:value-type="float" office:value="319.63" calcext:value-type="float">
            <text:p>319.63</text:p>
          </table:table-cell>
          <table:table-cell office:value-type="float" office:value="280.73" calcext:value-type="float">
            <text:p>280.73</text:p>
          </table:table-cell>
          <table:table-cell office:value-type="float" office:value="116.63" calcext:value-type="float">
            <text:p>116.63</text:p>
          </table:table-cell>
          <table:table-cell office:value-type="float" office:value="3.51" calcext:value-type="float">
            <text:p>3.51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8" calcext:value-type="float">
            <text:p>3.58</text:p>
          </table:table-cell>
          <table:table-cell table:number-columns-repeated="2" office:value-type="float" office:value="3.55" calcext:value-type="float">
            <text:p>3.55</text:p>
          </table:table-cell>
          <table:table-cell office:value-type="float" office:value="692.76" calcext:value-type="float">
            <text:p>692.76</text:p>
          </table:table-cell>
          <table:table-cell office:value-type="float" office:value="1581.27" calcext:value-type="float">
            <text:p>1581.27</text:p>
          </table:table-cell>
          <table:table-cell office:value-type="float" office:value="79.17" calcext:value-type="float">
            <text:p>79.17</text:p>
          </table:table-cell>
          <table:table-cell office:value-type="float" office:value="708.2" calcext:value-type="float">
            <text:p>708.2</text:p>
          </table:table-cell>
          <table:table-cell office:value-type="float" office:value="247.49" calcext:value-type="float">
            <text:p>247.49</text:p>
          </table:table-cell>
          <table:table-cell office:value-type="float" office:value="186.74" calcext:value-type="float">
            <text:p>186.74</text:p>
          </table:table-cell>
          <table:table-cell office:value-type="float" office:value="96.58" calcext:value-type="float">
            <text:p>96.58</text:p>
          </table:table-cell>
          <table:table-cell office:value-type="float" office:value="3.55" calcext:value-type="float">
            <text:p>3.55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8" calcext:value-type="float">
            <text:p>3.58</text:p>
          </table:table-cell>
          <table:table-cell table:number-columns-repeated="2" office:value-type="float" office:value="3.55" calcext:value-type="float">
            <text:p>3.55</text:p>
          </table:table-cell>
          <table:table-cell office:value-type="float" office:value="450.02" calcext:value-type="float">
            <text:p>450.02</text:p>
          </table:table-cell>
          <table:table-cell office:value-type="float" office:value="105.08" calcext:value-type="float">
            <text:p>105.08</text:p>
          </table:table-cell>
          <table:table-cell office:value-type="float" office:value="39.56" calcext:value-type="float">
            <text:p>39.56</text:p>
          </table:table-cell>
          <table:table-cell office:value-type="float" office:value="328.28" calcext:value-type="float">
            <text:p>328.28</text:p>
          </table:table-cell>
          <table:table-cell office:value-type="float" office:value="229.46" calcext:value-type="float">
            <text:p>229.46</text:p>
          </table:table-cell>
          <table:table-cell office:value-type="float" office:value="290.19" calcext:value-type="float">
            <text:p>290.19</text:p>
          </table:table-cell>
          <table:table-cell office:value-type="float" office:value="623.15" calcext:value-type="float">
            <text:p>623.15</text:p>
          </table:table-cell>
          <table:table-cell office:value-type="float" office:value="3.55" calcext:value-type="float">
            <text:p>3.55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3.55" calcext:value-type="float">
            <text:p>3.55</text:p>
          </table:table-cell>
          <table:table-cell office:value-type="float" office:value="253.26" calcext:value-type="float">
            <text:p>253.26</text:p>
          </table:table-cell>
          <table:table-cell office:value-type="float" office:value="162.7" calcext:value-type="float">
            <text:p>162.7</text:p>
          </table:table-cell>
          <table:table-cell office:value-type="float" office:value="856.49" calcext:value-type="float">
            <text:p>856.49</text:p>
          </table:table-cell>
          <table:table-cell office:value-type="float" office:value="499.62" calcext:value-type="float">
            <text:p>499.62</text:p>
          </table:table-cell>
          <table:table-cell office:value-type="float" office:value="333.95" calcext:value-type="float">
            <text:p>333.95</text:p>
          </table:table-cell>
          <table:table-cell office:value-type="float" office:value="39.89" calcext:value-type="float">
            <text:p>39.89</text:p>
          </table:table-cell>
          <table:table-cell office:value-type="float" office:value="317.48" calcext:value-type="float">
            <text:p>317.48</text:p>
          </table:table-cell>
          <table:table-cell table:number-columns-repeated="2"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66" calcext:value-type="float">
            <text:p>3.66</text:p>
          </table:table-cell>
          <table:table-cell table:number-columns-repeated="2" office:value-type="float" office:value="3.61" calcext:value-type="float">
            <text:p>3.61</text:p>
          </table:table-cell>
          <table:table-cell office:value-type="float" office:value="626.34" calcext:value-type="float">
            <text:p>626.34</text:p>
          </table:table-cell>
          <table:table-cell office:value-type="float" office:value="553.89" calcext:value-type="float">
            <text:p>553.89</text:p>
          </table:table-cell>
          <table:table-cell office:value-type="float" office:value="329.66" calcext:value-type="float">
            <text:p>329.66</text:p>
          </table:table-cell>
          <table:table-cell office:value-type="float" office:value="312.99" calcext:value-type="float">
            <text:p>312.99</text:p>
          </table:table-cell>
          <table:table-cell office:value-type="float" office:value="503.55" calcext:value-type="float">
            <text:p>503.55</text:p>
          </table:table-cell>
          <table:table-cell office:value-type="float" office:value="56.02" calcext:value-type="float">
            <text:p>56.02</text:p>
          </table:table-cell>
          <table:table-cell office:value-type="float" office:value="223.35" calcext:value-type="float">
            <text:p>223.35</text:p>
          </table:table-cell>
          <table:table-cell table:number-columns-repeated="2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7" calcext:value-type="float">
            <text:p>3.67</text:p>
          </table:table-cell>
          <table:table-cell table:number-columns-repeated="2" office:value-type="float" office:value="3.63" calcext:value-type="float">
            <text:p>3.63</text:p>
          </table:table-cell>
          <table:table-cell office:value-type="float" office:value="316.82" calcext:value-type="float">
            <text:p>316.82</text:p>
          </table:table-cell>
          <table:table-cell office:value-type="float" office:value="446.02" calcext:value-type="float">
            <text:p>446.02</text:p>
          </table:table-cell>
          <table:table-cell office:value-type="float" office:value="436.2" calcext:value-type="float">
            <text:p>436.2</text:p>
          </table:table-cell>
          <table:table-cell office:value-type="float" office:value="464.92" calcext:value-type="float">
            <text:p>464.92</text:p>
          </table:table-cell>
          <table:table-cell office:value-type="float" office:value="679.21" calcext:value-type="float">
            <text:p>679.21</text:p>
          </table:table-cell>
          <table:table-cell office:value-type="float" office:value="276.97" calcext:value-type="float">
            <text:p>276.97</text:p>
          </table:table-cell>
          <table:table-cell office:value-type="float" office:value="292.27" calcext:value-type="float">
            <text:p>292.27</text:p>
          </table:table-cell>
          <table:table-cell office:value-type="float" office:value="3.63" calcext:value-type="float">
            <text:p>3.63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72" calcext:value-type="float">
            <text:p>3.72</text:p>
          </table:table-cell>
          <table:table-cell office:value-type="float" office:value="3.66" calcext:value-type="float">
            <text:p>3.66</text:p>
          </table:table-cell>
          <table:table-cell office:value-type="float" office:value="3.68" calcext:value-type="float">
            <text:p>3.68</text:p>
          </table:table-cell>
          <table:table-cell office:value-type="float" office:value="130.9" calcext:value-type="float">
            <text:p>130.9</text:p>
          </table:table-cell>
          <table:table-cell office:value-type="float" office:value="39.72" calcext:value-type="float">
            <text:p>39.72</text:p>
          </table:table-cell>
          <table:table-cell office:value-type="float" office:value="303.81" calcext:value-type="float">
            <text:p>303.81</text:p>
          </table:table-cell>
          <table:table-cell office:value-type="float" office:value="656.72" calcext:value-type="float">
            <text:p>656.72</text:p>
          </table:table-cell>
          <table:table-cell office:value-type="float" office:value="146.98" calcext:value-type="float">
            <text:p>146.98</text:p>
          </table:table-cell>
          <table:table-cell office:value-type="float" office:value="828.23" calcext:value-type="float">
            <text:p>828.23</text:p>
          </table:table-cell>
          <table:table-cell office:value-type="float" office:value="720.91" calcext:value-type="float">
            <text:p>720.91</text:p>
          </table:table-cell>
          <table:table-cell office:value-type="float" office:value="3.68" calcext:value-type="float">
            <text:p>3.68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88" calcext:value-type="float">
            <text:p>3.88</text:p>
          </table:table-cell>
          <table:table-cell office:value-type="float" office:value="3.82" calcext:value-type="float">
            <text:p>3.82</text:p>
          </table:table-cell>
          <table:table-cell office:value-type="float" office:value="3.86" calcext:value-type="float">
            <text:p>3.86</text:p>
          </table:table-cell>
          <table:table-cell office:value-type="float" office:value="621.59" calcext:value-type="float">
            <text:p>621.59</text:p>
          </table:table-cell>
          <table:table-cell office:value-type="float" office:value="82.76" calcext:value-type="float">
            <text:p>82.76</text:p>
          </table:table-cell>
          <table:table-cell office:value-type="float" office:value="509.56" calcext:value-type="float">
            <text:p>509.56</text:p>
          </table:table-cell>
          <table:table-cell office:value-type="float" office:value="131.74" calcext:value-type="float">
            <text:p>131.74</text:p>
          </table:table-cell>
          <table:table-cell office:value-type="float" office:value="533.84" calcext:value-type="float">
            <text:p>533.84</text:p>
          </table:table-cell>
          <table:table-cell office:value-type="float" office:value="338.99" calcext:value-type="float">
            <text:p>338.99</text:p>
          </table:table-cell>
          <table:table-cell office:value-type="float" office:value="493.1" calcext:value-type="float">
            <text:p>493.1</text:p>
          </table:table-cell>
          <table:table-cell office:value-type="float" office:value="3.84" calcext:value-type="float">
            <text:p>3.84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85" calcext:value-type="float">
            <text:p>4.85</text:p>
          </table:table-cell>
          <table:table-cell office:value-type="float" office:value="4.83" calcext:value-type="float">
            <text:p>4.83</text:p>
          </table:table-cell>
          <table:table-cell office:value-type="float" office:value="4.99" calcext:value-type="float">
            <text:p>4.99</text:p>
          </table:table-cell>
          <table:table-cell office:value-type="float" office:value="623.62" calcext:value-type="float">
            <text:p>623.62</text:p>
          </table:table-cell>
          <table:table-cell office:value-type="float" office:value="1250.68" calcext:value-type="float">
            <text:p>1250.68</text:p>
          </table:table-cell>
          <table:table-cell office:value-type="float" office:value="250.91" calcext:value-type="float">
            <text:p>250.91</text:p>
          </table:table-cell>
          <table:table-cell office:value-type="float" office:value="61.75" calcext:value-type="float">
            <text:p>61.75</text:p>
          </table:table-cell>
          <table:table-cell office:value-type="float" office:value="894.09" calcext:value-type="float">
            <text:p>894.09</text:p>
          </table:table-cell>
          <table:table-cell office:value-type="float" office:value="647.17" calcext:value-type="float">
            <text:p>647.17</text:p>
          </table:table-cell>
          <table:table-cell office:value-type="float" office:value="721.57" calcext:value-type="float">
            <text:p>721.57</text:p>
          </table:table-cell>
          <table:table-cell office:value-type="float" office:value="4.8" calcext:value-type="float">
            <text:p>4.8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37" calcext:value-type="float">
            <text:p>5.37</text:p>
          </table:table-cell>
          <table:table-cell office:value-type="float" office:value="5.35" calcext:value-type="float">
            <text:p>5.35</text:p>
          </table:table-cell>
          <table:table-cell office:value-type="float" office:value="5.64" calcext:value-type="float">
            <text:p>5.64</text:p>
          </table:table-cell>
          <table:table-cell office:value-type="float" office:value="943.87" calcext:value-type="float">
            <text:p>943.87</text:p>
          </table:table-cell>
          <table:table-cell office:value-type="float" office:value="1069.03" calcext:value-type="float">
            <text:p>1069.03</text:p>
          </table:table-cell>
          <table:table-cell office:value-type="float" office:value="168.83" calcext:value-type="float">
            <text:p>168.83</text:p>
          </table:table-cell>
          <table:table-cell office:value-type="float" office:value="262.51" calcext:value-type="float">
            <text:p>262.51</text:p>
          </table:table-cell>
          <table:table-cell office:value-type="float" office:value="1254.25" calcext:value-type="float">
            <text:p>1254.25</text:p>
          </table:table-cell>
          <table:table-cell office:value-type="float" office:value="228.33" calcext:value-type="float">
            <text:p>228.33</text:p>
          </table:table-cell>
          <table:table-cell office:value-type="float" office:value="857.13" calcext:value-type="float">
            <text:p>857.13</text:p>
          </table:table-cell>
          <table:table-cell table:number-columns-repeated="2" office:value-type="float" office:value="5.33" calcext:value-type="float">
            <text:p>5.3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21" calcext:value-type="float">
            <text:p>6.21</text:p>
          </table:table-cell>
          <table:table-cell office:value-type="float" office:value="6.13" calcext:value-type="float">
            <text:p>6.13</text:p>
          </table:table-cell>
          <table:table-cell office:value-type="float" office:value="6.39" calcext:value-type="float">
            <text:p>6.39</text:p>
          </table:table-cell>
          <table:table-cell office:value-type="float" office:value="441.79" calcext:value-type="float">
            <text:p>441.79</text:p>
          </table:table-cell>
          <table:table-cell office:value-type="float" office:value="663.23" calcext:value-type="float">
            <text:p>663.23</text:p>
          </table:table-cell>
          <table:table-cell office:value-type="float" office:value="616.13" calcext:value-type="float">
            <text:p>616.13</text:p>
          </table:table-cell>
          <table:table-cell office:value-type="float" office:value="233.04" calcext:value-type="float">
            <text:p>233.04</text:p>
          </table:table-cell>
          <table:table-cell office:value-type="float" office:value="692.4" calcext:value-type="float">
            <text:p>692.4</text:p>
          </table:table-cell>
          <table:table-cell office:value-type="float" office:value="1075.33" calcext:value-type="float">
            <text:p>1075.33</text:p>
          </table:table-cell>
          <table:table-cell office:value-type="float" office:value="638.34" calcext:value-type="float">
            <text:p>638.34</text:p>
          </table:table-cell>
          <table:table-cell office:value-type="float" office:value="6.19" calcext:value-type="float">
            <text:p>6.19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.31" calcext:value-type="float">
            <text:p>7.31</text:p>
          </table:table-cell>
          <table:table-cell office:value-type="float" office:value="7.17" calcext:value-type="float">
            <text:p>7.17</text:p>
          </table:table-cell>
          <table:table-cell office:value-type="float" office:value="7.61" calcext:value-type="float">
            <text:p>7.61</text:p>
          </table:table-cell>
          <table:table-cell office:value-type="float" office:value="1085.99" calcext:value-type="float">
            <text:p>1085.99</text:p>
          </table:table-cell>
          <table:table-cell office:value-type="float" office:value="223.72" calcext:value-type="float">
            <text:p>223.72</text:p>
          </table:table-cell>
          <table:table-cell office:value-type="float" office:value="1951.22" calcext:value-type="float">
            <text:p>1951.22</text:p>
          </table:table-cell>
          <table:table-cell office:value-type="float" office:value="809.03" calcext:value-type="float">
            <text:p>809.03</text:p>
          </table:table-cell>
          <table:table-cell office:value-type="float" office:value="372.24" calcext:value-type="float">
            <text:p>372.24</text:p>
          </table:table-cell>
          <table:table-cell office:value-type="float" office:value="431.83" calcext:value-type="float">
            <text:p>431.83</text:p>
          </table:table-cell>
          <table:table-cell office:value-type="float" office:value="1175.5" calcext:value-type="float">
            <text:p>1175.5</text:p>
          </table:table-cell>
          <table:table-cell office:value-type="float" office:value="7.39" calcext:value-type="float">
            <text:p>7.39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9.95" calcext:value-type="float">
            <text:p>9.95</text:p>
          </table:table-cell>
          <table:table-cell office:value-type="float" office:value="10" calcext:value-type="float">
            <text:p>10</text:p>
          </table:table-cell>
          <table:table-cell office:value-type="float" office:value="10.32" calcext:value-type="float">
            <text:p>10.32</text:p>
          </table:table-cell>
          <table:table-cell office:value-type="float" office:value="533.5" calcext:value-type="float">
            <text:p>533.5</text:p>
          </table:table-cell>
          <table:table-cell office:value-type="float" office:value="475.84" calcext:value-type="float">
            <text:p>475.84</text:p>
          </table:table-cell>
          <table:table-cell office:value-type="float" office:value="575.21" calcext:value-type="float">
            <text:p>575.21</text:p>
          </table:table-cell>
          <table:table-cell office:value-type="float" office:value="1174.4" calcext:value-type="float">
            <text:p>1174.4</text:p>
          </table:table-cell>
          <table:table-cell office:value-type="float" office:value="1363.1" calcext:value-type="float">
            <text:p>1363.1</text:p>
          </table:table-cell>
          <table:table-cell office:value-type="float" office:value="949.32" calcext:value-type="float">
            <text:p>949.32</text:p>
          </table:table-cell>
          <table:table-cell office:value-type="float" office:value="1397.64" calcext:value-type="float">
            <text:p>1397.64</text:p>
          </table:table-cell>
          <table:table-cell office:value-type="float" office:value="9.82" calcext:value-type="float">
            <text:p>9.82</text:p>
          </table:table-cell>
          <table:table-cell office:value-type="float" office:value="9.91" calcext:value-type="float">
            <text:p>9.9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.63" calcext:value-type="float">
            <text:p>12.63</text:p>
          </table:table-cell>
          <table:table-cell office:value-type="float" office:value="12.62" calcext:value-type="float">
            <text:p>12.62</text:p>
          </table:table-cell>
          <table:table-cell office:value-type="float" office:value="15.26" calcext:value-type="float">
            <text:p>15.26</text:p>
          </table:table-cell>
          <table:table-cell office:value-type="float" office:value="2202.8" calcext:value-type="float">
            <text:p>2202.8</text:p>
          </table:table-cell>
          <table:table-cell office:value-type="float" office:value="1043.53" calcext:value-type="float">
            <text:p>1043.53</text:p>
          </table:table-cell>
          <table:table-cell office:value-type="float" office:value="827.95" calcext:value-type="float">
            <text:p>827.95</text:p>
          </table:table-cell>
          <table:table-cell office:value-type="float" office:value="1718.05" calcext:value-type="float">
            <text:p>1718.05</text:p>
          </table:table-cell>
          <table:table-cell office:value-type="float" office:value="1777.56" calcext:value-type="float">
            <text:p>1777.56</text:p>
          </table:table-cell>
          <table:table-cell office:value-type="float" office:value="1746.23" calcext:value-type="float">
            <text:p>1746.23</text:p>
          </table:table-cell>
          <table:table-cell office:value-type="float" office:value="2092.89" calcext:value-type="float">
            <text:p>2092.89</text:p>
          </table:table-cell>
          <table:table-cell office:value-type="float" office:value="12.55" calcext:value-type="float">
            <text:p>12.55</text:p>
          </table:table-cell>
          <table:table-cell office:value-type="float" office:value="12.54" calcext:value-type="float">
            <text:p>12.5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18.52" calcext:value-type="float">
            <text:p>18.52</text:p>
          </table:table-cell>
          <table:table-cell office:value-type="float" office:value="24.61" calcext:value-type="float">
            <text:p>24.61</text:p>
          </table:table-cell>
          <table:table-cell office:value-type="float" office:value="2509.1" calcext:value-type="float">
            <text:p>2509.1</text:p>
          </table:table-cell>
          <table:table-cell office:value-type="float" office:value="2364.34" calcext:value-type="float">
            <text:p>2364.34</text:p>
          </table:table-cell>
          <table:table-cell office:value-type="float" office:value="1673.03" calcext:value-type="float">
            <text:p>1673.03</text:p>
          </table:table-cell>
          <table:table-cell office:value-type="float" office:value="1817.47" calcext:value-type="float">
            <text:p>1817.47</text:p>
          </table:table-cell>
          <table:table-cell office:value-type="float" office:value="1508.57" calcext:value-type="float">
            <text:p>1508.57</text:p>
          </table:table-cell>
          <table:table-cell office:value-type="float" office:value="1471.85" calcext:value-type="float">
            <text:p>1471.85</text:p>
          </table:table-cell>
          <table:table-cell office:value-type="float" office:value="2503.53" calcext:value-type="float">
            <text:p>2503.53</text:p>
          </table:table-cell>
          <table:table-cell office:value-type="float" office:value="18.35" calcext:value-type="float">
            <text:p>18.35</text:p>
          </table:table-cell>
          <table:table-cell office:value-type="float" office:value="18.36" calcext:value-type="float">
            <text:p>18.3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6.17" calcext:value-type="float">
            <text:p>26.17</text:p>
          </table:table-cell>
          <table:table-cell office:value-type="float" office:value="26.16" calcext:value-type="float">
            <text:p>26.16</text:p>
          </table:table-cell>
          <table:table-cell office:value-type="float" office:value="30.2" calcext:value-type="float">
            <text:p>30.2</text:p>
          </table:table-cell>
          <table:table-cell office:value-type="float" office:value="5071.24" calcext:value-type="float">
            <text:p>5071.24</text:p>
          </table:table-cell>
          <table:table-cell office:value-type="float" office:value="266.85" calcext:value-type="float">
            <text:p>266.85</text:p>
          </table:table-cell>
          <table:table-cell office:value-type="float" office:value="1183.65" calcext:value-type="float">
            <text:p>1183.65</text:p>
          </table:table-cell>
          <table:table-cell office:value-type="float" office:value="2462.56" calcext:value-type="float">
            <text:p>2462.56</text:p>
          </table:table-cell>
          <table:table-cell office:value-type="float" office:value="3750.6" calcext:value-type="float">
            <text:p>3750.6</text:p>
          </table:table-cell>
          <table:table-cell office:value-type="float" office:value="309.26" calcext:value-type="float">
            <text:p>309.26</text:p>
          </table:table-cell>
          <table:table-cell office:value-type="float" office:value="1569.22" calcext:value-type="float">
            <text:p>1569.22</text:p>
          </table:table-cell>
          <table:table-cell office:value-type="float" office:value="26.17" calcext:value-type="float">
            <text:p>26.17</text:p>
          </table:table-cell>
          <table:table-cell office:value-type="float" office:value="26.14" calcext:value-type="float">
            <text:p>26.1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6.69" calcext:value-type="float">
            <text:p>36.69</text:p>
          </table:table-cell>
          <table:table-cell office:value-type="float" office:value="36.7" calcext:value-type="float">
            <text:p>36.7</text:p>
          </table:table-cell>
          <table:table-cell office:value-type="float" office:value="43.3" calcext:value-type="float">
            <text:p>43.3</text:p>
          </table:table-cell>
          <table:table-cell office:value-type="float" office:value="3313.07" calcext:value-type="float">
            <text:p>3313.07</text:p>
          </table:table-cell>
          <table:table-cell office:value-type="float" office:value="4563.12" calcext:value-type="float">
            <text:p>4563.12</text:p>
          </table:table-cell>
          <table:table-cell office:value-type="float" office:value="12199.52" calcext:value-type="float">
            <text:p>12199.52</text:p>
          </table:table-cell>
          <table:table-cell office:value-type="float" office:value="3197.86" calcext:value-type="float">
            <text:p>3197.86</text:p>
          </table:table-cell>
          <table:table-cell office:value-type="float" office:value="3353.93" calcext:value-type="float">
            <text:p>3353.93</text:p>
          </table:table-cell>
          <table:table-cell office:value-type="float" office:value="9023.93" calcext:value-type="float">
            <text:p>9023.93</text:p>
          </table:table-cell>
          <table:table-cell office:value-type="float" office:value="3884.68" calcext:value-type="float">
            <text:p>3884.68</text:p>
          </table:table-cell>
          <table:table-cell office:value-type="float" office:value="36.8" calcext:value-type="float">
            <text:p>36.8</text:p>
          </table:table-cell>
          <table:table-cell office:value-type="float" office:value="36.62" calcext:value-type="float">
            <text:p>36.6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7.68" calcext:value-type="float">
            <text:p>57.68</text:p>
          </table:table-cell>
          <table:table-cell office:value-type="float" office:value="57.8" calcext:value-type="float">
            <text:p>57.8</text:p>
          </table:table-cell>
          <table:table-cell office:value-type="float" office:value="74.61" calcext:value-type="float">
            <text:p>74.61</text:p>
          </table:table-cell>
          <table:table-cell office:value-type="float" office:value="6302.92" calcext:value-type="float">
            <text:p>6302.92</text:p>
          </table:table-cell>
          <table:table-cell office:value-type="float" office:value="7871.89" calcext:value-type="float">
            <text:p>7871.89</text:p>
          </table:table-cell>
          <table:table-cell office:value-type="float" office:value="2285.08" calcext:value-type="float">
            <text:p>2285.08</text:p>
          </table:table-cell>
          <table:table-cell office:value-type="float" office:value="4371" calcext:value-type="float">
            <text:p>4371</text:p>
          </table:table-cell>
          <table:table-cell office:value-type="float" office:value="8063.36" calcext:value-type="float">
            <text:p>8063.36</text:p>
          </table:table-cell>
          <table:table-cell office:value-type="float" office:value="8967.74" calcext:value-type="float">
            <text:p>8967.74</text:p>
          </table:table-cell>
          <table:table-cell office:value-type="float" office:value="1018.08" calcext:value-type="float">
            <text:p>1018.08</text:p>
          </table:table-cell>
          <table:table-cell office:value-type="float" office:value="57.71" calcext:value-type="float">
            <text:p>57.71</text:p>
          </table:table-cell>
          <table:table-cell office:value-type="float" office:value="57.73" calcext:value-type="float">
            <text:p>57.7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00.51" calcext:value-type="float">
            <text:p>100.51</text:p>
          </table:table-cell>
          <table:table-cell office:value-type="float" office:value="100.52" calcext:value-type="float">
            <text:p>100.52</text:p>
          </table:table-cell>
          <table:table-cell office:value-type="float" office:value="176.02" calcext:value-type="float">
            <text:p>176.02</text:p>
          </table:table-cell>
          <table:table-cell office:value-type="float" office:value="5663.71" calcext:value-type="float">
            <text:p>5663.71</text:p>
          </table:table-cell>
          <table:table-cell office:value-type="float" office:value="4588.63" calcext:value-type="float">
            <text:p>4588.63</text:p>
          </table:table-cell>
          <table:table-cell office:value-type="float" office:value="5745" calcext:value-type="float">
            <text:p>5745</text:p>
          </table:table-cell>
          <table:table-cell office:value-type="float" office:value="11646.01" calcext:value-type="float">
            <text:p>11646.01</text:p>
          </table:table-cell>
          <table:table-cell office:value-type="float" office:value="12022.32" calcext:value-type="float">
            <text:p>12022.32</text:p>
          </table:table-cell>
          <table:table-cell office:value-type="float" office:value="6758.12" calcext:value-type="float">
            <text:p>6758.12</text:p>
          </table:table-cell>
          <table:table-cell office:value-type="float" office:value="6777.5" calcext:value-type="float">
            <text:p>6777.5</text:p>
          </table:table-cell>
          <table:table-cell office:value-type="float" office:value="100.54" calcext:value-type="float">
            <text:p>100.54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87.39" calcext:value-type="float">
            <text:p>187.39</text:p>
          </table:table-cell>
          <table:table-cell office:value-type="float" office:value="187.18" calcext:value-type="float">
            <text:p>187.18</text:p>
          </table:table-cell>
          <table:table-cell office:value-type="float" office:value="8895.44" calcext:value-type="float">
            <text:p>8895.44</text:p>
          </table:table-cell>
          <table:table-cell office:value-type="float" office:value="9511.38" calcext:value-type="float">
            <text:p>9511.38</text:p>
          </table:table-cell>
          <table:table-cell office:value-type="float" office:value="10336.85" calcext:value-type="float">
            <text:p>10336.85</text:p>
          </table:table-cell>
          <table:table-cell office:value-type="float" office:value="9248.33" calcext:value-type="float">
            <text:p>9248.33</text:p>
          </table:table-cell>
          <table:table-cell office:value-type="float" office:value="6363.92" calcext:value-type="float">
            <text:p>6363.92</text:p>
          </table:table-cell>
          <table:table-cell office:value-type="float" office:value="11616.99" calcext:value-type="float">
            <text:p>11616.99</text:p>
          </table:table-cell>
          <table:table-cell office:value-type="float" office:value="11914.41" calcext:value-type="float">
            <text:p>11914.41</text:p>
          </table:table-cell>
          <table:table-cell office:value-type="float" office:value="15446.52" calcext:value-type="float">
            <text:p>15446.52</text:p>
          </table:table-cell>
          <table:table-cell office:value-type="float" office:value="187.1" calcext:value-type="float">
            <text:p>187.1</text:p>
          </table:table-cell>
          <table:table-cell office:value-type="float" office:value="187.04" calcext:value-type="float">
            <text:p>187.04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58.09" calcext:value-type="float">
            <text:p>358.09</text:p>
          </table:table-cell>
          <table:table-cell office:value-type="float" office:value="357.99" calcext:value-type="float">
            <text:p>357.99</text:p>
          </table:table-cell>
          <table:table-cell office:value-type="float" office:value="17623.46" calcext:value-type="float">
            <text:p>17623.46</text:p>
          </table:table-cell>
          <table:table-cell office:value-type="float" office:value="17033" calcext:value-type="float">
            <text:p>17033</text:p>
          </table:table-cell>
          <table:table-cell office:value-type="float" office:value="13215.03" calcext:value-type="float">
            <text:p>13215.03</text:p>
          </table:table-cell>
          <table:table-cell office:value-type="float" office:value="23948.5" calcext:value-type="float">
            <text:p>23948.5</text:p>
          </table:table-cell>
          <table:table-cell office:value-type="float" office:value="16176" calcext:value-type="float">
            <text:p>16176</text:p>
          </table:table-cell>
          <table:table-cell office:value-type="float" office:value="16103.52" calcext:value-type="float">
            <text:p>16103.52</text:p>
          </table:table-cell>
          <table:table-cell office:value-type="float" office:value="16833.03" calcext:value-type="float">
            <text:p>16833.03</text:p>
          </table:table-cell>
          <table:table-cell office:value-type="float" office:value="16902.93" calcext:value-type="float">
            <text:p>16902.93</text:p>
          </table:table-cell>
          <table:table-cell office:value-type="float" office:value="357.8" calcext:value-type="float">
            <text:p>357.8</text:p>
          </table:table-cell>
          <table:table-cell office:value-type="float" office:value="357.75" calcext:value-type="float">
            <text:p>357.7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99.34" calcext:value-type="float">
            <text:p>699.34</text:p>
          </table:table-cell>
          <table:table-cell office:value-type="float" office:value="699.1" calcext:value-type="float">
            <text:p>699.1</text:p>
          </table:table-cell>
          <table:table-cell office:value-type="float" office:value="26010.51" calcext:value-type="float">
            <text:p>26010.51</text:p>
          </table:table-cell>
          <table:table-cell office:value-type="float" office:value="19709.2" calcext:value-type="float">
            <text:p>19709.2</text:p>
          </table:table-cell>
          <table:table-cell office:value-type="float" office:value="23472.1" calcext:value-type="float">
            <text:p>23472.1</text:p>
          </table:table-cell>
          <table:table-cell office:value-type="float" office:value="25048" calcext:value-type="float">
            <text:p>25048</text:p>
          </table:table-cell>
          <table:table-cell office:value-type="float" office:value="24979.8" calcext:value-type="float">
            <text:p>24979.8</text:p>
          </table:table-cell>
          <table:table-cell office:value-type="float" office:value="25274.5" calcext:value-type="float">
            <text:p>25274.5</text:p>
          </table:table-cell>
          <table:table-cell office:value-type="float" office:value="22678.99" calcext:value-type="float">
            <text:p>22678.99</text:p>
          </table:table-cell>
          <table:table-cell office:value-type="float" office:value="19355.73" calcext:value-type="float">
            <text:p>19355.73</text:p>
          </table:table-cell>
          <table:table-cell office:value-type="float" office:value="698.64" calcext:value-type="float">
            <text:p>698.64</text:p>
          </table:table-cell>
          <table:table-cell office:value-type="float" office:value="698.17" calcext:value-type="float">
            <text:p>698.17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379.5" calcext:value-type="float">
            <text:p>1379.5</text:p>
          </table:table-cell>
          <table:table-cell office:value-type="float" office:value="1379.3" calcext:value-type="float">
            <text:p>1379.3</text:p>
          </table:table-cell>
          <table:table-cell office:value-type="float" office:value="34628.24" calcext:value-type="float">
            <text:p>34628.24</text:p>
          </table:table-cell>
          <table:table-cell office:value-type="float" office:value="32921.81" calcext:value-type="float">
            <text:p>32921.81</text:p>
          </table:table-cell>
          <table:table-cell office:value-type="float" office:value="28487.13" calcext:value-type="float">
            <text:p>28487.13</text:p>
          </table:table-cell>
          <table:table-cell office:value-type="float" office:value="32317.23" calcext:value-type="float">
            <text:p>32317.23</text:p>
          </table:table-cell>
          <table:table-cell office:value-type="float" office:value="29610.36" calcext:value-type="float">
            <text:p>29610.36</text:p>
          </table:table-cell>
          <table:table-cell office:value-type="float" office:value="33189" calcext:value-type="float">
            <text:p>33189</text:p>
          </table:table-cell>
          <table:table-cell office:value-type="float" office:value="29075.92" calcext:value-type="float">
            <text:p>29075.92</text:p>
          </table:table-cell>
          <table:table-cell office:value-type="float" office:value="30572.5" calcext:value-type="float">
            <text:p>30572.5</text:p>
          </table:table-cell>
          <table:table-cell office:value-type="float" office:value="1388.94" calcext:value-type="float">
            <text:p>1388.94</text:p>
          </table:table-cell>
          <table:table-cell office:value-type="float" office:value="1377.96" calcext:value-type="float">
            <text:p>1377.9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739.99" calcext:value-type="float">
            <text:p>2739.99</text:p>
          </table:table-cell>
          <table:table-cell office:value-type="float" office:value="2739.9" calcext:value-type="float">
            <text:p>2739.9</text:p>
          </table:table-cell>
          <table:table-cell office:value-type="float" office:value="39759.99" calcext:value-type="float">
            <text:p>39759.99</text:p>
          </table:table-cell>
          <table:table-cell office:value-type="float" office:value="20084.88" calcext:value-type="float">
            <text:p>20084.88</text:p>
          </table:table-cell>
          <table:table-cell office:value-type="float" office:value="34878.81" calcext:value-type="float">
            <text:p>34878.81</text:p>
          </table:table-cell>
          <table:table-cell office:value-type="float" office:value="32392.07" calcext:value-type="float">
            <text:p>32392.07</text:p>
          </table:table-cell>
          <table:table-cell office:value-type="float" office:value="34789.43" calcext:value-type="float">
            <text:p>34789.43</text:p>
          </table:table-cell>
          <table:table-cell office:value-type="float" office:value="19944.09" calcext:value-type="float">
            <text:p>19944.09</text:p>
          </table:table-cell>
          <table:table-cell office:value-type="float" office:value="34776.41" calcext:value-type="float">
            <text:p>34776.41</text:p>
          </table:table-cell>
          <table:table-cell office:value-type="float" office:value="23632.87" calcext:value-type="float">
            <text:p>23632.87</text:p>
          </table:table-cell>
          <table:table-cell office:value-type="float" office:value="2738.12" calcext:value-type="float">
            <text:p>2738.12</text:p>
          </table:table-cell>
          <table:table-cell office:value-type="float" office:value="2737.17" calcext:value-type="float">
            <text:p>2737.17</text:p>
          </table:table-cell>
        </table:table-row>
      </table:table>
      <table:table table:name="plots" table:style-name="ta1">
        <table:shapes>
          <draw:frame draw:z-index="0" draw:style-name="gr1" draw:text-style-name="P1" svg:width="311.2mm" svg:height="175.04mm" svg:x="0.01mm" svg:y="0.01mm">
            <draw:object draw:notify-on-update-of-ranges="osu_bw_1_socket.A5:osu_bw_1_socket.A27 osu_bw_1_socket.B2:osu_bw_1_socket.B2 osu_bw_1_socket.B5:osu_bw_1_socket.B27 osu_bw_1_socket.C2:osu_bw_1_socket.C2 osu_bw_1_socket.C5:osu_bw_1_socket.C27 osu_bw_1_socket.D2:osu_bw_1_socket.D2 osu_bw_1_socket.D5:osu_bw_1_socket.D27 osu_bw_1_socket.E2:osu_bw_1_socket.E2 osu_bw_1_socket.E5:osu_bw_1_socket.E27 osu_bw_1_socket.F2:osu_bw_1_socket.F2 osu_bw_1_socket.F5:osu_bw_1_socket.F27 osu_bw_1_socket.G2:osu_bw_1_socket.G2 osu_bw_1_socket.G5:osu_bw_1_socket.G27 osu_bw_1_socket.H2:osu_bw_1_socket.H2 osu_bw_1_socket.H5:osu_bw_1_socket.H27 osu_bw_1_socket.I2:osu_bw_1_socket.I2 osu_bw_1_socket.I5:osu_bw_1_socket.I27 osu_bw_1_socket.J2:osu_bw_1_socket.J2 osu_bw_1_socket.J5:osu_bw_1_socket.J27 osu_bw_1_socket.K2:osu_bw_1_socket.K2 osu_bw_1_socket.K5:osu_bw_1_socket.K27 osu_bw_1_socket.L2:osu_bw_1_socket.L2 osu_bw_1_socket.L5:osu_bw_1_socket.L27 osu_bw_1_socket.M2:osu_bw_1_socket.M2 osu_bw_1_socket.M5:osu_bw_1_socket.M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11.2mm" svg:height="175.04mm" svg:x="0mm" svg:y="180.63mm">
            <draw:object draw:notify-on-update-of-ranges="osu_bw_2_sockets.A5:osu_bw_2_sockets.A27 osu_bw_2_sockets.B2:osu_bw_2_sockets.B2 osu_bw_2_sockets.B5:osu_bw_2_sockets.B27 osu_bw_2_sockets.C2:osu_bw_2_sockets.C2 osu_bw_2_sockets.C5:osu_bw_2_sockets.C27 osu_bw_2_sockets.D2:osu_bw_2_sockets.D2 osu_bw_2_sockets.D5:osu_bw_2_sockets.D27 osu_bw_2_sockets.E2:osu_bw_2_sockets.E2 osu_bw_2_sockets.E5:osu_bw_2_sockets.E27 osu_bw_2_sockets.F2:osu_bw_2_sockets.F2 osu_bw_2_sockets.F5:osu_bw_2_sockets.F27 osu_bw_2_sockets.G2:osu_bw_2_sockets.G2 osu_bw_2_sockets.G5:osu_bw_2_sockets.G27 osu_bw_2_sockets.H2:osu_bw_2_sockets.H2 osu_bw_2_sockets.H5:osu_bw_2_sockets.H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11.2mm" svg:height="175.04mm" svg:x="0mm" svg:y="541.91mm">
            <draw:object draw:notify-on-update-of-ranges="osu_bw_2_nodes.A5:osu_bw_2_nodes.A27 osu_bw_2_nodes.B2:osu_bw_2_nodes.B2 osu_bw_2_nodes.B5:osu_bw_2_nodes.B27 osu_bw_2_nodes.C2:osu_bw_2_nodes.C2 osu_bw_2_nodes.C5:osu_bw_2_nodes.C27 osu_bw_2_nodes.D2:osu_bw_2_nodes.D2 osu_bw_2_nodes.D5:osu_bw_2_nodes.D27 osu_bw_2_nodes.E2:osu_bw_2_nodes.E2 osu_bw_2_nodes.E5:osu_bw_2_nodes.E27 osu_bw_2_nodes.F2:osu_bw_2_nodes.F2 osu_bw_2_nodes.F5:osu_bw_2_nodes.F27 osu_bw_2_nodes.G2:osu_bw_2_nodes.G2 osu_bw_2_nodes.G5:osu_bw_2_nodes.G27 osu_bw_2_nodes.H2:osu_bw_2_nodes.H2 osu_bw_2_nodes.H5:osu_bw_2_nodes.H27 osu_bw_2_nodes.I2:osu_bw_2_nodes.I2 osu_bw_2_nodes.I5:osu_bw_2_nodes.I27 osu_bw_2_nodes.J2:osu_bw_2_nodes.J2 osu_bw_2_nodes.J5:osu_bw_2_nodes.J27 osu_bw_2_nodes.K2:osu_bw_2_nodes.K2 osu_bw_2_nodes.K5:osu_bw_2_nodes.K27 osu_bw_2_nodes.L2:osu_bw_2_nodes.L2 osu_bw_2_nodes.L5:osu_bw_2_nodes.L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11.2mm" svg:height="175.04mm" svg:x="0mm" svg:y="722.54mm">
            <draw:object draw:notify-on-update-of-ranges="osu_latency_1_socket.A5:osu_latency_1_socket.A27 osu_latency_1_socket.B2:osu_latency_1_socket.B2 osu_latency_1_socket.B5:osu_latency_1_socket.B27 osu_latency_1_socket.C2:osu_latency_1_socket.C2 osu_latency_1_socket.C5:osu_latency_1_socket.C27 osu_latency_1_socket.D2:osu_latency_1_socket.D2 osu_latency_1_socket.D5:osu_latency_1_socket.D27 osu_latency_1_socket.E2:osu_latency_1_socket.E2 osu_latency_1_socket.E5:osu_latency_1_socket.E27 osu_latency_1_socket.F2:osu_latency_1_socket.F2 osu_latency_1_socket.F5:osu_latency_1_socket.F27 osu_latency_1_socket.G2:osu_latency_1_socket.G2 osu_latency_1_socket.G5:osu_latency_1_socket.G27 osu_latency_1_socket.H2:osu_latency_1_socket.H2 osu_latency_1_socket.H5:osu_latency_1_socket.H27 osu_latency_1_socket.I2:osu_latency_1_socket.I2 osu_latency_1_socket.I5:osu_latency_1_socket.I27 osu_latency_1_socket.J2:osu_latency_1_socket.J2 osu_latency_1_socket.J5:osu_latency_1_socket.J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11.2mm" svg:height="175.04mm" svg:x="0mm" svg:y="903.18mm">
            <draw:object draw:notify-on-update-of-ranges="osu_latency_2_sockets.A5:osu_latency_2_sockets.A27 osu_latency_2_sockets.B2:osu_latency_2_sockets.B2 osu_latency_2_sockets.B5:osu_latency_2_sockets.B27 osu_latency_2_sockets.C2:osu_latency_2_sockets.C2 osu_latency_2_sockets.C5:osu_latency_2_sockets.C27 osu_latency_2_sockets.D2:osu_latency_2_sockets.D2 osu_latency_2_sockets.D5:osu_latency_2_sockets.D27 osu_latency_2_sockets.E2:osu_latency_2_sockets.E2 osu_latency_2_sockets.E5:osu_latency_2_sockets.E27 osu_latency_2_sockets.F2:osu_latency_2_sockets.F2 osu_latency_2_sockets.F5:osu_latency_2_sockets.F27 osu_latency_2_sockets.G2:osu_latency_2_sockets.G2 osu_latency_2_sockets.G5:osu_latency_2_sockets.G27 osu_latency_2_sockets.H2:osu_latency_2_sockets.H2 osu_latency_2_sockets.H5:osu_latency_2_sockets.H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311.2mm" svg:height="175.04mm" svg:x="0mm" svg:y="1264.44mm">
            <draw:object draw:notify-on-update-of-ranges="osu_latency_2_nodes.A5:osu_latency_2_nodes.A27 osu_latency_2_nodes.B2:osu_latency_2_nodes.B2 osu_latency_2_nodes.B5:osu_latency_2_nodes.B27 osu_latency_2_nodes.A5:osu_latency_2_nodes.A27 osu_latency_2_nodes.C2:osu_latency_2_nodes.C2 osu_latency_2_nodes.C5:osu_latency_2_nodes.C27 osu_latency_2_nodes.A5:osu_latency_2_nodes.A27 osu_latency_2_nodes.D2:osu_latency_2_nodes.D2 osu_latency_2_nodes.D5:osu_latency_2_nodes.D27 osu_latency_2_nodes.A5:osu_latency_2_nodes.A27 osu_latency_2_nodes.E2:osu_latency_2_nodes.E2 osu_latency_2_nodes.E5:osu_latency_2_nodes.E27 osu_latency_2_nodes.A5:osu_latency_2_nodes.A27 osu_latency_2_nodes.F2:osu_latency_2_nodes.F2 osu_latency_2_nodes.F5:osu_latency_2_nodes.F27 osu_latency_2_nodes.A5:osu_latency_2_nodes.A27 osu_latency_2_nodes.G2:osu_latency_2_nodes.G2 osu_latency_2_nodes.G5:osu_latency_2_nodes.G27 osu_latency_2_nodes.A5:osu_latency_2_nodes.A27 osu_latency_2_nodes.H2:osu_latency_2_nodes.H2 osu_latency_2_nodes.H5:osu_latency_2_nodes.H27 osu_latency_2_nodes.A5:osu_latency_2_nodes.A27 osu_latency_2_nodes.I2:osu_latency_2_nodes.I2 osu_latency_2_nodes.I5:osu_latency_2_nodes.I27 osu_latency_2_nodes.A5:osu_latency_2_nodes.A27 osu_latency_2_nodes.J2:osu_latency_2_nodes.J2 osu_latency_2_nodes.J5:osu_latency_2_nodes.J27 osu_latency_2_nodes.A5:osu_latency_2_nodes.A27 osu_latency_2_nodes.K2:osu_latency_2_nodes.K2 osu_latency_2_nodes.K5:osu_latency_2_nodes.K27 osu_latency_2_nodes.A5:osu_latency_2_nodes.A27 osu_latency_2_nodes.L2:osu_latency_2_nodes.L2 osu_latency_2_nodes.L5:osu_latency_2_nodes.L27 osu_latency_2_nodes.A5:osu_latency_2_nodes.A27 osu_latency_2_nodes.M2:osu_latency_2_nodes.M2 osu_latency_2_nodes.M5:osu_latency_2_nodes.M27 osu_latency_2_nodes.A5:osu_latency_2_nodes.A2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311.2mm" svg:height="175.04mm" svg:x="0mm" svg:y="361.87mm">
            <draw:object draw:notify-on-update-of-ranges="osu_bw_2_sockets_no_hyperthreading.A5:osu_bw_2_sockets_no_hyperthreading.A27 osu_bw_2_sockets_no_hyperthreading.B2:osu_bw_2_sockets_no_hyperthreading.B2 osu_bw_2_sockets_no_hyperthreading.B5:osu_bw_2_sockets_no_hyperthreading.B27 osu_bw_2_sockets_no_hyperthreading.A5:osu_bw_2_sockets_no_hyperthreading.A27 osu_bw_2_sockets_no_hyperthreading.C2:osu_bw_2_sockets_no_hyperthreading.C2 osu_bw_2_sockets_no_hyperthreading.C5:osu_bw_2_sockets_no_hyperthreading.C27 osu_bw_2_sockets_no_hyperthreading.A5:osu_bw_2_sockets_no_hyperthreading.A27 osu_bw_2_sockets_no_hyperthreading.D2:osu_bw_2_sockets_no_hyperthreading.D2 osu_bw_2_sockets_no_hyperthreading.D5:osu_bw_2_sockets_no_hyperthreading.D27 osu_bw_2_sockets_no_hyperthreading.A5:osu_bw_2_sockets_no_hyperthreading.A27 osu_bw_2_sockets_no_hyperthreading.E2:osu_bw_2_sockets_no_hyperthreading.E2 osu_bw_2_sockets_no_hyperthreading.E5:osu_bw_2_sockets_no_hyperthreading.E27 osu_bw_2_sockets_no_hyperthreading.A5:osu_bw_2_sockets_no_hyperthreading.A27 osu_bw_2_sockets_no_hyperthreading.F2:osu_bw_2_sockets_no_hyperthreading.F2 osu_bw_2_sockets_no_hyperthreading.F5:osu_bw_2_sockets_no_hyperthreading.F27 osu_bw_2_sockets_no_hyperthreading.A5:osu_bw_2_sockets_no_hyperthreading.A27 osu_bw_2_sockets_no_hyperthreading.G2:osu_bw_2_sockets_no_hyperthreading.G2 osu_bw_2_sockets_no_hyperthreading.G5:osu_bw_2_sockets_no_hyperthreading.G27 osu_bw_2_sockets_no_hyperthreading.A5:osu_bw_2_sockets_no_hyperthreading.A27 osu_bw_2_sockets_no_hyperthreading.H2:osu_bw_2_sockets_no_hyperthreading.H2 osu_bw_2_sockets_no_hyperthreading.H5:osu_bw_2_sockets_no_hyperthreading.H27 osu_bw_2_sockets_no_hyperthreading.A5:osu_bw_2_sockets_no_hyperthreading.A27 osu_bw_2_sockets_no_hyperthreading.A5:osu_bw_2_sockets_no_hyperthreading.A27 osu_bw_2_sockets_no_hyperthreading.I2:osu_bw_2_sockets_no_hyperthreading.I2 osu_bw_2_sockets_no_hyperthreading.I5:osu_bw_2_sockets_no_hyperthreading.I27 osu_bw_2_sockets_no_hyperthreading.A5:osu_bw_2_sockets_no_hyperthreading.A27 osu_bw_2_sockets_no_hyperthreading.J2:osu_bw_2_sockets_no_hyperthreading.J2 osu_bw_2_sockets_no_hyperthreading.J5:osu_bw_2_sockets_no_hyperthreading.J27 osu_bw_2_sockets_no_hyperthreading.K2:osu_bw_2_sockets_no_hyperthreading.K2 osu_bw_2_sockets_no_hyperthreading.K5:osu_bw_2_sockets_no_hyperthreading.K27 osu_bw_2_sockets_no_hyperthreading.A5:osu_bw_2_sockets_no_hyperthreading.A2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311.2mm" svg:height="175.04mm" svg:x="0mm" svg:y="1083.79mm">
            <draw:object draw:notify-on-update-of-ranges="osu_latency_2_sockets_no_hyperthreading.A5:osu_latency_2_sockets_no_hyperthreading.A27 osu_latency_2_sockets_no_hyperthreading.B2:osu_latency_2_sockets_no_hyperthreading.B2 osu_latency_2_sockets_no_hyperthreading.B5:osu_latency_2_sockets_no_hyperthreading.B27 osu_latency_2_sockets_no_hyperthreading.C2:osu_latency_2_sockets_no_hyperthreading.C2 osu_latency_2_sockets_no_hyperthreading.C5:osu_latency_2_sockets_no_hyperthreading.C27 osu_latency_2_sockets_no_hyperthreading.D2:osu_latency_2_sockets_no_hyperthreading.D2 osu_latency_2_sockets_no_hyperthreading.D5:osu_latency_2_sockets_no_hyperthreading.D27 osu_latency_2_sockets_no_hyperthreading.E2:osu_latency_2_sockets_no_hyperthreading.E2 osu_latency_2_sockets_no_hyperthreading.E5:osu_latency_2_sockets_no_hyperthreading.E27 osu_latency_2_sockets_no_hyperthreading.F2:osu_latency_2_sockets_no_hyperthreading.F2 osu_latency_2_sockets_no_hyperthreading.F5:osu_latency_2_sockets_no_hyperthreading.F27 osu_latency_2_sockets_no_hyperthreading.G2:osu_latency_2_sockets_no_hyperthreading.G2 osu_latency_2_sockets_no_hyperthreading.G5:osu_latency_2_sockets_no_hyperthreading.G27 osu_latency_2_sockets_no_hyperthreading.H2:osu_latency_2_sockets_no_hyperthreading.H2 osu_latency_2_sockets_no_hyperthreading.H5:osu_latency_2_sockets_no_hyperthreading.H27 osu_latency_2_sockets_no_hyperthreading.I2:osu_latency_2_sockets_no_hyperthreading.I2 osu_latency_2_sockets_no_hyperthreading.I5:osu_latency_2_sockets_no_hyperthreading.I27 osu_latency_2_sockets_no_hyperthreading.J2:osu_latency_2_sockets_no_hyperthreading.J2 osu_latency_2_sockets_no_hyperthreading.J5:osu_latency_2_sockets_no_hyperthreading.J27 osu_latency_2_sockets_no_hyperthreading.K2:osu_latency_2_sockets_no_hyperthreading.K2 osu_latency_2_sockets_no_hyperthreading.K5:osu_latency_2_sockets_no_hyperthreading.K2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hard Aigner</meta:initial-creator>
    <meta:creation-date>2019-10-15T19:07:00.145524350</meta:creation-date>
    <dc:date>2019-10-16T00:07:34.709039712</dc:date>
    <dc:creator>Gerhard Aigner</dc:creator>
    <meta:editing-duration>PT3H7M25S</meta:editing-duration>
    <meta:editing-cycles>16</meta:editing-cycles>
    <meta:generator>LibreOffice/6.2.7.1$Linux_X86_64 LibreOffice_project/20$Build-1</meta:generator>
    <meta:document-statistic meta:table-count="9" meta:cell-count="217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1.121cm" svg:height="17.505cm" xlink:href=".." xlink:type="simple" chart:class="chart:scatter" chart:style-name="ch1">
        <chart:title svg:x="13.506cm" svg:y="0.486cm" chart:style-name="ch2">
          <text:p>osu_bw on 1 socket</text:p>
        </chart:title>
        <chart:legend chart:legend-position="end" svg:x="28.851cm" svg:y="5.714cm" style:legend-expansion="high" chart:style-name="ch3"/>
        <chart:plot-area chart:style-name="ch4" table:cell-range-address="osu_bw_1_socket.A5:osu_bw_1_socket.M27 osu_bw_1_socket.B2:osu_bw_1_socket.M2" chart:data-source-has-labels="both" svg:x="1.633cm" svg:y="1.615cm" svg:width="26.596cm" svg:height="14.559cm">
          <chartooo:coordinate-region svg:x="2.625cm" svg:y="1.814cm" svg:width="24.861cm" svg:height="13.713cm"/>
          <chart:axis chart:dimension="x" chart:name="primary-x" chart:style-name="ch5" chartooo:axis-type="auto">
            <chart:title svg:x="14.054cm" svg:y="16.524cm" chart:style-name="ch6">
              <text:p>Size [bytes]</text:p>
            </chart:title>
            <chart:categories table:cell-range-address="osu_bw_1_socket.A5:osu_bw_1_socket.A27"/>
          </chart:axis>
          <chart:axis chart:dimension="y" chart:name="primary-y" chart:style-name="ch7">
            <chart:title svg:x="0.451cm" svg:y="10.195cm" chart:style-name="ch8">
              <text:p>Bandwidth [MB/s]</text:p>
            </chart:title>
            <chart:grid chart:style-name="ch9" chart:class="major"/>
          </chart:axis>
          <chart:series chart:style-name="ch10" chart:values-cell-range-address="osu_bw_1_socket.B5:osu_bw_1_socket.B27" chart:label-cell-address="osu_bw_1_socket.B2:osu_bw_1_socket.B2" chart:class="chart:scatter">
            <chart:domain table:cell-range-address="osu_bw_1_socket.A5:osu_bw_1_socket.A27"/>
            <chart:data-point chart:repeated="23"/>
          </chart:series>
          <chart:series chart:style-name="ch11" chart:values-cell-range-address="osu_bw_1_socket.C5:osu_bw_1_socket.C27" chart:label-cell-address="osu_bw_1_socket.C2:osu_bw_1_socket.C2" chart:class="chart:scatter">
            <chart:data-point chart:repeated="23"/>
          </chart:series>
          <chart:series chart:style-name="ch12" chart:values-cell-range-address="osu_bw_1_socket.D5:osu_bw_1_socket.D27" chart:label-cell-address="osu_bw_1_socket.D2:osu_bw_1_socket.D2" chart:class="chart:scatter">
            <chart:data-point chart:repeated="23"/>
          </chart:series>
          <chart:series chart:style-name="ch13" chart:values-cell-range-address="osu_bw_1_socket.E5:osu_bw_1_socket.E27" chart:label-cell-address="osu_bw_1_socket.E2:osu_bw_1_socket.E2" chart:class="chart:scatter">
            <chart:data-point chart:repeated="23"/>
          </chart:series>
          <chart:series chart:style-name="ch14" chart:values-cell-range-address="osu_bw_1_socket.F5:osu_bw_1_socket.F27" chart:label-cell-address="osu_bw_1_socket.F2:osu_bw_1_socket.F2" chart:class="chart:scatter">
            <chart:data-point chart:repeated="23"/>
          </chart:series>
          <chart:series chart:style-name="ch15" chart:values-cell-range-address="osu_bw_1_socket.G5:osu_bw_1_socket.G27" chart:label-cell-address="osu_bw_1_socket.G2:osu_bw_1_socket.G2" chart:class="chart:scatter">
            <chart:data-point chart:repeated="23"/>
          </chart:series>
          <chart:series chart:style-name="ch16" chart:values-cell-range-address="osu_bw_1_socket.H5:osu_bw_1_socket.H27" chart:label-cell-address="osu_bw_1_socket.H2:osu_bw_1_socket.H2" chart:class="chart:scatter">
            <chart:data-point chart:repeated="23"/>
          </chart:series>
          <chart:series chart:style-name="ch17" chart:values-cell-range-address="osu_bw_1_socket.I5:osu_bw_1_socket.I27" chart:label-cell-address="osu_bw_1_socket.I2:osu_bw_1_socket.I2" chart:class="chart:scatter">
            <chart:data-point chart:repeated="23"/>
          </chart:series>
          <chart:series chart:style-name="ch18" chart:values-cell-range-address="osu_bw_1_socket.J5:osu_bw_1_socket.J27" chart:label-cell-address="osu_bw_1_socket.J2:osu_bw_1_socket.J2" chart:class="chart:scatter">
            <chart:data-point chart:repeated="23"/>
          </chart:series>
          <chart:series chart:style-name="ch19" chart:values-cell-range-address="osu_bw_1_socket.K5:osu_bw_1_socket.K27" chart:label-cell-address="osu_bw_1_socket.K2:osu_bw_1_socket.K2" chart:class="chart:scatter">
            <chart:data-point chart:repeated="23"/>
          </chart:series>
          <chart:series chart:style-name="ch20" chart:values-cell-range-address="osu_bw_1_socket.L5:osu_bw_1_socket.L27" chart:label-cell-address="osu_bw_1_socket.L2:osu_bw_1_socket.L2" chart:class="chart:scatter">
            <chart:data-point chart:repeated="23"/>
          </chart:series>
          <chart:series chart:style-name="ch21" chart:values-cell-range-address="osu_bw_1_socket.M5:osu_bw_1_socket.M27" chart:label-cell-address="osu_bw_1_socket.M2:osu_bw_1_socket.M2" chart:class="chart:scatter">
            <chart:data-point chart:repeated="23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1339</text:p>
                <draw:g>
                  <svg:desc>osu_bw_1_socket.B2:osu_bw_1_socket.B2</svg:desc>
                </draw:g>
              </table:table-cell>
              <table:table-cell office:value-type="string">
                <text:p>31340</text:p>
                <draw:g>
                  <svg:desc>osu_bw_1_socket.C2:osu_bw_1_socket.C2</svg:desc>
                </draw:g>
              </table:table-cell>
              <table:table-cell office:value-type="string">
                <text:p>31341</text:p>
                <draw:g>
                  <svg:desc>osu_bw_1_socket.D2:osu_bw_1_socket.D2</svg:desc>
                </draw:g>
              </table:table-cell>
              <table:table-cell office:value-type="string">
                <text:p>31342</text:p>
                <draw:g>
                  <svg:desc>osu_bw_1_socket.E2:osu_bw_1_socket.E2</svg:desc>
                </draw:g>
              </table:table-cell>
              <table:table-cell office:value-type="string">
                <text:p>31343</text:p>
                <draw:g>
                  <svg:desc>osu_bw_1_socket.F2:osu_bw_1_socket.F2</svg:desc>
                </draw:g>
              </table:table-cell>
              <table:table-cell office:value-type="string">
                <text:p>31344</text:p>
                <draw:g>
                  <svg:desc>osu_bw_1_socket.G2:osu_bw_1_socket.G2</svg:desc>
                </draw:g>
              </table:table-cell>
              <table:table-cell office:value-type="string">
                <text:p>31345</text:p>
                <draw:g>
                  <svg:desc>osu_bw_1_socket.H2:osu_bw_1_socket.H2</svg:desc>
                </draw:g>
              </table:table-cell>
              <table:table-cell office:value-type="string">
                <text:p>31346</text:p>
                <draw:g>
                  <svg:desc>osu_bw_1_socket.I2:osu_bw_1_socket.I2</svg:desc>
                </draw:g>
              </table:table-cell>
              <table:table-cell office:value-type="string">
                <text:p>31347</text:p>
                <draw:g>
                  <svg:desc>osu_bw_1_socket.J2:osu_bw_1_socket.J2</svg:desc>
                </draw:g>
              </table:table-cell>
              <table:table-cell office:value-type="string">
                <text:p>31348</text:p>
                <draw:g>
                  <svg:desc>osu_bw_1_socket.K2:osu_bw_1_socket.K2</svg:desc>
                </draw:g>
              </table:table-cell>
              <table:table-cell office:value-type="string">
                <text:p>31349</text:p>
                <draw:g>
                  <svg:desc>osu_bw_1_socket.L2:osu_bw_1_socket.L2</svg:desc>
                </draw:g>
              </table:table-cell>
              <table:table-cell office:value-type="string">
                <text:p>31742</text:p>
                <draw:g>
                  <svg:desc>osu_bw_1_socket.M2:osu_bw_1_socket.M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su_bw_1_socket.A5:osu_bw_1_socket.A27</svg:desc>
                </draw:g>
              </table:table-cell>
              <table:table-cell office:value-type="float" office:value="0.19">
                <text:p>0.19</text:p>
                <draw:g>
                  <svg:desc>osu_bw_1_socket.B5:osu_bw_1_socket.B27</svg:desc>
                </draw:g>
              </table:table-cell>
              <table:table-cell office:value-type="float" office:value="4.34">
                <text:p>4.34</text:p>
                <draw:g>
                  <svg:desc>osu_bw_1_socket.C5:osu_bw_1_socket.C27</svg:desc>
                </draw:g>
              </table:table-cell>
              <table:table-cell office:value-type="float" office:value="0.14">
                <text:p>0.14</text:p>
                <draw:g>
                  <svg:desc>osu_bw_1_socket.D5:osu_bw_1_socket.D27</svg:desc>
                </draw:g>
              </table:table-cell>
              <table:table-cell office:value-type="float" office:value="3.93">
                <text:p>3.93</text:p>
                <draw:g>
                  <svg:desc>osu_bw_1_socket.E5:osu_bw_1_socket.E27</svg:desc>
                </draw:g>
              </table:table-cell>
              <table:table-cell office:value-type="float" office:value="4.29">
                <text:p>4.29</text:p>
                <draw:g>
                  <svg:desc>osu_bw_1_socket.F5:osu_bw_1_socket.F27</svg:desc>
                </draw:g>
              </table:table-cell>
              <table:table-cell office:value-type="float" office:value="4.29">
                <text:p>4.29</text:p>
                <draw:g>
                  <svg:desc>osu_bw_1_socket.G5:osu_bw_1_socket.G27</svg:desc>
                </draw:g>
              </table:table-cell>
              <table:table-cell office:value-type="float" office:value="4.09">
                <text:p>4.09</text:p>
                <draw:g>
                  <svg:desc>osu_bw_1_socket.H5:osu_bw_1_socket.H27</svg:desc>
                </draw:g>
              </table:table-cell>
              <table:table-cell office:value-type="float" office:value="4.12">
                <text:p>4.12</text:p>
                <draw:g>
                  <svg:desc>osu_bw_1_socket.I5:osu_bw_1_socket.I27</svg:desc>
                </draw:g>
              </table:table-cell>
              <table:table-cell office:value-type="float" office:value="4.3">
                <text:p>4.3</text:p>
                <draw:g>
                  <svg:desc>osu_bw_1_socket.J5:osu_bw_1_socket.J27</svg:desc>
                </draw:g>
              </table:table-cell>
              <table:table-cell office:value-type="float" office:value="4.3">
                <text:p>4.3</text:p>
                <draw:g>
                  <svg:desc>osu_bw_1_socket.K5:osu_bw_1_socket.K27</svg:desc>
                </draw:g>
              </table:table-cell>
              <table:table-cell office:value-type="float" office:value="4.23">
                <text:p>4.23</text:p>
                <draw:g>
                  <svg:desc>osu_bw_1_socket.L5:osu_bw_1_socket.L27</svg:desc>
                </draw:g>
              </table:table-cell>
              <table:table-cell office:value-type="float" office:value="4.1">
                <text:p>4.1</text:p>
                <draw:g>
                  <svg:desc>osu_bw_1_socket.M5:osu_bw_1_socket.M2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0.02">
                <text:p>0.02</text:p>
              </table:table-cell>
              <table:table-cell office:value-type="float" office:value="0.29">
                <text:p>0.29</text:p>
              </table:table-cell>
              <table:table-cell office:value-type="float" office:value="8.6">
                <text:p>8.6</text:p>
              </table:table-cell>
              <table:table-cell office:value-type="float" office:value="8.64">
                <text:p>8.64</text:p>
              </table:table-cell>
              <table:table-cell office:value-type="float" office:value="8.61">
                <text:p>8.61</text:p>
              </table:table-cell>
              <table:table-cell office:value-type="float" office:value="8.48">
                <text:p>8.48</text:p>
              </table:table-cell>
              <table:table-cell office:value-type="float" office:value="0.25">
                <text:p>0.25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83">
                <text:p>0.83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9">
                <text:p>0.59</text:p>
              </table:table-cell>
              <table:table-cell office:value-type="float" office:value="0.58">
                <text:p>0.58</text:p>
              </table:table-cell>
              <table:table-cell office:value-type="float" office:value="0.26">
                <text:p>0.26</text:p>
              </table:table-cell>
              <table:table-cell office:value-type="float" office:value="17.38">
                <text:p>17.3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16.88">
                <text:p>16.88</text:p>
              </table:table-cell>
              <table:table-cell office:value-type="float" office:value="0.03">
                <text:p>0.03</text:p>
              </table:table-cell>
              <table:table-cell office:value-type="float" office:value="17.52">
                <text:p>17.52</text:p>
              </table:table-cell>
              <table:table-cell office:value-type="float" office:value="17.36">
                <text:p>17.36</text:p>
              </table:table-cell>
              <table:table-cell office:value-type="float" office:value="0.18">
                <text:p>0.18</text:p>
              </table:table-cell>
              <table:table-cell office:value-type="float" office:value="16.56">
                <text:p>16.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4">
                <text:p>0.64</text:p>
              </table:table-cell>
              <table:table-cell office:value-type="float" office:value="0.59">
                <text:p>0.59</text:p>
              </table:table-cell>
              <table:table-cell office:value-type="float" office:value="34.75">
                <text:p>34.75</text:p>
              </table:table-cell>
              <table:table-cell office:value-type="float" office:value="34.65">
                <text:p>34.65</text:p>
              </table:table-cell>
              <table:table-cell office:value-type="float" office:value="34.74">
                <text:p>34.74</text:p>
              </table:table-cell>
              <table:table-cell office:value-type="float" office:value="34.77">
                <text:p>34.77</text:p>
              </table:table-cell>
              <table:table-cell office:value-type="float" office:value="33.36">
                <text:p>33.36</text:p>
              </table:table-cell>
              <table:table-cell office:value-type="float" office:value="0.28">
                <text:p>0.28</text:p>
              </table:table-cell>
              <table:table-cell office:value-type="float" office:value="4.9">
                <text:p>4.9</text:p>
              </table:table-cell>
              <table:table-cell office:value-type="float" office:value="4.89">
                <text:p>4.89</text:p>
              </table:table-cell>
              <table:table-cell office:value-type="float" office:value="34.06">
                <text:p>34.06</text:p>
              </table:table-cell>
              <table:table-cell office:value-type="float" office:value="32.99">
                <text:p>32.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29">
                <text:p>2.29</text:p>
              </table:table-cell>
              <table:table-cell office:value-type="float" office:value="1.17">
                <text:p>1.17</text:p>
              </table:table-cell>
              <table:table-cell office:value-type="float" office:value="61.14">
                <text:p>61.14</text:p>
              </table:table-cell>
              <table:table-cell office:value-type="float" office:value="61.4">
                <text:p>61.4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9.12">
                <text:p>59.12</text:p>
              </table:table-cell>
              <table:table-cell office:value-type="float" office:value="60.16">
                <text:p>60.16</text:p>
              </table:table-cell>
              <table:table-cell office:value-type="float" office:value="59.66">
                <text:p>59.66</text:p>
              </table:table-cell>
              <table:table-cell office:value-type="float" office:value="61.7">
                <text:p>61.7</text:p>
              </table:table-cell>
              <table:table-cell office:value-type="float" office:value="1.2">
                <text:p>1.2</text:p>
              </table:table-cell>
              <table:table-cell office:value-type="float" office:value="59.22">
                <text:p>59.2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.69">
                <text:p>4.69</text:p>
              </table:table-cell>
              <table:table-cell office:value-type="float" office:value="4.59">
                <text:p>4.59</text:p>
              </table:table-cell>
              <table:table-cell office:value-type="float" office:value="3.43">
                <text:p>3.43</text:p>
              </table:table-cell>
              <table:table-cell office:value-type="float" office:value="0.93">
                <text:p>0.93</text:p>
              </table:table-cell>
              <table:table-cell office:value-type="float" office:value="122.77">
                <text:p>122.77</text:p>
              </table:table-cell>
              <table:table-cell office:value-type="float" office:value="122.96">
                <text:p>122.96</text:p>
              </table:table-cell>
              <table:table-cell office:value-type="float" office:value="121.75">
                <text:p>121.75</text:p>
              </table:table-cell>
              <table:table-cell office:value-type="float" office:value="0.2">
                <text:p>0.2</text:p>
              </table:table-cell>
              <table:table-cell office:value-type="float" office:value="7.4">
                <text:p>7.4</text:p>
              </table:table-cell>
              <table:table-cell office:value-type="float" office:value="9.46">
                <text:p>9.46</text:p>
              </table:table-cell>
              <table:table-cell office:value-type="float" office:value="3.38">
                <text:p>3.38</text:p>
              </table:table-cell>
              <table:table-cell office:value-type="float" office:value="119.89">
                <text:p>119.8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.31">
                <text:p>9.31</text:p>
              </table:table-cell>
              <table:table-cell office:value-type="float" office:value="0.83">
                <text:p>0.83</text:p>
              </table:table-cell>
              <table:table-cell office:value-type="float" office:value="209.88">
                <text:p>209.88</text:p>
              </table:table-cell>
              <table:table-cell office:value-type="float" office:value="210.64">
                <text:p>210.64</text:p>
              </table:table-cell>
              <table:table-cell office:value-type="float" office:value="4.66">
                <text:p>4.66</text:p>
              </table:table-cell>
              <table:table-cell office:value-type="float" office:value="0.12">
                <text:p>0.12</text:p>
              </table:table-cell>
              <table:table-cell office:value-type="float" office:value="0.41">
                <text:p>0.41</text:p>
              </table:table-cell>
              <table:table-cell office:value-type="float" office:value="11.08">
                <text:p>11.08</text:p>
              </table:table-cell>
              <table:table-cell office:value-type="float" office:value="208.53">
                <text:p>208.53</text:p>
              </table:table-cell>
              <table:table-cell office:value-type="float" office:value="31.6">
                <text:p>31.6</text:p>
              </table:table-cell>
              <table:table-cell office:value-type="float" office:value="15.19">
                <text:p>15.19</text:p>
              </table:table-cell>
              <table:table-cell office:value-type="float" office:value="204.06">
                <text:p>204.0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8.49">
                <text:p>18.49</text:p>
              </table:table-cell>
              <table:table-cell office:value-type="float" office:value="5.38">
                <text:p>5.38</text:p>
              </table:table-cell>
              <table:table-cell office:value-type="float" office:value="1.77">
                <text:p>1.77</text:p>
              </table:table-cell>
              <table:table-cell office:value-type="float" office:value="6.24">
                <text:p>6.24</text:p>
              </table:table-cell>
              <table:table-cell office:value-type="float" office:value="9.28">
                <text:p>9.28</text:p>
              </table:table-cell>
              <table:table-cell office:value-type="float" office:value="355.44">
                <text:p>355.44</text:p>
              </table:table-cell>
              <table:table-cell office:value-type="float" office:value="18.49">
                <text:p>18.49</text:p>
              </table:table-cell>
              <table:table-cell office:value-type="float" office:value="356.77">
                <text:p>356.77</text:p>
              </table:table-cell>
              <table:table-cell office:value-type="float" office:value="357.48">
                <text:p>357.48</text:p>
              </table:table-cell>
              <table:table-cell office:value-type="float" office:value="23.18">
                <text:p>23.18</text:p>
              </table:table-cell>
              <table:table-cell office:value-type="float" office:value="4.11">
                <text:p>4.11</text:p>
              </table:table-cell>
              <table:table-cell office:value-type="float" office:value="343.14">
                <text:p>343.1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19">
                <text:p>2.19</text:p>
              </table:table-cell>
              <table:table-cell office:value-type="float" office:value="616.36">
                <text:p>616.36</text:p>
              </table:table-cell>
              <table:table-cell office:value-type="float" office:value="1.63">
                <text:p>1.63</text:p>
              </table:table-cell>
              <table:table-cell office:value-type="float" office:value="0.91">
                <text:p>0.91</text:p>
              </table:table-cell>
              <table:table-cell office:value-type="float" office:value="12.44">
                <text:p>12.44</text:p>
              </table:table-cell>
              <table:table-cell office:value-type="float" office:value="1.07">
                <text:p>1.07</text:p>
              </table:table-cell>
              <table:table-cell office:value-type="float" office:value="36.64">
                <text:p>36.64</text:p>
              </table:table-cell>
              <table:table-cell office:value-type="float" office:value="612.05">
                <text:p>612.05</text:p>
              </table:table-cell>
              <table:table-cell office:value-type="float" office:value="20.83">
                <text:p>20.83</text:p>
              </table:table-cell>
              <table:table-cell office:value-type="float" office:value="61.4">
                <text:p>61.4</text:p>
              </table:table-cell>
              <table:table-cell office:value-type="float" office:value="20.3">
                <text:p>20.3</text:p>
              </table:table-cell>
              <table:table-cell office:value-type="float" office:value="584.55">
                <text:p>584.5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.17">
                <text:p>4.17</text:p>
              </table:table-cell>
              <table:table-cell office:value-type="float" office:value="1357.76">
                <text:p>1357.76</text:p>
              </table:table-cell>
              <table:table-cell office:value-type="float" office:value="4.16">
                <text:p>4.16</text:p>
              </table:table-cell>
              <table:table-cell office:value-type="float" office:value="2.16">
                <text:p>2.16</text:p>
              </table:table-cell>
              <table:table-cell office:value-type="float" office:value="18.79">
                <text:p>18.79</text:p>
              </table:table-cell>
              <table:table-cell office:value-type="float" office:value="37.06">
                <text:p>37.06</text:p>
              </table:table-cell>
              <table:table-cell office:value-type="float" office:value="1.38">
                <text:p>1.38</text:p>
              </table:table-cell>
              <table:table-cell office:value-type="float" office:value="5.32">
                <text:p>5.32</text:p>
              </table:table-cell>
              <table:table-cell office:value-type="float" office:value="61.31">
                <text:p>61.31</text:p>
              </table:table-cell>
              <table:table-cell office:value-type="float" office:value="22.54">
                <text:p>22.54</text:p>
              </table:table-cell>
              <table:table-cell office:value-type="float" office:value="60.19">
                <text:p>60.19</text:p>
              </table:table-cell>
              <table:table-cell office:value-type="float" office:value="1280.91">
                <text:p>1280.9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.48">
                <text:p>10.48</text:p>
              </table:table-cell>
              <table:table-cell office:value-type="float" office:value="153.85">
                <text:p>153.85</text:p>
              </table:table-cell>
              <table:table-cell office:value-type="float" office:value="7.51">
                <text:p>7.51</text:p>
              </table:table-cell>
              <table:table-cell office:value-type="float" office:value="74.77">
                <text:p>74.77</text:p>
              </table:table-cell>
              <table:table-cell office:value-type="float" office:value="49.76">
                <text:p>49.76</text:p>
              </table:table-cell>
              <table:table-cell office:value-type="float" office:value="2474.61">
                <text:p>2474.61</text:p>
              </table:table-cell>
              <table:table-cell office:value-type="float" office:value="45.96">
                <text:p>45.96</text:p>
              </table:table-cell>
              <table:table-cell office:value-type="float" office:value="169.57">
                <text:p>169.57</text:p>
              </table:table-cell>
              <table:table-cell office:value-type="float" office:value="333.34">
                <text:p>333.34</text:p>
              </table:table-cell>
              <table:table-cell office:value-type="float" office:value="81.23">
                <text:p>81.23</text:p>
              </table:table-cell>
              <table:table-cell office:value-type="float" office:value="119.9">
                <text:p>119.9</text:p>
              </table:table-cell>
              <table:table-cell office:value-type="float" office:value="2349.34">
                <text:p>2349.3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07.28">
                <text:p>107.28</text:p>
              </table:table-cell>
              <table:table-cell office:value-type="float" office:value="297.38">
                <text:p>297.38</text:p>
              </table:table-cell>
              <table:table-cell office:value-type="float" office:value="8.59">
                <text:p>8.59</text:p>
              </table:table-cell>
              <table:table-cell office:value-type="float" office:value="8.81">
                <text:p>8.81</text:p>
              </table:table-cell>
              <table:table-cell office:value-type="float" office:value="99.88">
                <text:p>99.88</text:p>
              </table:table-cell>
              <table:table-cell office:value-type="float" office:value="297.11">
                <text:p>297.11</text:p>
              </table:table-cell>
              <table:table-cell office:value-type="float" office:value="4165.01">
                <text:p>4165.01</text:p>
              </table:table-cell>
              <table:table-cell office:value-type="float" office:value="4160.74">
                <text:p>4160.74</text:p>
              </table:table-cell>
              <table:table-cell office:value-type="float" office:value="4172.15">
                <text:p>4172.15</text:p>
              </table:table-cell>
              <table:table-cell office:value-type="float" office:value="161.48">
                <text:p>161.48</text:p>
              </table:table-cell>
              <table:table-cell office:value-type="float" office:value="161.57">
                <text:p>161.57</text:p>
              </table:table-cell>
              <table:table-cell office:value-type="float" office:value="4034.76">
                <text:p>4034.7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00.86">
                <text:p>200.86</text:p>
              </table:table-cell>
              <table:table-cell office:value-type="float" office:value="41.34">
                <text:p>41.34</text:p>
              </table:table-cell>
              <table:table-cell office:value-type="float" office:value="37.65">
                <text:p>37.65</text:p>
              </table:table-cell>
              <table:table-cell office:value-type="float" office:value="34.75">
                <text:p>34.75</text:p>
              </table:table-cell>
              <table:table-cell office:value-type="float" office:value="27.32">
                <text:p>27.32</text:p>
              </table:table-cell>
              <table:table-cell office:value-type="float" office:value="282.81">
                <text:p>282.81</text:p>
              </table:table-cell>
              <table:table-cell office:value-type="float" office:value="20.82">
                <text:p>20.82</text:p>
              </table:table-cell>
              <table:table-cell office:value-type="float" office:value="32.54">
                <text:p>32.54</text:p>
              </table:table-cell>
              <table:table-cell office:value-type="float" office:value="52.77">
                <text:p>52.77</text:p>
              </table:table-cell>
              <table:table-cell office:value-type="float" office:value="97.45">
                <text:p>97.45</text:p>
              </table:table-cell>
              <table:table-cell office:value-type="float" office:value="97.22">
                <text:p>97.22</text:p>
              </table:table-cell>
              <table:table-cell office:value-type="float" office:value="1552.4">
                <text:p>1552.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94.31">
                <text:p>294.31</text:p>
              </table:table-cell>
              <table:table-cell office:value-type="float" office:value="79.08">
                <text:p>79.08</text:p>
              </table:table-cell>
              <table:table-cell office:value-type="float" office:value="121.73">
                <text:p>121.73</text:p>
              </table:table-cell>
              <table:table-cell office:value-type="float" office:value="44.12">
                <text:p>44.12</text:p>
              </table:table-cell>
              <table:table-cell office:value-type="float" office:value="294.93">
                <text:p>294.93</text:p>
              </table:table-cell>
              <table:table-cell office:value-type="float" office:value="112.01">
                <text:p>112.01</text:p>
              </table:table-cell>
              <table:table-cell office:value-type="float" office:value="389.87">
                <text:p>389.87</text:p>
              </table:table-cell>
              <table:table-cell office:value-type="float" office:value="394.41">
                <text:p>394.41</text:p>
              </table:table-cell>
              <table:table-cell office:value-type="float" office:value="162.31">
                <text:p>162.31</text:p>
              </table:table-cell>
              <table:table-cell office:value-type="float" office:value="217.49">
                <text:p>217.49</text:p>
              </table:table-cell>
              <table:table-cell office:value-type="float" office:value="218.73">
                <text:p>218.73</text:p>
              </table:table-cell>
              <table:table-cell office:value-type="float" office:value="2340.13">
                <text:p>2340.13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73.32">
                <text:p>73.32</text:p>
              </table:table-cell>
              <table:table-cell office:value-type="float" office:value="41.01">
                <text:p>41.01</text:p>
              </table:table-cell>
              <table:table-cell office:value-type="float" office:value="85.98">
                <text:p>85.98</text:p>
              </table:table-cell>
              <table:table-cell office:value-type="float" office:value="32.22">
                <text:p>32.22</text:p>
              </table:table-cell>
              <table:table-cell office:value-type="float" office:value="247.99">
                <text:p>247.99</text:p>
              </table:table-cell>
              <table:table-cell office:value-type="float" office:value="3124.08">
                <text:p>3124.08</text:p>
              </table:table-cell>
              <table:table-cell office:value-type="float" office:value="413.97">
                <text:p>413.97</text:p>
              </table:table-cell>
              <table:table-cell office:value-type="float" office:value="440.06">
                <text:p>440.06</text:p>
              </table:table-cell>
              <table:table-cell office:value-type="float" office:value="383.57">
                <text:p>383.57</text:p>
              </table:table-cell>
              <table:table-cell office:value-type="float" office:value="236.56">
                <text:p>236.56</text:p>
              </table:table-cell>
              <table:table-cell office:value-type="float" office:value="277.13">
                <text:p>277.13</text:p>
              </table:table-cell>
              <table:table-cell office:value-type="float" office:value="3109.89">
                <text:p>3109.89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432.32">
                <text:p>432.32</text:p>
              </table:table-cell>
              <table:table-cell office:value-type="float" office:value="105.38">
                <text:p>105.38</text:p>
              </table:table-cell>
              <table:table-cell office:value-type="float" office:value="181.58">
                <text:p>181.58</text:p>
              </table:table-cell>
              <table:table-cell office:value-type="float" office:value="47.29">
                <text:p>47.29</text:p>
              </table:table-cell>
              <table:table-cell office:value-type="float" office:value="106.72">
                <text:p>106.72</text:p>
              </table:table-cell>
              <table:table-cell office:value-type="float" office:value="49.6">
                <text:p>49.6</text:p>
              </table:table-cell>
              <table:table-cell office:value-type="float" office:value="47.13">
                <text:p>47.13</text:p>
              </table:table-cell>
              <table:table-cell office:value-type="float" office:value="49.58">
                <text:p>49.58</text:p>
              </table:table-cell>
              <table:table-cell office:value-type="float" office:value="260.53">
                <text:p>260.53</text:p>
              </table:table-cell>
              <table:table-cell office:value-type="float" office:value="310.66">
                <text:p>310.66</text:p>
              </table:table-cell>
              <table:table-cell office:value-type="float" office:value="157.39">
                <text:p>157.39</text:p>
              </table:table-cell>
              <table:table-cell office:value-type="float" office:value="4134.9">
                <text:p>4134.9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579.56">
                <text:p>579.56</text:p>
              </table:table-cell>
              <table:table-cell office:value-type="float" office:value="95.32">
                <text:p>95.32</text:p>
              </table:table-cell>
              <table:table-cell office:value-type="float" office:value="934.94">
                <text:p>934.94</text:p>
              </table:table-cell>
              <table:table-cell office:value-type="float" office:value="461.88">
                <text:p>461.88</text:p>
              </table:table-cell>
              <table:table-cell office:value-type="float" office:value="356.98">
                <text:p>356.98</text:p>
              </table:table-cell>
              <table:table-cell office:value-type="float" office:value="147.03">
                <text:p>147.03</text:p>
              </table:table-cell>
              <table:table-cell office:value-type="float" office:value="135.74">
                <text:p>135.74</text:p>
              </table:table-cell>
              <table:table-cell office:value-type="float" office:value="474.73">
                <text:p>474.73</text:p>
              </table:table-cell>
              <table:table-cell office:value-type="float" office:value="1071.27">
                <text:p>1071.27</text:p>
              </table:table-cell>
              <table:table-cell office:value-type="float" office:value="390.17">
                <text:p>390.17</text:p>
              </table:table-cell>
              <table:table-cell office:value-type="float" office:value="299.31">
                <text:p>299.31</text:p>
              </table:table-cell>
              <table:table-cell office:value-type="float" office:value="4947.18">
                <text:p>4947.18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506.8">
                <text:p>506.8</text:p>
              </table:table-cell>
              <table:table-cell office:value-type="float" office:value="1211.23">
                <text:p>1211.23</text:p>
              </table:table-cell>
              <table:table-cell office:value-type="float" office:value="630.64">
                <text:p>630.64</text:p>
              </table:table-cell>
              <table:table-cell office:value-type="float" office:value="192.17">
                <text:p>192.17</text:p>
              </table:table-cell>
              <table:table-cell office:value-type="float" office:value="193.73">
                <text:p>193.73</text:p>
              </table:table-cell>
              <table:table-cell office:value-type="float" office:value="317.71">
                <text:p>317.71</text:p>
              </table:table-cell>
              <table:table-cell office:value-type="float" office:value="953.28">
                <text:p>953.28</text:p>
              </table:table-cell>
              <table:table-cell office:value-type="float" office:value="355.82">
                <text:p>355.82</text:p>
              </table:table-cell>
              <table:table-cell office:value-type="float" office:value="1252.35">
                <text:p>1252.35</text:p>
              </table:table-cell>
              <table:table-cell office:value-type="float" office:value="313.01">
                <text:p>313.01</text:p>
              </table:table-cell>
              <table:table-cell office:value-type="float" office:value="1029.31">
                <text:p>1029.31</text:p>
              </table:table-cell>
              <table:table-cell office:value-type="float" office:value="5561.32">
                <text:p>5561.32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388.34">
                <text:p>388.34</text:p>
              </table:table-cell>
              <table:table-cell office:value-type="float" office:value="387.45">
                <text:p>387.45</text:p>
              </table:table-cell>
              <table:table-cell office:value-type="float" office:value="746.42">
                <text:p>746.42</text:p>
              </table:table-cell>
              <table:table-cell office:value-type="float" office:value="377.87">
                <text:p>377.87</text:p>
              </table:table-cell>
              <table:table-cell office:value-type="float" office:value="425.28">
                <text:p>425.28</text:p>
              </table:table-cell>
              <table:table-cell office:value-type="float" office:value="380.9">
                <text:p>380.9</text:p>
              </table:table-cell>
              <table:table-cell office:value-type="float" office:value="456">
                <text:p>456</text:p>
              </table:table-cell>
              <table:table-cell office:value-type="float" office:value="638.99">
                <text:p>638.99</text:p>
              </table:table-cell>
              <table:table-cell office:value-type="float" office:value="853.43">
                <text:p>853.43</text:p>
              </table:table-cell>
              <table:table-cell office:value-type="float" office:value="1137.4">
                <text:p>1137.4</text:p>
              </table:table-cell>
              <table:table-cell office:value-type="float" office:value="627.17">
                <text:p>627.17</text:p>
              </table:table-cell>
              <table:table-cell office:value-type="float" office:value="5912.09">
                <text:p>5912.09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943.69">
                <text:p>943.69</text:p>
              </table:table-cell>
              <table:table-cell office:value-type="float" office:value="749.76">
                <text:p>749.76</text:p>
              </table:table-cell>
              <table:table-cell office:value-type="float" office:value="890.06">
                <text:p>890.06</text:p>
              </table:table-cell>
              <table:table-cell office:value-type="float" office:value="1100.98">
                <text:p>1100.98</text:p>
              </table:table-cell>
              <table:table-cell office:value-type="float" office:value="1516.75">
                <text:p>1516.75</text:p>
              </table:table-cell>
              <table:table-cell office:value-type="float" office:value="766.07">
                <text:p>766.07</text:p>
              </table:table-cell>
              <table:table-cell office:value-type="float" office:value="1514.33">
                <text:p>1514.33</text:p>
              </table:table-cell>
              <table:table-cell office:value-type="float" office:value="759.96">
                <text:p>759.96</text:p>
              </table:table-cell>
              <table:table-cell office:value-type="float" office:value="1851.37">
                <text:p>1851.37</text:p>
              </table:table-cell>
              <table:table-cell office:value-type="float" office:value="1359.91">
                <text:p>1359.91</text:p>
              </table:table-cell>
              <table:table-cell office:value-type="float" office:value="1573.45">
                <text:p>1573.45</text:p>
              </table:table-cell>
              <table:table-cell office:value-type="float" office:value="6041.45">
                <text:p>6041.45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957.3">
                <text:p>957.3</text:p>
              </table:table-cell>
              <table:table-cell office:value-type="float" office:value="1449.75">
                <text:p>1449.75</text:p>
              </table:table-cell>
              <table:table-cell office:value-type="float" office:value="755.74">
                <text:p>755.74</text:p>
              </table:table-cell>
              <table:table-cell office:value-type="float" office:value="973.07">
                <text:p>973.07</text:p>
              </table:table-cell>
              <table:table-cell office:value-type="float" office:value="812.15">
                <text:p>812.15</text:p>
              </table:table-cell>
              <table:table-cell office:value-type="float" office:value="1423.7">
                <text:p>1423.7</text:p>
              </table:table-cell>
              <table:table-cell office:value-type="float" office:value="872.98">
                <text:p>872.98</text:p>
              </table:table-cell>
              <table:table-cell office:value-type="float" office:value="1295.51">
                <text:p>1295.51</text:p>
              </table:table-cell>
              <table:table-cell office:value-type="float" office:value="1460.33">
                <text:p>1460.33</text:p>
              </table:table-cell>
              <table:table-cell office:value-type="float" office:value="1429.97">
                <text:p>1429.97</text:p>
              </table:table-cell>
              <table:table-cell office:value-type="float" office:value="1723.64">
                <text:p>1723.64</text:p>
              </table:table-cell>
              <table:table-cell office:value-type="float" office:value="5774.29">
                <text:p>5774.29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184.69">
                <text:p>1184.69</text:p>
              </table:table-cell>
              <table:table-cell office:value-type="float" office:value="1115.52">
                <text:p>1115.52</text:p>
              </table:table-cell>
              <table:table-cell office:value-type="float" office:value="1125.06">
                <text:p>1125.06</text:p>
              </table:table-cell>
              <table:table-cell office:value-type="float" office:value="1024.04">
                <text:p>1024.04</text:p>
              </table:table-cell>
              <table:table-cell office:value-type="float" office:value="1169.39">
                <text:p>1169.39</text:p>
              </table:table-cell>
              <table:table-cell office:value-type="float" office:value="1067.33">
                <text:p>1067.33</text:p>
              </table:table-cell>
              <table:table-cell office:value-type="float" office:value="1180.9">
                <text:p>1180.9</text:p>
              </table:table-cell>
              <table:table-cell office:value-type="float" office:value="1180.4">
                <text:p>1180.4</text:p>
              </table:table-cell>
              <table:table-cell office:value-type="float" office:value="1409.86">
                <text:p>1409.86</text:p>
              </table:table-cell>
              <table:table-cell office:value-type="float" office:value="1633.8">
                <text:p>1633.8</text:p>
              </table:table-cell>
              <table:table-cell office:value-type="float" office:value="1338.81">
                <text:p>1338.81</text:p>
              </table:table-cell>
              <table:table-cell office:value-type="float" office:value="5639.38">
                <text:p>5639.38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380.06">
                <text:p>380.06</text:p>
              </table:table-cell>
              <table:table-cell office:value-type="float" office:value="393.62">
                <text:p>393.62</text:p>
              </table:table-cell>
              <table:table-cell office:value-type="float" office:value="438.14">
                <text:p>438.14</text:p>
              </table:table-cell>
              <table:table-cell office:value-type="float" office:value="511.4">
                <text:p>511.4</text:p>
              </table:table-cell>
              <table:table-cell office:value-type="float" office:value="387.57">
                <text:p>387.57</text:p>
              </table:table-cell>
              <table:table-cell office:value-type="float" office:value="446.96">
                <text:p>446.96</text:p>
              </table:table-cell>
              <table:table-cell office:value-type="float" office:value="420.46">
                <text:p>420.46</text:p>
              </table:table-cell>
              <table:table-cell office:value-type="float" office:value="385.71">
                <text:p>385.71</text:p>
              </table:table-cell>
              <table:table-cell office:value-type="float" office:value="511.16">
                <text:p>511.16</text:p>
              </table:table-cell>
              <table:table-cell office:value-type="float" office:value="525.12">
                <text:p>525.12</text:p>
              </table:table-cell>
              <table:table-cell office:value-type="float" office:value="532.57">
                <text:p>532.57</text:p>
              </table:table-cell>
              <table:table-cell office:value-type="float" office:value="1607.13">
                <text:p>1607.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1.121cm" svg:height="17.505cm" xlink:href=".." xlink:type="simple" chart:class="chart:scatter" chart:style-name="ch1">
        <chart:title svg:x="13.387cm" svg:y="0.486cm" chart:style-name="ch2">
          <text:p>osu_bw on 2 sockets</text:p>
        </chart:title>
        <chart:legend chart:legend-position="end" svg:x="28.851cm" svg:y="6.959cm" style:legend-expansion="high" chart:style-name="ch3"/>
        <chart:plot-area chart:style-name="ch4" table:cell-range-address="osu_bw_2_sockets.A5:osu_bw_2_sockets.H27 osu_bw_2_sockets.B2:osu_bw_2_sockets.H2" chart:data-source-has-labels="both" svg:x="1.633cm" svg:y="1.615cm" svg:width="26.596cm" svg:height="14.559cm">
          <chartooo:coordinate-region svg:x="2.625cm" svg:y="1.814cm" svg:width="24.861cm" svg:height="13.713cm"/>
          <chart:axis chart:dimension="x" chart:name="primary-x" chart:style-name="ch5" chartooo:axis-type="auto">
            <chart:title svg:x="14.054cm" svg:y="16.524cm" chart:style-name="ch6">
              <text:p>Size [bytes]</text:p>
            </chart:title>
            <chart:categories table:cell-range-address="osu_bw_2_sockets.A5:osu_bw_2_sockets.A27"/>
          </chart:axis>
          <chart:axis chart:dimension="y" chart:name="primary-y" chart:style-name="ch7">
            <chart:title svg:x="0.451cm" svg:y="10.195cm" chart:style-name="ch8">
              <text:p>Bandwidth [MB/s]</text:p>
            </chart:title>
            <chart:grid chart:style-name="ch9" chart:class="major"/>
          </chart:axis>
          <chart:series chart:style-name="ch10" chart:values-cell-range-address="osu_bw_2_sockets.B5:osu_bw_2_sockets.B27" chart:label-cell-address="osu_bw_2_sockets.B2:osu_bw_2_sockets.B2" chart:class="chart:scatter">
            <chart:domain table:cell-range-address="osu_bw_2_sockets.A5:osu_bw_2_sockets.A27"/>
            <chart:data-point chart:repeated="23"/>
          </chart:series>
          <chart:series chart:style-name="ch11" chart:values-cell-range-address="osu_bw_2_sockets.C5:osu_bw_2_sockets.C27" chart:label-cell-address="osu_bw_2_sockets.C2:osu_bw_2_sockets.C2" chart:class="chart:scatter">
            <chart:data-point chart:repeated="23"/>
          </chart:series>
          <chart:series chart:style-name="ch12" chart:values-cell-range-address="osu_bw_2_sockets.D5:osu_bw_2_sockets.D27" chart:label-cell-address="osu_bw_2_sockets.D2:osu_bw_2_sockets.D2" chart:class="chart:scatter">
            <chart:data-point chart:repeated="23"/>
          </chart:series>
          <chart:series chart:style-name="ch13" chart:values-cell-range-address="osu_bw_2_sockets.E5:osu_bw_2_sockets.E27" chart:label-cell-address="osu_bw_2_sockets.E2:osu_bw_2_sockets.E2" chart:class="chart:scatter">
            <chart:data-point chart:repeated="23"/>
          </chart:series>
          <chart:series chart:style-name="ch14" chart:values-cell-range-address="osu_bw_2_sockets.F5:osu_bw_2_sockets.F27" chart:label-cell-address="osu_bw_2_sockets.F2:osu_bw_2_sockets.F2" chart:class="chart:scatter">
            <chart:data-point chart:repeated="23"/>
          </chart:series>
          <chart:series chart:style-name="ch15" chart:values-cell-range-address="osu_bw_2_sockets.G5:osu_bw_2_sockets.G27" chart:label-cell-address="osu_bw_2_sockets.G2:osu_bw_2_sockets.G2" chart:class="chart:scatter">
            <chart:data-point chart:repeated="23"/>
          </chart:series>
          <chart:series chart:style-name="ch16" chart:values-cell-range-address="osu_bw_2_sockets.H5:osu_bw_2_sockets.H27" chart:label-cell-address="osu_bw_2_sockets.H2:osu_bw_2_sockets.H2" chart:class="chart:scatter">
            <chart:data-point chart:repeated="2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1375</text:p>
                <draw:g>
                  <svg:desc>osu_bw_2_sockets.B2:osu_bw_2_sockets.B2</svg:desc>
                </draw:g>
              </table:table-cell>
              <table:table-cell office:value-type="string">
                <text:p>31377</text:p>
                <draw:g>
                  <svg:desc>osu_bw_2_sockets.C2:osu_bw_2_sockets.C2</svg:desc>
                </draw:g>
              </table:table-cell>
              <table:table-cell office:value-type="string">
                <text:p>31379</text:p>
                <draw:g>
                  <svg:desc>osu_bw_2_sockets.D2:osu_bw_2_sockets.D2</svg:desc>
                </draw:g>
              </table:table-cell>
              <table:table-cell office:value-type="string">
                <text:p>31381</text:p>
                <draw:g>
                  <svg:desc>osu_bw_2_sockets.E2:osu_bw_2_sockets.E2</svg:desc>
                </draw:g>
              </table:table-cell>
              <table:table-cell office:value-type="string">
                <text:p>31383</text:p>
                <draw:g>
                  <svg:desc>osu_bw_2_sockets.F2:osu_bw_2_sockets.F2</svg:desc>
                </draw:g>
              </table:table-cell>
              <table:table-cell office:value-type="string">
                <text:p>31385</text:p>
                <draw:g>
                  <svg:desc>osu_bw_2_sockets.G2:osu_bw_2_sockets.G2</svg:desc>
                </draw:g>
              </table:table-cell>
              <table:table-cell office:value-type="string">
                <text:p>31387</text:p>
                <draw:g>
                  <svg:desc>osu_bw_2_sockets.H2:osu_bw_2_sockets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su_bw_2_sockets.A5:osu_bw_2_sockets.A27</svg:desc>
                </draw:g>
              </table:table-cell>
              <table:table-cell office:value-type="float" office:value="4.28">
                <text:p>4.28</text:p>
                <draw:g>
                  <svg:desc>osu_bw_2_sockets.B5:osu_bw_2_sockets.B27</svg:desc>
                </draw:g>
              </table:table-cell>
              <table:table-cell office:value-type="float" office:value="4.12">
                <text:p>4.12</text:p>
                <draw:g>
                  <svg:desc>osu_bw_2_sockets.C5:osu_bw_2_sockets.C27</svg:desc>
                </draw:g>
              </table:table-cell>
              <table:table-cell office:value-type="float" office:value="4.23">
                <text:p>4.23</text:p>
                <draw:g>
                  <svg:desc>osu_bw_2_sockets.D5:osu_bw_2_sockets.D27</svg:desc>
                </draw:g>
              </table:table-cell>
              <table:table-cell office:value-type="float" office:value="4.27">
                <text:p>4.27</text:p>
                <draw:g>
                  <svg:desc>osu_bw_2_sockets.E5:osu_bw_2_sockets.E27</svg:desc>
                </draw:g>
              </table:table-cell>
              <table:table-cell office:value-type="float" office:value="4.32">
                <text:p>4.32</text:p>
                <draw:g>
                  <svg:desc>osu_bw_2_sockets.F5:osu_bw_2_sockets.F27</svg:desc>
                </draw:g>
              </table:table-cell>
              <table:table-cell office:value-type="float" office:value="4.28">
                <text:p>4.28</text:p>
                <draw:g>
                  <svg:desc>osu_bw_2_sockets.G5:osu_bw_2_sockets.G27</svg:desc>
                </draw:g>
              </table:table-cell>
              <table:table-cell office:value-type="float" office:value="4.23">
                <text:p>4.23</text:p>
                <draw:g>
                  <svg:desc>osu_bw_2_sockets.H5:osu_bw_2_sockets.H2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.62">
                <text:p>8.62</text:p>
              </table:table-cell>
              <table:table-cell office:value-type="float" office:value="8.34">
                <text:p>8.34</text:p>
              </table:table-cell>
              <table:table-cell office:value-type="float" office:value="8.56">
                <text:p>8.56</text:p>
              </table:table-cell>
              <table:table-cell office:value-type="float" office:value="8.59">
                <text:p>8.59</text:p>
              </table:table-cell>
              <table:table-cell office:value-type="float" office:value="8.69">
                <text:p>8.69</text:p>
              </table:table-cell>
              <table:table-cell office:value-type="float" office:value="8.69">
                <text:p>8.69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.35">
                <text:p>17.35</text:p>
              </table:table-cell>
              <table:table-cell office:value-type="float" office:value="16.74">
                <text:p>16.74</text:p>
              </table:table-cell>
              <table:table-cell office:value-type="float" office:value="17.24">
                <text:p>17.24</text:p>
              </table:table-cell>
              <table:table-cell office:value-type="float" office:value="17.3">
                <text:p>17.3</text:p>
              </table:table-cell>
              <table:table-cell office:value-type="float" office:value="17.46">
                <text:p>17.46</text:p>
              </table:table-cell>
              <table:table-cell office:value-type="float" office:value="17.36">
                <text:p>17.36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4.43">
                <text:p>34.43</text:p>
              </table:table-cell>
              <table:table-cell office:value-type="float" office:value="33.15">
                <text:p>33.15</text:p>
              </table:table-cell>
              <table:table-cell office:value-type="float" office:value="34.18">
                <text:p>34.18</text:p>
              </table:table-cell>
              <table:table-cell office:value-type="float" office:value="34.45">
                <text:p>34.45</text:p>
              </table:table-cell>
              <table:table-cell office:value-type="float" office:value="34.95">
                <text:p>34.95</text:p>
              </table:table-cell>
              <table:table-cell office:value-type="float" office:value="34.24">
                <text:p>34.24</text:p>
              </table:table-cell>
              <table:table-cell office:value-type="float" office:value="34.29">
                <text:p>34.2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0.37">
                <text:p>60.37</text:p>
              </table:table-cell>
              <table:table-cell office:value-type="float" office:value="59.1">
                <text:p>59.1</text:p>
              </table:table-cell>
              <table:table-cell office:value-type="float" office:value="60.43">
                <text:p>60.43</text:p>
              </table:table-cell>
              <table:table-cell office:value-type="float" office:value="60.26">
                <text:p>60.26</text:p>
              </table:table-cell>
              <table:table-cell office:value-type="float" office:value="60.86">
                <text:p>60.86</text:p>
              </table:table-cell>
              <table:table-cell office:value-type="float" office:value="61.24">
                <text:p>61.24</text:p>
              </table:table-cell>
              <table:table-cell office:value-type="float" office:value="60.32">
                <text:p>60.3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22.32">
                <text:p>122.32</text:p>
              </table:table-cell>
              <table:table-cell office:value-type="float" office:value="120.01">
                <text:p>120.01</text:p>
              </table:table-cell>
              <table:table-cell office:value-type="float" office:value="121.88">
                <text:p>121.88</text:p>
              </table:table-cell>
              <table:table-cell office:value-type="float" office:value="122.37">
                <text:p>122.37</text:p>
              </table:table-cell>
              <table:table-cell office:value-type="float" office:value="124.18">
                <text:p>124.18</text:p>
              </table:table-cell>
              <table:table-cell office:value-type="float" office:value="123.93">
                <text:p>123.93</text:p>
              </table:table-cell>
              <table:table-cell office:value-type="float" office:value="121.42">
                <text:p>121.4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07.69">
                <text:p>207.69</text:p>
              </table:table-cell>
              <table:table-cell office:value-type="float" office:value="203.36">
                <text:p>203.36</text:p>
              </table:table-cell>
              <table:table-cell office:value-type="float" office:value="206.11">
                <text:p>206.11</text:p>
              </table:table-cell>
              <table:table-cell office:value-type="float" office:value="204.7">
                <text:p>204.7</text:p>
              </table:table-cell>
              <table:table-cell office:value-type="float" office:value="207.78">
                <text:p>207.78</text:p>
              </table:table-cell>
              <table:table-cell office:value-type="float" office:value="208.88">
                <text:p>208.88</text:p>
              </table:table-cell>
              <table:table-cell office:value-type="float" office:value="205.49">
                <text:p>205.4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52.37">
                <text:p>352.37</text:p>
              </table:table-cell>
              <table:table-cell office:value-type="float" office:value="355.16">
                <text:p>355.16</text:p>
              </table:table-cell>
              <table:table-cell office:value-type="float" office:value="351.83">
                <text:p>351.83</text:p>
              </table:table-cell>
              <table:table-cell office:value-type="float" office:value="353.53">
                <text:p>353.53</text:p>
              </table:table-cell>
              <table:table-cell office:value-type="float" office:value="359.28">
                <text:p>359.28</text:p>
              </table:table-cell>
              <table:table-cell office:value-type="float" office:value="356.99">
                <text:p>356.99</text:p>
              </table:table-cell>
              <table:table-cell office:value-type="float" office:value="347.13">
                <text:p>347.1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604.79">
                <text:p>604.79</text:p>
              </table:table-cell>
              <table:table-cell office:value-type="float" office:value="612.5">
                <text:p>612.5</text:p>
              </table:table-cell>
              <table:table-cell office:value-type="float" office:value="598.05">
                <text:p>598.05</text:p>
              </table:table-cell>
              <table:table-cell office:value-type="float" office:value="610.63">
                <text:p>610.63</text:p>
              </table:table-cell>
              <table:table-cell office:value-type="float" office:value="614.54">
                <text:p>614.54</text:p>
              </table:table-cell>
              <table:table-cell office:value-type="float" office:value="612.9">
                <text:p>612.9</text:p>
              </table:table-cell>
              <table:table-cell office:value-type="float" office:value="595.76">
                <text:p>595.7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358.24">
                <text:p>1358.24</text:p>
              </table:table-cell>
              <table:table-cell office:value-type="float" office:value="1343.77">
                <text:p>1343.77</text:p>
              </table:table-cell>
              <table:table-cell office:value-type="float" office:value="1317.65">
                <text:p>1317.65</text:p>
              </table:table-cell>
              <table:table-cell office:value-type="float" office:value="1343.67">
                <text:p>1343.67</text:p>
              </table:table-cell>
              <table:table-cell office:value-type="float" office:value="1355.88">
                <text:p>1355.88</text:p>
              </table:table-cell>
              <table:table-cell office:value-type="float" office:value="1353.21">
                <text:p>1353.21</text:p>
              </table:table-cell>
              <table:table-cell office:value-type="float" office:value="1313.93">
                <text:p>1313.9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502.15">
                <text:p>2502.15</text:p>
              </table:table-cell>
              <table:table-cell office:value-type="float" office:value="2480.77">
                <text:p>2480.77</text:p>
              </table:table-cell>
              <table:table-cell office:value-type="float" office:value="2441.23">
                <text:p>2441.23</text:p>
              </table:table-cell>
              <table:table-cell office:value-type="float" office:value="2502.95">
                <text:p>2502.95</text:p>
              </table:table-cell>
              <table:table-cell office:value-type="float" office:value="2510.79">
                <text:p>2510.79</text:p>
              </table:table-cell>
              <table:table-cell office:value-type="float" office:value="2498.28">
                <text:p>2498.28</text:p>
              </table:table-cell>
              <table:table-cell office:value-type="float" office:value="2430.41">
                <text:p>2430.4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162.66">
                <text:p>4162.66</text:p>
              </table:table-cell>
              <table:table-cell office:value-type="float" office:value="4182.75">
                <text:p>4182.75</text:p>
              </table:table-cell>
              <table:table-cell office:value-type="float" office:value="4113.86">
                <text:p>4113.86</text:p>
              </table:table-cell>
              <table:table-cell office:value-type="float" office:value="4208.11">
                <text:p>4208.11</text:p>
              </table:table-cell>
              <table:table-cell office:value-type="float" office:value="4212.92">
                <text:p>4212.92</text:p>
              </table:table-cell>
              <table:table-cell office:value-type="float" office:value="4200.36">
                <text:p>4200.36</text:p>
              </table:table-cell>
              <table:table-cell office:value-type="float" office:value="4125.1">
                <text:p>4125.1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555.15">
                <text:p>1555.15</text:p>
              </table:table-cell>
              <table:table-cell office:value-type="float" office:value="1555.42">
                <text:p>1555.42</text:p>
              </table:table-cell>
              <table:table-cell office:value-type="float" office:value="1534.17">
                <text:p>1534.17</text:p>
              </table:table-cell>
              <table:table-cell office:value-type="float" office:value="1545.1">
                <text:p>1545.1</text:p>
              </table:table-cell>
              <table:table-cell office:value-type="float" office:value="1559.2">
                <text:p>1559.2</text:p>
              </table:table-cell>
              <table:table-cell office:value-type="float" office:value="1486.92">
                <text:p>1486.92</text:p>
              </table:table-cell>
              <table:table-cell office:value-type="float" office:value="1525.82">
                <text:p>1525.8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396.74">
                <text:p>2396.74</text:p>
              </table:table-cell>
              <table:table-cell office:value-type="float" office:value="2324.12">
                <text:p>2324.12</text:p>
              </table:table-cell>
              <table:table-cell office:value-type="float" office:value="2381.7">
                <text:p>2381.7</text:p>
              </table:table-cell>
              <table:table-cell office:value-type="float" office:value="2385.52">
                <text:p>2385.52</text:p>
              </table:table-cell>
              <table:table-cell office:value-type="float" office:value="2408.41">
                <text:p>2408.41</text:p>
              </table:table-cell>
              <table:table-cell office:value-type="float" office:value="2309.93">
                <text:p>2309.93</text:p>
              </table:table-cell>
              <table:table-cell office:value-type="float" office:value="2353.51">
                <text:p>2353.51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3086.69">
                <text:p>3086.69</text:p>
              </table:table-cell>
              <table:table-cell office:value-type="float" office:value="3088.64">
                <text:p>3088.64</text:p>
              </table:table-cell>
              <table:table-cell office:value-type="float" office:value="3083.54">
                <text:p>3083.54</text:p>
              </table:table-cell>
              <table:table-cell office:value-type="float" office:value="3109.68">
                <text:p>3109.68</text:p>
              </table:table-cell>
              <table:table-cell office:value-type="float" office:value="3087.8">
                <text:p>3087.8</text:p>
              </table:table-cell>
              <table:table-cell office:value-type="float" office:value="3051.1">
                <text:p>3051.1</text:p>
              </table:table-cell>
              <table:table-cell office:value-type="float" office:value="3072.18">
                <text:p>3072.18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4128.02">
                <text:p>4128.02</text:p>
              </table:table-cell>
              <table:table-cell office:value-type="float" office:value="4116.58">
                <text:p>4116.58</text:p>
              </table:table-cell>
              <table:table-cell office:value-type="float" office:value="4122.77">
                <text:p>4122.77</text:p>
              </table:table-cell>
              <table:table-cell office:value-type="float" office:value="4136.24">
                <text:p>4136.24</text:p>
              </table:table-cell>
              <table:table-cell office:value-type="float" office:value="4107.99">
                <text:p>4107.99</text:p>
              </table:table-cell>
              <table:table-cell office:value-type="float" office:value="4090.41">
                <text:p>4090.41</text:p>
              </table:table-cell>
              <table:table-cell office:value-type="float" office:value="4079.97">
                <text:p>4079.97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4955.64">
                <text:p>4955.64</text:p>
              </table:table-cell>
              <table:table-cell office:value-type="float" office:value="4950.78">
                <text:p>4950.78</text:p>
              </table:table-cell>
              <table:table-cell office:value-type="float" office:value="4946.5">
                <text:p>4946.5</text:p>
              </table:table-cell>
              <table:table-cell office:value-type="float" office:value="4961.06">
                <text:p>4961.06</text:p>
              </table:table-cell>
              <table:table-cell office:value-type="float" office:value="4912.25">
                <text:p>4912.25</text:p>
              </table:table-cell>
              <table:table-cell office:value-type="float" office:value="4950.19">
                <text:p>4950.19</text:p>
              </table:table-cell>
              <table:table-cell office:value-type="float" office:value="4919.96">
                <text:p>4919.96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5558.41">
                <text:p>5558.41</text:p>
              </table:table-cell>
              <table:table-cell office:value-type="float" office:value="5563.73">
                <text:p>5563.73</text:p>
              </table:table-cell>
              <table:table-cell office:value-type="float" office:value="5531.2">
                <text:p>5531.2</text:p>
              </table:table-cell>
              <table:table-cell office:value-type="float" office:value="5545.61">
                <text:p>5545.61</text:p>
              </table:table-cell>
              <table:table-cell office:value-type="float" office:value="5531.24">
                <text:p>5531.24</text:p>
              </table:table-cell>
              <table:table-cell office:value-type="float" office:value="5538.24">
                <text:p>5538.24</text:p>
              </table:table-cell>
              <table:table-cell office:value-type="float" office:value="5491.07">
                <text:p>5491.07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5917.62">
                <text:p>5917.62</text:p>
              </table:table-cell>
              <table:table-cell office:value-type="float" office:value="5924.55">
                <text:p>5924.55</text:p>
              </table:table-cell>
              <table:table-cell office:value-type="float" office:value="5890.34">
                <text:p>5890.34</text:p>
              </table:table-cell>
              <table:table-cell office:value-type="float" office:value="5926.37">
                <text:p>5926.37</text:p>
              </table:table-cell>
              <table:table-cell office:value-type="float" office:value="5907.98">
                <text:p>5907.98</text:p>
              </table:table-cell>
              <table:table-cell office:value-type="float" office:value="5910.8">
                <text:p>5910.8</text:p>
              </table:table-cell>
              <table:table-cell office:value-type="float" office:value="5888.5">
                <text:p>5888.5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5867.93">
                <text:p>5867.93</text:p>
              </table:table-cell>
              <table:table-cell office:value-type="float" office:value="6112.94">
                <text:p>6112.94</text:p>
              </table:table-cell>
              <table:table-cell office:value-type="float" office:value="6087.12">
                <text:p>6087.12</text:p>
              </table:table-cell>
              <table:table-cell office:value-type="float" office:value="6103.23">
                <text:p>6103.23</text:p>
              </table:table-cell>
              <table:table-cell office:value-type="float" office:value="6112.39">
                <text:p>6112.39</text:p>
              </table:table-cell>
              <table:table-cell office:value-type="float" office:value="6096.83">
                <text:p>6096.83</text:p>
              </table:table-cell>
              <table:table-cell office:value-type="float" office:value="6074.07">
                <text:p>6074.07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5693.28">
                <text:p>5693.28</text:p>
              </table:table-cell>
              <table:table-cell office:value-type="float" office:value="5841.49">
                <text:p>5841.49</text:p>
              </table:table-cell>
              <table:table-cell office:value-type="float" office:value="5842.23">
                <text:p>5842.23</text:p>
              </table:table-cell>
              <table:table-cell office:value-type="float" office:value="6198.41">
                <text:p>6198.41</text:p>
              </table:table-cell>
              <table:table-cell office:value-type="float" office:value="6173.19">
                <text:p>6173.19</text:p>
              </table:table-cell>
              <table:table-cell office:value-type="float" office:value="5966.05">
                <text:p>5966.05</text:p>
              </table:table-cell>
              <table:table-cell office:value-type="float" office:value="5941.71">
                <text:p>5941.71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5604.73">
                <text:p>5604.73</text:p>
              </table:table-cell>
              <table:table-cell office:value-type="float" office:value="5667.05">
                <text:p>5667.05</text:p>
              </table:table-cell>
              <table:table-cell office:value-type="float" office:value="5671.26">
                <text:p>5671.26</text:p>
              </table:table-cell>
              <table:table-cell office:value-type="float" office:value="5951.44">
                <text:p>5951.44</text:p>
              </table:table-cell>
              <table:table-cell office:value-type="float" office:value="5815.49">
                <text:p>5815.49</text:p>
              </table:table-cell>
              <table:table-cell office:value-type="float" office:value="5717.03">
                <text:p>5717.03</text:p>
              </table:table-cell>
              <table:table-cell office:value-type="float" office:value="5695.07">
                <text:p>5695.07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612.68">
                <text:p>1612.68</text:p>
              </table:table-cell>
              <table:table-cell office:value-type="float" office:value="1606.78">
                <text:p>1606.78</text:p>
              </table:table-cell>
              <table:table-cell office:value-type="float" office:value="1607.84">
                <text:p>1607.84</text:p>
              </table:table-cell>
              <table:table-cell office:value-type="float" office:value="1626.06">
                <text:p>1626.06</text:p>
              </table:table-cell>
              <table:table-cell office:value-type="float" office:value="1607.88">
                <text:p>1607.88</text:p>
              </table:table-cell>
              <table:table-cell office:value-type="float" office:value="1610.9">
                <text:p>1610.9</text:p>
              </table:table-cell>
              <table:table-cell office:value-type="float" office:value="1605.84">
                <text:p>1605.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1.121cm" svg:height="17.505cm" xlink:href=".." xlink:type="simple" chart:class="chart:scatter" chart:style-name="ch1">
        <chart:title svg:x="13.572cm" svg:y="0.486cm" chart:style-name="ch2">
          <text:p>osu_bw on 2 nodes</text:p>
        </chart:title>
        <chart:legend chart:legend-position="end" svg:x="28.851cm" svg:y="5.963cm" style:legend-expansion="high" chart:style-name="ch3"/>
        <chart:plot-area chart:style-name="ch4" table:cell-range-address="osu_bw_2_nodes.A5:osu_bw_2_nodes.L27 osu_bw_2_nodes.B2:osu_bw_2_nodes.L2" chart:data-source-has-labels="both" svg:x="1.633cm" svg:y="1.615cm" svg:width="26.596cm" svg:height="14.559cm">
          <chartooo:coordinate-region svg:x="2.44cm" svg:y="1.814cm" svg:width="24.861cm" svg:height="13.713cm"/>
          <chart:axis chart:dimension="x" chart:name="primary-x" chart:style-name="ch5" chartooo:axis-type="auto">
            <chart:title svg:x="14.054cm" svg:y="16.524cm" chart:style-name="ch6">
              <text:p>Size [bytes]</text:p>
            </chart:title>
            <chart:categories table:cell-range-address="osu_bw_2_nodes.A5:osu_bw_2_nodes.A27"/>
          </chart:axis>
          <chart:axis chart:dimension="y" chart:name="primary-y" chart:style-name="ch7">
            <chart:title svg:x="0.451cm" svg:y="10.195cm" chart:style-name="ch8">
              <text:p>Bandwidth [MB/s]</text:p>
            </chart:title>
            <chart:grid chart:style-name="ch9" chart:class="major"/>
          </chart:axis>
          <chart:series chart:style-name="ch10" chart:values-cell-range-address="osu_bw_2_nodes.B5:osu_bw_2_nodes.B27" chart:label-cell-address="osu_bw_2_nodes.B2:osu_bw_2_nodes.B2" chart:class="chart:scatter">
            <chart:domain table:cell-range-address="osu_bw_2_nodes.A5:osu_bw_2_nodes.A27"/>
            <chart:data-point chart:repeated="23"/>
          </chart:series>
          <chart:series chart:style-name="ch11" chart:values-cell-range-address="osu_bw_2_nodes.C5:osu_bw_2_nodes.C27" chart:label-cell-address="osu_bw_2_nodes.C2:osu_bw_2_nodes.C2" chart:class="chart:scatter">
            <chart:data-point chart:repeated="23"/>
          </chart:series>
          <chart:series chart:style-name="ch12" chart:values-cell-range-address="osu_bw_2_nodes.D5:osu_bw_2_nodes.D27" chart:label-cell-address="osu_bw_2_nodes.D2:osu_bw_2_nodes.D2" chart:class="chart:scatter">
            <chart:data-point chart:repeated="23"/>
          </chart:series>
          <chart:series chart:style-name="ch13" chart:values-cell-range-address="osu_bw_2_nodes.E5:osu_bw_2_nodes.E27" chart:label-cell-address="osu_bw_2_nodes.E2:osu_bw_2_nodes.E2" chart:class="chart:scatter">
            <chart:data-point chart:repeated="23"/>
          </chart:series>
          <chart:series chart:style-name="ch14" chart:values-cell-range-address="osu_bw_2_nodes.F5:osu_bw_2_nodes.F27" chart:label-cell-address="osu_bw_2_nodes.F2:osu_bw_2_nodes.F2" chart:class="chart:scatter">
            <chart:data-point chart:repeated="23"/>
          </chart:series>
          <chart:series chart:style-name="ch15" chart:values-cell-range-address="osu_bw_2_nodes.G5:osu_bw_2_nodes.G27" chart:label-cell-address="osu_bw_2_nodes.G2:osu_bw_2_nodes.G2" chart:class="chart:scatter">
            <chart:data-point chart:repeated="23"/>
          </chart:series>
          <chart:series chart:style-name="ch16" chart:values-cell-range-address="osu_bw_2_nodes.H5:osu_bw_2_nodes.H27" chart:label-cell-address="osu_bw_2_nodes.H2:osu_bw_2_nodes.H2" chart:class="chart:scatter">
            <chart:data-point chart:repeated="23"/>
          </chart:series>
          <chart:series chart:style-name="ch17" chart:values-cell-range-address="osu_bw_2_nodes.I5:osu_bw_2_nodes.I27" chart:label-cell-address="osu_bw_2_nodes.I2:osu_bw_2_nodes.I2" chart:class="chart:scatter">
            <chart:data-point chart:repeated="23"/>
          </chart:series>
          <chart:series chart:style-name="ch18" chart:values-cell-range-address="osu_bw_2_nodes.J5:osu_bw_2_nodes.J27" chart:label-cell-address="osu_bw_2_nodes.J2:osu_bw_2_nodes.J2" chart:class="chart:scatter">
            <chart:data-point chart:repeated="23"/>
          </chart:series>
          <chart:series chart:style-name="ch19" chart:values-cell-range-address="osu_bw_2_nodes.K5:osu_bw_2_nodes.K27" chart:label-cell-address="osu_bw_2_nodes.K2:osu_bw_2_nodes.K2" chart:class="chart:scatter">
            <chart:data-point chart:repeated="23"/>
          </chart:series>
          <chart:series chart:style-name="ch20" chart:values-cell-range-address="osu_bw_2_nodes.L5:osu_bw_2_nodes.L27" chart:label-cell-address="osu_bw_2_nodes.L2:osu_bw_2_nodes.L2" chart:class="chart:scatter">
            <chart:data-point chart:repeated="2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1328</text:p>
                <draw:g>
                  <svg:desc>osu_bw_2_nodes.B2:osu_bw_2_nodes.B2</svg:desc>
                </draw:g>
              </table:table-cell>
              <table:table-cell office:value-type="string">
                <text:p>31329</text:p>
                <draw:g>
                  <svg:desc>osu_bw_2_nodes.C2:osu_bw_2_nodes.C2</svg:desc>
                </draw:g>
              </table:table-cell>
              <table:table-cell office:value-type="string">
                <text:p>31330</text:p>
                <draw:g>
                  <svg:desc>osu_bw_2_nodes.D2:osu_bw_2_nodes.D2</svg:desc>
                </draw:g>
              </table:table-cell>
              <table:table-cell office:value-type="string">
                <text:p>31331</text:p>
                <draw:g>
                  <svg:desc>osu_bw_2_nodes.E2:osu_bw_2_nodes.E2</svg:desc>
                </draw:g>
              </table:table-cell>
              <table:table-cell office:value-type="string">
                <text:p>31332</text:p>
                <draw:g>
                  <svg:desc>osu_bw_2_nodes.F2:osu_bw_2_nodes.F2</svg:desc>
                </draw:g>
              </table:table-cell>
              <table:table-cell office:value-type="string">
                <text:p>31333</text:p>
                <draw:g>
                  <svg:desc>osu_bw_2_nodes.G2:osu_bw_2_nodes.G2</svg:desc>
                </draw:g>
              </table:table-cell>
              <table:table-cell office:value-type="string">
                <text:p>31334</text:p>
                <draw:g>
                  <svg:desc>osu_bw_2_nodes.H2:osu_bw_2_nodes.H2</svg:desc>
                </draw:g>
              </table:table-cell>
              <table:table-cell office:value-type="string">
                <text:p>31335</text:p>
                <draw:g>
                  <svg:desc>osu_bw_2_nodes.I2:osu_bw_2_nodes.I2</svg:desc>
                </draw:g>
              </table:table-cell>
              <table:table-cell office:value-type="string">
                <text:p>31336</text:p>
                <draw:g>
                  <svg:desc>osu_bw_2_nodes.J2:osu_bw_2_nodes.J2</svg:desc>
                </draw:g>
              </table:table-cell>
              <table:table-cell office:value-type="string">
                <text:p>31337</text:p>
                <draw:g>
                  <svg:desc>osu_bw_2_nodes.K2:osu_bw_2_nodes.K2</svg:desc>
                </draw:g>
              </table:table-cell>
              <table:table-cell office:value-type="string">
                <text:p>31338</text:p>
                <draw:g>
                  <svg:desc>osu_bw_2_nodes.L2:osu_bw_2_nodes.L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su_bw_2_nodes.A5:osu_bw_2_nodes.A27</svg:desc>
                </draw:g>
              </table:table-cell>
              <table:table-cell office:value-type="float" office:value="0.63">
                <text:p>0.63</text:p>
                <draw:g>
                  <svg:desc>osu_bw_2_nodes.B5:osu_bw_2_nodes.B27</svg:desc>
                </draw:g>
              </table:table-cell>
              <table:table-cell office:value-type="float" office:value="0.63">
                <text:p>0.63</text:p>
                <draw:g>
                  <svg:desc>osu_bw_2_nodes.C5:osu_bw_2_nodes.C27</svg:desc>
                </draw:g>
              </table:table-cell>
              <table:table-cell office:value-type="float" office:value="0">
                <text:p>0</text:p>
                <draw:g>
                  <svg:desc>osu_bw_2_nodes.D5:osu_bw_2_nodes.D27</svg:desc>
                </draw:g>
              </table:table-cell>
              <table:table-cell office:value-type="float" office:value="0">
                <text:p>0</text:p>
                <draw:g>
                  <svg:desc>osu_bw_2_nodes.E5:osu_bw_2_nodes.E27</svg:desc>
                </draw:g>
              </table:table-cell>
              <table:table-cell office:value-type="float" office:value="0.01">
                <text:p>0.01</text:p>
                <draw:g>
                  <svg:desc>osu_bw_2_nodes.F5:osu_bw_2_nodes.F27</svg:desc>
                </draw:g>
              </table:table-cell>
              <table:table-cell office:value-type="float" office:value="0.01">
                <text:p>0.01</text:p>
                <draw:g>
                  <svg:desc>osu_bw_2_nodes.G5:osu_bw_2_nodes.G27</svg:desc>
                </draw:g>
              </table:table-cell>
              <table:table-cell office:value-type="float" office:value="0">
                <text:p>0</text:p>
                <draw:g>
                  <svg:desc>osu_bw_2_nodes.H5:osu_bw_2_nodes.H27</svg:desc>
                </draw:g>
              </table:table-cell>
              <table:table-cell office:value-type="float" office:value="0.01">
                <text:p>0.01</text:p>
                <draw:g>
                  <svg:desc>osu_bw_2_nodes.I5:osu_bw_2_nodes.I27</svg:desc>
                </draw:g>
              </table:table-cell>
              <table:table-cell office:value-type="float" office:value="0.01">
                <text:p>0.01</text:p>
                <draw:g>
                  <svg:desc>osu_bw_2_nodes.J5:osu_bw_2_nodes.J27</svg:desc>
                </draw:g>
              </table:table-cell>
              <table:table-cell office:value-type="float" office:value="0.63">
                <text:p>0.63</text:p>
                <draw:g>
                  <svg:desc>osu_bw_2_nodes.K5:osu_bw_2_nodes.K27</svg:desc>
                </draw:g>
              </table:table-cell>
              <table:table-cell office:value-type="float" office:value="0.13">
                <text:p>0.13</text:p>
                <draw:g>
                  <svg:desc>osu_bw_2_nodes.L5:osu_bw_2_nodes.L2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26">
                <text:p>1.26</text:p>
              </table:table-cell>
              <table:table-cell office:value-type="float" office:value="1.27">
                <text:p>1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.26">
                <text:p>1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52">
                <text:p>2.52</text:p>
              </table:table-cell>
              <table:table-cell office:value-type="float" office:value="2.53">
                <text:p>2.53</text:p>
              </table:table-cell>
              <table:table-cell office:value-type="float" office:value="0.14">
                <text:p>0.14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28">
                <text:p>0.28</text:p>
              </table:table-cell>
              <table:table-cell office:value-type="float" office:value="0.01">
                <text:p>0.01</text:p>
              </table:table-cell>
              <table:table-cell office:value-type="float" office:value="2.52">
                <text:p>2.5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09">
                <text:p>5.09</text:p>
              </table:table-cell>
              <table:table-cell office:value-type="float" office:value="5.08">
                <text:p>5.08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54">
                <text:p>0.54</text:p>
              </table:table-cell>
              <table:table-cell office:value-type="float" office:value="0.07">
                <text:p>0.07</text:p>
              </table:table-cell>
              <table:table-cell office:value-type="float" office:value="0.05">
                <text:p>0.05</text:p>
              </table:table-cell>
              <table:table-cell office:value-type="float" office:value="0.29">
                <text:p>0.29</text:p>
              </table:table-cell>
              <table:table-cell office:value-type="float" office:value="5.11">
                <text:p>5.1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.26">
                <text:p>10.26</text:p>
              </table:table-cell>
              <table:table-cell office:value-type="float" office:value="10.24">
                <text:p>10.24</text:p>
              </table:table-cell>
              <table:table-cell office:value-type="float" office:value="0.38">
                <text:p>0.38</text:p>
              </table:table-cell>
              <table:table-cell office:value-type="float" office:value="0.06">
                <text:p>0.06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03">
                <text:p>0.03</text:p>
              </table:table-cell>
              <table:table-cell office:value-type="float" office:value="10.23">
                <text:p>10.2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0.49">
                <text:p>20.49</text:p>
              </table:table-cell>
              <table:table-cell office:value-type="float" office:value="20.44">
                <text:p>20.44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2.27">
                <text:p>2.27</text:p>
              </table:table-cell>
              <table:table-cell office:value-type="float" office:value="0.19">
                <text:p>0.19</text:p>
              </table:table-cell>
              <table:table-cell office:value-type="float" office:value="20.45">
                <text:p>20.4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0.68">
                <text:p>40.68</text:p>
              </table:table-cell>
              <table:table-cell office:value-type="float" office:value="40.57">
                <text:p>40.57</text:p>
              </table:table-cell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  <table:table-cell office:value-type="float" office:value="0.61">
                <text:p>0.61</text:p>
              </table:table-cell>
              <table:table-cell office:value-type="float" office:value="0.07">
                <text:p>0.07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  <table:table-cell office:value-type="float" office:value="0.71">
                <text:p>0.71</text:p>
              </table:table-cell>
              <table:table-cell office:value-type="float" office:value="40.69">
                <text:p>40.69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78">
                <text:p>78</text:p>
              </table:table-cell>
              <table:table-cell office:value-type="float" office:value="77.47">
                <text:p>77.47</text:p>
              </table:table-cell>
              <table:table-cell office:value-type="float" office:value="9.22">
                <text:p>9.22</text:p>
              </table:table-cell>
              <table:table-cell office:value-type="float" office:value="1.58">
                <text:p>1.58</text:p>
              </table:table-cell>
              <table:table-cell office:value-type="float" office:value="0.52">
                <text:p>0.52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0.67">
                <text:p>0.67</text:p>
              </table:table-cell>
              <table:table-cell office:value-type="float" office:value="0.35">
                <text:p>0.35</text:p>
              </table:table-cell>
              <table:table-cell office:value-type="float" office:value="78.08">
                <text:p>78.08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52.19">
                <text:p>152.19</text:p>
              </table:table-cell>
              <table:table-cell office:value-type="float" office:value="153.46">
                <text:p>153.46</text:p>
              </table:table-cell>
              <table:table-cell office:value-type="float" office:value="16.77">
                <text:p>16.77</text:p>
              </table:table-cell>
              <table:table-cell office:value-type="float" office:value="3.03">
                <text:p>3.03</text:p>
              </table:table-cell>
              <table:table-cell office:value-type="float" office:value="0.26">
                <text:p>0.26</text:p>
              </table:table-cell>
              <table:table-cell office:value-type="float" office:value="2.37">
                <text:p>2.37</text:p>
              </table:table-cell>
              <table:table-cell office:value-type="float" office:value="0.25">
                <text:p>0.25</text:p>
              </table:table-cell>
              <table:table-cell office:value-type="float" office:value="2.69">
                <text:p>2.69</text:p>
              </table:table-cell>
              <table:table-cell office:value-type="float" office:value="1.25">
                <text:p>1.25</text:p>
              </table:table-cell>
              <table:table-cell office:value-type="float" office:value="153.82">
                <text:p>153.82</text:p>
              </table:table-cell>
              <table:table-cell office:value-type="float" office:value="152.92">
                <text:p>152.9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96.3">
                <text:p>296.3</text:p>
              </table:table-cell>
              <table:table-cell office:value-type="float" office:value="293.19">
                <text:p>293.19</text:p>
              </table:table-cell>
              <table:table-cell office:value-type="float" office:value="8.83">
                <text:p>8.83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19.96">
                <text:p>19.96</text:p>
              </table:table-cell>
              <table:table-cell office:value-type="float" office:value="1.3">
                <text:p>1.3</text:p>
              </table:table-cell>
              <table:table-cell office:value-type="float" office:value="3.1">
                <text:p>3.1</text:p>
              </table:table-cell>
              <table:table-cell office:value-type="float" office:value="37.15">
                <text:p>37.15</text:p>
              </table:table-cell>
              <table:table-cell office:value-type="float" office:value="296.21">
                <text:p>296.21</text:p>
              </table:table-cell>
              <table:table-cell office:value-type="float" office:value="99.66">
                <text:p>99.6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533.81">
                <text:p>533.81</text:p>
              </table:table-cell>
              <table:table-cell office:value-type="float" office:value="528.02">
                <text:p>528.02</text:p>
              </table:table-cell>
              <table:table-cell office:value-type="float" office:value="8.36">
                <text:p>8.36</text:p>
              </table:table-cell>
              <table:table-cell office:value-type="float" office:value="26.99">
                <text:p>26.99</text:p>
              </table:table-cell>
              <table:table-cell office:value-type="float" office:value="20.4">
                <text:p>20.4</text:p>
              </table:table-cell>
              <table:table-cell office:value-type="float" office:value="6.79">
                <text:p>6.79</text:p>
              </table:table-cell>
              <table:table-cell office:value-type="float" office:value="15.06">
                <text:p>15.06</text:p>
              </table:table-cell>
              <table:table-cell office:value-type="float" office:value="20.58">
                <text:p>20.58</text:p>
              </table:table-cell>
              <table:table-cell office:value-type="float" office:value="7.18">
                <text:p>7.18</text:p>
              </table:table-cell>
              <table:table-cell office:value-type="float" office:value="537.86">
                <text:p>537.86</text:p>
              </table:table-cell>
              <table:table-cell office:value-type="float" office:value="83.97">
                <text:p>83.9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753.52">
                <text:p>753.52</text:p>
              </table:table-cell>
              <table:table-cell office:value-type="float" office:value="745.47">
                <text:p>745.47</text:p>
              </table:table-cell>
              <table:table-cell office:value-type="float" office:value="75.04">
                <text:p>75.04</text:p>
              </table:table-cell>
              <table:table-cell office:value-type="float" office:value="153.42">
                <text:p>153.42</text:p>
              </table:table-cell>
              <table:table-cell office:value-type="float" office:value="9.4">
                <text:p>9.4</text:p>
              </table:table-cell>
              <table:table-cell office:value-type="float" office:value="9.74">
                <text:p>9.74</text:p>
              </table:table-cell>
              <table:table-cell office:value-type="float" office:value="35.47">
                <text:p>35.47</text:p>
              </table:table-cell>
              <table:table-cell office:value-type="float" office:value="2.31">
                <text:p>2.31</text:p>
              </table:table-cell>
              <table:table-cell office:value-type="float" office:value="155.3">
                <text:p>155.3</text:p>
              </table:table-cell>
              <table:table-cell office:value-type="float" office:value="753">
                <text:p>753</text:p>
              </table:table-cell>
              <table:table-cell office:value-type="float" office:value="108.21">
                <text:p>108.21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922.96">
                <text:p>922.96</text:p>
              </table:table-cell>
              <table:table-cell office:value-type="float" office:value="922.49">
                <text:p>922.49</text:p>
              </table:table-cell>
              <table:table-cell office:value-type="float" office:value="6.23">
                <text:p>6.23</text:p>
              </table:table-cell>
              <table:table-cell office:value-type="float" office:value="38.11">
                <text:p>38.11</text:p>
              </table:table-cell>
              <table:table-cell office:value-type="float" office:value="60.53">
                <text:p>60.53</text:p>
              </table:table-cell>
              <table:table-cell office:value-type="float" office:value="21.69">
                <text:p>21.69</text:p>
              </table:table-cell>
              <table:table-cell office:value-type="float" office:value="28.2">
                <text:p>28.2</text:p>
              </table:table-cell>
              <table:table-cell office:value-type="float" office:value="6.11">
                <text:p>6.11</text:p>
              </table:table-cell>
              <table:table-cell office:value-type="float" office:value="83.32">
                <text:p>83.32</text:p>
              </table:table-cell>
              <table:table-cell office:value-type="float" office:value="926.24">
                <text:p>926.24</text:p>
              </table:table-cell>
              <table:table-cell office:value-type="float" office:value="49.53">
                <text:p>49.5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062.58">
                <text:p>1062.58</text:p>
              </table:table-cell>
              <table:table-cell office:value-type="float" office:value="1065.08">
                <text:p>1065.08</text:p>
              </table:table-cell>
              <table:table-cell office:value-type="float" office:value="11.15">
                <text:p>11.15</text:p>
              </table:table-cell>
              <table:table-cell office:value-type="float" office:value="28.57">
                <text:p>28.57</text:p>
              </table:table-cell>
              <table:table-cell office:value-type="float" office:value="23.28">
                <text:p>23.28</text:p>
              </table:table-cell>
              <table:table-cell office:value-type="float" office:value="40.35">
                <text:p>40.35</text:p>
              </table:table-cell>
              <table:table-cell office:value-type="float" office:value="9.93">
                <text:p>9.93</text:p>
              </table:table-cell>
              <table:table-cell office:value-type="float" office:value="9.07">
                <text:p>9.07</text:p>
              </table:table-cell>
              <table:table-cell office:value-type="float" office:value="22.54">
                <text:p>22.54</text:p>
              </table:table-cell>
              <table:table-cell office:value-type="float" office:value="1064.07">
                <text:p>1064.07</text:p>
              </table:table-cell>
              <table:table-cell office:value-type="float" office:value="200.47">
                <text:p>200.47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109.88">
                <text:p>1109.88</text:p>
              </table:table-cell>
              <table:table-cell office:value-type="float" office:value="1105.96">
                <text:p>1105.96</text:p>
              </table:table-cell>
              <table:table-cell office:value-type="float" office:value="80.67">
                <text:p>80.67</text:p>
              </table:table-cell>
              <table:table-cell office:value-type="float" office:value="28.39">
                <text:p>28.39</text:p>
              </table:table-cell>
              <table:table-cell office:value-type="float" office:value="19.6">
                <text:p>19.6</text:p>
              </table:table-cell>
              <table:table-cell office:value-type="float" office:value="21.62">
                <text:p>21.62</text:p>
              </table:table-cell>
              <table:table-cell office:value-type="float" office:value="22.58">
                <text:p>22.58</text:p>
              </table:table-cell>
              <table:table-cell office:value-type="float" office:value="22.97">
                <text:p>22.97</text:p>
              </table:table-cell>
              <table:table-cell office:value-type="float" office:value="31.26">
                <text:p>31.26</text:p>
              </table:table-cell>
              <table:table-cell office:value-type="float" office:value="1110.03">
                <text:p>1110.03</text:p>
              </table:table-cell>
              <table:table-cell office:value-type="float" office:value="63.05">
                <text:p>63.05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302.11">
                <text:p>1302.11</text:p>
              </table:table-cell>
              <table:table-cell office:value-type="float" office:value="1305.93">
                <text:p>1305.93</text:p>
              </table:table-cell>
              <table:table-cell office:value-type="float" office:value="27.45">
                <text:p>27.45</text:p>
              </table:table-cell>
              <table:table-cell office:value-type="float" office:value="32.27">
                <text:p>32.27</text:p>
              </table:table-cell>
              <table:table-cell office:value-type="float" office:value="27.49">
                <text:p>27.49</text:p>
              </table:table-cell>
              <table:table-cell office:value-type="float" office:value="29.99">
                <text:p>29.99</text:p>
              </table:table-cell>
              <table:table-cell office:value-type="float" office:value="51.89">
                <text:p>51.89</text:p>
              </table:table-cell>
              <table:table-cell office:value-type="float" office:value="31.35">
                <text:p>31.35</text:p>
              </table:table-cell>
              <table:table-cell office:value-type="float" office:value="31.87">
                <text:p>31.87</text:p>
              </table:table-cell>
              <table:table-cell office:value-type="float" office:value="1306.47">
                <text:p>1306.47</text:p>
              </table:table-cell>
              <table:table-cell office:value-type="float" office:value="302.43">
                <text:p>302.43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422.71">
                <text:p>1422.71</text:p>
              </table:table-cell>
              <table:table-cell office:value-type="float" office:value="1423.41">
                <text:p>1423.41</text:p>
              </table:table-cell>
              <table:table-cell office:value-type="float" office:value="68.3">
                <text:p>68.3</text:p>
              </table:table-cell>
              <table:table-cell office:value-type="float" office:value="72.58">
                <text:p>72.58</text:p>
              </table:table-cell>
              <table:table-cell office:value-type="float" office:value="53.4">
                <text:p>53.4</text:p>
              </table:table-cell>
              <table:table-cell office:value-type="float" office:value="72.31">
                <text:p>72.31</text:p>
              </table:table-cell>
              <table:table-cell office:value-type="float" office:value="51.91">
                <text:p>51.91</text:p>
              </table:table-cell>
              <table:table-cell office:value-type="float" office:value="60.7">
                <text:p>60.7</text:p>
              </table:table-cell>
              <table:table-cell office:value-type="float" office:value="53.06">
                <text:p>53.06</text:p>
              </table:table-cell>
              <table:table-cell office:value-type="float" office:value="1423.25">
                <text:p>1423.25</text:p>
              </table:table-cell>
              <table:table-cell office:value-type="float" office:value="224.42">
                <text:p>224.42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483.21">
                <text:p>1483.21</text:p>
              </table:table-cell>
              <table:table-cell office:value-type="float" office:value="1483.65">
                <text:p>1483.65</text:p>
              </table:table-cell>
              <table:table-cell office:value-type="float" office:value="109.8">
                <text:p>109.8</text:p>
              </table:table-cell>
              <table:table-cell office:value-type="float" office:value="106.32">
                <text:p>106.32</text:p>
              </table:table-cell>
              <table:table-cell office:value-type="float" office:value="118.57">
                <text:p>118.57</text:p>
              </table:table-cell>
              <table:table-cell office:value-type="float" office:value="108.66">
                <text:p>108.66</text:p>
              </table:table-cell>
              <table:table-cell office:value-type="float" office:value="114.52">
                <text:p>114.52</text:p>
              </table:table-cell>
              <table:table-cell office:value-type="float" office:value="109.94">
                <text:p>109.94</text:p>
              </table:table-cell>
              <table:table-cell office:value-type="float" office:value="105.58">
                <text:p>105.58</text:p>
              </table:table-cell>
              <table:table-cell office:value-type="float" office:value="1486.15">
                <text:p>1486.15</text:p>
              </table:table-cell>
              <table:table-cell office:value-type="float" office:value="158.73">
                <text:p>158.73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1502.19">
                <text:p>1502.19</text:p>
              </table:table-cell>
              <table:table-cell office:value-type="float" office:value="1470.88">
                <text:p>1470.88</text:p>
              </table:table-cell>
              <table:table-cell office:value-type="float" office:value="117.45">
                <text:p>117.45</text:p>
              </table:table-cell>
              <table:table-cell office:value-type="float" office:value="155.92">
                <text:p>155.92</text:p>
              </table:table-cell>
              <table:table-cell office:value-type="float" office:value="174.24">
                <text:p>174.24</text:p>
              </table:table-cell>
              <table:table-cell office:value-type="float" office:value="159.78">
                <text:p>159.78</text:p>
              </table:table-cell>
              <table:table-cell office:value-type="float" office:value="117.86">
                <text:p>117.86</text:p>
              </table:table-cell>
              <table:table-cell office:value-type="float" office:value="144.88">
                <text:p>144.88</text:p>
              </table:table-cell>
              <table:table-cell office:value-type="float" office:value="127.39">
                <text:p>127.39</text:p>
              </table:table-cell>
              <table:table-cell office:value-type="float" office:value="1456.6">
                <text:p>1456.6</text:p>
              </table:table-cell>
              <table:table-cell office:value-type="float" office:value="906.36">
                <text:p>906.36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1520.01">
                <text:p>1520.01</text:p>
              </table:table-cell>
              <table:table-cell office:value-type="float" office:value="1470.04">
                <text:p>1470.04</text:p>
              </table:table-cell>
              <table:table-cell office:value-type="float" office:value="184.72">
                <text:p>184.72</text:p>
              </table:table-cell>
              <table:table-cell office:value-type="float" office:value="181.33">
                <text:p>181.33</text:p>
              </table:table-cell>
              <table:table-cell office:value-type="float" office:value="182.01">
                <text:p>182.01</text:p>
              </table:table-cell>
              <table:table-cell office:value-type="float" office:value="167.1">
                <text:p>167.1</text:p>
              </table:table-cell>
              <table:table-cell office:value-type="float" office:value="150.57">
                <text:p>150.57</text:p>
              </table:table-cell>
              <table:table-cell office:value-type="float" office:value="161.83">
                <text:p>161.83</text:p>
              </table:table-cell>
              <table:table-cell office:value-type="float" office:value="182.51">
                <text:p>182.51</text:p>
              </table:table-cell>
              <table:table-cell office:value-type="float" office:value="1479.23">
                <text:p>1479.23</text:p>
              </table:table-cell>
              <table:table-cell office:value-type="float" office:value="1505.25">
                <text:p>1505.25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528.5">
                <text:p>1528.5</text:p>
              </table:table-cell>
              <table:table-cell office:value-type="float" office:value="1424.29">
                <text:p>1424.29</text:p>
              </table:table-cell>
              <table:table-cell office:value-type="float" office:value="194.6">
                <text:p>194.6</text:p>
              </table:table-cell>
              <table:table-cell office:value-type="float" office:value="194.38">
                <text:p>194.38</text:p>
              </table:table-cell>
              <table:table-cell office:value-type="float" office:value="196.43">
                <text:p>196.43</text:p>
              </table:table-cell>
              <table:table-cell office:value-type="float" office:value="170.74">
                <text:p>170.74</text:p>
              </table:table-cell>
              <table:table-cell office:value-type="float" office:value="162.81">
                <text:p>162.81</text:p>
              </table:table-cell>
              <table:table-cell office:value-type="float" office:value="195.57">
                <text:p>195.57</text:p>
              </table:table-cell>
              <table:table-cell office:value-type="float" office:value="181.99">
                <text:p>181.99</text:p>
              </table:table-cell>
              <table:table-cell office:value-type="float" office:value="1508.7">
                <text:p>1508.7</text:p>
              </table:table-cell>
              <table:table-cell office:value-type="float" office:value="1506.98">
                <text:p>1506.9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535.49">
                <text:p>1535.49</text:p>
              </table:table-cell>
              <table:table-cell office:value-type="float" office:value="314.78">
                <text:p>314.78</text:p>
              </table:table-cell>
              <table:table-cell office:value-type="float" office:value="202.21">
                <text:p>202.21</text:p>
              </table:table-cell>
              <table:table-cell office:value-type="float" office:value="234.42">
                <text:p>234.42</text:p>
              </table:table-cell>
              <table:table-cell office:value-type="float" office:value="199.34">
                <text:p>199.34</text:p>
              </table:table-cell>
              <table:table-cell office:value-type="float" office:value="174.14">
                <text:p>174.14</text:p>
              </table:table-cell>
              <table:table-cell office:value-type="float" office:value="138.38">
                <text:p>138.38</text:p>
              </table:table-cell>
              <table:table-cell office:value-type="float" office:value="209.54">
                <text:p>209.54</text:p>
              </table:table-cell>
              <table:table-cell office:value-type="float" office:value="211.22">
                <text:p>211.22</text:p>
              </table:table-cell>
              <table:table-cell office:value-type="float" office:value="1466.88">
                <text:p>1466.88</text:p>
              </table:table-cell>
              <table:table-cell office:value-type="float" office:value="1537.36">
                <text:p>1537.3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537.95">
                <text:p>1537.95</text:p>
              </table:table-cell>
              <table:table-cell office:value-type="float" office:value="311.7">
                <text:p>311.7</text:p>
              </table:table-cell>
              <table:table-cell office:value-type="float" office:value="239.08">
                <text:p>239.08</text:p>
              </table:table-cell>
              <table:table-cell office:value-type="float" office:value="239.45">
                <text:p>239.45</text:p>
              </table:table-cell>
              <table:table-cell office:value-type="float" office:value="252.42">
                <text:p>252.42</text:p>
              </table:table-cell>
              <table:table-cell office:value-type="float" office:value="304.98">
                <text:p>304.98</text:p>
              </table:table-cell>
              <table:table-cell office:value-type="float" office:value="513.26">
                <text:p>513.26</text:p>
              </table:table-cell>
              <table:table-cell office:value-type="float" office:value="241.32">
                <text:p>241.32</text:p>
              </table:table-cell>
              <table:table-cell office:value-type="float" office:value="242.66">
                <text:p>242.66</text:p>
              </table:table-cell>
              <table:table-cell office:value-type="float" office:value="1250.55">
                <text:p>1250.55</text:p>
              </table:table-cell>
              <table:table-cell office:value-type="float" office:value="1539.82">
                <text:p>1539.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1.121cm" svg:height="17.505cm" xlink:href=".." xlink:type="simple" chart:class="chart:scatter" chart:style-name="ch1">
        <chart:title svg:x="13.069cm" svg:y="0.486cm" chart:style-name="ch2">
          <text:p>osu_latency on 1 socket</text:p>
        </chart:title>
        <chart:legend chart:legend-position="end" svg:x="28.851cm" svg:y="6.461cm" style:legend-expansion="high" chart:style-name="ch3"/>
        <chart:plot-area chart:style-name="ch4" table:cell-range-address="osu_latency_1_socket.A5:osu_latency_1_socket.J27 osu_latency_1_socket.B2:osu_latency_1_socket.J2" chart:data-source-has-labels="both" svg:x="1.633cm" svg:y="1.615cm" svg:width="26.596cm" svg:height="14.559cm">
          <chartooo:coordinate-region svg:x="2.36cm" svg:y="1.814cm" svg:width="24.491cm" svg:height="13.713cm"/>
          <chart:axis chart:dimension="x" chart:name="primary-x" chart:style-name="ch5" chartooo:axis-type="auto">
            <chart:title svg:x="14.054cm" svg:y="16.524cm" chart:style-name="ch6">
              <text:p>Size [bytes]</text:p>
            </chart:title>
            <chart:categories table:cell-range-address="osu_latency_1_socket.A5:osu_latency_1_socket.A27"/>
          </chart:axis>
          <chart:axis chart:dimension="y" chart:name="primary-y" chart:style-name="ch7">
            <chart:title svg:x="0.451cm" svg:y="9.811cm" chart:style-name="ch8">
              <text:p>Latency [µs]</text:p>
            </chart:title>
            <chart:grid chart:style-name="ch9" chart:class="major"/>
          </chart:axis>
          <chart:series chart:style-name="ch10" chart:values-cell-range-address="osu_latency_1_socket.B5:osu_latency_1_socket.B27" chart:label-cell-address="osu_latency_1_socket.B2:osu_latency_1_socket.B2" chart:class="chart:scatter">
            <chart:domain table:cell-range-address="osu_latency_1_socket.A5:osu_latency_1_socket.A27"/>
            <chart:data-point chart:repeated="23"/>
          </chart:series>
          <chart:series chart:style-name="ch11" chart:values-cell-range-address="osu_latency_1_socket.C5:osu_latency_1_socket.C27" chart:label-cell-address="osu_latency_1_socket.C2:osu_latency_1_socket.C2" chart:class="chart:scatter">
            <chart:data-point chart:repeated="23"/>
          </chart:series>
          <chart:series chart:style-name="ch12" chart:values-cell-range-address="osu_latency_1_socket.D5:osu_latency_1_socket.D27" chart:label-cell-address="osu_latency_1_socket.D2:osu_latency_1_socket.D2" chart:class="chart:scatter">
            <chart:data-point chart:repeated="23"/>
          </chart:series>
          <chart:series chart:style-name="ch13" chart:values-cell-range-address="osu_latency_1_socket.E5:osu_latency_1_socket.E27" chart:label-cell-address="osu_latency_1_socket.E2:osu_latency_1_socket.E2" chart:class="chart:scatter">
            <chart:data-point chart:repeated="23"/>
          </chart:series>
          <chart:series chart:style-name="ch14" chart:values-cell-range-address="osu_latency_1_socket.F5:osu_latency_1_socket.F27" chart:label-cell-address="osu_latency_1_socket.F2:osu_latency_1_socket.F2" chart:class="chart:scatter">
            <chart:data-point chart:repeated="23"/>
          </chart:series>
          <chart:series chart:style-name="ch15" chart:values-cell-range-address="osu_latency_1_socket.G5:osu_latency_1_socket.G27" chart:label-cell-address="osu_latency_1_socket.G2:osu_latency_1_socket.G2" chart:class="chart:scatter">
            <chart:data-point chart:repeated="23"/>
          </chart:series>
          <chart:series chart:style-name="ch16" chart:values-cell-range-address="osu_latency_1_socket.H5:osu_latency_1_socket.H27" chart:label-cell-address="osu_latency_1_socket.H2:osu_latency_1_socket.H2" chart:class="chart:scatter">
            <chart:data-point chart:repeated="23"/>
          </chart:series>
          <chart:series chart:style-name="ch17" chart:values-cell-range-address="osu_latency_1_socket.I5:osu_latency_1_socket.I27" chart:label-cell-address="osu_latency_1_socket.I2:osu_latency_1_socket.I2" chart:class="chart:scatter">
            <chart:data-point chart:repeated="23"/>
          </chart:series>
          <chart:series chart:style-name="ch18" chart:values-cell-range-address="osu_latency_1_socket.J5:osu_latency_1_socket.J27" chart:label-cell-address="osu_latency_1_socket.J2:osu_latency_1_socket.J2" chart:class="chart:scatter">
            <chart:data-point chart:repeated="2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1307</text:p>
                <draw:g>
                  <svg:desc>osu_latency_1_socket.B2:osu_latency_1_socket.B2</svg:desc>
                </draw:g>
              </table:table-cell>
              <table:table-cell office:value-type="string">
                <text:p>31308</text:p>
                <draw:g>
                  <svg:desc>osu_latency_1_socket.C2:osu_latency_1_socket.C2</svg:desc>
                </draw:g>
              </table:table-cell>
              <table:table-cell office:value-type="string">
                <text:p>31309</text:p>
                <draw:g>
                  <svg:desc>osu_latency_1_socket.D2:osu_latency_1_socket.D2</svg:desc>
                </draw:g>
              </table:table-cell>
              <table:table-cell office:value-type="string">
                <text:p>31310</text:p>
                <draw:g>
                  <svg:desc>osu_latency_1_socket.E2:osu_latency_1_socket.E2</svg:desc>
                </draw:g>
              </table:table-cell>
              <table:table-cell office:value-type="string">
                <text:p>31311</text:p>
                <draw:g>
                  <svg:desc>osu_latency_1_socket.F2:osu_latency_1_socket.F2</svg:desc>
                </draw:g>
              </table:table-cell>
              <table:table-cell office:value-type="string">
                <text:p>31312</text:p>
                <draw:g>
                  <svg:desc>osu_latency_1_socket.G2:osu_latency_1_socket.G2</svg:desc>
                </draw:g>
              </table:table-cell>
              <table:table-cell office:value-type="string">
                <text:p>31313</text:p>
                <draw:g>
                  <svg:desc>osu_latency_1_socket.H2:osu_latency_1_socket.H2</svg:desc>
                </draw:g>
              </table:table-cell>
              <table:table-cell office:value-type="string">
                <text:p>31314</text:p>
                <draw:g>
                  <svg:desc>osu_latency_1_socket.I2:osu_latency_1_socket.I2</svg:desc>
                </draw:g>
              </table:table-cell>
              <table:table-cell office:value-type="string">
                <text:p>31315</text:p>
                <draw:g>
                  <svg:desc>osu_latency_1_socket.J2:osu_latency_1_socket.J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su_latency_1_socket.A5:osu_latency_1_socket.A27</svg:desc>
                </draw:g>
              </table:table-cell>
              <table:table-cell office:value-type="float" office:value="0.4">
                <text:p>0.4</text:p>
                <draw:g>
                  <svg:desc>osu_latency_1_socket.B5:osu_latency_1_socket.B27</svg:desc>
                </draw:g>
              </table:table-cell>
              <table:table-cell office:value-type="float" office:value="0.41">
                <text:p>0.41</text:p>
                <draw:g>
                  <svg:desc>osu_latency_1_socket.C5:osu_latency_1_socket.C27</svg:desc>
                </draw:g>
              </table:table-cell>
              <table:table-cell office:value-type="float" office:value="14.4">
                <text:p>14.4</text:p>
                <draw:g>
                  <svg:desc>osu_latency_1_socket.D5:osu_latency_1_socket.D27</svg:desc>
                </draw:g>
              </table:table-cell>
              <table:table-cell office:value-type="float" office:value="16.94">
                <text:p>16.94</text:p>
                <draw:g>
                  <svg:desc>osu_latency_1_socket.E5:osu_latency_1_socket.E27</svg:desc>
                </draw:g>
              </table:table-cell>
              <table:table-cell office:value-type="float" office:value="5.51">
                <text:p>5.51</text:p>
                <draw:g>
                  <svg:desc>osu_latency_1_socket.F5:osu_latency_1_socket.F27</svg:desc>
                </draw:g>
              </table:table-cell>
              <table:table-cell office:value-type="float" office:value="12.9">
                <text:p>12.9</text:p>
                <draw:g>
                  <svg:desc>osu_latency_1_socket.G5:osu_latency_1_socket.G27</svg:desc>
                </draw:g>
              </table:table-cell>
              <table:table-cell office:value-type="float" office:value="12.34">
                <text:p>12.34</text:p>
                <draw:g>
                  <svg:desc>osu_latency_1_socket.H5:osu_latency_1_socket.H27</svg:desc>
                </draw:g>
              </table:table-cell>
              <table:table-cell office:value-type="float" office:value="1.05">
                <text:p>1.05</text:p>
                <draw:g>
                  <svg:desc>osu_latency_1_socket.I5:osu_latency_1_socket.I27</svg:desc>
                </draw:g>
              </table:table-cell>
              <table:table-cell office:value-type="float" office:value="1.32">
                <text:p>1.32</text:p>
                <draw:g>
                  <svg:desc>osu_latency_1_socket.J5:osu_latency_1_socket.J2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7.35">
                <text:p>7.35</text:p>
              </table:table-cell>
              <table:table-cell office:value-type="float" office:value="4.17">
                <text:p>4.17</text:p>
              </table:table-cell>
              <table:table-cell office:value-type="float" office:value="4.19">
                <text:p>4.19</text:p>
              </table:table-cell>
              <table:table-cell office:value-type="float" office:value="17.39">
                <text:p>17.39</text:p>
              </table:table-cell>
              <table:table-cell office:value-type="float" office:value="61.35">
                <text:p>61.35</text:p>
              </table:table-cell>
              <table:table-cell office:value-type="float" office:value="7.33">
                <text:p>7.33</text:p>
              </table:table-cell>
              <table:table-cell office:value-type="float" office:value="57.47">
                <text:p>57.4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236.74">
                <text:p>236.74</text:p>
              </table:table-cell>
              <table:table-cell office:value-type="float" office:value="38.82">
                <text:p>38.82</text:p>
              </table:table-cell>
              <table:table-cell office:value-type="float" office:value="0.48">
                <text:p>0.48</text:p>
              </table:table-cell>
              <table:table-cell office:value-type="float" office:value="48.79">
                <text:p>48.79</text:p>
              </table:table-cell>
              <table:table-cell office:value-type="float" office:value="18.4">
                <text:p>18.4</text:p>
              </table:table-cell>
              <table:table-cell office:value-type="float" office:value="1.37">
                <text:p>1.37</text:p>
              </table:table-cell>
              <table:table-cell office:value-type="float" office:value="10.47">
                <text:p>10.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6.9">
                <text:p>6.9</text:p>
              </table:table-cell>
              <table:table-cell office:value-type="float" office:value="6.47">
                <text:p>6.47</text:p>
              </table:table-cell>
              <table:table-cell office:value-type="float" office:value="4.38">
                <text:p>4.38</text:p>
              </table:table-cell>
              <table:table-cell office:value-type="float" office:value="9.19">
                <text:p>9.19</text:p>
              </table:table-cell>
              <table:table-cell office:value-type="float" office:value="9.4">
                <text:p>9.4</text:p>
              </table:table-cell>
              <table:table-cell office:value-type="float" office:value="2.17">
                <text:p>2.17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2.21">
                <text:p>2.21</text:p>
              </table:table-cell>
              <table:table-cell office:value-type="float" office:value="6.02">
                <text:p>6.02</text:p>
              </table:table-cell>
              <table:table-cell office:value-type="float" office:value="65.63">
                <text:p>65.63</text:p>
              </table:table-cell>
              <table:table-cell office:value-type="float" office:value="8.09">
                <text:p>8.09</text:p>
              </table:table-cell>
              <table:table-cell office:value-type="float" office:value="20.15">
                <text:p>20.15</text:p>
              </table:table-cell>
              <table:table-cell office:value-type="float" office:value="47.87">
                <text:p>47.87</text:p>
              </table:table-cell>
              <table:table-cell office:value-type="float" office:value="17.28">
                <text:p>17.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8">
                <text:p>0.48</text:p>
              </table:table-cell>
              <table:table-cell office:value-type="float" office:value="0.5">
                <text:p>0.5</text:p>
              </table:table-cell>
              <table:table-cell office:value-type="float" office:value="3.97">
                <text:p>3.97</text:p>
              </table:table-cell>
              <table:table-cell office:value-type="float" office:value="25.69">
                <text:p>25.69</text:p>
              </table:table-cell>
              <table:table-cell office:value-type="float" office:value="4.41">
                <text:p>4.41</text:p>
              </table:table-cell>
              <table:table-cell office:value-type="float" office:value="2.42">
                <text:p>2.42</text:p>
              </table:table-cell>
              <table:table-cell office:value-type="float" office:value="22.02">
                <text:p>22.02</text:p>
              </table:table-cell>
              <table:table-cell office:value-type="float" office:value="1.95">
                <text:p>1.95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8">
                <text:p>0.48</text:p>
              </table:table-cell>
              <table:table-cell office:value-type="float" office:value="0.5">
                <text:p>0.5</text:p>
              </table:table-cell>
              <table:table-cell office:value-type="float" office:value="46.12">
                <text:p>46.12</text:p>
              </table:table-cell>
              <table:table-cell office:value-type="float" office:value="12.85">
                <text:p>12.85</text:p>
              </table:table-cell>
              <table:table-cell office:value-type="float" office:value="4.21">
                <text:p>4.21</text:p>
              </table:table-cell>
              <table:table-cell office:value-type="float" office:value="109.92">
                <text:p>109.92</text:p>
              </table:table-cell>
              <table:table-cell office:value-type="float" office:value="4.37">
                <text:p>4.37</text:p>
              </table:table-cell>
              <table:table-cell office:value-type="float" office:value="20.75">
                <text:p>20.75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2">
                <text:p>0.52</text:p>
              </table:table-cell>
              <table:table-cell office:value-type="float" office:value="0.55">
                <text:p>0.55</text:p>
              </table:table-cell>
              <table:table-cell office:value-type="float" office:value="101.02">
                <text:p>101.02</text:p>
              </table:table-cell>
              <table:table-cell office:value-type="float" office:value="6.54">
                <text:p>6.54</text:p>
              </table:table-cell>
              <table:table-cell office:value-type="float" office:value="81.35">
                <text:p>81.35</text:p>
              </table:table-cell>
              <table:table-cell office:value-type="float" office:value="11.01">
                <text:p>11.01</text:p>
              </table:table-cell>
              <table:table-cell office:value-type="float" office:value="2.47">
                <text:p>2.47</text:p>
              </table:table-cell>
              <table:table-cell office:value-type="float" office:value="12.09">
                <text:p>12.09</text:p>
              </table:table-cell>
              <table:table-cell office:value-type="float" office:value="78.29">
                <text:p>78.2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5">
                <text:p>0.55</text:p>
              </table:table-cell>
              <table:table-cell office:value-type="float" office:value="0.58">
                <text:p>0.58</text:p>
              </table:table-cell>
              <table:table-cell office:value-type="float" office:value="13.36">
                <text:p>13.36</text:p>
              </table:table-cell>
              <table:table-cell office:value-type="float" office:value="8.46">
                <text:p>8.46</text:p>
              </table:table-cell>
              <table:table-cell office:value-type="float" office:value="68.18">
                <text:p>68.18</text:p>
              </table:table-cell>
              <table:table-cell office:value-type="float" office:value="72.39">
                <text:p>72.39</text:p>
              </table:table-cell>
              <table:table-cell office:value-type="float" office:value="1.59">
                <text:p>1.59</text:p>
              </table:table-cell>
              <table:table-cell office:value-type="float" office:value="12.07">
                <text:p>12.07</text:p>
              </table:table-cell>
              <table:table-cell office:value-type="float" office:value="34.66">
                <text:p>34.6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59">
                <text:p>0.59</text:p>
              </table:table-cell>
              <table:table-cell office:value-type="float" office:value="0.61">
                <text:p>0.61</text:p>
              </table:table-cell>
              <table:table-cell office:value-type="float" office:value="4.34">
                <text:p>4.34</text:p>
              </table:table-cell>
              <table:table-cell office:value-type="float" office:value="45.95">
                <text:p>45.95</text:p>
              </table:table-cell>
              <table:table-cell office:value-type="float" office:value="4.62">
                <text:p>4.62</text:p>
              </table:table-cell>
              <table:table-cell office:value-type="float" office:value="17.57">
                <text:p>17.57</text:p>
              </table:table-cell>
              <table:table-cell office:value-type="float" office:value="2.43">
                <text:p>2.43</text:p>
              </table:table-cell>
              <table:table-cell office:value-type="float" office:value="4.11">
                <text:p>4.11</text:p>
              </table:table-cell>
              <table:table-cell office:value-type="float" office:value="53.35">
                <text:p>53.3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87">
                <text:p>0.87</text:p>
              </table:table-cell>
              <table:table-cell office:value-type="float" office:value="0.88">
                <text:p>0.88</text:p>
              </table:table-cell>
              <table:table-cell office:value-type="float" office:value="131.62">
                <text:p>131.62</text:p>
              </table:table-cell>
              <table:table-cell office:value-type="float" office:value="6.23">
                <text:p>6.23</text:p>
              </table:table-cell>
              <table:table-cell office:value-type="float" office:value="122.86">
                <text:p>122.86</text:p>
              </table:table-cell>
              <table:table-cell office:value-type="float" office:value="2.52">
                <text:p>2.52</text:p>
              </table:table-cell>
              <table:table-cell office:value-type="float" office:value="8.11">
                <text:p>8.11</text:p>
              </table:table-cell>
              <table:table-cell office:value-type="float" office:value="31.03">
                <text:p>31.03</text:p>
              </table:table-cell>
              <table:table-cell office:value-type="float" office:value="63.11">
                <text:p>63.1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01">
                <text:p>1.01</text:p>
              </table:table-cell>
              <table:table-cell office:value-type="float" office:value="1.03">
                <text:p>1.03</text:p>
              </table:table-cell>
              <table:table-cell office:value-type="float" office:value="15.57">
                <text:p>15.57</text:p>
              </table:table-cell>
              <table:table-cell office:value-type="float" office:value="36.87">
                <text:p>36.87</text:p>
              </table:table-cell>
              <table:table-cell office:value-type="float" office:value="15.31">
                <text:p>15.31</text:p>
              </table:table-cell>
              <table:table-cell office:value-type="float" office:value="28.21">
                <text:p>28.21</text:p>
              </table:table-cell>
              <table:table-cell office:value-type="float" office:value="51.45">
                <text:p>51.45</text:p>
              </table:table-cell>
              <table:table-cell office:value-type="float" office:value="11.53">
                <text:p>11.53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.31">
                <text:p>1.31</text:p>
              </table:table-cell>
              <table:table-cell office:value-type="float" office:value="1.32">
                <text:p>1.32</text:p>
              </table:table-cell>
              <table:table-cell office:value-type="float" office:value="32.85">
                <text:p>32.85</text:p>
              </table:table-cell>
              <table:table-cell office:value-type="float" office:value="176.6">
                <text:p>176.6</text:p>
              </table:table-cell>
              <table:table-cell office:value-type="float" office:value="85.91">
                <text:p>85.91</text:p>
              </table:table-cell>
              <table:table-cell office:value-type="float" office:value="121.4">
                <text:p>121.4</text:p>
              </table:table-cell>
              <table:table-cell office:value-type="float" office:value="62.04">
                <text:p>62.04</text:p>
              </table:table-cell>
              <table:table-cell office:value-type="float" office:value="186.31">
                <text:p>186.31</text:p>
              </table:table-cell>
              <table:table-cell office:value-type="float" office:value="20.15">
                <text:p>20.1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.96">
                <text:p>3.96</text:p>
              </table:table-cell>
              <table:table-cell office:value-type="float" office:value="3.98">
                <text:p>3.98</text:p>
              </table:table-cell>
              <table:table-cell office:value-type="float" office:value="82.75">
                <text:p>82.75</text:p>
              </table:table-cell>
              <table:table-cell office:value-type="float" office:value="134.2">
                <text:p>134.2</text:p>
              </table:table-cell>
              <table:table-cell office:value-type="float" office:value="120.65">
                <text:p>120.65</text:p>
              </table:table-cell>
              <table:table-cell office:value-type="float" office:value="119.23">
                <text:p>119.23</text:p>
              </table:table-cell>
              <table:table-cell office:value-type="float" office:value="13.69">
                <text:p>13.69</text:p>
              </table:table-cell>
              <table:table-cell office:value-type="float" office:value="40.32">
                <text:p>40.32</text:p>
              </table:table-cell>
              <table:table-cell office:value-type="float" office:value="38.06">
                <text:p>38.0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91">
                <text:p>4.91</text:p>
              </table:table-cell>
              <table:table-cell office:value-type="float" office:value="4.9">
                <text:p>4.9</text:p>
              </table:table-cell>
              <table:table-cell office:value-type="float" office:value="55.22">
                <text:p>55.22</text:p>
              </table:table-cell>
              <table:table-cell office:value-type="float" office:value="118.47">
                <text:p>118.47</text:p>
              </table:table-cell>
              <table:table-cell office:value-type="float" office:value="116.46">
                <text:p>116.46</text:p>
              </table:table-cell>
              <table:table-cell office:value-type="float" office:value="26.76">
                <text:p>26.76</text:p>
              </table:table-cell>
              <table:table-cell office:value-type="float" office:value="47.01">
                <text:p>47.01</text:p>
              </table:table-cell>
              <table:table-cell office:value-type="float" office:value="23.61">
                <text:p>23.61</text:p>
              </table:table-cell>
              <table:table-cell office:value-type="float" office:value="18.95">
                <text:p>18.95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6.62">
                <text:p>6.62</text:p>
              </table:table-cell>
              <table:table-cell office:value-type="float" office:value="6.61">
                <text:p>6.61</text:p>
              </table:table-cell>
              <table:table-cell office:value-type="float" office:value="220.61">
                <text:p>220.61</text:p>
              </table:table-cell>
              <table:table-cell office:value-type="float" office:value="108.57">
                <text:p>108.57</text:p>
              </table:table-cell>
              <table:table-cell office:value-type="float" office:value="615.91">
                <text:p>615.91</text:p>
              </table:table-cell>
              <table:table-cell office:value-type="float" office:value="40.55">
                <text:p>40.55</text:p>
              </table:table-cell>
              <table:table-cell office:value-type="float" office:value="66.59">
                <text:p>66.59</text:p>
              </table:table-cell>
              <table:table-cell office:value-type="float" office:value="628.82">
                <text:p>628.82</text:p>
              </table:table-cell>
              <table:table-cell office:value-type="float" office:value="424.92">
                <text:p>424.92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9.21">
                <text:p>9.21</text:p>
              </table:table-cell>
              <table:table-cell office:value-type="float" office:value="9.21">
                <text:p>9.21</text:p>
              </table:table-cell>
              <table:table-cell office:value-type="float" office:value="322.66">
                <text:p>322.66</text:p>
              </table:table-cell>
              <table:table-cell office:value-type="float" office:value="157.14">
                <text:p>157.14</text:p>
              </table:table-cell>
              <table:table-cell office:value-type="float" office:value="86.12">
                <text:p>86.12</text:p>
              </table:table-cell>
              <table:table-cell office:value-type="float" office:value="44.13">
                <text:p>44.13</text:p>
              </table:table-cell>
              <table:table-cell office:value-type="float" office:value="332.03">
                <text:p>332.03</text:p>
              </table:table-cell>
              <table:table-cell office:value-type="float" office:value="40.66">
                <text:p>40.66</text:p>
              </table:table-cell>
              <table:table-cell office:value-type="float" office:value="121.65">
                <text:p>121.65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4.64">
                <text:p>14.64</text:p>
              </table:table-cell>
              <table:table-cell office:value-type="float" office:value="14.58">
                <text:p>14.58</text:p>
              </table:table-cell>
              <table:table-cell office:value-type="float" office:value="382.12">
                <text:p>382.12</text:p>
              </table:table-cell>
              <table:table-cell office:value-type="float" office:value="82.97">
                <text:p>82.97</text:p>
              </table:table-cell>
              <table:table-cell office:value-type="float" office:value="87.43">
                <text:p>87.43</text:p>
              </table:table-cell>
              <table:table-cell office:value-type="float" office:value="196.88">
                <text:p>196.88</text:p>
              </table:table-cell>
              <table:table-cell office:value-type="float" office:value="161.45">
                <text:p>161.45</text:p>
              </table:table-cell>
              <table:table-cell office:value-type="float" office:value="132.96">
                <text:p>132.96</text:p>
              </table:table-cell>
              <table:table-cell office:value-type="float" office:value="178.89">
                <text:p>178.89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4.96">
                <text:p>24.96</text:p>
              </table:table-cell>
              <table:table-cell office:value-type="float" office:value="25.1">
                <text:p>25.1</text:p>
              </table:table-cell>
              <table:table-cell office:value-type="float" office:value="1982.52">
                <text:p>1982.52</text:p>
              </table:table-cell>
              <table:table-cell office:value-type="float" office:value="570.82">
                <text:p>570.82</text:p>
              </table:table-cell>
              <table:table-cell office:value-type="float" office:value="90.81">
                <text:p>90.81</text:p>
              </table:table-cell>
              <table:table-cell office:value-type="float" office:value="420.02">
                <text:p>420.02</text:p>
              </table:table-cell>
              <table:table-cell office:value-type="float" office:value="335.72">
                <text:p>335.72</text:p>
              </table:table-cell>
              <table:table-cell office:value-type="float" office:value="886.87">
                <text:p>886.87</text:p>
              </table:table-cell>
              <table:table-cell office:value-type="float" office:value="95.18">
                <text:p>95.18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45.76">
                <text:p>45.76</text:p>
              </table:table-cell>
              <table:table-cell office:value-type="float" office:value="45.86">
                <text:p>45.86</text:p>
              </table:table-cell>
              <table:table-cell office:value-type="float" office:value="383.31">
                <text:p>383.31</text:p>
              </table:table-cell>
              <table:table-cell office:value-type="float" office:value="528.06">
                <text:p>528.06</text:p>
              </table:table-cell>
              <table:table-cell office:value-type="float" office:value="264.99">
                <text:p>264.99</text:p>
              </table:table-cell>
              <table:table-cell office:value-type="float" office:value="1613.8">
                <text:p>1613.8</text:p>
              </table:table-cell>
              <table:table-cell office:value-type="float" office:value="928.57">
                <text:p>928.57</text:p>
              </table:table-cell>
              <table:table-cell office:value-type="float" office:value="149.99">
                <text:p>149.99</text:p>
              </table:table-cell>
              <table:table-cell office:value-type="float" office:value="162.43">
                <text:p>162.4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87.42">
                <text:p>87.42</text:p>
              </table:table-cell>
              <table:table-cell office:value-type="float" office:value="87.46">
                <text:p>87.46</text:p>
              </table:table-cell>
              <table:table-cell office:value-type="float" office:value="884.74">
                <text:p>884.74</text:p>
              </table:table-cell>
              <table:table-cell office:value-type="float" office:value="1897.74">
                <text:p>1897.74</text:p>
              </table:table-cell>
              <table:table-cell office:value-type="float" office:value="1422.1">
                <text:p>1422.1</text:p>
              </table:table-cell>
              <table:table-cell office:value-type="float" office:value="514.02">
                <text:p>514.02</text:p>
              </table:table-cell>
              <table:table-cell office:value-type="float" office:value="515.07">
                <text:p>515.07</text:p>
              </table:table-cell>
              <table:table-cell office:value-type="float" office:value="620.16">
                <text:p>620.16</text:p>
              </table:table-cell>
              <table:table-cell office:value-type="float" office:value="403.62">
                <text:p>403.62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76.91">
                <text:p>176.91</text:p>
              </table:table-cell>
              <table:table-cell office:value-type="float" office:value="173.76">
                <text:p>173.76</text:p>
              </table:table-cell>
              <table:table-cell office:value-type="float" office:value="2721">
                <text:p>2721</text:p>
              </table:table-cell>
              <table:table-cell office:value-type="float" office:value="1673.32">
                <text:p>1673.32</text:p>
              </table:table-cell>
              <table:table-cell office:value-type="float" office:value="2695.31">
                <text:p>2695.31</text:p>
              </table:table-cell>
              <table:table-cell office:value-type="float" office:value="5074.3">
                <text:p>5074.3</text:p>
              </table:table-cell>
              <table:table-cell office:value-type="float" office:value="1549.37">
                <text:p>1549.37</text:p>
              </table:table-cell>
              <table:table-cell office:value-type="float" office:value="3544.78">
                <text:p>3544.78</text:p>
              </table:table-cell>
              <table:table-cell office:value-type="float" office:value="2530.46">
                <text:p>2530.46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292.53">
                <text:p>1292.53</text:p>
              </table:table-cell>
              <table:table-cell office:value-type="float" office:value="1296.03">
                <text:p>1296.03</text:p>
              </table:table-cell>
              <table:table-cell office:value-type="float" office:value="14689.5">
                <text:p>14689.5</text:p>
              </table:table-cell>
              <table:table-cell office:value-type="float" office:value="14693.06">
                <text:p>14693.06</text:p>
              </table:table-cell>
              <table:table-cell office:value-type="float" office:value="15971.5">
                <text:p>15971.5</text:p>
              </table:table-cell>
              <table:table-cell office:value-type="float" office:value="16589.5">
                <text:p>16589.5</text:p>
              </table:table-cell>
              <table:table-cell office:value-type="float" office:value="9336.13">
                <text:p>9336.13</text:p>
              </table:table-cell>
              <table:table-cell office:value-type="float" office:value="8745.59">
                <text:p>8745.59</text:p>
              </table:table-cell>
              <table:table-cell office:value-type="float" office:value="9584.01">
                <text:p>9584.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1.121cm" svg:height="17.505cm" xlink:href=".." xlink:type="simple" chart:class="chart:scatter" chart:style-name="ch1">
        <chart:title svg:x="12.95cm" svg:y="0.486cm" chart:style-name="ch2">
          <text:p>osu_latency on 2 sockets</text:p>
        </chart:title>
        <chart:legend chart:legend-position="end" svg:x="28.851cm" svg:y="6.959cm" style:legend-expansion="high" chart:style-name="ch3"/>
        <chart:plot-area chart:style-name="ch4" table:cell-range-address="osu_latency_2_sockets.A5:osu_latency_2_sockets.H27 osu_latency_2_sockets.B2:osu_latency_2_sockets.H2" chart:data-source-has-labels="both" svg:x="1.633cm" svg:y="1.615cm" svg:width="26.596cm" svg:height="14.559cm">
          <chartooo:coordinate-region svg:x="2.36cm" svg:y="1.814cm" svg:width="24.676cm" svg:height="13.713cm"/>
          <chart:axis chart:dimension="x" chart:name="primary-x" chart:style-name="ch5" chartooo:axis-type="auto">
            <chart:title svg:x="14.054cm" svg:y="16.524cm" chart:style-name="ch6">
              <text:p>Size [bytes]</text:p>
            </chart:title>
            <chart:categories table:cell-range-address="osu_latency_2_sockets.A5:osu_latency_2_sockets.A27"/>
          </chart:axis>
          <chart:axis chart:dimension="y" chart:name="primary-y" chart:style-name="ch7">
            <chart:title svg:x="0.451cm" svg:y="9.811cm" chart:style-name="ch8">
              <text:p>Latency [µs]</text:p>
            </chart:title>
            <chart:grid chart:style-name="ch9" chart:class="major"/>
          </chart:axis>
          <chart:series chart:style-name="ch10" chart:values-cell-range-address="osu_latency_2_sockets.B5:osu_latency_2_sockets.B27" chart:label-cell-address="osu_latency_2_sockets.B2:osu_latency_2_sockets.B2" chart:class="chart:scatter">
            <chart:domain table:cell-range-address="osu_latency_2_sockets.A5:osu_latency_2_sockets.A27"/>
            <chart:data-point chart:repeated="23"/>
          </chart:series>
          <chart:series chart:style-name="ch11" chart:values-cell-range-address="osu_latency_2_sockets.C5:osu_latency_2_sockets.C27" chart:label-cell-address="osu_latency_2_sockets.C2:osu_latency_2_sockets.C2" chart:class="chart:scatter">
            <chart:data-point chart:repeated="23"/>
          </chart:series>
          <chart:series chart:style-name="ch12" chart:values-cell-range-address="osu_latency_2_sockets.D5:osu_latency_2_sockets.D27" chart:label-cell-address="osu_latency_2_sockets.D2:osu_latency_2_sockets.D2" chart:class="chart:scatter">
            <chart:data-point chart:repeated="23"/>
          </chart:series>
          <chart:series chart:style-name="ch13" chart:values-cell-range-address="osu_latency_2_sockets.E5:osu_latency_2_sockets.E27" chart:label-cell-address="osu_latency_2_sockets.E2:osu_latency_2_sockets.E2" chart:class="chart:scatter">
            <chart:data-point chart:repeated="23"/>
          </chart:series>
          <chart:series chart:style-name="ch14" chart:values-cell-range-address="osu_latency_2_sockets.F5:osu_latency_2_sockets.F27" chart:label-cell-address="osu_latency_2_sockets.F2:osu_latency_2_sockets.F2" chart:class="chart:scatter">
            <chart:data-point chart:repeated="23"/>
          </chart:series>
          <chart:series chart:style-name="ch15" chart:values-cell-range-address="osu_latency_2_sockets.G5:osu_latency_2_sockets.G27" chart:label-cell-address="osu_latency_2_sockets.G2:osu_latency_2_sockets.G2" chart:class="chart:scatter">
            <chart:data-point chart:repeated="23"/>
          </chart:series>
          <chart:series chart:style-name="ch16" chart:values-cell-range-address="osu_latency_2_sockets.H5:osu_latency_2_sockets.H27" chart:label-cell-address="osu_latency_2_sockets.H2:osu_latency_2_sockets.H2" chart:class="chart:scatter">
            <chart:data-point chart:repeated="2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1389</text:p>
                <draw:g>
                  <svg:desc>osu_latency_2_sockets.B2:osu_latency_2_sockets.B2</svg:desc>
                </draw:g>
              </table:table-cell>
              <table:table-cell office:value-type="string">
                <text:p>31391</text:p>
                <draw:g>
                  <svg:desc>osu_latency_2_sockets.C2:osu_latency_2_sockets.C2</svg:desc>
                </draw:g>
              </table:table-cell>
              <table:table-cell office:value-type="string">
                <text:p>31393</text:p>
                <draw:g>
                  <svg:desc>osu_latency_2_sockets.D2:osu_latency_2_sockets.D2</svg:desc>
                </draw:g>
              </table:table-cell>
              <table:table-cell office:value-type="string">
                <text:p>31395</text:p>
                <draw:g>
                  <svg:desc>osu_latency_2_sockets.E2:osu_latency_2_sockets.E2</svg:desc>
                </draw:g>
              </table:table-cell>
              <table:table-cell office:value-type="string">
                <text:p>31397</text:p>
                <draw:g>
                  <svg:desc>osu_latency_2_sockets.F2:osu_latency_2_sockets.F2</svg:desc>
                </draw:g>
              </table:table-cell>
              <table:table-cell office:value-type="string">
                <text:p>31399</text:p>
                <draw:g>
                  <svg:desc>osu_latency_2_sockets.G2:osu_latency_2_sockets.G2</svg:desc>
                </draw:g>
              </table:table-cell>
              <table:table-cell office:value-type="string">
                <text:p>31401</text:p>
                <draw:g>
                  <svg:desc>osu_latency_2_sockets.H2:osu_latency_2_sockets.H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su_latency_2_sockets.A5:osu_latency_2_sockets.A27</svg:desc>
                </draw:g>
              </table:table-cell>
              <table:table-cell office:value-type="float" office:value="0.41">
                <text:p>0.41</text:p>
                <draw:g>
                  <svg:desc>osu_latency_2_sockets.B5:osu_latency_2_sockets.B27</svg:desc>
                </draw:g>
              </table:table-cell>
              <table:table-cell office:value-type="float" office:value="0.43">
                <text:p>0.43</text:p>
                <draw:g>
                  <svg:desc>osu_latency_2_sockets.C5:osu_latency_2_sockets.C27</svg:desc>
                </draw:g>
              </table:table-cell>
              <table:table-cell office:value-type="float" office:value="0.42">
                <text:p>0.42</text:p>
                <draw:g>
                  <svg:desc>osu_latency_2_sockets.D5:osu_latency_2_sockets.D27</svg:desc>
                </draw:g>
              </table:table-cell>
              <table:table-cell office:value-type="float" office:value="0.41">
                <text:p>0.41</text:p>
                <draw:g>
                  <svg:desc>osu_latency_2_sockets.E5:osu_latency_2_sockets.E27</svg:desc>
                </draw:g>
              </table:table-cell>
              <table:table-cell office:value-type="float" office:value="0.43">
                <text:p>0.43</text:p>
                <draw:g>
                  <svg:desc>osu_latency_2_sockets.F5:osu_latency_2_sockets.F27</svg:desc>
                </draw:g>
              </table:table-cell>
              <table:table-cell office:value-type="float" office:value="0.42">
                <text:p>0.42</text:p>
                <draw:g>
                  <svg:desc>osu_latency_2_sockets.G5:osu_latency_2_sockets.G27</svg:desc>
                </draw:g>
              </table:table-cell>
              <table:table-cell office:value-type="float" office:value="0.4">
                <text:p>0.4</text:p>
                <draw:g>
                  <svg:desc>osu_latency_2_sockets.H5:osu_latency_2_sockets.H2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5">
                <text:p>0.45</text:p>
              </table:table-cell>
              <table:table-cell office:value-type="float" office:value="0.47">
                <text:p>0.47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48">
                <text:p>0.48</text:p>
              </table:table-cell>
              <table:table-cell office:value-type="float" office:value="0.51">
                <text:p>0.5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5">
                <text:p>0.45</text:p>
              </table:table-cell>
              <table:table-cell office:value-type="float" office:value="0.47">
                <text:p>0.47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0.51">
                <text:p>0.5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5">
                <text:p>0.45</text:p>
              </table:table-cell>
              <table:table-cell office:value-type="float" office:value="0.47">
                <text:p>0.47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0.51">
                <text:p>0.5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0.51">
                <text:p>0.5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8">
                <text:p>0.48</text:p>
              </table:table-cell>
              <table:table-cell office:value-type="float" office:value="0.49">
                <text:p>0.49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5">
                <text:p>0.5</text:p>
              </table:table-cell>
              <table:table-cell office:value-type="float" office:value="0.54">
                <text:p>0.5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8">
                <text:p>0.48</text:p>
              </table:table-cell>
              <table:table-cell office:value-type="float" office:value="0.5">
                <text:p>0.5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5">
                <text:p>0.5</text:p>
              </table:table-cell>
              <table:table-cell office:value-type="float" office:value="0.53">
                <text:p>0.53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2">
                <text:p>0.52</text:p>
              </table:table-cell>
              <table:table-cell office:value-type="float" office:value="0.54">
                <text:p>0.54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5">
                <text:p>0.55</text:p>
              </table:table-cell>
              <table:table-cell office:value-type="float" office:value="0.58">
                <text:p>0.5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5">
                <text:p>0.55</text:p>
              </table:table-cell>
              <table:table-cell office:value-type="float" office:value="0.57">
                <text:p>0.57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7">
                <text:p>0.57</text:p>
              </table:table-cell>
              <table:table-cell office:value-type="float" office:value="0.61">
                <text:p>0.6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59">
                <text:p>0.59</text:p>
              </table:table-cell>
              <table:table-cell office:value-type="float" office:value="0.61">
                <text:p>0.61</text:p>
              </table:table-cell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  <table:table-cell office:value-type="float" office:value="0.61">
                <text:p>0.61</text:p>
              </table:table-cell>
              <table:table-cell office:value-type="float" office:value="0.65">
                <text:p>0.6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  <table:table-cell office:value-type="float" office:value="0.86">
                <text:p>0.86</text:p>
              </table:table-cell>
              <table:table-cell office:value-type="float" office:value="0.89">
                <text:p>0.89</text:p>
              </table:table-cell>
              <table:table-cell office:value-type="float" office:value="0.88">
                <text:p>0.88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02">
                <text:p>1.02</text:p>
              </table:table-cell>
              <table:table-cell office:value-type="float" office:value="1.01">
                <text:p>1.01</text:p>
              </table:table-cell>
              <table:table-cell office:value-type="float" office:value="1.02">
                <text:p>1.02</text:p>
              </table:table-cell>
              <table:table-cell office:value-type="float" office:value="1.01">
                <text:p>1.01</text:p>
              </table:table-cell>
              <table:table-cell office:value-type="float" office:value="1.04">
                <text:p>1.04</text:p>
              </table:table-cell>
              <table:table-cell office:value-type="float" office:value="1.02">
                <text:p>1.0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.31">
                <text:p>1.31</text:p>
              </table:table-cell>
              <table:table-cell office:value-type="float" office:value="1.3">
                <text:p>1.3</text:p>
              </table:table-cell>
              <table:table-cell office:value-type="float" office:value="1.31">
                <text:p>1.31</text:p>
              </table:table-cell>
              <table:table-cell office:value-type="float" office:value="1.3">
                <text:p>1.3</text:p>
              </table:table-cell>
              <table:table-cell office:value-type="float" office:value="1.32">
                <text:p>1.32</text:p>
              </table:table-cell>
              <table:table-cell office:value-type="float" office:value="1.31">
                <text:p>1.3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.97">
                <text:p>3.97</text:p>
              </table:table-cell>
              <table:table-cell office:value-type="float" office:value="3.95">
                <text:p>3.95</text:p>
              </table:table-cell>
              <table:table-cell office:value-type="float" office:value="3.94">
                <text:p>3.94</text:p>
              </table:table-cell>
              <table:table-cell office:value-type="float" office:value="3.94">
                <text:p>3.94</text:p>
              </table:table-cell>
              <table:table-cell office:value-type="float" office:value="4">
                <text:p>4</text:p>
              </table:table-cell>
              <table:table-cell office:value-type="float" office:value="3.98">
                <text:p>3.98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91">
                <text:p>4.91</text:p>
              </table:table-cell>
              <table:table-cell office:value-type="float" office:value="4.9">
                <text:p>4.9</text:p>
              </table:table-cell>
              <table:table-cell office:value-type="float" office:value="4.85">
                <text:p>4.85</text:p>
              </table:table-cell>
              <table:table-cell office:value-type="float" office:value="4.9">
                <text:p>4.9</text:p>
              </table:table-cell>
              <table:table-cell office:value-type="float" office:value="4.95">
                <text:p>4.95</text:p>
              </table:table-cell>
              <table:table-cell office:value-type="float" office:value="4.85">
                <text:p>4.85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6.67">
                <text:p>6.67</text:p>
              </table:table-cell>
              <table:table-cell office:value-type="float" office:value="6.62">
                <text:p>6.62</text:p>
              </table:table-cell>
              <table:table-cell office:value-type="float" office:value="6.56">
                <text:p>6.56</text:p>
              </table:table-cell>
              <table:table-cell office:value-type="float" office:value="6.6">
                <text:p>6.6</text:p>
              </table:table-cell>
              <table:table-cell office:value-type="float" office:value="6.67">
                <text:p>6.67</text:p>
              </table:table-cell>
              <table:table-cell office:value-type="float" office:value="6.59">
                <text:p>6.59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9.27">
                <text:p>9.27</text:p>
              </table:table-cell>
              <table:table-cell office:value-type="float" office:value="9.23">
                <text:p>9.23</text:p>
              </table:table-cell>
              <table:table-cell office:value-type="float" office:value="9.15">
                <text:p>9.15</text:p>
              </table:table-cell>
              <table:table-cell office:value-type="float" office:value="9.18">
                <text:p>9.18</text:p>
              </table:table-cell>
              <table:table-cell office:value-type="float" office:value="9.3">
                <text:p>9.3</text:p>
              </table:table-cell>
              <table:table-cell office:value-type="float" office:value="9.17">
                <text:p>9.17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4.59">
                <text:p>14.59</text:p>
              </table:table-cell>
              <table:table-cell office:value-type="float" office:value="14.63">
                <text:p>14.63</text:p>
              </table:table-cell>
              <table:table-cell office:value-type="float" office:value="14.47">
                <text:p>14.47</text:p>
              </table:table-cell>
              <table:table-cell office:value-type="float" office:value="14.53">
                <text:p>14.53</text:p>
              </table:table-cell>
              <table:table-cell office:value-type="float" office:value="14.66">
                <text:p>14.66</text:p>
              </table:table-cell>
              <table:table-cell office:value-type="float" office:value="14.5">
                <text:p>14.5</text:p>
              </table:table-cell>
              <table:table-cell office:value-type="float" office:value="14.73">
                <text:p>14.73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4.99">
                <text:p>24.99</text:p>
              </table:table-cell>
              <table:table-cell office:value-type="float" office:value="25.12">
                <text:p>25.12</text:p>
              </table:table-cell>
              <table:table-cell office:value-type="float" office:value="25.12">
                <text:p>25.12</text:p>
              </table:table-cell>
              <table:table-cell office:value-type="float" office:value="25.17">
                <text:p>25.17</text:p>
              </table:table-cell>
              <table:table-cell office:value-type="float" office:value="25.3">
                <text:p>25.3</text:p>
              </table:table-cell>
              <table:table-cell office:value-type="float" office:value="25.04">
                <text:p>25.04</text:p>
              </table:table-cell>
              <table:table-cell office:value-type="float" office:value="25.46">
                <text:p>25.46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45.82">
                <text:p>45.82</text:p>
              </table:table-cell>
              <table:table-cell office:value-type="float" office:value="45.85">
                <text:p>45.85</text:p>
              </table:table-cell>
              <table:table-cell office:value-type="float" office:value="45.93">
                <text:p>45.93</text:p>
              </table:table-cell>
              <table:table-cell office:value-type="float" office:value="45.86">
                <text:p>45.86</text:p>
              </table:table-cell>
              <table:table-cell office:value-type="float" office:value="46.05">
                <text:p>46.05</text:p>
              </table:table-cell>
              <table:table-cell office:value-type="float" office:value="45.79">
                <text:p>45.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89.44">
                <text:p>89.44</text:p>
              </table:table-cell>
              <table:table-cell office:value-type="float" office:value="87.52">
                <text:p>87.52</text:p>
              </table:table-cell>
              <table:table-cell office:value-type="float" office:value="87.59">
                <text:p>87.59</text:p>
              </table:table-cell>
              <table:table-cell office:value-type="float" office:value="87.73">
                <text:p>87.73</text:p>
              </table:table-cell>
              <table:table-cell office:value-type="float" office:value="87.88">
                <text:p>87.88</text:p>
              </table:table-cell>
              <table:table-cell office:value-type="float" office:value="87.4">
                <text:p>87.4</text:p>
              </table:table-cell>
              <table:table-cell office:value-type="float" office:value="90.43">
                <text:p>90.43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83.74">
                <text:p>183.74</text:p>
              </table:table-cell>
              <table:table-cell office:value-type="float" office:value="176.29">
                <text:p>176.29</text:p>
              </table:table-cell>
              <table:table-cell office:value-type="float" office:value="174.84">
                <text:p>174.84</text:p>
              </table:table-cell>
              <table:table-cell office:value-type="float" office:value="174.22">
                <text:p>174.22</text:p>
              </table:table-cell>
              <table:table-cell office:value-type="float" office:value="174.13">
                <text:p>174.13</text:p>
              </table:table-cell>
              <table:table-cell office:value-type="float" office:value="170.42">
                <text:p>170.42</text:p>
              </table:table-cell>
              <table:table-cell office:value-type="float" office:value="183.54">
                <text:p>183.54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303.41">
                <text:p>1303.41</text:p>
              </table:table-cell>
              <table:table-cell office:value-type="float" office:value="1295.62">
                <text:p>1295.62</text:p>
              </table:table-cell>
              <table:table-cell office:value-type="float" office:value="1294.45">
                <text:p>1294.45</text:p>
              </table:table-cell>
              <table:table-cell office:value-type="float" office:value="1297.54">
                <text:p>1297.54</text:p>
              </table:table-cell>
              <table:table-cell office:value-type="float" office:value="1259.06">
                <text:p>1259.06</text:p>
              </table:table-cell>
              <table:table-cell office:value-type="float" office:value="1277.75">
                <text:p>1277.75</text:p>
              </table:table-cell>
              <table:table-cell office:value-type="float" office:value="1306.75">
                <text:p>1306.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1.121cm" svg:height="17.505cm" xlink:href=".." xlink:type="simple" chart:class="chart:scatter" chart:column-mapping="" chart:style-name="ch1">
        <chart:title svg:x="13.135cm" svg:y="0.486cm" chart:style-name="ch2">
          <text:p>osu_latency on 2 nodes</text:p>
        </chart:title>
        <chart:legend chart:legend-position="end" svg:x="28.851cm" svg:y="5.714cm" style:legend-expansion="high" chart:style-name="ch3"/>
        <chart:plot-area chart:style-name="ch4" table:cell-range-address="osu_latency_2_nodes.A5:osu_latency_2_nodes.M27 osu_latency_2_nodes.B2:osu_latency_2_nodes.M2" chart:data-source-has-labels="both" svg:x="1.633cm" svg:y="1.615cm" svg:width="26.596cm" svg:height="14.559cm">
          <chartooo:coordinate-region svg:x="2.44cm" svg:y="1.814cm" svg:width="24.491cm" svg:height="13.713cm"/>
          <chart:axis chart:dimension="x" chart:name="primary-x" chart:style-name="ch5" chartooo:axis-type="auto">
            <chart:title svg:x="14.054cm" svg:y="16.524cm" chart:style-name="ch6">
              <text:p>Size [bytes]</text:p>
            </chart:title>
            <chart:categories table:cell-range-address="osu_latency_2_nodes.A5:osu_latency_2_nodes.A27"/>
          </chart:axis>
          <chart:axis chart:dimension="y" chart:name="primary-y" chart:style-name="ch7">
            <chart:title svg:x="0.451cm" svg:y="9.811cm" chart:style-name="ch8">
              <text:p>Latency [µs]</text:p>
            </chart:title>
            <chart:grid chart:style-name="ch9" chart:class="major"/>
          </chart:axis>
          <chart:series chart:style-name="ch10" chart:values-cell-range-address="osu_latency_2_nodes.B5:osu_latency_2_nodes.B27" chart:label-cell-address="osu_latency_2_nodes.B2:osu_latency_2_nodes.B2" chart:class="chart:scatter">
            <chart:domain table:cell-range-address="osu_latency_2_nodes.A5:osu_latency_2_nodes.A27"/>
            <chart:data-point chart:repeated="23"/>
          </chart:series>
          <chart:series chart:style-name="ch11" chart:values-cell-range-address="osu_latency_2_nodes.C5:osu_latency_2_nodes.C27" chart:label-cell-address="osu_latency_2_nodes.C2:osu_latency_2_nodes.C2" chart:class="chart:scatter">
            <chart:data-point chart:repeated="23"/>
          </chart:series>
          <chart:series chart:style-name="ch12" chart:values-cell-range-address="osu_latency_2_nodes.D5:osu_latency_2_nodes.D27" chart:label-cell-address="osu_latency_2_nodes.D2:osu_latency_2_nodes.D2" chart:class="chart:scatter">
            <chart:data-point chart:repeated="23"/>
          </chart:series>
          <chart:series chart:style-name="ch13" chart:values-cell-range-address="osu_latency_2_nodes.E5:osu_latency_2_nodes.E27" chart:label-cell-address="osu_latency_2_nodes.E2:osu_latency_2_nodes.E2" chart:class="chart:scatter">
            <chart:data-point chart:repeated="23"/>
          </chart:series>
          <chart:series chart:style-name="ch14" chart:values-cell-range-address="osu_latency_2_nodes.F5:osu_latency_2_nodes.F27" chart:label-cell-address="osu_latency_2_nodes.F2:osu_latency_2_nodes.F2" chart:class="chart:scatter">
            <chart:data-point chart:repeated="23"/>
          </chart:series>
          <chart:series chart:style-name="ch15" chart:values-cell-range-address="osu_latency_2_nodes.G5:osu_latency_2_nodes.G27" chart:label-cell-address="osu_latency_2_nodes.G2:osu_latency_2_nodes.G2" chart:class="chart:scatter">
            <chart:data-point chart:repeated="23"/>
          </chart:series>
          <chart:series chart:style-name="ch16" chart:values-cell-range-address="osu_latency_2_nodes.H5:osu_latency_2_nodes.H27" chart:label-cell-address="osu_latency_2_nodes.H2:osu_latency_2_nodes.H2" chart:class="chart:scatter">
            <chart:data-point chart:repeated="23"/>
          </chart:series>
          <chart:series chart:style-name="ch17" chart:values-cell-range-address="osu_latency_2_nodes.I5:osu_latency_2_nodes.I27" chart:label-cell-address="osu_latency_2_nodes.I2:osu_latency_2_nodes.I2" chart:class="chart:scatter">
            <chart:data-point chart:repeated="23"/>
          </chart:series>
          <chart:series chart:style-name="ch18" chart:values-cell-range-address="osu_latency_2_nodes.J5:osu_latency_2_nodes.J27" chart:label-cell-address="osu_latency_2_nodes.J2:osu_latency_2_nodes.J2" chart:class="chart:scatter">
            <chart:data-point chart:repeated="23"/>
          </chart:series>
          <chart:series chart:style-name="ch19" chart:values-cell-range-address="osu_latency_2_nodes.K5:osu_latency_2_nodes.K27" chart:label-cell-address="osu_latency_2_nodes.K2:osu_latency_2_nodes.K2" chart:class="chart:scatter">
            <chart:data-point chart:repeated="23"/>
          </chart:series>
          <chart:series chart:style-name="ch20" chart:values-cell-range-address="osu_latency_2_nodes.L5:osu_latency_2_nodes.L27" chart:label-cell-address="osu_latency_2_nodes.L2:osu_latency_2_nodes.L2" chart:class="chart:scatter">
            <chart:data-point chart:repeated="23"/>
          </chart:series>
          <chart:series chart:style-name="ch21" chart:values-cell-range-address="osu_latency_2_nodes.M5:osu_latency_2_nodes.M27" chart:label-cell-address="osu_latency_2_nodes.M2:osu_latency_2_nodes.M2" chart:class="chart:scatter">
            <chart:data-point chart:repeated="23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1316</text:p>
                <draw:g>
                  <svg:desc>osu_latency_2_nodes.B2:osu_latency_2_nodes.B2</svg:desc>
                </draw:g>
              </table:table-cell>
              <table:table-cell office:value-type="string">
                <text:p>31317</text:p>
                <draw:g>
                  <svg:desc>osu_latency_2_nodes.C2:osu_latency_2_nodes.C2</svg:desc>
                </draw:g>
              </table:table-cell>
              <table:table-cell office:value-type="string">
                <text:p>31318</text:p>
                <draw:g>
                  <svg:desc>osu_latency_2_nodes.D2:osu_latency_2_nodes.D2</svg:desc>
                </draw:g>
              </table:table-cell>
              <table:table-cell office:value-type="string">
                <text:p>31319</text:p>
                <draw:g>
                  <svg:desc>osu_latency_2_nodes.E2:osu_latency_2_nodes.E2</svg:desc>
                </draw:g>
              </table:table-cell>
              <table:table-cell office:value-type="string">
                <text:p>31320</text:p>
                <draw:g>
                  <svg:desc>osu_latency_2_nodes.F2:osu_latency_2_nodes.F2</svg:desc>
                </draw:g>
              </table:table-cell>
              <table:table-cell office:value-type="string">
                <text:p>31321</text:p>
                <draw:g>
                  <svg:desc>osu_latency_2_nodes.G2:osu_latency_2_nodes.G2</svg:desc>
                </draw:g>
              </table:table-cell>
              <table:table-cell office:value-type="string">
                <text:p>31322</text:p>
                <draw:g>
                  <svg:desc>osu_latency_2_nodes.H2:osu_latency_2_nodes.H2</svg:desc>
                </draw:g>
              </table:table-cell>
              <table:table-cell office:value-type="string">
                <text:p>31323</text:p>
                <draw:g>
                  <svg:desc>osu_latency_2_nodes.I2:osu_latency_2_nodes.I2</svg:desc>
                </draw:g>
              </table:table-cell>
              <table:table-cell office:value-type="string">
                <text:p>31324</text:p>
                <draw:g>
                  <svg:desc>osu_latency_2_nodes.J2:osu_latency_2_nodes.J2</svg:desc>
                </draw:g>
              </table:table-cell>
              <table:table-cell office:value-type="string">
                <text:p>31325</text:p>
                <draw:g>
                  <svg:desc>osu_latency_2_nodes.K2:osu_latency_2_nodes.K2</svg:desc>
                </draw:g>
              </table:table-cell>
              <table:table-cell office:value-type="string">
                <text:p>31326</text:p>
                <draw:g>
                  <svg:desc>osu_latency_2_nodes.L2:osu_latency_2_nodes.L2</svg:desc>
                </draw:g>
              </table:table-cell>
              <table:table-cell office:value-type="string">
                <text:p>31327</text:p>
                <draw:g>
                  <svg:desc>osu_latency_2_nodes.M2:osu_latency_2_nodes.M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su_latency_2_nodes.A5:osu_latency_2_nodes.A27</svg:desc>
                </draw:g>
              </table:table-cell>
              <table:table-cell office:value-type="float" office:value="0">
                <text:p>0</text:p>
                <draw:g>
                  <svg:desc>osu_latency_2_nodes.A5:osu_latency_2_nodes.A27</svg:desc>
                </draw:g>
              </table:table-cell>
              <table:table-cell office:value-type="float" office:value="3.51">
                <text:p>3.51</text:p>
                <draw:g>
                  <svg:desc>osu_latency_2_nodes.B5:osu_latency_2_nodes.B27</svg:desc>
                </draw:g>
              </table:table-cell>
              <table:table-cell office:value-type="float" office:value="3.51">
                <text:p>3.51</text:p>
                <draw:g>
                  <svg:desc>osu_latency_2_nodes.C5:osu_latency_2_nodes.C27</svg:desc>
                </draw:g>
              </table:table-cell>
              <table:table-cell office:value-type="float" office:value="3.5">
                <text:p>3.5</text:p>
                <draw:g>
                  <svg:desc>osu_latency_2_nodes.D5:osu_latency_2_nodes.D27</svg:desc>
                </draw:g>
              </table:table-cell>
              <table:table-cell office:value-type="float" office:value="615.56">
                <text:p>615.56</text:p>
                <draw:g>
                  <svg:desc>osu_latency_2_nodes.E5:osu_latency_2_nodes.E27</svg:desc>
                </draw:g>
              </table:table-cell>
              <table:table-cell office:value-type="float" office:value="779.38">
                <text:p>779.38</text:p>
                <draw:g>
                  <svg:desc>osu_latency_2_nodes.F5:osu_latency_2_nodes.F27</svg:desc>
                </draw:g>
              </table:table-cell>
              <table:table-cell office:value-type="float" office:value="437.4">
                <text:p>437.4</text:p>
                <draw:g>
                  <svg:desc>osu_latency_2_nodes.G5:osu_latency_2_nodes.G27</svg:desc>
                </draw:g>
              </table:table-cell>
              <table:table-cell office:value-type="float" office:value="519.6">
                <text:p>519.6</text:p>
                <draw:g>
                  <svg:desc>osu_latency_2_nodes.H5:osu_latency_2_nodes.H27</svg:desc>
                </draw:g>
              </table:table-cell>
              <table:table-cell office:value-type="float" office:value="319.63">
                <text:p>319.63</text:p>
                <draw:g>
                  <svg:desc>osu_latency_2_nodes.I5:osu_latency_2_nodes.I27</svg:desc>
                </draw:g>
              </table:table-cell>
              <table:table-cell office:value-type="float" office:value="280.73">
                <text:p>280.73</text:p>
                <draw:g>
                  <svg:desc>osu_latency_2_nodes.J5:osu_latency_2_nodes.J27</svg:desc>
                </draw:g>
              </table:table-cell>
              <table:table-cell office:value-type="float" office:value="116.63">
                <text:p>116.63</text:p>
                <draw:g>
                  <svg:desc>osu_latency_2_nodes.K5:osu_latency_2_nodes.K27</svg:desc>
                </draw:g>
              </table:table-cell>
              <table:table-cell office:value-type="float" office:value="3.51">
                <text:p>3.51</text:p>
                <draw:g>
                  <svg:desc>osu_latency_2_nodes.L5:osu_latency_2_nodes.L27</svg:desc>
                </draw:g>
              </table:table-cell>
              <table:table-cell office:value-type="float" office:value="3.56">
                <text:p>3.56</text:p>
                <draw:g>
                  <svg:desc>osu_latency_2_nodes.M5:osu_latency_2_nodes.M2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58">
                <text:p>3.58</text:p>
              </table:table-cell>
              <table:table-cell office:value-type="float" office:value="3.55">
                <text:p>3.55</text:p>
              </table:table-cell>
              <table:table-cell office:value-type="float" office:value="3.55">
                <text:p>3.55</text:p>
              </table:table-cell>
              <table:table-cell office:value-type="float" office:value="692.76">
                <text:p>692.76</text:p>
              </table:table-cell>
              <table:table-cell office:value-type="float" office:value="1581.27">
                <text:p>1581.27</text:p>
              </table:table-cell>
              <table:table-cell office:value-type="float" office:value="79.17">
                <text:p>79.17</text:p>
              </table:table-cell>
              <table:table-cell office:value-type="float" office:value="708.2">
                <text:p>708.2</text:p>
              </table:table-cell>
              <table:table-cell office:value-type="float" office:value="247.49">
                <text:p>247.49</text:p>
              </table:table-cell>
              <table:table-cell office:value-type="float" office:value="186.74">
                <text:p>186.74</text:p>
              </table:table-cell>
              <table:table-cell office:value-type="float" office:value="96.58">
                <text:p>96.58</text:p>
              </table:table-cell>
              <table:table-cell office:value-type="float" office:value="3.55">
                <text:p>3.55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8">
                <text:p>3.58</text:p>
              </table:table-cell>
              <table:table-cell office:value-type="float" office:value="3.55">
                <text:p>3.55</text:p>
              </table:table-cell>
              <table:table-cell office:value-type="float" office:value="3.55">
                <text:p>3.55</text:p>
              </table:table-cell>
              <table:table-cell office:value-type="float" office:value="450.02">
                <text:p>450.02</text:p>
              </table:table-cell>
              <table:table-cell office:value-type="float" office:value="105.08">
                <text:p>105.08</text:p>
              </table:table-cell>
              <table:table-cell office:value-type="float" office:value="39.56">
                <text:p>39.56</text:p>
              </table:table-cell>
              <table:table-cell office:value-type="float" office:value="328.28">
                <text:p>328.28</text:p>
              </table:table-cell>
              <table:table-cell office:value-type="float" office:value="229.46">
                <text:p>229.46</text:p>
              </table:table-cell>
              <table:table-cell office:value-type="float" office:value="290.19">
                <text:p>290.19</text:p>
              </table:table-cell>
              <table:table-cell office:value-type="float" office:value="623.15">
                <text:p>623.15</text:p>
              </table:table-cell>
              <table:table-cell office:value-type="float" office:value="3.55">
                <text:p>3.5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6">
                <text:p>3.6</text:p>
              </table:table-cell>
              <table:table-cell office:value-type="float" office:value="3.55">
                <text:p>3.55</text:p>
              </table:table-cell>
              <table:table-cell office:value-type="float" office:value="3.55">
                <text:p>3.55</text:p>
              </table:table-cell>
              <table:table-cell office:value-type="float" office:value="253.26">
                <text:p>253.26</text:p>
              </table:table-cell>
              <table:table-cell office:value-type="float" office:value="162.7">
                <text:p>162.7</text:p>
              </table:table-cell>
              <table:table-cell office:value-type="float" office:value="856.49">
                <text:p>856.49</text:p>
              </table:table-cell>
              <table:table-cell office:value-type="float" office:value="499.62">
                <text:p>499.62</text:p>
              </table:table-cell>
              <table:table-cell office:value-type="float" office:value="333.95">
                <text:p>333.95</text:p>
              </table:table-cell>
              <table:table-cell office:value-type="float" office:value="39.89">
                <text:p>39.89</text:p>
              </table:table-cell>
              <table:table-cell office:value-type="float" office:value="317.48">
                <text:p>317.48</text:p>
              </table:table-cell>
              <table:table-cell office:value-type="float" office:value="3.56">
                <text:p>3.56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66">
                <text:p>3.66</text:p>
              </table:table-cell>
              <table:table-cell office:value-type="float" office:value="3.61">
                <text:p>3.61</text:p>
              </table:table-cell>
              <table:table-cell office:value-type="float" office:value="3.61">
                <text:p>3.61</text:p>
              </table:table-cell>
              <table:table-cell office:value-type="float" office:value="626.34">
                <text:p>626.34</text:p>
              </table:table-cell>
              <table:table-cell office:value-type="float" office:value="553.89">
                <text:p>553.89</text:p>
              </table:table-cell>
              <table:table-cell office:value-type="float" office:value="329.66">
                <text:p>329.66</text:p>
              </table:table-cell>
              <table:table-cell office:value-type="float" office:value="312.99">
                <text:p>312.99</text:p>
              </table:table-cell>
              <table:table-cell office:value-type="float" office:value="503.55">
                <text:p>503.55</text:p>
              </table:table-cell>
              <table:table-cell office:value-type="float" office:value="56.02">
                <text:p>56.02</text:p>
              </table:table-cell>
              <table:table-cell office:value-type="float" office:value="223.35">
                <text:p>223.35</text:p>
              </table:table-cell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67">
                <text:p>3.67</text:p>
              </table:table-cell>
              <table:table-cell office:value-type="float" office:value="3.63">
                <text:p>3.63</text:p>
              </table:table-cell>
              <table:table-cell office:value-type="float" office:value="3.63">
                <text:p>3.63</text:p>
              </table:table-cell>
              <table:table-cell office:value-type="float" office:value="316.82">
                <text:p>316.82</text:p>
              </table:table-cell>
              <table:table-cell office:value-type="float" office:value="446.02">
                <text:p>446.02</text:p>
              </table:table-cell>
              <table:table-cell office:value-type="float" office:value="436.2">
                <text:p>436.2</text:p>
              </table:table-cell>
              <table:table-cell office:value-type="float" office:value="464.92">
                <text:p>464.92</text:p>
              </table:table-cell>
              <table:table-cell office:value-type="float" office:value="679.21">
                <text:p>679.21</text:p>
              </table:table-cell>
              <table:table-cell office:value-type="float" office:value="276.97">
                <text:p>276.97</text:p>
              </table:table-cell>
              <table:table-cell office:value-type="float" office:value="292.27">
                <text:p>292.27</text:p>
              </table:table-cell>
              <table:table-cell office:value-type="float" office:value="3.63">
                <text:p>3.63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.72">
                <text:p>3.72</text:p>
              </table:table-cell>
              <table:table-cell office:value-type="float" office:value="3.66">
                <text:p>3.66</text:p>
              </table:table-cell>
              <table:table-cell office:value-type="float" office:value="3.68">
                <text:p>3.68</text:p>
              </table:table-cell>
              <table:table-cell office:value-type="float" office:value="130.9">
                <text:p>130.9</text:p>
              </table:table-cell>
              <table:table-cell office:value-type="float" office:value="39.72">
                <text:p>39.72</text:p>
              </table:table-cell>
              <table:table-cell office:value-type="float" office:value="303.81">
                <text:p>303.81</text:p>
              </table:table-cell>
              <table:table-cell office:value-type="float" office:value="656.72">
                <text:p>656.72</text:p>
              </table:table-cell>
              <table:table-cell office:value-type="float" office:value="146.98">
                <text:p>146.98</text:p>
              </table:table-cell>
              <table:table-cell office:value-type="float" office:value="828.23">
                <text:p>828.23</text:p>
              </table:table-cell>
              <table:table-cell office:value-type="float" office:value="720.91">
                <text:p>720.91</text:p>
              </table:table-cell>
              <table:table-cell office:value-type="float" office:value="3.68">
                <text:p>3.68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.88">
                <text:p>3.88</text:p>
              </table:table-cell>
              <table:table-cell office:value-type="float" office:value="3.82">
                <text:p>3.82</text:p>
              </table:table-cell>
              <table:table-cell office:value-type="float" office:value="3.86">
                <text:p>3.86</text:p>
              </table:table-cell>
              <table:table-cell office:value-type="float" office:value="621.59">
                <text:p>621.59</text:p>
              </table:table-cell>
              <table:table-cell office:value-type="float" office:value="82.76">
                <text:p>82.76</text:p>
              </table:table-cell>
              <table:table-cell office:value-type="float" office:value="509.56">
                <text:p>509.56</text:p>
              </table:table-cell>
              <table:table-cell office:value-type="float" office:value="131.74">
                <text:p>131.74</text:p>
              </table:table-cell>
              <table:table-cell office:value-type="float" office:value="533.84">
                <text:p>533.84</text:p>
              </table:table-cell>
              <table:table-cell office:value-type="float" office:value="338.99">
                <text:p>338.99</text:p>
              </table:table-cell>
              <table:table-cell office:value-type="float" office:value="493.1">
                <text:p>493.1</text:p>
              </table:table-cell>
              <table:table-cell office:value-type="float" office:value="3.84">
                <text:p>3.84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4.85">
                <text:p>4.85</text:p>
              </table:table-cell>
              <table:table-cell office:value-type="float" office:value="4.83">
                <text:p>4.83</text:p>
              </table:table-cell>
              <table:table-cell office:value-type="float" office:value="4.99">
                <text:p>4.99</text:p>
              </table:table-cell>
              <table:table-cell office:value-type="float" office:value="623.62">
                <text:p>623.62</text:p>
              </table:table-cell>
              <table:table-cell office:value-type="float" office:value="1250.68">
                <text:p>1250.68</text:p>
              </table:table-cell>
              <table:table-cell office:value-type="float" office:value="250.91">
                <text:p>250.91</text:p>
              </table:table-cell>
              <table:table-cell office:value-type="float" office:value="61.75">
                <text:p>61.75</text:p>
              </table:table-cell>
              <table:table-cell office:value-type="float" office:value="894.09">
                <text:p>894.09</text:p>
              </table:table-cell>
              <table:table-cell office:value-type="float" office:value="647.17">
                <text:p>647.17</text:p>
              </table:table-cell>
              <table:table-cell office:value-type="float" office:value="721.57">
                <text:p>721.57</text:p>
              </table:table-cell>
              <table:table-cell office:value-type="float" office:value="4.8">
                <text:p>4.8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.37">
                <text:p>5.37</text:p>
              </table:table-cell>
              <table:table-cell office:value-type="float" office:value="5.35">
                <text:p>5.35</text:p>
              </table:table-cell>
              <table:table-cell office:value-type="float" office:value="5.64">
                <text:p>5.64</text:p>
              </table:table-cell>
              <table:table-cell office:value-type="float" office:value="943.87">
                <text:p>943.87</text:p>
              </table:table-cell>
              <table:table-cell office:value-type="float" office:value="1069.03">
                <text:p>1069.03</text:p>
              </table:table-cell>
              <table:table-cell office:value-type="float" office:value="168.83">
                <text:p>168.83</text:p>
              </table:table-cell>
              <table:table-cell office:value-type="float" office:value="262.51">
                <text:p>262.51</text:p>
              </table:table-cell>
              <table:table-cell office:value-type="float" office:value="1254.25">
                <text:p>1254.25</text:p>
              </table:table-cell>
              <table:table-cell office:value-type="float" office:value="228.33">
                <text:p>228.33</text:p>
              </table:table-cell>
              <table:table-cell office:value-type="float" office:value="857.13">
                <text:p>857.13</text:p>
              </table:table-cell>
              <table:table-cell office:value-type="float" office:value="5.33">
                <text:p>5.33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6.21">
                <text:p>6.21</text:p>
              </table:table-cell>
              <table:table-cell office:value-type="float" office:value="6.13">
                <text:p>6.13</text:p>
              </table:table-cell>
              <table:table-cell office:value-type="float" office:value="6.39">
                <text:p>6.39</text:p>
              </table:table-cell>
              <table:table-cell office:value-type="float" office:value="441.79">
                <text:p>441.79</text:p>
              </table:table-cell>
              <table:table-cell office:value-type="float" office:value="663.23">
                <text:p>663.23</text:p>
              </table:table-cell>
              <table:table-cell office:value-type="float" office:value="616.13">
                <text:p>616.13</text:p>
              </table:table-cell>
              <table:table-cell office:value-type="float" office:value="233.04">
                <text:p>233.04</text:p>
              </table:table-cell>
              <table:table-cell office:value-type="float" office:value="692.4">
                <text:p>692.4</text:p>
              </table:table-cell>
              <table:table-cell office:value-type="float" office:value="1075.33">
                <text:p>1075.33</text:p>
              </table:table-cell>
              <table:table-cell office:value-type="float" office:value="638.34">
                <text:p>638.34</text:p>
              </table:table-cell>
              <table:table-cell office:value-type="float" office:value="6.19">
                <text:p>6.19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7.31">
                <text:p>7.31</text:p>
              </table:table-cell>
              <table:table-cell office:value-type="float" office:value="7.17">
                <text:p>7.17</text:p>
              </table:table-cell>
              <table:table-cell office:value-type="float" office:value="7.61">
                <text:p>7.61</text:p>
              </table:table-cell>
              <table:table-cell office:value-type="float" office:value="1085.99">
                <text:p>1085.99</text:p>
              </table:table-cell>
              <table:table-cell office:value-type="float" office:value="223.72">
                <text:p>223.72</text:p>
              </table:table-cell>
              <table:table-cell office:value-type="float" office:value="1951.22">
                <text:p>1951.22</text:p>
              </table:table-cell>
              <table:table-cell office:value-type="float" office:value="809.03">
                <text:p>809.03</text:p>
              </table:table-cell>
              <table:table-cell office:value-type="float" office:value="372.24">
                <text:p>372.24</text:p>
              </table:table-cell>
              <table:table-cell office:value-type="float" office:value="431.83">
                <text:p>431.83</text:p>
              </table:table-cell>
              <table:table-cell office:value-type="float" office:value="1175.5">
                <text:p>1175.5</text:p>
              </table:table-cell>
              <table:table-cell office:value-type="float" office:value="7.39">
                <text:p>7.39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9.95">
                <text:p>9.95</text:p>
              </table:table-cell>
              <table:table-cell office:value-type="float" office:value="10">
                <text:p>10</text:p>
              </table:table-cell>
              <table:table-cell office:value-type="float" office:value="10.32">
                <text:p>10.32</text:p>
              </table:table-cell>
              <table:table-cell office:value-type="float" office:value="533.5">
                <text:p>533.5</text:p>
              </table:table-cell>
              <table:table-cell office:value-type="float" office:value="475.84">
                <text:p>475.84</text:p>
              </table:table-cell>
              <table:table-cell office:value-type="float" office:value="575.21">
                <text:p>575.21</text:p>
              </table:table-cell>
              <table:table-cell office:value-type="float" office:value="1174.4">
                <text:p>1174.4</text:p>
              </table:table-cell>
              <table:table-cell office:value-type="float" office:value="1363.1">
                <text:p>1363.1</text:p>
              </table:table-cell>
              <table:table-cell office:value-type="float" office:value="949.32">
                <text:p>949.32</text:p>
              </table:table-cell>
              <table:table-cell office:value-type="float" office:value="1397.64">
                <text:p>1397.64</text:p>
              </table:table-cell>
              <table:table-cell office:value-type="float" office:value="9.82">
                <text:p>9.82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096">
                <text:p>4096</text:p>
              </table:table-cell>
              <table:table-cell office:value-type="float" office:value="12.63">
                <text:p>12.63</text:p>
              </table:table-cell>
              <table:table-cell office:value-type="float" office:value="12.62">
                <text:p>12.62</text:p>
              </table:table-cell>
              <table:table-cell office:value-type="float" office:value="15.26">
                <text:p>15.26</text:p>
              </table:table-cell>
              <table:table-cell office:value-type="float" office:value="2202.8">
                <text:p>2202.8</text:p>
              </table:table-cell>
              <table:table-cell office:value-type="float" office:value="1043.53">
                <text:p>1043.53</text:p>
              </table:table-cell>
              <table:table-cell office:value-type="float" office:value="827.95">
                <text:p>827.95</text:p>
              </table:table-cell>
              <table:table-cell office:value-type="float" office:value="1718.05">
                <text:p>1718.05</text:p>
              </table:table-cell>
              <table:table-cell office:value-type="float" office:value="1777.56">
                <text:p>1777.56</text:p>
              </table:table-cell>
              <table:table-cell office:value-type="float" office:value="1746.23">
                <text:p>1746.23</text:p>
              </table:table-cell>
              <table:table-cell office:value-type="float" office:value="2092.89">
                <text:p>2092.89</text:p>
              </table:table-cell>
              <table:table-cell office:value-type="float" office:value="12.55">
                <text:p>12.55</text:p>
              </table:table-cell>
              <table:table-cell office:value-type="float" office:value="12.54">
                <text:p>12.5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8192">
                <text:p>8192</text:p>
              </table:table-cell>
              <table:table-cell office:value-type="float" office:value="18.52">
                <text:p>18.52</text:p>
              </table:table-cell>
              <table:table-cell office:value-type="float" office:value="18.52">
                <text:p>18.52</text:p>
              </table:table-cell>
              <table:table-cell office:value-type="float" office:value="24.61">
                <text:p>24.61</text:p>
              </table:table-cell>
              <table:table-cell office:value-type="float" office:value="2509.1">
                <text:p>2509.1</text:p>
              </table:table-cell>
              <table:table-cell office:value-type="float" office:value="2364.34">
                <text:p>2364.34</text:p>
              </table:table-cell>
              <table:table-cell office:value-type="float" office:value="1673.03">
                <text:p>1673.03</text:p>
              </table:table-cell>
              <table:table-cell office:value-type="float" office:value="1817.47">
                <text:p>1817.47</text:p>
              </table:table-cell>
              <table:table-cell office:value-type="float" office:value="1508.57">
                <text:p>1508.57</text:p>
              </table:table-cell>
              <table:table-cell office:value-type="float" office:value="1471.85">
                <text:p>1471.85</text:p>
              </table:table-cell>
              <table:table-cell office:value-type="float" office:value="2503.53">
                <text:p>2503.53</text:p>
              </table:table-cell>
              <table:table-cell office:value-type="float" office:value="18.35">
                <text:p>18.35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6384">
                <text:p>16384</text:p>
              </table:table-cell>
              <table:table-cell office:value-type="float" office:value="26.17">
                <text:p>26.17</text:p>
              </table:table-cell>
              <table:table-cell office:value-type="float" office:value="26.16">
                <text:p>26.16</text:p>
              </table:table-cell>
              <table:table-cell office:value-type="float" office:value="30.2">
                <text:p>30.2</text:p>
              </table:table-cell>
              <table:table-cell office:value-type="float" office:value="5071.24">
                <text:p>5071.24</text:p>
              </table:table-cell>
              <table:table-cell office:value-type="float" office:value="266.85">
                <text:p>266.85</text:p>
              </table:table-cell>
              <table:table-cell office:value-type="float" office:value="1183.65">
                <text:p>1183.65</text:p>
              </table:table-cell>
              <table:table-cell office:value-type="float" office:value="2462.56">
                <text:p>2462.56</text:p>
              </table:table-cell>
              <table:table-cell office:value-type="float" office:value="3750.6">
                <text:p>3750.6</text:p>
              </table:table-cell>
              <table:table-cell office:value-type="float" office:value="309.26">
                <text:p>309.26</text:p>
              </table:table-cell>
              <table:table-cell office:value-type="float" office:value="1569.22">
                <text:p>1569.22</text:p>
              </table:table-cell>
              <table:table-cell office:value-type="float" office:value="26.17">
                <text:p>26.17</text:p>
              </table:table-cell>
              <table:table-cell office:value-type="float" office:value="26.14">
                <text:p>26.14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32768">
                <text:p>32768</text:p>
              </table:table-cell>
              <table:table-cell office:value-type="float" office:value="36.69">
                <text:p>36.69</text:p>
              </table:table-cell>
              <table:table-cell office:value-type="float" office:value="36.7">
                <text:p>36.7</text:p>
              </table:table-cell>
              <table:table-cell office:value-type="float" office:value="43.3">
                <text:p>43.3</text:p>
              </table:table-cell>
              <table:table-cell office:value-type="float" office:value="3313.07">
                <text:p>3313.07</text:p>
              </table:table-cell>
              <table:table-cell office:value-type="float" office:value="4563.12">
                <text:p>4563.12</text:p>
              </table:table-cell>
              <table:table-cell office:value-type="float" office:value="12199.52">
                <text:p>12199.52</text:p>
              </table:table-cell>
              <table:table-cell office:value-type="float" office:value="3197.86">
                <text:p>3197.86</text:p>
              </table:table-cell>
              <table:table-cell office:value-type="float" office:value="3353.93">
                <text:p>3353.93</text:p>
              </table:table-cell>
              <table:table-cell office:value-type="float" office:value="9023.93">
                <text:p>9023.93</text:p>
              </table:table-cell>
              <table:table-cell office:value-type="float" office:value="3884.68">
                <text:p>3884.68</text:p>
              </table:table-cell>
              <table:table-cell office:value-type="float" office:value="36.8">
                <text:p>36.8</text:p>
              </table:table-cell>
              <table:table-cell office:value-type="float" office:value="36.62">
                <text:p>36.62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65536">
                <text:p>65536</text:p>
              </table:table-cell>
              <table:table-cell office:value-type="float" office:value="57.68">
                <text:p>57.68</text:p>
              </table:table-cell>
              <table:table-cell office:value-type="float" office:value="57.8">
                <text:p>57.8</text:p>
              </table:table-cell>
              <table:table-cell office:value-type="float" office:value="74.61">
                <text:p>74.61</text:p>
              </table:table-cell>
              <table:table-cell office:value-type="float" office:value="6302.92">
                <text:p>6302.92</text:p>
              </table:table-cell>
              <table:table-cell office:value-type="float" office:value="7871.89">
                <text:p>7871.89</text:p>
              </table:table-cell>
              <table:table-cell office:value-type="float" office:value="2285.08">
                <text:p>2285.08</text:p>
              </table:table-cell>
              <table:table-cell office:value-type="float" office:value="4371">
                <text:p>4371</text:p>
              </table:table-cell>
              <table:table-cell office:value-type="float" office:value="8063.36">
                <text:p>8063.36</text:p>
              </table:table-cell>
              <table:table-cell office:value-type="float" office:value="8967.74">
                <text:p>8967.74</text:p>
              </table:table-cell>
              <table:table-cell office:value-type="float" office:value="1018.08">
                <text:p>1018.08</text:p>
              </table:table-cell>
              <table:table-cell office:value-type="float" office:value="57.71">
                <text:p>57.71</text:p>
              </table:table-cell>
              <table:table-cell office:value-type="float" office:value="57.73">
                <text:p>57.73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31072">
                <text:p>131072</text:p>
              </table:table-cell>
              <table:table-cell office:value-type="float" office:value="100.51">
                <text:p>100.51</text:p>
              </table:table-cell>
              <table:table-cell office:value-type="float" office:value="100.52">
                <text:p>100.52</text:p>
              </table:table-cell>
              <table:table-cell office:value-type="float" office:value="176.02">
                <text:p>176.02</text:p>
              </table:table-cell>
              <table:table-cell office:value-type="float" office:value="5663.71">
                <text:p>5663.71</text:p>
              </table:table-cell>
              <table:table-cell office:value-type="float" office:value="4588.63">
                <text:p>4588.63</text:p>
              </table:table-cell>
              <table:table-cell office:value-type="float" office:value="5745">
                <text:p>5745</text:p>
              </table:table-cell>
              <table:table-cell office:value-type="float" office:value="11646.01">
                <text:p>11646.01</text:p>
              </table:table-cell>
              <table:table-cell office:value-type="float" office:value="12022.32">
                <text:p>12022.32</text:p>
              </table:table-cell>
              <table:table-cell office:value-type="float" office:value="6758.12">
                <text:p>6758.12</text:p>
              </table:table-cell>
              <table:table-cell office:value-type="float" office:value="6777.5">
                <text:p>6777.5</text:p>
              </table:table-cell>
              <table:table-cell office:value-type="float" office:value="100.54">
                <text:p>100.54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62144">
                <text:p>262144</text:p>
              </table:table-cell>
              <table:table-cell office:value-type="float" office:value="187.39">
                <text:p>187.39</text:p>
              </table:table-cell>
              <table:table-cell office:value-type="float" office:value="187.18">
                <text:p>187.18</text:p>
              </table:table-cell>
              <table:table-cell office:value-type="float" office:value="8895.44">
                <text:p>8895.44</text:p>
              </table:table-cell>
              <table:table-cell office:value-type="float" office:value="9511.38">
                <text:p>9511.38</text:p>
              </table:table-cell>
              <table:table-cell office:value-type="float" office:value="10336.85">
                <text:p>10336.85</text:p>
              </table:table-cell>
              <table:table-cell office:value-type="float" office:value="9248.33">
                <text:p>9248.33</text:p>
              </table:table-cell>
              <table:table-cell office:value-type="float" office:value="6363.92">
                <text:p>6363.92</text:p>
              </table:table-cell>
              <table:table-cell office:value-type="float" office:value="11616.99">
                <text:p>11616.99</text:p>
              </table:table-cell>
              <table:table-cell office:value-type="float" office:value="11914.41">
                <text:p>11914.41</text:p>
              </table:table-cell>
              <table:table-cell office:value-type="float" office:value="15446.52">
                <text:p>15446.52</text:p>
              </table:table-cell>
              <table:table-cell office:value-type="float" office:value="187.1">
                <text:p>187.1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524288">
                <text:p>524288</text:p>
              </table:table-cell>
              <table:table-cell office:value-type="float" office:value="358.09">
                <text:p>358.09</text:p>
              </table:table-cell>
              <table:table-cell office:value-type="float" office:value="357.99">
                <text:p>357.99</text:p>
              </table:table-cell>
              <table:table-cell office:value-type="float" office:value="17623.46">
                <text:p>17623.46</text:p>
              </table:table-cell>
              <table:table-cell office:value-type="float" office:value="17033">
                <text:p>17033</text:p>
              </table:table-cell>
              <table:table-cell office:value-type="float" office:value="13215.03">
                <text:p>13215.03</text:p>
              </table:table-cell>
              <table:table-cell office:value-type="float" office:value="23948.5">
                <text:p>23948.5</text:p>
              </table:table-cell>
              <table:table-cell office:value-type="float" office:value="16176">
                <text:p>16176</text:p>
              </table:table-cell>
              <table:table-cell office:value-type="float" office:value="16103.52">
                <text:p>16103.52</text:p>
              </table:table-cell>
              <table:table-cell office:value-type="float" office:value="16833.03">
                <text:p>16833.03</text:p>
              </table:table-cell>
              <table:table-cell office:value-type="float" office:value="16902.93">
                <text:p>16902.93</text:p>
              </table:table-cell>
              <table:table-cell office:value-type="float" office:value="357.8">
                <text:p>357.8</text:p>
              </table:table-cell>
              <table:table-cell office:value-type="float" office:value="357.75">
                <text:p>357.75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048576">
                <text:p>1048576</text:p>
              </table:table-cell>
              <table:table-cell office:value-type="float" office:value="699.34">
                <text:p>699.34</text:p>
              </table:table-cell>
              <table:table-cell office:value-type="float" office:value="699.1">
                <text:p>699.1</text:p>
              </table:table-cell>
              <table:table-cell office:value-type="float" office:value="26010.51">
                <text:p>26010.51</text:p>
              </table:table-cell>
              <table:table-cell office:value-type="float" office:value="19709.2">
                <text:p>19709.2</text:p>
              </table:table-cell>
              <table:table-cell office:value-type="float" office:value="23472.1">
                <text:p>23472.1</text:p>
              </table:table-cell>
              <table:table-cell office:value-type="float" office:value="25048">
                <text:p>25048</text:p>
              </table:table-cell>
              <table:table-cell office:value-type="float" office:value="24979.8">
                <text:p>24979.8</text:p>
              </table:table-cell>
              <table:table-cell office:value-type="float" office:value="25274.5">
                <text:p>25274.5</text:p>
              </table:table-cell>
              <table:table-cell office:value-type="float" office:value="22678.99">
                <text:p>22678.99</text:p>
              </table:table-cell>
              <table:table-cell office:value-type="float" office:value="19355.73">
                <text:p>19355.73</text:p>
              </table:table-cell>
              <table:table-cell office:value-type="float" office:value="698.64">
                <text:p>698.64</text:p>
              </table:table-cell>
              <table:table-cell office:value-type="float" office:value="698.17">
                <text:p>698.17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2097152">
                <text:p>2097152</text:p>
              </table:table-cell>
              <table:table-cell office:value-type="float" office:value="1379.5">
                <text:p>1379.5</text:p>
              </table:table-cell>
              <table:table-cell office:value-type="float" office:value="1379.3">
                <text:p>1379.3</text:p>
              </table:table-cell>
              <table:table-cell office:value-type="float" office:value="34628.24">
                <text:p>34628.24</text:p>
              </table:table-cell>
              <table:table-cell office:value-type="float" office:value="32921.81">
                <text:p>32921.81</text:p>
              </table:table-cell>
              <table:table-cell office:value-type="float" office:value="28487.13">
                <text:p>28487.13</text:p>
              </table:table-cell>
              <table:table-cell office:value-type="float" office:value="32317.23">
                <text:p>32317.23</text:p>
              </table:table-cell>
              <table:table-cell office:value-type="float" office:value="29610.36">
                <text:p>29610.36</text:p>
              </table:table-cell>
              <table:table-cell office:value-type="float" office:value="33189">
                <text:p>33189</text:p>
              </table:table-cell>
              <table:table-cell office:value-type="float" office:value="29075.92">
                <text:p>29075.92</text:p>
              </table:table-cell>
              <table:table-cell office:value-type="float" office:value="30572.5">
                <text:p>30572.5</text:p>
              </table:table-cell>
              <table:table-cell office:value-type="float" office:value="1388.94">
                <text:p>1388.94</text:p>
              </table:table-cell>
              <table:table-cell office:value-type="float" office:value="1377.96">
                <text:p>1377.9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1.121cm" svg:height="17.505cm" xlink:href=".." xlink:type="simple" chart:class="chart:scatter" chart:column-mapping="0 1 2 3 4 5 6 7 8 9" chart:style-name="ch1">
        <chart:title svg:x="8.346cm" svg:y="0.486cm" chart:style-name="ch2">
          <text:p>osu_bw on 2 sockets  (core 2 and 3 - possible hyperthreading excluded)</text:p>
        </chart:title>
        <chart:legend chart:legend-position="end" svg:x="28.851cm" svg:y="6.212cm" style:legend-expansion="high" chart:style-name="ch3"/>
        <chart:plot-area chart:style-name="ch4" table:cell-range-address="osu_bw_2_sockets_no_hyperthreading.A5:osu_bw_2_sockets_no_hyperthreading.K27 osu_bw_2_sockets_no_hyperthreading.B2:osu_bw_2_sockets_no_hyperthreading.K2" chart:data-source-has-labels="both" svg:x="1.633cm" svg:y="1.615cm" svg:width="26.596cm" svg:height="14.559cm">
          <chartooo:coordinate-region svg:x="2.625cm" svg:y="1.814cm" svg:width="24.861cm" svg:height="13.713cm"/>
          <chart:axis chart:dimension="x" chart:name="primary-x" chart:style-name="ch5" chartooo:axis-type="auto">
            <chart:title svg:x="14.054cm" svg:y="16.524cm" chart:style-name="ch6">
              <text:p>Size [bytes]</text:p>
            </chart:title>
            <chart:categories table:cell-range-address="osu_bw_2_sockets_no_hyperthreading.A5:osu_bw_2_sockets_no_hyperthreading.A27"/>
          </chart:axis>
          <chart:axis chart:dimension="y" chart:name="primary-y" chart:style-name="ch7">
            <chart:title svg:x="0.451cm" svg:y="10.195cm" chart:style-name="ch8">
              <text:p>Bandwidth [MB/s]</text:p>
            </chart:title>
            <chart:grid chart:style-name="ch9" chart:class="major"/>
          </chart:axis>
          <chart:series chart:style-name="ch10" chart:values-cell-range-address="osu_bw_2_sockets_no_hyperthreading.B5:osu_bw_2_sockets_no_hyperthreading.B27" chart:label-cell-address="osu_bw_2_sockets_no_hyperthreading.B2:osu_bw_2_sockets_no_hyperthreading.B2" chart:class="chart:scatter">
            <chart:domain table:cell-range-address="osu_bw_2_sockets_no_hyperthreading.A5:osu_bw_2_sockets_no_hyperthreading.A27"/>
            <chart:data-point chart:repeated="23"/>
          </chart:series>
          <chart:series chart:style-name="ch11" chart:values-cell-range-address="osu_bw_2_sockets_no_hyperthreading.C5:osu_bw_2_sockets_no_hyperthreading.C27" chart:label-cell-address="osu_bw_2_sockets_no_hyperthreading.C2:osu_bw_2_sockets_no_hyperthreading.C2" chart:class="chart:scatter">
            <chart:data-point chart:repeated="23"/>
          </chart:series>
          <chart:series chart:style-name="ch12" chart:values-cell-range-address="osu_bw_2_sockets_no_hyperthreading.D5:osu_bw_2_sockets_no_hyperthreading.D27" chart:label-cell-address="osu_bw_2_sockets_no_hyperthreading.D2:osu_bw_2_sockets_no_hyperthreading.D2" chart:class="chart:scatter">
            <chart:data-point chart:repeated="23"/>
          </chart:series>
          <chart:series chart:style-name="ch13" chart:values-cell-range-address="osu_bw_2_sockets_no_hyperthreading.E5:osu_bw_2_sockets_no_hyperthreading.E27" chart:label-cell-address="osu_bw_2_sockets_no_hyperthreading.E2:osu_bw_2_sockets_no_hyperthreading.E2" chart:class="chart:scatter">
            <chart:data-point chart:repeated="23"/>
          </chart:series>
          <chart:series chart:style-name="ch14" chart:values-cell-range-address="osu_bw_2_sockets_no_hyperthreading.F5:osu_bw_2_sockets_no_hyperthreading.F27" chart:label-cell-address="osu_bw_2_sockets_no_hyperthreading.F2:osu_bw_2_sockets_no_hyperthreading.F2" chart:class="chart:scatter">
            <chart:data-point chart:repeated="23"/>
          </chart:series>
          <chart:series chart:style-name="ch15" chart:values-cell-range-address="osu_bw_2_sockets_no_hyperthreading.G5:osu_bw_2_sockets_no_hyperthreading.G27" chart:label-cell-address="osu_bw_2_sockets_no_hyperthreading.G2:osu_bw_2_sockets_no_hyperthreading.G2" chart:class="chart:scatter">
            <chart:data-point chart:repeated="23"/>
          </chart:series>
          <chart:series chart:style-name="ch16" chart:values-cell-range-address="osu_bw_2_sockets_no_hyperthreading.H5:osu_bw_2_sockets_no_hyperthreading.H27" chart:label-cell-address="osu_bw_2_sockets_no_hyperthreading.H2:osu_bw_2_sockets_no_hyperthreading.H2" chart:class="chart:scatter">
            <chart:data-point chart:repeated="23"/>
          </chart:series>
          <chart:series chart:style-name="ch17" chart:values-cell-range-address="osu_bw_2_sockets_no_hyperthreading.I5:osu_bw_2_sockets_no_hyperthreading.I27" chart:label-cell-address="osu_bw_2_sockets_no_hyperthreading.I2:osu_bw_2_sockets_no_hyperthreading.I2" chart:class="chart:scatter">
            <chart:data-point chart:repeated="23"/>
          </chart:series>
          <chart:series chart:style-name="ch18" chart:values-cell-range-address="osu_bw_2_sockets_no_hyperthreading.J5:osu_bw_2_sockets_no_hyperthreading.J27" chart:label-cell-address="osu_bw_2_sockets_no_hyperthreading.J2:osu_bw_2_sockets_no_hyperthreading.J2" chart:class="chart:scatter">
            <chart:data-point chart:repeated="23"/>
          </chart:series>
          <chart:series chart:style-name="ch19" chart:values-cell-range-address="osu_bw_2_sockets_no_hyperthreading.K5:osu_bw_2_sockets_no_hyperthreading.K27" chart:label-cell-address="osu_bw_2_sockets_no_hyperthreading.K2:osu_bw_2_sockets_no_hyperthreading.K2" chart:class="chart:scatter">
            <chart:data-point chart:repeated="2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1704</text:p>
                <draw:g>
                  <svg:desc>osu_bw_2_sockets_no_hyperthreading.B2:osu_bw_2_sockets_no_hyperthreading.B2</svg:desc>
                </draw:g>
              </table:table-cell>
              <table:table-cell office:value-type="string">
                <text:p>31706</text:p>
                <draw:g>
                  <svg:desc>osu_bw_2_sockets_no_hyperthreading.C2:osu_bw_2_sockets_no_hyperthreading.C2</svg:desc>
                </draw:g>
              </table:table-cell>
              <table:table-cell office:value-type="string">
                <text:p>31708</text:p>
                <draw:g>
                  <svg:desc>osu_bw_2_sockets_no_hyperthreading.D2:osu_bw_2_sockets_no_hyperthreading.D2</svg:desc>
                </draw:g>
              </table:table-cell>
              <table:table-cell office:value-type="string">
                <text:p>31710</text:p>
                <draw:g>
                  <svg:desc>osu_bw_2_sockets_no_hyperthreading.E2:osu_bw_2_sockets_no_hyperthreading.E2</svg:desc>
                </draw:g>
              </table:table-cell>
              <table:table-cell office:value-type="string">
                <text:p>31712</text:p>
                <draw:g>
                  <svg:desc>osu_bw_2_sockets_no_hyperthreading.F2:osu_bw_2_sockets_no_hyperthreading.F2</svg:desc>
                </draw:g>
              </table:table-cell>
              <table:table-cell office:value-type="string">
                <text:p>31714</text:p>
                <draw:g>
                  <svg:desc>osu_bw_2_sockets_no_hyperthreading.G2:osu_bw_2_sockets_no_hyperthreading.G2</svg:desc>
                </draw:g>
              </table:table-cell>
              <table:table-cell office:value-type="string">
                <text:p>31716</text:p>
                <draw:g>
                  <svg:desc>osu_bw_2_sockets_no_hyperthreading.H2:osu_bw_2_sockets_no_hyperthreading.H2</svg:desc>
                </draw:g>
              </table:table-cell>
              <table:table-cell office:value-type="string">
                <text:p>31718</text:p>
                <draw:g>
                  <svg:desc>osu_bw_2_sockets_no_hyperthreading.I2:osu_bw_2_sockets_no_hyperthreading.I2</svg:desc>
                </draw:g>
              </table:table-cell>
              <table:table-cell office:value-type="string">
                <text:p>31720</text:p>
                <draw:g>
                  <svg:desc>osu_bw_2_sockets_no_hyperthreading.J2:osu_bw_2_sockets_no_hyperthreading.J2</svg:desc>
                </draw:g>
              </table:table-cell>
              <table:table-cell office:value-type="string">
                <text:p>31722</text:p>
                <draw:g>
                  <svg:desc>osu_bw_2_sockets_no_hyperthreading.K2:osu_bw_2_sockets_no_hyperthreading.K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su_bw_2_sockets_no_hyperthreading.A5:osu_bw_2_sockets_no_hyperthreading.A27</svg:desc>
                </draw:g>
              </table:table-cell>
              <table:table-cell office:value-type="float" office:value="1">
                <text:p>1</text:p>
                <draw:g>
                  <svg:desc>osu_bw_2_sockets_no_hyperthreading.A5:osu_bw_2_sockets_no_hyperthreading.A27</svg:desc>
                </draw:g>
              </table:table-cell>
              <table:table-cell office:value-type="float" office:value="4.22">
                <text:p>4.22</text:p>
                <draw:g>
                  <svg:desc>osu_bw_2_sockets_no_hyperthreading.B5:osu_bw_2_sockets_no_hyperthreading.B27</svg:desc>
                </draw:g>
              </table:table-cell>
              <table:table-cell office:value-type="float" office:value="4.27">
                <text:p>4.27</text:p>
                <draw:g>
                  <svg:desc>osu_bw_2_sockets_no_hyperthreading.C5:osu_bw_2_sockets_no_hyperthreading.C27</svg:desc>
                </draw:g>
              </table:table-cell>
              <table:table-cell office:value-type="float" office:value="4.24">
                <text:p>4.24</text:p>
                <draw:g>
                  <svg:desc>osu_bw_2_sockets_no_hyperthreading.D5:osu_bw_2_sockets_no_hyperthreading.D27</svg:desc>
                </draw:g>
              </table:table-cell>
              <table:table-cell office:value-type="float" office:value="4.17">
                <text:p>4.17</text:p>
                <draw:g>
                  <svg:desc>osu_bw_2_sockets_no_hyperthreading.E5:osu_bw_2_sockets_no_hyperthreading.E27</svg:desc>
                </draw:g>
              </table:table-cell>
              <table:table-cell office:value-type="float" office:value="4.26">
                <text:p>4.26</text:p>
                <draw:g>
                  <svg:desc>osu_bw_2_sockets_no_hyperthreading.F5:osu_bw_2_sockets_no_hyperthreading.F27</svg:desc>
                </draw:g>
              </table:table-cell>
              <table:table-cell office:value-type="float" office:value="4.09">
                <text:p>4.09</text:p>
                <draw:g>
                  <svg:desc>osu_bw_2_sockets_no_hyperthreading.G5:osu_bw_2_sockets_no_hyperthreading.G27</svg:desc>
                </draw:g>
              </table:table-cell>
              <table:table-cell office:value-type="float" office:value="4.28">
                <text:p>4.28</text:p>
                <draw:g>
                  <svg:desc>osu_bw_2_sockets_no_hyperthreading.H5:osu_bw_2_sockets_no_hyperthreading.H27</svg:desc>
                </draw:g>
              </table:table-cell>
              <table:table-cell office:value-type="float" office:value="4.29">
                <text:p>4.29</text:p>
                <draw:g>
                  <svg:desc>osu_bw_2_sockets_no_hyperthreading.I5:osu_bw_2_sockets_no_hyperthreading.I27</svg:desc>
                </draw:g>
              </table:table-cell>
              <table:table-cell office:value-type="float" office:value="4.21">
                <text:p>4.21</text:p>
                <draw:g>
                  <svg:desc>osu_bw_2_sockets_no_hyperthreading.J5:osu_bw_2_sockets_no_hyperthreading.J27</svg:desc>
                </draw:g>
              </table:table-cell>
              <table:table-cell office:value-type="float" office:value="4.29">
                <text:p>4.29</text:p>
                <draw:g>
                  <svg:desc>osu_bw_2_sockets_no_hyperthreading.K5:osu_bw_2_sockets_no_hyperthreading.K2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8.65">
                <text:p>8.65</text:p>
              </table:table-cell>
              <table:table-cell office:value-type="float" office:value="8.51">
                <text:p>8.51</text:p>
              </table:table-cell>
              <table:table-cell office:value-type="float" office:value="8.47">
                <text:p>8.47</text:p>
              </table:table-cell>
              <table:table-cell office:value-type="float" office:value="8.56">
                <text:p>8.56</text:p>
              </table:table-cell>
              <table:table-cell office:value-type="float" office:value="8.22">
                <text:p>8.22</text:p>
              </table:table-cell>
              <table:table-cell office:value-type="float" office:value="8.6">
                <text:p>8.6</text:p>
              </table:table-cell>
              <table:table-cell office:value-type="float" office:value="8.7">
                <text:p>8.7</text:p>
              </table:table-cell>
              <table:table-cell office:value-type="float" office:value="8.43">
                <text:p>8.4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.12">
                <text:p>17.12</text:p>
              </table:table-cell>
              <table:table-cell office:value-type="float" office:value="17.38">
                <text:p>17.38</text:p>
              </table:table-cell>
              <table:table-cell office:value-type="float" office:value="17.11">
                <text:p>17.11</text:p>
              </table:table-cell>
              <table:table-cell office:value-type="float" office:value="16.97">
                <text:p>16.97</text:p>
              </table:table-cell>
              <table:table-cell office:value-type="float" office:value="17.23">
                <text:p>17.23</text:p>
              </table:table-cell>
              <table:table-cell office:value-type="float" office:value="16.45">
                <text:p>16.45</text:p>
              </table:table-cell>
              <table:table-cell office:value-type="float" office:value="17.23">
                <text:p>17.23</text:p>
              </table:table-cell>
              <table:table-cell office:value-type="float" office:value="17.25">
                <text:p>17.25</text:p>
              </table:table-cell>
              <table:table-cell office:value-type="float" office:value="17.01">
                <text:p>17.01</text:p>
              </table:table-cell>
              <table:table-cell office:value-type="float" office:value="17.23">
                <text:p>17.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3.74">
                <text:p>33.74</text:p>
              </table:table-cell>
              <table:table-cell office:value-type="float" office:value="34.51">
                <text:p>34.51</text:p>
              </table:table-cell>
              <table:table-cell office:value-type="float" office:value="34.17">
                <text:p>34.17</text:p>
              </table:table-cell>
              <table:table-cell office:value-type="float" office:value="33.5">
                <text:p>33.5</text:p>
              </table:table-cell>
              <table:table-cell office:value-type="float" office:value="34.31">
                <text:p>34.31</text:p>
              </table:table-cell>
              <table:table-cell office:value-type="float" office:value="33.03">
                <text:p>33.03</text:p>
              </table:table-cell>
              <table:table-cell office:value-type="float" office:value="34.49">
                <text:p>34.49</text:p>
              </table:table-cell>
              <table:table-cell office:value-type="float" office:value="34.3">
                <text:p>34.3</text:p>
              </table:table-cell>
              <table:table-cell office:value-type="float" office:value="33.88">
                <text:p>33.88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0.05">
                <text:p>60.05</text:p>
              </table:table-cell>
              <table:table-cell office:value-type="float" office:value="60.61">
                <text:p>60.61</text:p>
              </table:table-cell>
              <table:table-cell office:value-type="float" office:value="58.99">
                <text:p>58.99</text:p>
              </table:table-cell>
              <table:table-cell office:value-type="float" office:value="59.42">
                <text:p>59.42</text:p>
              </table:table-cell>
              <table:table-cell office:value-type="float" office:value="59.54">
                <text:p>59.54</text:p>
              </table:table-cell>
              <table:table-cell office:value-type="float" office:value="58.34">
                <text:p>58.34</text:p>
              </table:table-cell>
              <table:table-cell office:value-type="float" office:value="60.47">
                <text:p>60.47</text:p>
              </table:table-cell>
              <table:table-cell office:value-type="float" office:value="60.66">
                <text:p>60.66</text:p>
              </table:table-cell>
              <table:table-cell office:value-type="float" office:value="58.94">
                <text:p>58.94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1.17">
                <text:p>121.17</text:p>
              </table:table-cell>
              <table:table-cell office:value-type="float" office:value="123.1">
                <text:p>123.1</text:p>
              </table:table-cell>
              <table:table-cell office:value-type="float" office:value="122.06">
                <text:p>122.06</text:p>
              </table:table-cell>
              <table:table-cell office:value-type="float" office:value="120.78">
                <text:p>120.78</text:p>
              </table:table-cell>
              <table:table-cell office:value-type="float" office:value="123.18">
                <text:p>123.18</text:p>
              </table:table-cell>
              <table:table-cell office:value-type="float" office:value="118.96">
                <text:p>118.96</text:p>
              </table:table-cell>
              <table:table-cell office:value-type="float" office:value="122.93">
                <text:p>122.93</text:p>
              </table:table-cell>
              <table:table-cell office:value-type="float" office:value="123.14">
                <text:p>123.14</text:p>
              </table:table-cell>
              <table:table-cell office:value-type="float" office:value="120.8">
                <text:p>120.8</text:p>
              </table:table-cell>
              <table:table-cell office:value-type="float" office:value="123.29">
                <text:p>123.2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05.69">
                <text:p>205.69</text:p>
              </table:table-cell>
              <table:table-cell office:value-type="float" office:value="207.62">
                <text:p>207.62</text:p>
              </table:table-cell>
              <table:table-cell office:value-type="float" office:value="205.56">
                <text:p>205.56</text:p>
              </table:table-cell>
              <table:table-cell office:value-type="float" office:value="203.93">
                <text:p>203.93</text:p>
              </table:table-cell>
              <table:table-cell office:value-type="float" office:value="208.38">
                <text:p>208.38</text:p>
              </table:table-cell>
              <table:table-cell office:value-type="float" office:value="199.65">
                <text:p>199.65</text:p>
              </table:table-cell>
              <table:table-cell office:value-type="float" office:value="207.97">
                <text:p>207.97</text:p>
              </table:table-cell>
              <table:table-cell office:value-type="float" office:value="207.17">
                <text:p>207.17</text:p>
              </table:table-cell>
              <table:table-cell office:value-type="float" office:value="205.91">
                <text:p>205.91</text:p>
              </table:table-cell>
              <table:table-cell office:value-type="float" office:value="208.72">
                <text:p>208.7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350.81">
                <text:p>350.81</text:p>
              </table:table-cell>
              <table:table-cell office:value-type="float" office:value="352.2">
                <text:p>352.2</text:p>
              </table:table-cell>
              <table:table-cell office:value-type="float" office:value="355.86">
                <text:p>355.86</text:p>
              </table:table-cell>
              <table:table-cell office:value-type="float" office:value="346.16">
                <text:p>346.16</text:p>
              </table:table-cell>
              <table:table-cell office:value-type="float" office:value="356.05">
                <text:p>356.05</text:p>
              </table:table-cell>
              <table:table-cell office:value-type="float" office:value="348.81">
                <text:p>348.81</text:p>
              </table:table-cell>
              <table:table-cell office:value-type="float" office:value="356.02">
                <text:p>356.02</text:p>
              </table:table-cell>
              <table:table-cell office:value-type="float" office:value="354.41">
                <text:p>354.41</text:p>
              </table:table-cell>
              <table:table-cell office:value-type="float" office:value="352.53">
                <text:p>352.53</text:p>
              </table:table-cell>
              <table:table-cell office:value-type="float" office:value="352.4">
                <text:p>352.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606.31">
                <text:p>606.31</text:p>
              </table:table-cell>
              <table:table-cell office:value-type="float" office:value="609.12">
                <text:p>609.12</text:p>
              </table:table-cell>
              <table:table-cell office:value-type="float" office:value="605.85">
                <text:p>605.85</text:p>
              </table:table-cell>
              <table:table-cell office:value-type="float" office:value="601.53">
                <text:p>601.53</text:p>
              </table:table-cell>
              <table:table-cell office:value-type="float" office:value="608.35">
                <text:p>608.35</text:p>
              </table:table-cell>
              <table:table-cell office:value-type="float" office:value="601.44">
                <text:p>601.44</text:p>
              </table:table-cell>
              <table:table-cell office:value-type="float" office:value="608.41">
                <text:p>608.41</text:p>
              </table:table-cell>
              <table:table-cell office:value-type="float" office:value="613.45">
                <text:p>613.45</text:p>
              </table:table-cell>
              <table:table-cell office:value-type="float" office:value="606.17">
                <text:p>606.17</text:p>
              </table:table-cell>
              <table:table-cell office:value-type="float" office:value="47.22">
                <text:p>47.2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335.76">
                <text:p>1335.76</text:p>
              </table:table-cell>
              <table:table-cell office:value-type="float" office:value="1337.9">
                <text:p>1337.9</text:p>
              </table:table-cell>
              <table:table-cell office:value-type="float" office:value="1334.27">
                <text:p>1334.27</text:p>
              </table:table-cell>
              <table:table-cell office:value-type="float" office:value="1329.18">
                <text:p>1329.18</text:p>
              </table:table-cell>
              <table:table-cell office:value-type="float" office:value="1340.6">
                <text:p>1340.6</text:p>
              </table:table-cell>
              <table:table-cell office:value-type="float" office:value="1330.51">
                <text:p>1330.51</text:p>
              </table:table-cell>
              <table:table-cell office:value-type="float" office:value="1348.39">
                <text:p>1348.39</text:p>
              </table:table-cell>
              <table:table-cell office:value-type="float" office:value="1354.03">
                <text:p>1354.03</text:p>
              </table:table-cell>
              <table:table-cell office:value-type="float" office:value="1318.76">
                <text:p>1318.76</text:p>
              </table:table-cell>
              <table:table-cell office:value-type="float" office:value="212.12">
                <text:p>212.1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2447.18">
                <text:p>2447.18</text:p>
              </table:table-cell>
              <table:table-cell office:value-type="float" office:value="2474.66">
                <text:p>2474.66</text:p>
              </table:table-cell>
              <table:table-cell office:value-type="float" office:value="2473.13">
                <text:p>2473.13</text:p>
              </table:table-cell>
              <table:table-cell office:value-type="float" office:value="2461.66">
                <text:p>2461.66</text:p>
              </table:table-cell>
              <table:table-cell office:value-type="float" office:value="2480.31">
                <text:p>2480.31</text:p>
              </table:table-cell>
              <table:table-cell office:value-type="float" office:value="2457.7">
                <text:p>2457.7</text:p>
              </table:table-cell>
              <table:table-cell office:value-type="float" office:value="2478.5">
                <text:p>2478.5</text:p>
              </table:table-cell>
              <table:table-cell office:value-type="float" office:value="2484.75">
                <text:p>2484.75</text:p>
              </table:table-cell>
              <table:table-cell office:value-type="float" office:value="2429.1">
                <text:p>2429.1</text:p>
              </table:table-cell>
              <table:table-cell office:value-type="float" office:value="2445.07">
                <text:p>2445.0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4146.1">
                <text:p>4146.1</text:p>
              </table:table-cell>
              <table:table-cell office:value-type="float" office:value="4191.13">
                <text:p>4191.13</text:p>
              </table:table-cell>
              <table:table-cell office:value-type="float" office:value="4167.99">
                <text:p>4167.99</text:p>
              </table:table-cell>
              <table:table-cell office:value-type="float" office:value="4157.33">
                <text:p>4157.33</text:p>
              </table:table-cell>
              <table:table-cell office:value-type="float" office:value="4163.2">
                <text:p>4163.2</text:p>
              </table:table-cell>
              <table:table-cell office:value-type="float" office:value="4156.92">
                <text:p>4156.92</text:p>
              </table:table-cell>
              <table:table-cell office:value-type="float" office:value="4148.96">
                <text:p>4148.96</text:p>
              </table:table-cell>
              <table:table-cell office:value-type="float" office:value="4212.35">
                <text:p>4212.35</text:p>
              </table:table-cell>
              <table:table-cell office:value-type="float" office:value="4089.59">
                <text:p>4089.59</text:p>
              </table:table-cell>
              <table:table-cell office:value-type="float" office:value="4138.92">
                <text:p>4138.9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096">
                <text:p>4096</text:p>
              </table:table-cell>
              <table:table-cell office:value-type="float" office:value="1552.07">
                <text:p>1552.07</text:p>
              </table:table-cell>
              <table:table-cell office:value-type="float" office:value="1583.13">
                <text:p>1583.13</text:p>
              </table:table-cell>
              <table:table-cell office:value-type="float" office:value="1534.92">
                <text:p>1534.92</text:p>
              </table:table-cell>
              <table:table-cell office:value-type="float" office:value="1541.99">
                <text:p>1541.99</text:p>
              </table:table-cell>
              <table:table-cell office:value-type="float" office:value="1580.5">
                <text:p>1580.5</text:p>
              </table:table-cell>
              <table:table-cell office:value-type="float" office:value="1536.05">
                <text:p>1536.05</text:p>
              </table:table-cell>
              <table:table-cell office:value-type="float" office:value="1537.39">
                <text:p>1537.39</text:p>
              </table:table-cell>
              <table:table-cell office:value-type="float" office:value="1536.55">
                <text:p>1536.55</text:p>
              </table:table-cell>
              <table:table-cell office:value-type="float" office:value="1521.33">
                <text:p>1521.33</text:p>
              </table:table-cell>
              <table:table-cell office:value-type="float" office:value="798.13">
                <text:p>798.1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8192">
                <text:p>8192</text:p>
              </table:table-cell>
              <table:table-cell office:value-type="float" office:value="2369.42">
                <text:p>2369.42</text:p>
              </table:table-cell>
              <table:table-cell office:value-type="float" office:value="2417.12">
                <text:p>2417.12</text:p>
              </table:table-cell>
              <table:table-cell office:value-type="float" office:value="2416.12">
                <text:p>2416.12</text:p>
              </table:table-cell>
              <table:table-cell office:value-type="float" office:value="2391.47">
                <text:p>2391.47</text:p>
              </table:table-cell>
              <table:table-cell office:value-type="float" office:value="2392.98">
                <text:p>2392.98</text:p>
              </table:table-cell>
              <table:table-cell office:value-type="float" office:value="2384.55">
                <text:p>2384.55</text:p>
              </table:table-cell>
              <table:table-cell office:value-type="float" office:value="2387.48">
                <text:p>2387.48</text:p>
              </table:table-cell>
              <table:table-cell office:value-type="float" office:value="2384.53">
                <text:p>2384.53</text:p>
              </table:table-cell>
              <table:table-cell office:value-type="float" office:value="2358.62">
                <text:p>2358.62</text:p>
              </table:table-cell>
              <table:table-cell office:value-type="float" office:value="417.11">
                <text:p>417.11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6384">
                <text:p>16384</text:p>
              </table:table-cell>
              <table:table-cell office:value-type="float" office:value="3116.12">
                <text:p>3116.12</text:p>
              </table:table-cell>
              <table:table-cell office:value-type="float" office:value="3119.53">
                <text:p>3119.53</text:p>
              </table:table-cell>
              <table:table-cell office:value-type="float" office:value="3132.12">
                <text:p>3132.12</text:p>
              </table:table-cell>
              <table:table-cell office:value-type="float" office:value="3110.76">
                <text:p>3110.76</text:p>
              </table:table-cell>
              <table:table-cell office:value-type="float" office:value="3107.74">
                <text:p>3107.74</text:p>
              </table:table-cell>
              <table:table-cell office:value-type="float" office:value="3120.49">
                <text:p>3120.49</text:p>
              </table:table-cell>
              <table:table-cell office:value-type="float" office:value="3058.69">
                <text:p>3058.69</text:p>
              </table:table-cell>
              <table:table-cell office:value-type="float" office:value="3112.09">
                <text:p>3112.09</text:p>
              </table:table-cell>
              <table:table-cell office:value-type="float" office:value="3102.1">
                <text:p>3102.1</text:p>
              </table:table-cell>
              <table:table-cell office:value-type="float" office:value="3111.41">
                <text:p>3111.41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32768">
                <text:p>32768</text:p>
              </table:table-cell>
              <table:table-cell office:value-type="float" office:value="4142.84">
                <text:p>4142.84</text:p>
              </table:table-cell>
              <table:table-cell office:value-type="float" office:value="4127.87">
                <text:p>4127.87</text:p>
              </table:table-cell>
              <table:table-cell office:value-type="float" office:value="4149.04">
                <text:p>4149.04</text:p>
              </table:table-cell>
              <table:table-cell office:value-type="float" office:value="4135.5">
                <text:p>4135.5</text:p>
              </table:table-cell>
              <table:table-cell office:value-type="float" office:value="4147.56">
                <text:p>4147.56</text:p>
              </table:table-cell>
              <table:table-cell office:value-type="float" office:value="4154.87">
                <text:p>4154.87</text:p>
              </table:table-cell>
              <table:table-cell office:value-type="float" office:value="4107.4">
                <text:p>4107.4</text:p>
              </table:table-cell>
              <table:table-cell office:value-type="float" office:value="4130.53">
                <text:p>4130.53</text:p>
              </table:table-cell>
              <table:table-cell office:value-type="float" office:value="4103.69">
                <text:p>4103.69</text:p>
              </table:table-cell>
              <table:table-cell office:value-type="float" office:value="809.39">
                <text:p>809.39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65536">
                <text:p>65536</text:p>
              </table:table-cell>
              <table:table-cell office:value-type="float" office:value="4960.87">
                <text:p>4960.87</text:p>
              </table:table-cell>
              <table:table-cell office:value-type="float" office:value="4966.34">
                <text:p>4966.34</text:p>
              </table:table-cell>
              <table:table-cell office:value-type="float" office:value="4949.64">
                <text:p>4949.64</text:p>
              </table:table-cell>
              <table:table-cell office:value-type="float" office:value="4951.83">
                <text:p>4951.83</text:p>
              </table:table-cell>
              <table:table-cell office:value-type="float" office:value="4975.3">
                <text:p>4975.3</text:p>
              </table:table-cell>
              <table:table-cell office:value-type="float" office:value="4976.31">
                <text:p>4976.31</text:p>
              </table:table-cell>
              <table:table-cell office:value-type="float" office:value="4943.33">
                <text:p>4943.33</text:p>
              </table:table-cell>
              <table:table-cell office:value-type="float" office:value="4943.42">
                <text:p>4943.42</text:p>
              </table:table-cell>
              <table:table-cell office:value-type="float" office:value="4952.04">
                <text:p>4952.04</text:p>
              </table:table-cell>
              <table:table-cell office:value-type="float" office:value="1116.72">
                <text:p>1116.72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31072">
                <text:p>131072</text:p>
              </table:table-cell>
              <table:table-cell office:value-type="float" office:value="5523.92">
                <text:p>5523.92</text:p>
              </table:table-cell>
              <table:table-cell office:value-type="float" office:value="5560.69">
                <text:p>5560.69</text:p>
              </table:table-cell>
              <table:table-cell office:value-type="float" office:value="5555.82">
                <text:p>5555.82</text:p>
              </table:table-cell>
              <table:table-cell office:value-type="float" office:value="5543.62">
                <text:p>5543.62</text:p>
              </table:table-cell>
              <table:table-cell office:value-type="float" office:value="5563.27">
                <text:p>5563.27</text:p>
              </table:table-cell>
              <table:table-cell office:value-type="float" office:value="5549.62">
                <text:p>5549.62</text:p>
              </table:table-cell>
              <table:table-cell office:value-type="float" office:value="5560.48">
                <text:p>5560.48</text:p>
              </table:table-cell>
              <table:table-cell office:value-type="float" office:value="5519.46">
                <text:p>5519.46</text:p>
              </table:table-cell>
              <table:table-cell office:value-type="float" office:value="5546.08">
                <text:p>5546.08</text:p>
              </table:table-cell>
              <table:table-cell office:value-type="float" office:value="1071.85">
                <text:p>1071.85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62144">
                <text:p>262144</text:p>
              </table:table-cell>
              <table:table-cell office:value-type="float" office:value="5891.01">
                <text:p>5891.01</text:p>
              </table:table-cell>
              <table:table-cell office:value-type="float" office:value="5918.56">
                <text:p>5918.56</text:p>
              </table:table-cell>
              <table:table-cell office:value-type="float" office:value="5912.96">
                <text:p>5912.96</text:p>
              </table:table-cell>
              <table:table-cell office:value-type="float" office:value="5886.74">
                <text:p>5886.74</text:p>
              </table:table-cell>
              <table:table-cell office:value-type="float" office:value="5915.98">
                <text:p>5915.98</text:p>
              </table:table-cell>
              <table:table-cell office:value-type="float" office:value="5927.57">
                <text:p>5927.57</text:p>
              </table:table-cell>
              <table:table-cell office:value-type="float" office:value="5915.04">
                <text:p>5915.04</text:p>
              </table:table-cell>
              <table:table-cell office:value-type="float" office:value="5856.36">
                <text:p>5856.36</text:p>
              </table:table-cell>
              <table:table-cell office:value-type="float" office:value="5916.18">
                <text:p>5916.18</text:p>
              </table:table-cell>
              <table:table-cell office:value-type="float" office:value="1118.34">
                <text:p>1118.34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524288">
                <text:p>524288</text:p>
              </table:table-cell>
              <table:table-cell office:value-type="float" office:value="6074.55">
                <text:p>6074.55</text:p>
              </table:table-cell>
              <table:table-cell office:value-type="float" office:value="6091.9">
                <text:p>6091.9</text:p>
              </table:table-cell>
              <table:table-cell office:value-type="float" office:value="5873.35">
                <text:p>5873.35</text:p>
              </table:table-cell>
              <table:table-cell office:value-type="float" office:value="5970.5">
                <text:p>5970.5</text:p>
              </table:table-cell>
              <table:table-cell office:value-type="float" office:value="6104.01">
                <text:p>6104.01</text:p>
              </table:table-cell>
              <table:table-cell office:value-type="float" office:value="6091.96">
                <text:p>6091.96</text:p>
              </table:table-cell>
              <table:table-cell office:value-type="float" office:value="6108.9">
                <text:p>6108.9</text:p>
              </table:table-cell>
              <table:table-cell office:value-type="float" office:value="6068.87">
                <text:p>6068.87</text:p>
              </table:table-cell>
              <table:table-cell office:value-type="float" office:value="6110.14">
                <text:p>6110.14</text:p>
              </table:table-cell>
              <table:table-cell office:value-type="float" office:value="1997.01">
                <text:p>1997.01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048576">
                <text:p>1048576</text:p>
              </table:table-cell>
              <table:table-cell office:value-type="float" office:value="6150.99">
                <text:p>6150.99</text:p>
              </table:table-cell>
              <table:table-cell office:value-type="float" office:value="6197.13">
                <text:p>6197.13</text:p>
              </table:table-cell>
              <table:table-cell office:value-type="float" office:value="5698.08">
                <text:p>5698.08</text:p>
              </table:table-cell>
              <table:table-cell office:value-type="float" office:value="5733.26">
                <text:p>5733.26</text:p>
              </table:table-cell>
              <table:table-cell office:value-type="float" office:value="5989.78">
                <text:p>5989.78</text:p>
              </table:table-cell>
              <table:table-cell office:value-type="float" office:value="5848.93">
                <text:p>5848.93</text:p>
              </table:table-cell>
              <table:table-cell office:value-type="float" office:value="6213.73">
                <text:p>6213.73</text:p>
              </table:table-cell>
              <table:table-cell office:value-type="float" office:value="5846.59">
                <text:p>5846.59</text:p>
              </table:table-cell>
              <table:table-cell office:value-type="float" office:value="6213.7">
                <text:p>6213.7</text:p>
              </table:table-cell>
              <table:table-cell office:value-type="float" office:value="2678.77">
                <text:p>2678.77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2097152">
                <text:p>2097152</text:p>
              </table:table-cell>
              <table:table-cell office:value-type="float" office:value="5914.4">
                <text:p>5914.4</text:p>
              </table:table-cell>
              <table:table-cell office:value-type="float" office:value="5947.02">
                <text:p>5947.02</text:p>
              </table:table-cell>
              <table:table-cell office:value-type="float" office:value="5604.06">
                <text:p>5604.06</text:p>
              </table:table-cell>
              <table:table-cell office:value-type="float" office:value="5621.96">
                <text:p>5621.96</text:p>
              </table:table-cell>
              <table:table-cell office:value-type="float" office:value="5734.23">
                <text:p>5734.23</text:p>
              </table:table-cell>
              <table:table-cell office:value-type="float" office:value="5672.1">
                <text:p>5672.1</text:p>
              </table:table-cell>
              <table:table-cell office:value-type="float" office:value="6069.48">
                <text:p>6069.48</text:p>
              </table:table-cell>
              <table:table-cell office:value-type="float" office:value="5675.84">
                <text:p>5675.84</text:p>
              </table:table-cell>
              <table:table-cell office:value-type="float" office:value="5973.93">
                <text:p>5973.93</text:p>
              </table:table-cell>
              <table:table-cell office:value-type="float" office:value="2551.54">
                <text:p>2551.54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4194304">
                <text:p>4194304</text:p>
              </table:table-cell>
              <table:table-cell office:value-type="float" office:value="1606.49">
                <text:p>1606.49</text:p>
              </table:table-cell>
              <table:table-cell office:value-type="float" office:value="1602.08">
                <text:p>1602.08</text:p>
              </table:table-cell>
              <table:table-cell office:value-type="float" office:value="1605.9">
                <text:p>1605.9</text:p>
              </table:table-cell>
              <table:table-cell office:value-type="float" office:value="1611.86">
                <text:p>1611.86</text:p>
              </table:table-cell>
              <table:table-cell office:value-type="float" office:value="1614.67">
                <text:p>1614.67</text:p>
              </table:table-cell>
              <table:table-cell office:value-type="float" office:value="1635.33">
                <text:p>1635.33</text:p>
              </table:table-cell>
              <table:table-cell office:value-type="float" office:value="1617.12">
                <text:p>1617.12</text:p>
              </table:table-cell>
              <table:table-cell office:value-type="float" office:value="1605.71">
                <text:p>1605.71</text:p>
              </table:table-cell>
              <table:table-cell office:value-type="float" office:value="1701.37">
                <text:p>1701.37</text:p>
              </table:table-cell>
              <table:table-cell office:value-type="float" office:value="751.33">
                <text:p>751.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1.121cm" svg:height="17.505cm" xlink:href=".." xlink:type="simple" chart:class="chart:scatter" chart:style-name="ch1">
        <chart:title svg:x="7.91cm" svg:y="0.486cm" chart:style-name="ch2">
          <text:p>osu_latency on 2 sockets  (core 2 and 3 - possible hyperthreading excluded)</text:p>
        </chart:title>
        <chart:legend chart:legend-position="end" svg:x="28.851cm" svg:y="6.212cm" style:legend-expansion="high" chart:style-name="ch3"/>
        <chart:plot-area chart:style-name="ch4" table:cell-range-address="osu_latency_2_sockets_no_hyperthreading.A5:osu_latency_2_sockets_no_hyperthreading.K27 osu_latency_2_sockets_no_hyperthreading.B2:osu_latency_2_sockets_no_hyperthreading.K2" chart:data-source-has-labels="both" svg:x="1.633cm" svg:y="1.615cm" svg:width="26.596cm" svg:height="14.559cm">
          <chartooo:coordinate-region svg:x="2.36cm" svg:y="1.814cm" svg:width="24.676cm" svg:height="13.713cm"/>
          <chart:axis chart:dimension="x" chart:name="primary-x" chart:style-name="ch5" chartooo:axis-type="auto">
            <chart:title svg:x="14.054cm" svg:y="16.524cm" chart:style-name="ch6">
              <text:p>Size [bytes]</text:p>
            </chart:title>
            <chart:categories table:cell-range-address="osu_latency_2_sockets_no_hyperthreading.A5:osu_latency_2_sockets_no_hyperthreading.A27"/>
          </chart:axis>
          <chart:axis chart:dimension="y" chart:name="primary-y" chart:style-name="ch7">
            <chart:title svg:x="0.451cm" svg:y="9.811cm" chart:style-name="ch8">
              <text:p>Latency [µs]</text:p>
            </chart:title>
            <chart:grid chart:style-name="ch9" chart:class="major"/>
          </chart:axis>
          <chart:series chart:style-name="ch10" chart:values-cell-range-address="osu_latency_2_sockets_no_hyperthreading.B5:osu_latency_2_sockets_no_hyperthreading.B27" chart:label-cell-address="osu_latency_2_sockets_no_hyperthreading.B2:osu_latency_2_sockets_no_hyperthreading.B2" chart:class="chart:scatter">
            <chart:domain table:cell-range-address="osu_latency_2_sockets_no_hyperthreading.A5:osu_latency_2_sockets_no_hyperthreading.A27"/>
            <chart:data-point chart:repeated="23"/>
          </chart:series>
          <chart:series chart:style-name="ch11" chart:values-cell-range-address="osu_latency_2_sockets_no_hyperthreading.C5:osu_latency_2_sockets_no_hyperthreading.C27" chart:label-cell-address="osu_latency_2_sockets_no_hyperthreading.C2:osu_latency_2_sockets_no_hyperthreading.C2" chart:class="chart:scatter">
            <chart:data-point chart:repeated="23"/>
          </chart:series>
          <chart:series chart:style-name="ch12" chart:values-cell-range-address="osu_latency_2_sockets_no_hyperthreading.D5:osu_latency_2_sockets_no_hyperthreading.D27" chart:label-cell-address="osu_latency_2_sockets_no_hyperthreading.D2:osu_latency_2_sockets_no_hyperthreading.D2" chart:class="chart:scatter">
            <chart:data-point chart:repeated="23"/>
          </chart:series>
          <chart:series chart:style-name="ch13" chart:values-cell-range-address="osu_latency_2_sockets_no_hyperthreading.E5:osu_latency_2_sockets_no_hyperthreading.E27" chart:label-cell-address="osu_latency_2_sockets_no_hyperthreading.E2:osu_latency_2_sockets_no_hyperthreading.E2" chart:class="chart:scatter">
            <chart:data-point chart:repeated="23"/>
          </chart:series>
          <chart:series chart:style-name="ch14" chart:values-cell-range-address="osu_latency_2_sockets_no_hyperthreading.F5:osu_latency_2_sockets_no_hyperthreading.F27" chart:label-cell-address="osu_latency_2_sockets_no_hyperthreading.F2:osu_latency_2_sockets_no_hyperthreading.F2" chart:class="chart:scatter">
            <chart:data-point chart:repeated="23"/>
          </chart:series>
          <chart:series chart:style-name="ch15" chart:values-cell-range-address="osu_latency_2_sockets_no_hyperthreading.G5:osu_latency_2_sockets_no_hyperthreading.G27" chart:label-cell-address="osu_latency_2_sockets_no_hyperthreading.G2:osu_latency_2_sockets_no_hyperthreading.G2" chart:class="chart:scatter">
            <chart:data-point chart:repeated="23"/>
          </chart:series>
          <chart:series chart:style-name="ch16" chart:values-cell-range-address="osu_latency_2_sockets_no_hyperthreading.H5:osu_latency_2_sockets_no_hyperthreading.H27" chart:label-cell-address="osu_latency_2_sockets_no_hyperthreading.H2:osu_latency_2_sockets_no_hyperthreading.H2" chart:class="chart:scatter">
            <chart:data-point chart:repeated="23"/>
          </chart:series>
          <chart:series chart:style-name="ch17" chart:values-cell-range-address="osu_latency_2_sockets_no_hyperthreading.I5:osu_latency_2_sockets_no_hyperthreading.I27" chart:label-cell-address="osu_latency_2_sockets_no_hyperthreading.I2:osu_latency_2_sockets_no_hyperthreading.I2" chart:class="chart:scatter">
            <chart:data-point chart:repeated="23"/>
          </chart:series>
          <chart:series chart:style-name="ch18" chart:values-cell-range-address="osu_latency_2_sockets_no_hyperthreading.J5:osu_latency_2_sockets_no_hyperthreading.J27" chart:label-cell-address="osu_latency_2_sockets_no_hyperthreading.J2:osu_latency_2_sockets_no_hyperthreading.J2" chart:class="chart:scatter">
            <chart:data-point chart:repeated="23"/>
          </chart:series>
          <chart:series chart:style-name="ch19" chart:values-cell-range-address="osu_latency_2_sockets_no_hyperthreading.K5:osu_latency_2_sockets_no_hyperthreading.K27" chart:label-cell-address="osu_latency_2_sockets_no_hyperthreading.K2:osu_latency_2_sockets_no_hyperthreading.K2" chart:class="chart:scatter">
            <chart:data-point chart:repeated="2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1656</text:p>
                <draw:g>
                  <svg:desc>osu_latency_2_sockets_no_hyperthreading.B2:osu_latency_2_sockets_no_hyperthreading.B2</svg:desc>
                </draw:g>
              </table:table-cell>
              <table:table-cell office:value-type="string">
                <text:p>31658</text:p>
                <draw:g>
                  <svg:desc>osu_latency_2_sockets_no_hyperthreading.C2:osu_latency_2_sockets_no_hyperthreading.C2</svg:desc>
                </draw:g>
              </table:table-cell>
              <table:table-cell office:value-type="string">
                <text:p>31660</text:p>
                <draw:g>
                  <svg:desc>osu_latency_2_sockets_no_hyperthreading.D2:osu_latency_2_sockets_no_hyperthreading.D2</svg:desc>
                </draw:g>
              </table:table-cell>
              <table:table-cell office:value-type="string">
                <text:p>31664</text:p>
                <draw:g>
                  <svg:desc>osu_latency_2_sockets_no_hyperthreading.E2:osu_latency_2_sockets_no_hyperthreading.E2</svg:desc>
                </draw:g>
              </table:table-cell>
              <table:table-cell office:value-type="string">
                <text:p>31666</text:p>
                <draw:g>
                  <svg:desc>osu_latency_2_sockets_no_hyperthreading.F2:osu_latency_2_sockets_no_hyperthreading.F2</svg:desc>
                </draw:g>
              </table:table-cell>
              <table:table-cell office:value-type="string">
                <text:p>31668</text:p>
                <draw:g>
                  <svg:desc>osu_latency_2_sockets_no_hyperthreading.G2:osu_latency_2_sockets_no_hyperthreading.G2</svg:desc>
                </draw:g>
              </table:table-cell>
              <table:table-cell office:value-type="string">
                <text:p>31670</text:p>
                <draw:g>
                  <svg:desc>osu_latency_2_sockets_no_hyperthreading.H2:osu_latency_2_sockets_no_hyperthreading.H2</svg:desc>
                </draw:g>
              </table:table-cell>
              <table:table-cell office:value-type="string">
                <text:p>31674</text:p>
                <draw:g>
                  <svg:desc>osu_latency_2_sockets_no_hyperthreading.I2:osu_latency_2_sockets_no_hyperthreading.I2</svg:desc>
                </draw:g>
              </table:table-cell>
              <table:table-cell office:value-type="string">
                <text:p>31677</text:p>
                <draw:g>
                  <svg:desc>osu_latency_2_sockets_no_hyperthreading.J2:osu_latency_2_sockets_no_hyperthreading.J2</svg:desc>
                </draw:g>
              </table:table-cell>
              <table:table-cell office:value-type="string">
                <text:p>31680</text:p>
                <draw:g>
                  <svg:desc>osu_latency_2_sockets_no_hyperthreading.K2:osu_latency_2_sockets_no_hyperthreading.K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su_latency_2_sockets_no_hyperthreading.A5:osu_latency_2_sockets_no_hyperthreading.A27</svg:desc>
                </draw:g>
              </table:table-cell>
              <table:table-cell office:value-type="float" office:value="0.43">
                <text:p>0.43</text:p>
                <draw:g>
                  <svg:desc>osu_latency_2_sockets_no_hyperthreading.B5:osu_latency_2_sockets_no_hyperthreading.B27</svg:desc>
                </draw:g>
              </table:table-cell>
              <table:table-cell office:value-type="float" office:value="0.41">
                <text:p>0.41</text:p>
                <draw:g>
                  <svg:desc>osu_latency_2_sockets_no_hyperthreading.C5:osu_latency_2_sockets_no_hyperthreading.C27</svg:desc>
                </draw:g>
              </table:table-cell>
              <table:table-cell office:value-type="float" office:value="0.41">
                <text:p>0.41</text:p>
                <draw:g>
                  <svg:desc>osu_latency_2_sockets_no_hyperthreading.D5:osu_latency_2_sockets_no_hyperthreading.D27</svg:desc>
                </draw:g>
              </table:table-cell>
              <table:table-cell office:value-type="float" office:value="0.41">
                <text:p>0.41</text:p>
                <draw:g>
                  <svg:desc>osu_latency_2_sockets_no_hyperthreading.E5:osu_latency_2_sockets_no_hyperthreading.E27</svg:desc>
                </draw:g>
              </table:table-cell>
              <table:table-cell office:value-type="float" office:value="0.41">
                <text:p>0.41</text:p>
                <draw:g>
                  <svg:desc>osu_latency_2_sockets_no_hyperthreading.F5:osu_latency_2_sockets_no_hyperthreading.F27</svg:desc>
                </draw:g>
              </table:table-cell>
              <table:table-cell office:value-type="float" office:value="0.41">
                <text:p>0.41</text:p>
                <draw:g>
                  <svg:desc>osu_latency_2_sockets_no_hyperthreading.G5:osu_latency_2_sockets_no_hyperthreading.G27</svg:desc>
                </draw:g>
              </table:table-cell>
              <table:table-cell office:value-type="float" office:value="0.41">
                <text:p>0.41</text:p>
                <draw:g>
                  <svg:desc>osu_latency_2_sockets_no_hyperthreading.H5:osu_latency_2_sockets_no_hyperthreading.H27</svg:desc>
                </draw:g>
              </table:table-cell>
              <table:table-cell office:value-type="float" office:value="0.42">
                <text:p>0.42</text:p>
                <draw:g>
                  <svg:desc>osu_latency_2_sockets_no_hyperthreading.I5:osu_latency_2_sockets_no_hyperthreading.I27</svg:desc>
                </draw:g>
              </table:table-cell>
              <table:table-cell office:value-type="float" office:value="0.42">
                <text:p>0.42</text:p>
                <draw:g>
                  <svg:desc>osu_latency_2_sockets_no_hyperthreading.J5:osu_latency_2_sockets_no_hyperthreading.J27</svg:desc>
                </draw:g>
              </table:table-cell>
              <table:table-cell office:value-type="float" office:value="0.41">
                <text:p>0.41</text:p>
                <draw:g>
                  <svg:desc>osu_latency_2_sockets_no_hyperthreading.K5:osu_latency_2_sockets_no_hyperthreading.K2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9">
                <text:p>0.4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9">
                <text:p>0.49</text:p>
              </table:table-cell>
              <table:table-cell office:value-type="float" office:value="0.47">
                <text:p>0.47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9">
                <text:p>0.49</text:p>
              </table:table-cell>
              <table:table-cell office:value-type="float" office:value="0.47">
                <text:p>0.47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9">
                <text:p>0.49</text:p>
              </table:table-cell>
              <table:table-cell office:value-type="float" office:value="0.47">
                <text:p>0.47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7">
                <text:p>0.4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9">
                <text:p>0.4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6">
                <text:p>0.56</text:p>
              </table:table-cell>
              <table:table-cell office:value-type="float" office:value="0.55">
                <text:p>0.55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9">
                <text:p>0.59</text:p>
              </table:table-cell>
              <table:table-cell office:value-type="float" office:value="0.56">
                <text:p>0.56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63">
                <text:p>0.63</text:p>
              </table:table-cell>
              <table:table-cell office:value-type="float" office:value="0.61">
                <text:p>0.61</text:p>
              </table:table-cell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  <table:table-cell office:value-type="float" office:value="0.58">
                <text:p>0.58</text:p>
              </table:table-cell>
              <table:table-cell office:value-type="float" office:value="0.6">
                <text:p>0.6</text:p>
              </table:table-cell>
              <table:table-cell office:value-type="float" office:value="0.59">
                <text:p>0.5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88">
                <text:p>0.88</text:p>
              </table:table-cell>
              <table:table-cell office:value-type="float" office:value="0.89">
                <text:p>0.89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02">
                <text:p>1.02</text:p>
              </table:table-cell>
              <table:table-cell office:value-type="float" office:value="1.04">
                <text:p>1.04</text:p>
              </table:table-cell>
              <table:table-cell office:value-type="float" office:value="1.03">
                <text:p>1.03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1.01">
                <text:p>1.01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.31">
                <text:p>1.31</text:p>
              </table:table-cell>
              <table:table-cell office:value-type="float" office:value="1.33">
                <text:p>1.33</text:p>
              </table:table-cell>
              <table:table-cell office:value-type="float" office:value="1.31">
                <text:p>1.31</text:p>
              </table:table-cell>
              <table:table-cell office:value-type="float" office:value="1.31">
                <text:p>1.31</text:p>
              </table:table-cell>
              <table:table-cell office:value-type="float" office:value="1.31">
                <text:p>1.31</text:p>
              </table:table-cell>
              <table:table-cell office:value-type="float" office:value="1.31">
                <text:p>1.31</text:p>
              </table:table-cell>
              <table:table-cell office:value-type="float" office:value="1.32">
                <text:p>1.32</text:p>
              </table:table-cell>
              <table:table-cell office:value-type="float" office:value="1.31">
                <text:p>1.31</text:p>
              </table:table-cell>
              <table:table-cell office:value-type="float" office:value="1.31">
                <text:p>1.3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.94">
                <text:p>3.94</text:p>
              </table:table-cell>
              <table:table-cell office:value-type="float" office:value="3.89">
                <text:p>3.89</text:p>
              </table:table-cell>
              <table:table-cell office:value-type="float" office:value="4.03">
                <text:p>4.03</text:p>
              </table:table-cell>
              <table:table-cell office:value-type="float" office:value="3.93">
                <text:p>3.93</text:p>
              </table:table-cell>
              <table:table-cell office:value-type="float" office:value="3.93">
                <text:p>3.93</text:p>
              </table:table-cell>
              <table:table-cell office:value-type="float" office:value="3.93">
                <text:p>3.93</text:p>
              </table:table-cell>
              <table:table-cell office:value-type="float" office:value="4.02">
                <text:p>4.02</text:p>
              </table:table-cell>
              <table:table-cell office:value-type="float" office:value="3.9">
                <text:p>3.9</text:p>
              </table:table-cell>
              <table:table-cell office:value-type="float" office:value="3.97">
                <text:p>3.97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82">
                <text:p>4.82</text:p>
              </table:table-cell>
              <table:table-cell office:value-type="float" office:value="4.85">
                <text:p>4.85</text:p>
              </table:table-cell>
              <table:table-cell office:value-type="float" office:value="4.88">
                <text:p>4.88</text:p>
              </table:table-cell>
              <table:table-cell office:value-type="float" office:value="4.91">
                <text:p>4.91</text:p>
              </table:table-cell>
              <table:table-cell office:value-type="float" office:value="4.9">
                <text:p>4.9</text:p>
              </table:table-cell>
              <table:table-cell office:value-type="float" office:value="4.86">
                <text:p>4.86</text:p>
              </table:table-cell>
              <table:table-cell office:value-type="float" office:value="4.89">
                <text:p>4.89</text:p>
              </table:table-cell>
              <table:table-cell office:value-type="float" office:value="4.89">
                <text:p>4.89</text:p>
              </table:table-cell>
              <table:table-cell office:value-type="float" office:value="4.87">
                <text:p>4.87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6.55">
                <text:p>6.55</text:p>
              </table:table-cell>
              <table:table-cell office:value-type="float" office:value="6.61">
                <text:p>6.61</text:p>
              </table:table-cell>
              <table:table-cell office:value-type="float" office:value="6.61">
                <text:p>6.61</text:p>
              </table:table-cell>
              <table:table-cell office:value-type="float" office:value="6.62">
                <text:p>6.62</text:p>
              </table:table-cell>
              <table:table-cell office:value-type="float" office:value="6.6">
                <text:p>6.6</text:p>
              </table:table-cell>
              <table:table-cell office:value-type="float" office:value="6.61">
                <text:p>6.61</text:p>
              </table:table-cell>
              <table:table-cell office:value-type="float" office:value="6.65">
                <text:p>6.65</text:p>
              </table:table-cell>
              <table:table-cell office:value-type="float" office:value="6.59">
                <text:p>6.59</text:p>
              </table:table-cell>
              <table:table-cell office:value-type="float" office:value="6.59">
                <text:p>6.59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9.13">
                <text:p>9.13</text:p>
              </table:table-cell>
              <table:table-cell office:value-type="float" office:value="9.2">
                <text:p>9.2</text:p>
              </table:table-cell>
              <table:table-cell office:value-type="float" office:value="9.23">
                <text:p>9.23</text:p>
              </table:table-cell>
              <table:table-cell office:value-type="float" office:value="9.21">
                <text:p>9.21</text:p>
              </table:table-cell>
              <table:table-cell office:value-type="float" office:value="9.2">
                <text:p>9.2</text:p>
              </table:table-cell>
              <table:table-cell office:value-type="float" office:value="9.23">
                <text:p>9.23</text:p>
              </table:table-cell>
              <table:table-cell office:value-type="float" office:value="9.27">
                <text:p>9.27</text:p>
              </table:table-cell>
              <table:table-cell office:value-type="float" office:value="9.2">
                <text:p>9.2</text:p>
              </table:table-cell>
              <table:table-cell office:value-type="float" office:value="9.23">
                <text:p>9.23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4.49">
                <text:p>14.49</text:p>
              </table:table-cell>
              <table:table-cell office:value-type="float" office:value="14.5">
                <text:p>14.5</text:p>
              </table:table-cell>
              <table:table-cell office:value-type="float" office:value="14.52">
                <text:p>14.52</text:p>
              </table:table-cell>
              <table:table-cell office:value-type="float" office:value="14.67">
                <text:p>14.67</text:p>
              </table:table-cell>
              <table:table-cell office:value-type="float" office:value="14.55">
                <text:p>14.55</text:p>
              </table:table-cell>
              <table:table-cell office:value-type="float" office:value="14.67">
                <text:p>14.67</text:p>
              </table:table-cell>
              <table:table-cell office:value-type="float" office:value="14.58">
                <text:p>14.58</text:p>
              </table:table-cell>
              <table:table-cell office:value-type="float" office:value="14.53">
                <text:p>14.53</text:p>
              </table:table-cell>
              <table:table-cell office:value-type="float" office:value="14.54">
                <text:p>14.54</text:p>
              </table:table-cell>
              <table:table-cell office:value-type="float" office:value="14.56">
                <text:p>14.56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4.85">
                <text:p>24.85</text:p>
              </table:table-cell>
              <table:table-cell office:value-type="float" office:value="24.87">
                <text:p>24.87</text:p>
              </table:table-cell>
              <table:table-cell office:value-type="float" office:value="25.04">
                <text:p>25.04</text:p>
              </table:table-cell>
              <table:table-cell office:value-type="float" office:value="25.11">
                <text:p>25.11</text:p>
              </table:table-cell>
              <table:table-cell office:value-type="float" office:value="24.96">
                <text:p>24.96</text:p>
              </table:table-cell>
              <table:table-cell office:value-type="float" office:value="25.08">
                <text:p>25.08</text:p>
              </table:table-cell>
              <table:table-cell office:value-type="float" office:value="25">
                <text:p>25</text:p>
              </table:table-cell>
              <table:table-cell office:value-type="float" office:value="24.91">
                <text:p>24.91</text:p>
              </table:table-cell>
              <table:table-cell office:value-type="float" office:value="24.96">
                <text:p>24.96</text:p>
              </table:table-cell>
              <table:table-cell office:value-type="float" office:value="25.01">
                <text:p>25.01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46.7">
                <text:p>46.7</text:p>
              </table:table-cell>
              <table:table-cell office:value-type="float" office:value="45.66">
                <text:p>45.66</text:p>
              </table:table-cell>
              <table:table-cell office:value-type="float" office:value="45.7">
                <text:p>45.7</text:p>
              </table:table-cell>
              <table:table-cell office:value-type="float" office:value="45.89">
                <text:p>45.89</text:p>
              </table:table-cell>
              <table:table-cell office:value-type="float" office:value="45.73">
                <text:p>45.73</text:p>
              </table:table-cell>
              <table:table-cell office:value-type="float" office:value="45.91">
                <text:p>45.91</text:p>
              </table:table-cell>
              <table:table-cell office:value-type="float" office:value="45.73">
                <text:p>45.73</text:p>
              </table:table-cell>
              <table:table-cell office:value-type="float" office:value="45.67">
                <text:p>45.67</text:p>
              </table:table-cell>
              <table:table-cell office:value-type="float" office:value="45.79">
                <text:p>45.79</text:p>
              </table:table-cell>
              <table:table-cell office:value-type="float" office:value="45.73">
                <text:p>45.7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91.33">
                <text:p>91.33</text:p>
              </table:table-cell>
              <table:table-cell office:value-type="float" office:value="87.26">
                <text:p>87.26</text:p>
              </table:table-cell>
              <table:table-cell office:value-type="float" office:value="87.39">
                <text:p>87.39</text:p>
              </table:table-cell>
              <table:table-cell office:value-type="float" office:value="87.54">
                <text:p>87.54</text:p>
              </table:table-cell>
              <table:table-cell office:value-type="float" office:value="87.47">
                <text:p>87.47</text:p>
              </table:table-cell>
              <table:table-cell office:value-type="float" office:value="87.67">
                <text:p>87.67</text:p>
              </table:table-cell>
              <table:table-cell office:value-type="float" office:value="88.27">
                <text:p>88.27</text:p>
              </table:table-cell>
              <table:table-cell office:value-type="float" office:value="87.18">
                <text:p>87.18</text:p>
              </table:table-cell>
              <table:table-cell office:value-type="float" office:value="87.45">
                <text:p>87.45</text:p>
              </table:table-cell>
              <table:table-cell office:value-type="float" office:value="87.36">
                <text:p>87.36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80.15">
                <text:p>180.15</text:p>
              </table:table-cell>
              <table:table-cell office:value-type="float" office:value="171.93">
                <text:p>171.93</text:p>
              </table:table-cell>
              <table:table-cell office:value-type="float" office:value="170.44">
                <text:p>170.44</text:p>
              </table:table-cell>
              <table:table-cell office:value-type="float" office:value="175.41">
                <text:p>175.41</text:p>
              </table:table-cell>
              <table:table-cell office:value-type="float" office:value="176.64">
                <text:p>176.64</text:p>
              </table:table-cell>
              <table:table-cell office:value-type="float" office:value="182.08">
                <text:p>182.08</text:p>
              </table:table-cell>
              <table:table-cell office:value-type="float" office:value="177.74">
                <text:p>177.74</text:p>
              </table:table-cell>
              <table:table-cell office:value-type="float" office:value="179.56">
                <text:p>179.56</text:p>
              </table:table-cell>
              <table:table-cell office:value-type="float" office:value="179.24">
                <text:p>179.24</text:p>
              </table:table-cell>
              <table:table-cell office:value-type="float" office:value="173.92">
                <text:p>173.92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284.6">
                <text:p>1284.6</text:p>
              </table:table-cell>
              <table:table-cell office:value-type="float" office:value="1256.7">
                <text:p>1256.7</text:p>
              </table:table-cell>
              <table:table-cell office:value-type="float" office:value="1253.62">
                <text:p>1253.62</text:p>
              </table:table-cell>
              <table:table-cell office:value-type="float" office:value="1277.58">
                <text:p>1277.58</text:p>
              </table:table-cell>
              <table:table-cell office:value-type="float" office:value="1278.97">
                <text:p>1278.97</text:p>
              </table:table-cell>
              <table:table-cell office:value-type="float" office:value="1300.4">
                <text:p>1300.4</text:p>
              </table:table-cell>
              <table:table-cell office:value-type="float" office:value="1297.11">
                <text:p>1297.11</text:p>
              </table:table-cell>
              <table:table-cell office:value-type="float" office:value="1290.58">
                <text:p>1290.58</text:p>
              </table:table-cell>
              <table:table-cell office:value-type="float" office:value="1291.41">
                <text:p>1291.41</text:p>
              </table:table-cell>
              <table:table-cell office:value-type="float" office:value="1278.94">
                <text:p>1278.9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